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-Gothic" svg:font-family="MS-Gothic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5.85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5.4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3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d9d9d9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45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000000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2.34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5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8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7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4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18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10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84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0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8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2.16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3.1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70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08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27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30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94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2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7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3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35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7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3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1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0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fo:border="none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64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87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67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7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11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5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7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6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1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6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6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6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4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0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9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2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448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94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25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9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1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22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48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9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17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60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textarea-vertical-align="middle" loext:decorative="false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48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9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2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23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14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9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5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3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641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78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43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2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01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39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6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85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85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654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5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08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73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55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52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66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141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92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048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966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73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053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186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05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45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93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58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4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534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38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854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969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38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693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81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09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00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244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29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99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09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05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18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316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977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6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3.43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159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4.822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467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2.349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305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087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5.376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2.927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3.67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3" style:family="paragraph">
      <loext:graphic-properties draw:fill="solid" draw:fill-color="#d9d9d9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T1" style:family="text">
      <style:text-properties fo:color="#000000" loext:opacity="100%" style:font-name="Calibri" fo:font-size="8.80000019073486pt" fo:font-style="italic" fo:font-weight="normal" style:font-name-asian="Calibri" style:font-size-asian="8.80000019073486pt" style:font-style-asian="italic" style:font-weight-asian="normal" style:font-name-complex="Calibri" style:font-size-complex="8.80000019073486pt" style:font-style-complex="italic" style:font-weight-complex="normal"/>
    </style:style>
    <style:style style:name="T2" style:family="text">
      <style:text-properties fo:color="#000000" loext:opacity="100%" style:font-name="Calibri" fo:font-size="8.80000019073486pt" fo:font-weight="normal" style:font-name-asian="Calibri" style:font-size-asian="8.80000019073486pt" style:font-weight-asian="normal" style:font-name-complex="Calibri" style:font-size-complex="8.80000019073486pt" style:font-weight-complex="normal"/>
    </style:style>
    <style:style style:name="T3" style:family="text">
      <style:text-properties fo:color="#000000" loext:opacity="100%" style:font-name="Calibri" fo:font-size="8.80000019073486pt" fo:font-weight="bold" style:font-name-asian="Calibri" style:font-size-asian="8.80000019073486pt" style:font-weight-asian="bold" style:font-name-complex="Calibri" style:font-size-complex="8.80000019073486pt" style:font-weight-complex="bold"/>
    </style:style>
    <style:style style:name="T4" style:family="text">
      <style:text-properties fo:color="#000000" loext:opacity="100%" style:font-name="Calibri" fo:font-size="14.3999996185303pt" fo:font-weight="bold" style:font-name-asian="Calibri" style:font-size-asian="14.3999996185303pt" style:font-weight-asian="bold" style:font-name-complex="Calibri" style:font-size-complex="14.3999996185303pt" style:font-weight-complex="bold"/>
    </style:style>
    <style:style style:name="T5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000000" loext:opacity="100%" style:font-name="MS-Gothic" fo:font-size="12pt" fo:font-weight="normal" style:font-name-asian="MS-Gothic" style:font-size-asian="12pt" style:font-weight-asian="normal" style:font-name-complex="MS-Gothic" style:font-size-complex="12pt" style:font-weight-complex="normal"/>
    </style:style>
    <style:style style:name="T8" style:family="text">
      <style:text-properties fo:color="#000000" loext:opacity="100%" style:font-name="Calibri" fo:font-size="10.3999996185303pt" fo:font-weight="normal" style:font-name-asian="Calibri" style:font-size-asian="10.3999996185303pt" style:font-weight-asian="normal" style:font-name-complex="Calibri" style:font-size-complex="10.3999996185303pt" style:font-weight-complex="normal"/>
    </style:style>
    <style:style style:name="T9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0" style:family="text">
      <style:text-properties fo:color="#000000" loext:opacity="100%" style:font-name="Calibri" fo:font-size="12pt" fo:font-style="italic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1" style:family="text">
      <style:text-properties fo:color="#000000" loext:opacity="100%" style:font-name="Calibri" fo:font-size="11.1999998092651pt" fo:font-weight="normal" style:font-name-asian="Calibri" style:font-size-asian="11.1999998092651pt" style:font-weight-asian="normal" style:font-name-complex="Calibri" style:font-size-complex="11.1999998092651pt" style:font-weight-complex="normal"/>
    </style:style>
    <style:style style:name="T12" style:family="text">
      <style:text-properties fo:color="#000000" loext:opacity="100%" style:font-name="Calibri" fo:font-size="11.1999998092651pt" fo:font-weight="bold" style:font-name-asian="Calibri" style:font-size-asian="11.1999998092651pt" style:font-weight-asian="bold" style:font-name-complex="Calibri" style:font-size-complex="11.1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full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dress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statezip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unty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rst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iddle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st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ob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5.854cm" svg:height="0.31cm" svg:x="2.54cm" svg:y="26.973cm">
          <draw:text-box>
            <text:p text:style-name="P1"><text:span text:style-name="T1">Application for Name Change and Other Relief </text:span></text:p>
          </draw:text-box>
        </draw:frame>
        <draw:frame draw:style-name="gr2" draw:text-style-name="P2" draw:layer="layout" svg:width="5.44cm" svg:height="0.31cm" svg:x="2.54cm" svg:y="27.369cm">
          <draw:text-box>
            <text:p text:style-name="P1"><text:span text:style-name="T2">NAM102 <text:s text:c="9"/>State <text:s text:c="6"/>Eng <text:s text:c="11"/>Rev 7/23 </text:span></text:p>
          </draw:text-box>
        </draw:frame>
        <draw:frame draw:style-name="gr3" draw:text-style-name="P2" draw:layer="layout" svg:width="3.388cm" svg:height="0.31cm" svg:x="9.116cm" svg:y="27.369cm">
          <draw:text-box>
            <text:p text:style-name="P1"><text:span text:style-name="T2">www.mncourts.gov/forms </text:span></text:p>
          </draw:text-box>
        </draw:frame>
        <draw:polygon draw:style-name="gr4" draw:text-style-name="P3" draw:layer="layout" svg:width="16.849cm" svg:height="0.763cm" svg:x="2.37cm" svg:y="2.765cm" svg:viewBox="0 0 16850 764" draw:points="0,0 16850,0 16850,764 0,764">
          <text:p/>
        </draw:polygon>
        <draw:frame draw:style-name="gr5" draw:text-style-name="P2" draw:layer="layout" svg:width="1.458cm" svg:height="0.31cm" svg:x="17.611cm" svg:y="27.369cm">
          <draw:text-box>
            <text:p text:style-name="P1"><text:span text:style-name="T2">Page </text:span><text:span text:style-name="T3">1 </text:span><text:span text:style-name="T2">of </text:span><text:span text:style-name="T3">6 </text:span></text:p>
          </draw:text-box>
        </draw:frame>
        <draw:polygon draw:style-name="gr6" draw:text-style-name="P4" draw:layer="layout" svg:width="0.028cm" svg:height="0.028cm" svg:x="2.342cm" svg:y="2.737cm" svg:viewBox="0 0 29 29" draw:points="0,0 29,0 29,29 0,29">
          <text:p/>
        </draw:polygon>
        <draw:polygon draw:style-name="gr6" draw:text-style-name="P4" draw:layer="layout" svg:width="0.028cm" svg:height="0.028cm" svg:x="2.342cm" svg:y="2.737cm" svg:viewBox="0 0 29 29" draw:points="0,0 29,0 29,29 0,29">
          <text:p/>
        </draw:polygon>
        <draw:polygon draw:style-name="gr6" draw:text-style-name="P4" draw:layer="layout" svg:width="16.849cm" svg:height="0.028cm" svg:x="2.37cm" svg:y="2.737cm" svg:viewBox="0 0 16850 29" draw:points="0,0 16850,0 16850,29 0,29">
          <text:p/>
        </draw:polygon>
        <draw:polygon draw:style-name="gr6" draw:text-style-name="P4" draw:layer="layout" svg:width="0.028cm" svg:height="0.028cm" svg:x="19.219cm" svg:y="2.737cm" svg:viewBox="0 0 29 29" draw:points="0,0 29,0 29,29 0,29">
          <text:p/>
        </draw:polygon>
        <draw:polygon draw:style-name="gr6" draw:text-style-name="P4" draw:layer="layout" svg:width="0.028cm" svg:height="0.028cm" svg:x="19.219cm" svg:y="2.737cm" svg:viewBox="0 0 29 29" draw:points="0,0 29,0 29,29 0,29">
          <text:p/>
        </draw:polygon>
        <draw:polygon draw:style-name="gr6" draw:text-style-name="P4" draw:layer="layout" svg:width="0.028cm" svg:height="0.028cm" svg:x="2.342cm" svg:y="3.527cm" svg:viewBox="0 0 29 29" draw:points="0,0 29,0 29,29 0,29">
          <text:p/>
        </draw:polygon>
        <draw:polygon draw:style-name="gr6" draw:text-style-name="P4" draw:layer="layout" svg:width="0.028cm" svg:height="0.028cm" svg:x="2.342cm" svg:y="3.527cm" svg:viewBox="0 0 29 29" draw:points="0,0 29,0 29,29 0,29">
          <text:p/>
        </draw:polygon>
        <draw:polygon draw:style-name="gr6" draw:text-style-name="P4" draw:layer="layout" svg:width="16.849cm" svg:height="0.028cm" svg:x="2.37cm" svg:y="3.527cm" svg:viewBox="0 0 16850 29" draw:points="0,0 16850,0 16850,29 0,29">
          <text:p/>
        </draw:polygon>
        <draw:polygon draw:style-name="gr6" draw:text-style-name="P4" draw:layer="layout" svg:width="0.028cm" svg:height="0.028cm" svg:x="19.219cm" svg:y="3.527cm" svg:viewBox="0 0 29 29" draw:points="0,0 29,0 29,29 0,29">
          <text:p/>
        </draw:polygon>
        <draw:polygon draw:style-name="gr6" draw:text-style-name="P4" draw:layer="layout" svg:width="0.028cm" svg:height="0.028cm" svg:x="19.219cm" svg:y="3.527cm" svg:viewBox="0 0 29 29" draw:points="0,0 29,0 29,29 0,29">
          <text:p/>
        </draw:polygon>
        <draw:polygon draw:style-name="gr6" draw:text-style-name="P4" draw:layer="layout" svg:width="0.028cm" svg:height="0.763cm" svg:x="2.342cm" svg:y="2.765cm" svg:viewBox="0 0 29 764" draw:points="0,0 29,0 29,764 0,764">
          <text:p/>
        </draw:polygon>
        <draw:polygon draw:style-name="gr6" draw:text-style-name="P4" draw:layer="layout" svg:width="0.028cm" svg:height="0.763cm" svg:x="19.219cm" svg:y="2.765cm" svg:viewBox="0 0 29 764" draw:points="0,0 29,0 29,764 0,764">
          <text:p/>
        </draw:polygon>
        <draw:frame draw:style-name="gr7" draw:text-style-name="P5" draw:layer="layout" svg:width="12.344cm" svg:height="0.509cm" svg:x="4.798cm" svg:y="2.893cm">
          <draw:text-box>
            <text:p text:style-name="P1"><text:span text:style-name="T4">See Instructions (NAM101) for help in filling out this form. </text:span></text:p>
          </draw:text-box>
        </draw:frame>
        <draw:frame draw:style-name="gr8" draw:text-style-name="P6" draw:layer="layout" svg:width="3.556cm" svg:height="0.425cm" svg:x="2.54cm" svg:y="3.859cm">
          <draw:text-box>
            <text:p text:style-name="P1"><text:span text:style-name="T5">State of Minnesota <text:s/></text:span></text:p>
          </draw:text-box>
        </draw:frame>
        <draw:frame draw:style-name="gr9" draw:text-style-name="P6" draw:layer="layout" svg:width="2.434cm" svg:height="0.425cm" svg:x="16.736cm" svg:y="3.859cm">
          <draw:text-box>
            <text:p text:style-name="P1"><text:span text:style-name="T5">District Court </text:span></text:p>
          </draw:text-box>
        </draw:frame>
        <draw:frame draw:style-name="gr10" draw:text-style-name="P6" draw:layer="layout" svg:width="1.886cm" svg:height="0.425cm" svg:x="2.54cm" svg:y="4.537cm">
          <draw:text-box>
            <text:p text:style-name="P1"><text:span text:style-name="T6">County of: </text:span></text:p>
          </draw:text-box>
        </draw:frame>
        <draw:frame draw:style-name="gr11" draw:text-style-name="P6" draw:layer="layout" svg:width="0.422cm" svg:height="0.425cm" svg:x="5.08cm" svg:y="4.53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4.53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4.53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4.53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4.537cm">
          <draw:text-box>
            <text:p text:style-name="P1"><text:span text:style-name="T6"><text:s/></text:span></text:p>
          </draw:text-box>
        </draw:frame>
        <draw:frame draw:style-name="gr12" draw:text-style-name="P6" draw:layer="layout" svg:width="3.377cm" svg:height="0.425cm" svg:x="11.43cm" svg:y="4.537cm">
          <draw:text-box>
            <text:p text:style-name="P1"><text:span text:style-name="T6">Court File Number: </text:span></text:p>
          </draw:text-box>
        </draw:frame>
        <draw:frame draw:style-name="gr11" draw:text-style-name="P6" draw:layer="layout" svg:width="0.422cm" svg:height="0.425cm" svg:x="15.24cm" svg:y="4.53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4.53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4.537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5.813cm" svg:height="0.028cm" svg:x="4.346cm" svg:y="4.91cm" svg:viewBox="0 0 5814 29" draw:points="0,0 5814,0 5814,29 0,29">
          <text:p/>
        </draw:polygon>
        <draw:polygon draw:style-name="gr6" draw:text-style-name="P4" draw:layer="layout" svg:width="4.319cm" svg:height="0.028cm" svg:x="14.732cm" svg:y="4.91cm" svg:viewBox="0 0 4320 29" draw:points="0,0 4320,0 4320,29 0,29">
          <text:p/>
        </draw:polygon>
        <draw:frame draw:style-name="gr11" draw:text-style-name="P6" draw:layer="layout" svg:width="0.422cm" svg:height="0.425cm" svg:x="19.05cm" svg:y="4.537cm">
          <draw:text-box>
            <text:p text:style-name="P1"><text:span text:style-name="T6"><text:s/></text:span></text:p>
          </draw:text-box>
        </draw:frame>
        <draw:frame draw:style-name="gr13" draw:text-style-name="P6" draw:layer="layout" svg:width="2.79cm" svg:height="0.425cm" svg:x="2.54cm" svg:y="5.383cm">
          <draw:text-box>
            <text:p text:style-name="P1"><text:span text:style-name="T6">Judicial District: </text:span></text:p>
          </draw:text-box>
        </draw:frame>
        <draw:frame draw:style-name="gr11" draw:text-style-name="P6" draw:layer="layout" svg:width="0.422cm" svg:height="0.425cm" svg:x="6.35cm" svg:y="5.3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5.3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5.3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5.383cm">
          <draw:text-box>
            <text:p text:style-name="P1"><text:span text:style-name="T6"><text:s/></text:span></text:p>
          </draw:text-box>
        </draw:frame>
        <draw:frame draw:style-name="gr14" draw:text-style-name="P6" draw:layer="layout" svg:width="4.442cm" svg:height="0.425cm" svg:x="11.43cm" svg:y="5.383cm">
          <draw:text-box>
            <text:p text:style-name="P1"><text:span text:style-name="T6">Case Type: Name Change </text:span></text:p>
          </draw:text-box>
        </draw:frame>
        <draw:frame draw:style-name="gr11" draw:text-style-name="P6" draw:layer="layout" svg:width="0.422cm" svg:height="0.425cm" svg:x="16.51cm" svg:y="5.3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5.383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4.967cm" svg:height="0.028cm" svg:x="5.192cm" svg:y="5.757cm" svg:viewBox="0 0 4968 29" draw:points="0,0 4968,0 4968,29 0,29">
          <text:p/>
        </draw:polygon>
        <draw:polygon draw:style-name="gr6" draw:text-style-name="P4" draw:layer="layout" svg:width="5.758cm" svg:height="0.028cm" svg:x="13.292cm" svg:y="5.757cm" svg:viewBox="0 0 5759 29" draw:points="0,0 5759,0 5759,29 0,29">
          <text:p/>
        </draw:polygon>
        <draw:frame draw:style-name="gr11" draw:text-style-name="P6" draw:layer="layout" svg:width="0.422cm" svg:height="0.425cm" svg:x="19.05cm" svg:y="5.383cm">
          <draw:text-box>
            <text:p text:style-name="P1"><text:span text:style-name="T6"><text:s/></text:span></text:p>
          </draw:text-box>
        </draw:frame>
        <draw:frame draw:style-name="gr15" draw:text-style-name="P6" draw:layer="layout" svg:width="0.425cm" svg:height="0.424cm" svg:x="2.54cm" svg:y="6.664cm">
          <draw:text-box>
            <text:p text:style-name="P1"><text:span text:style-name="T7">☐</text:span></text:p>
          </draw:text-box>
        </draw:frame>
        <draw:frame draw:style-name="gr16" draw:text-style-name="P6" draw:layer="layout" svg:width="6.187cm" svg:height="0.425cm" svg:x="2.992cm" svg:y="6.71cm">
          <draw:text-box>
            <text:p text:style-name="P1"><text:span text:style-name="T6"><text:s/></text:span><text:span text:style-name="T5">Interpreter Requested </text:span><text:span text:style-name="T6">(Language: <text:s/></text:span></text:p>
          </draw:text-box>
        </draw:frame>
        <draw:frame draw:style-name="gr11" draw:text-style-name="P6" draw:layer="layout" svg:width="0.422cm" svg:height="0.425cm" svg:x="9.539cm" svg:y="6.7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6.7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6.7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6.7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6.7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6.71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7.451cm" svg:height="0.028cm" svg:x="9.059cm" svg:y="7.083cm" svg:viewBox="0 0 7452 29" draw:points="0,0 7452,0 7452,29 0,29">
          <text:p/>
        </draw:polygon>
        <draw:frame draw:style-name="gr11" draw:text-style-name="P6" draw:layer="layout" svg:width="0.422cm" svg:height="0.425cm" svg:x="16.51cm" svg:y="6.71cm">
          <draw:text-box>
            <text:p text:style-name="P1"><text:span text:style-name="T6">) </text:span></text:p>
          </draw:text-box>
        </draw:frame>
        <draw:frame draw:style-name="gr17" draw:text-style-name="P6" draw:layer="layout" svg:width="6.108cm" svg:height="0.425cm" svg:x="2.54cm" svg:y="7.923cm">
          <draw:text-box>
            <text:p text:style-name="P1"><text:span text:style-name="T6">In the Matter of the Application of: </text:span></text:p>
          </draw:text-box>
        </draw:frame>
        <draw:frame draw:style-name="gr11" draw:text-style-name="P6" draw:layer="layout" svg:width="0.422cm" svg:height="0.425cm" svg:x="2.54cm" svg:y="9.10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9.10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9.109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7cm" svg:height="0.028cm" svg:x="2.54cm" svg:y="9.482cm" svg:viewBox="0 0 7001 29" draw:points="0,0 7001,0 7001,29 0,29">
          <text:p/>
        </draw:polygon>
        <draw:frame draw:style-name="gr11" draw:text-style-name="P6" draw:layer="layout" svg:width="0.422cm" svg:height="0.425cm" svg:x="9.539cm" svg:y="9.109cm">
          <draw:text-box>
            <text:p text:style-name="P1"><text:span text:style-name="T6"><text:s/></text:span></text:p>
          </draw:text-box>
        </draw:frame>
        <draw:frame draw:style-name="gr18" draw:text-style-name="P6" draw:layer="layout" svg:width="0.844cm" svg:height="0.425cm" svg:x="2.54cm" svg:y="9.673cm">
          <draw:text-box>
            <text:p text:style-name="P1"><text:span text:style-name="T6">First </text:span></text:p>
          </draw:text-box>
        </draw:frame>
        <draw:frame draw:style-name="gr19" draw:text-style-name="P6" draw:layer="layout" svg:width="1.309cm" svg:height="0.425cm" svg:x="5.08cm" svg:y="9.673cm">
          <draw:text-box>
            <text:p text:style-name="P1"><text:span text:style-name="T6">Middle </text:span></text:p>
          </draw:text-box>
        </draw:frame>
        <draw:frame draw:style-name="gr11" draw:text-style-name="P6" draw:layer="layout" svg:width="0.422cm" svg:height="0.425cm" svg:x="7.62cm" svg:y="9.673cm">
          <draw:text-box>
            <text:p text:style-name="P1"><text:span text:style-name="T6"><text:s/></text:span></text:p>
          </draw:text-box>
        </draw:frame>
        <draw:frame draw:style-name="gr20" draw:text-style-name="P6" draw:layer="layout" svg:width="0.786cm" svg:height="0.425cm" svg:x="8.862cm" svg:y="9.673cm">
          <draw:text-box>
            <text:p text:style-name="P1"><text:span text:style-name="T6">Last </text:span></text:p>
          </draw:text-box>
        </draw:frame>
        <draw:frame draw:style-name="gr11" draw:text-style-name="P6" draw:layer="layout" svg:width="0.422cm" svg:height="0.425cm" svg:x="2.54cm" svg:y="10.85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10.85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10.859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7cm" svg:height="0.028cm" svg:x="2.54cm" svg:y="11.232cm" svg:viewBox="0 0 7001 29" draw:points="0,0 7001,0 7001,29 0,29">
          <text:p/>
        </draw:polygon>
        <draw:frame draw:style-name="gr11" draw:text-style-name="P6" draw:layer="layout" svg:width="0.422cm" svg:height="0.425cm" svg:x="9.539cm" svg:y="10.859cm">
          <draw:text-box>
            <text:p text:style-name="P1"><text:span text:style-name="T6"><text:s/></text:span></text:p>
          </draw:text-box>
        </draw:frame>
        <draw:frame draw:style-name="gr18" draw:text-style-name="P6" draw:layer="layout" svg:width="0.844cm" svg:height="0.425cm" svg:x="2.54cm" svg:y="11.423cm">
          <draw:text-box>
            <text:p text:style-name="P1"><text:span text:style-name="T6">First </text:span></text:p>
          </draw:text-box>
        </draw:frame>
        <draw:frame draw:style-name="gr19" draw:text-style-name="P6" draw:layer="layout" svg:width="1.309cm" svg:height="0.425cm" svg:x="5.08cm" svg:y="11.423cm">
          <draw:text-box>
            <text:p text:style-name="P1"><text:span text:style-name="T6">Middle </text:span></text:p>
          </draw:text-box>
        </draw:frame>
        <draw:frame draw:style-name="gr11" draw:text-style-name="P6" draw:layer="layout" svg:width="0.422cm" svg:height="0.425cm" svg:x="7.62cm" svg:y="11.423cm">
          <draw:text-box>
            <text:p text:style-name="P1"><text:span text:style-name="T6"><text:s/></text:span></text:p>
          </draw:text-box>
        </draw:frame>
        <draw:frame draw:style-name="gr20" draw:text-style-name="P6" draw:layer="layout" svg:width="0.786cm" svg:height="0.425cm" svg:x="8.862cm" svg:y="11.423cm">
          <draw:text-box>
            <text:p text:style-name="P1"><text:span text:style-name="T6">Last </text:span></text:p>
          </draw:text-box>
        </draw:frame>
        <draw:frame draw:style-name="gr21" draw:text-style-name="P5" draw:layer="layout" svg:width="12.168cm" svg:height="0.509cm" svg:x="4.882cm" svg:y="12.629cm">
          <draw:text-box>
            <text:p text:style-name="P1"><text:span text:style-name="T4">Application for Name Change and Other Relief (NAM102) </text:span></text:p>
          </draw:text-box>
        </draw:frame>
        <draw:frame draw:style-name="gr22" draw:text-style-name="P7" draw:layer="layout" svg:width="3.11cm" svg:height="0.369cm" svg:x="9.285cm" svg:y="13.243cm">
          <draw:text-box>
            <text:p text:style-name="P1"><text:span text:style-name="T8">Minn. Stat. § 259.10 </text:span></text:p>
          </draw:text-box>
        </draw:frame>
        <draw:frame draw:style-name="gr23" draw:text-style-name="P6" draw:layer="layout" svg:width="6.701cm" svg:height="0.425cm" svg:x="2.54cm" svg:y="14.386cm">
          <draw:text-box>
            <text:p text:style-name="P1"><text:span text:style-name="T6">The undersigned applicant states that: </text:span></text:p>
          </draw:text-box>
        </draw:frame>
        <draw:frame draw:style-name="gr11" draw:text-style-name="P6" draw:layer="layout" svg:width="0.422cm" svg:height="0.425cm" svg:x="3.189cm" svg:y="15.205cm">
          <draw:text-box>
            <text:p text:style-name="P1"><text:span text:style-name="T6">1.</text:span></text:p>
          </draw:text-box>
        </draw:frame>
        <draw:frame draw:style-name="gr24" draw:text-style-name="P6" draw:layer="layout" svg:width="0.422cm" svg:height="0.475cm" svg:x="3.499cm" svg:y="15.139cm">
          <draw:text-box>
            <text:p text:style-name="P1"><text:span text:style-name="T9"><text:s/></text:span></text:p>
          </draw:text-box>
        </draw:frame>
        <draw:frame draw:style-name="gr25" draw:text-style-name="P6" draw:layer="layout" svg:width="13.088cm" svg:height="0.425cm" svg:x="3.81cm" svg:y="15.205cm">
          <draw:text-box>
            <text:p text:style-name="P1"><text:span text:style-name="T6">This application is made in good faith, without intent to defraud or mislead. </text:span></text:p>
          </draw:text-box>
        </draw:frame>
        <draw:frame draw:style-name="gr11" draw:text-style-name="P6" draw:layer="layout" svg:width="0.422cm" svg:height="0.425cm" svg:x="3.189cm" svg:y="16.051cm">
          <draw:text-box>
            <text:p text:style-name="P1"><text:span text:style-name="T6">2.</text:span></text:p>
          </draw:text-box>
        </draw:frame>
        <draw:frame draw:style-name="gr24" draw:text-style-name="P6" draw:layer="layout" svg:width="0.422cm" svg:height="0.475cm" svg:x="3.499cm" svg:y="15.986cm">
          <draw:text-box>
            <text:p text:style-name="P1"><text:span text:style-name="T9"><text:s/></text:span></text:p>
          </draw:text-box>
        </draw:frame>
        <draw:frame draw:style-name="gr26" draw:text-style-name="P6" draw:layer="layout" svg:width="15.272cm" svg:height="0.425cm" svg:x="3.81cm" svg:y="16.051cm">
          <draw:text-box>
            <text:p text:style-name="P1"><text:span text:style-name="T6">All persons who are asking to have their names changed on this application have lived in </text:span></text:p>
          </draw:text-box>
        </draw:frame>
        <draw:frame draw:style-name="gr27" draw:text-style-name="P6" draw:layer="layout" svg:width="14.305cm" svg:height="0.425cm" svg:x="3.81cm" svg:y="16.616cm">
          <draw:text-box>
            <text:p text:style-name="P1"><text:span text:style-name="T6">the State of Minnesota for at least six months immediately prior to the date of this </text:span></text:p>
          </draw:text-box>
        </draw:frame>
        <draw:frame draw:style-name="gr28" draw:text-style-name="P6" draw:layer="layout" svg:width="4.941cm" svg:height="0.425cm" svg:x="3.81cm" svg:y="17.18cm">
          <draw:text-box>
            <text:p text:style-name="P1"><text:span text:style-name="T6">application, and now live at: </text:span></text:p>
          </draw:text-box>
        </draw:frame>
        <draw:frame draw:style-name="gr29" draw:text-style-name="P6" draw:layer="layout" svg:width="2.828cm" svg:height="0.425cm" svg:x="3.81cm" svg:y="17.999cm">
          <draw:text-box>
            <text:p text:style-name="P1"><text:span text:style-name="T6">Street Address: <text:s/></text:span></text:p>
          </draw:text-box>
        </draw:frame>
        <draw:frame draw:style-name="gr11" draw:text-style-name="P6" draw:layer="layout" svg:width="0.422cm" svg:height="0.425cm" svg:x="7.62cm" svg:y="17.9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17.9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17.9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17.9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17.9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17.9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17.9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7.9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17.999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2.503cm" svg:height="0.028cm" svg:x="6.547cm" svg:y="18.372cm" svg:viewBox="0 0 12504 29" draw:points="0,0 12504,0 12504,29 0,29">
          <text:p/>
        </draw:polygon>
        <draw:frame draw:style-name="gr11" draw:text-style-name="P6" draw:layer="layout" svg:width="0.422cm" svg:height="0.425cm" svg:x="19.05cm" svg:y="17.999cm">
          <draw:text-box>
            <text:p text:style-name="P1"><text:span text:style-name="T6"><text:s/></text:span></text:p>
          </draw:text-box>
        </draw:frame>
        <draw:frame draw:style-name="gr30" draw:text-style-name="P6" draw:layer="layout" svg:width="2.775cm" svg:height="0.425cm" svg:x="3.81cm" svg:y="18.845cm">
          <draw:text-box>
            <text:p text:style-name="P1"><text:span text:style-name="T6">City, State, Zip: <text:s/></text:span></text:p>
          </draw:text-box>
        </draw:frame>
        <draw:frame draw:style-name="gr11" draw:text-style-name="P6" draw:layer="layout" svg:width="0.422cm" svg:height="0.425cm" svg:x="7.62cm" svg:y="18.84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18.84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18.84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18.84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18.84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18.84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18.84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8.84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18.845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2.559cm" svg:height="0.028cm" svg:x="6.491cm" svg:y="19.219cm" svg:viewBox="0 0 12560 29" draw:points="0,0 12560,0 12560,29 0,29">
          <text:p/>
        </draw:polygon>
        <draw:frame draw:style-name="gr11" draw:text-style-name="P6" draw:layer="layout" svg:width="0.422cm" svg:height="0.425cm" svg:x="19.05cm" svg:y="18.845cm">
          <draw:text-box>
            <text:p text:style-name="P1"><text:span text:style-name="T6"><text:s/></text:span></text:p>
          </draw:text-box>
        </draw:frame>
        <draw:frame draw:style-name="gr31" draw:text-style-name="P6" draw:layer="layout" svg:width="1.534cm" svg:height="0.425cm" svg:x="3.81cm" svg:y="19.692cm">
          <draw:text-box>
            <text:p text:style-name="P1"><text:span text:style-name="T6">County: <text:s/></text:span></text:p>
          </draw:text-box>
        </draw:frame>
        <draw:frame draw:style-name="gr11" draw:text-style-name="P6" draw:layer="layout" svg:width="0.422cm" svg:height="0.425cm" svg:x="6.35cm" svg:y="19.69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19.69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19.69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19.69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19.69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19.69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19.69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19.69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9.69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19.692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3.801cm" svg:height="0.029cm" svg:x="5.249cm" svg:y="20.066cm" svg:viewBox="0 0 13802 30" draw:points="0,0 13802,0 13802,30 0,30">
          <text:p/>
        </draw:polygon>
        <draw:frame draw:style-name="gr11" draw:text-style-name="P6" draw:layer="layout" svg:width="0.422cm" svg:height="0.425cm" svg:x="19.05cm" svg:y="19.69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189cm" svg:y="20.539cm">
          <draw:text-box>
            <text:p text:style-name="P1"><text:span text:style-name="T6">3.</text:span></text:p>
          </draw:text-box>
        </draw:frame>
        <draw:frame draw:style-name="gr24" draw:text-style-name="P6" draw:layer="layout" svg:width="0.422cm" svg:height="0.475cm" svg:x="3.499cm" svg:y="20.473cm">
          <draw:text-box>
            <text:p text:style-name="P1"><text:span text:style-name="T9"><text:s/></text:span></text:p>
          </draw:text-box>
        </draw:frame>
        <draw:frame draw:style-name="gr32" draw:text-style-name="P6" draw:layer="layout" svg:width="6.359cm" svg:height="0.425cm" svg:x="3.81cm" svg:y="20.539cm">
          <draw:text-box>
            <text:p text:style-name="P1"><text:span text:style-name="T6">Name of applicant and date of birth: </text:span></text:p>
          </draw:text-box>
        </draw:frame>
        <draw:frame draw:style-name="gr33" draw:text-style-name="P6" draw:layer="layout" svg:width="2.174cm" svg:height="0.425cm" svg:x="3.81cm" svg:y="21.385cm">
          <draw:text-box>
            <text:p text:style-name="P1"><text:span text:style-name="T6">First Name: <text:s/></text:span></text:p>
          </draw:text-box>
        </draw:frame>
        <draw:frame draw:style-name="gr11" draw:text-style-name="P6" draw:layer="layout" svg:width="0.422cm" svg:height="0.425cm" svg:x="6.35cm" svg:y="21.3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21.3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1.3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1.3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1.3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1.3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1.3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1.3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1.3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21.385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3.152cm" svg:height="0.028cm" svg:x="5.898cm" svg:y="21.759cm" svg:viewBox="0 0 13153 29" draw:points="0,0 13153,0 13153,29 0,29">
          <text:p/>
        </draw:polygon>
        <draw:frame draw:style-name="gr11" draw:text-style-name="P6" draw:layer="layout" svg:width="0.422cm" svg:height="0.425cm" svg:x="19.05cm" svg:y="21.385cm">
          <draw:text-box>
            <text:p text:style-name="P1"><text:span text:style-name="T6"><text:s/></text:span></text:p>
          </draw:text-box>
        </draw:frame>
        <draw:frame draw:style-name="gr34" draw:text-style-name="P6" draw:layer="layout" svg:width="2.639cm" svg:height="0.425cm" svg:x="3.81cm" svg:y="22.204cm">
          <draw:text-box>
            <text:p text:style-name="P1"><text:span text:style-name="T6">Middle Name: <text:s/></text:span></text:p>
          </draw:text-box>
        </draw:frame>
        <draw:frame draw:style-name="gr11" draw:text-style-name="P6" draw:layer="layout" svg:width="0.422cm" svg:height="0.425cm" svg:x="7.62cm" svg:y="22.20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2.20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2.20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2.20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2.20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2.20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2.20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2.20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22.204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2.702cm" svg:height="0.028cm" svg:x="6.35cm" svg:y="22.577cm" svg:viewBox="0 0 12703 29" draw:points="0,0 12703,0 12703,29 0,29">
          <text:p/>
        </draw:polygon>
        <draw:frame draw:style-name="gr11" draw:text-style-name="P6" draw:layer="layout" svg:width="0.422cm" svg:height="0.425cm" svg:x="19.05cm" svg:y="22.204cm">
          <draw:text-box>
            <text:p text:style-name="P1"><text:span text:style-name="T6"><text:s/></text:span></text:p>
          </draw:text-box>
        </draw:frame>
        <draw:frame draw:style-name="gr35" draw:text-style-name="P6" draw:layer="layout" svg:width="2.115cm" svg:height="0.425cm" svg:x="3.81cm" svg:y="23.051cm">
          <draw:text-box>
            <text:p text:style-name="P1"><text:span text:style-name="T6">Last Name: <text:s/></text:span></text:p>
          </draw:text-box>
        </draw:frame>
        <draw:frame draw:style-name="gr11" draw:text-style-name="P6" draw:layer="layout" svg:width="0.422cm" svg:height="0.425cm" svg:x="6.35cm" svg:y="23.05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23.05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3.05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3.05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3.05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3.05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3.05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3.05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3.05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23.051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3.237cm" svg:height="0.028cm" svg:x="5.813cm" svg:y="23.424cm" svg:viewBox="0 0 13238 29" draw:points="0,0 13238,0 13238,29 0,29">
          <text:p/>
        </draw:polygon>
        <draw:frame draw:style-name="gr11" draw:text-style-name="P6" draw:layer="layout" svg:width="0.422cm" svg:height="0.425cm" svg:x="19.05cm" svg:y="23.051cm">
          <draw:text-box>
            <text:p text:style-name="P1"><text:span text:style-name="T6"><text:s/></text:span></text:p>
          </draw:text-box>
        </draw:frame>
        <draw:frame draw:style-name="gr36" draw:text-style-name="P6" draw:layer="layout" svg:width="2.601cm" svg:height="0.425cm" svg:x="3.81cm" svg:y="23.897cm">
          <draw:text-box>
            <text:p text:style-name="P1"><text:span text:style-name="T6">Date of Birth: <text:s text:c="2"/></text:span></text:p>
          </draw:text-box>
        </draw:frame>
        <draw:frame draw:style-name="gr11" draw:text-style-name="P6" draw:layer="layout" svg:width="0.422cm" svg:height="0.425cm" svg:x="7.62cm" svg:y="23.8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3.8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3.8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3.8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3.8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3.8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3.8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3.8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23.897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2.842cm" svg:height="0.028cm" svg:x="6.208cm" svg:y="24.271cm" svg:viewBox="0 0 12843 29" draw:points="0,0 12843,0 12843,29 0,29">
          <text:p/>
        </draw:polygon>
        <draw:frame draw:style-name="gr11" draw:text-style-name="P6" draw:layer="layout" svg:width="0.422cm" svg:height="0.425cm" svg:x="19.05cm" svg:y="23.897cm">
          <draw:text-box>
            <text:p text:style-name="P1"><text:span text:style-name="T6"><text:s/></text:span></text:p>
          </draw:text-box>
        </draw:frame>
        <draw:control draw:style-name="gr37" draw:text-style-name="P8" draw:layer="controls" svg:width="7.035cm" svg:height="0.964cm" svg:x="2.481cm" svg:y="8.486cm" draw:control="control1"/>
        <draw:control draw:style-name="gr37" draw:text-style-name="P8" draw:layer="controls" svg:width="12.475cm" svg:height="0.64cm" svg:x="6.522cm" svg:y="17.739cm" draw:control="control2"/>
        <draw:control draw:style-name="gr37" draw:text-style-name="P8" draw:layer="controls" svg:width="12.475cm" svg:height="0.64cm" svg:x="6.532cm" svg:y="18.572cm" draw:control="control3"/>
        <draw:control draw:style-name="gr37" draw:text-style-name="P8" draw:layer="controls" svg:width="12.475cm" svg:height="0.64cm" svg:x="6.523cm" svg:y="19.414cm" draw:control="control4"/>
        <draw:control draw:style-name="gr37" draw:text-style-name="P8" draw:layer="controls" svg:width="12.475cm" svg:height="0.64cm" svg:x="6.528cm" svg:y="21.117cm" draw:control="control5"/>
        <draw:control draw:style-name="gr37" draw:text-style-name="P8" draw:layer="controls" svg:width="12.475cm" svg:height="0.64cm" svg:x="6.524cm" svg:y="21.938cm" draw:control="control6"/>
        <draw:control draw:style-name="gr37" draw:text-style-name="P8" draw:layer="controls" svg:width="12.475cm" svg:height="0.64cm" svg:x="6.524cm" svg:y="22.775cm" draw:control="control7"/>
        <draw:control draw:style-name="gr37" draw:text-style-name="P8" draw:layer="controls" svg:width="12.475cm" svg:height="0.64cm" svg:x="6.528cm" svg:y="23.631cm" draw:control="control8"/>
      </draw:page>
      <draw:page draw:name="page2" draw:style-name="dp1" draw:master-page-name="master-page4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doSkipSpouse" form:control-implementation="ooo:com.sun.star.form.component.CheckBox" xml:id="control9" form:id="control9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  <form:checkbox form:name="doSkipChildren" form:control-implementation="ooo:com.sun.star.form.component.CheckBox" xml:id="control10" form:id="control10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  <form:checkbox form:name="doSkipChildren1" form:control-implementation="ooo:com.sun.star.form.component.CheckBox" xml:id="control11" form:id="control11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5.854cm" svg:height="0.31cm" svg:x="2.54cm" svg:y="26.719cm">
          <draw:text-box>
            <text:p text:style-name="P1"><text:span text:style-name="T1">Application for Name Change and Other Relief </text:span></text:p>
          </draw:text-box>
        </draw:frame>
        <draw:frame draw:style-name="gr2" draw:text-style-name="P2" draw:layer="layout" svg:width="5.44cm" svg:height="0.31cm" svg:x="2.54cm" svg:y="27.115cm">
          <draw:text-box>
            <text:p text:style-name="P1"><text:span text:style-name="T2">NAM102 <text:s text:c="9"/>State <text:s text:c="6"/>Eng <text:s text:c="11"/>Rev 7/23 </text:span></text:p>
          </draw:text-box>
        </draw:frame>
        <draw:frame draw:style-name="gr3" draw:text-style-name="P2" draw:layer="layout" svg:width="3.388cm" svg:height="0.31cm" svg:x="9.116cm" svg:y="27.115cm">
          <draw:text-box>
            <text:p text:style-name="P1"><text:span text:style-name="T2">www.mncourts.gov/forms </text:span></text:p>
          </draw:text-box>
        </draw:frame>
        <draw:frame draw:style-name="gr5" draw:text-style-name="P2" draw:layer="layout" svg:width="1.458cm" svg:height="0.31cm" svg:x="17.611cm" svg:y="27.115cm">
          <draw:text-box>
            <text:p text:style-name="P1"><text:span text:style-name="T2">Page </text:span><text:span text:style-name="T3">2 </text:span><text:span text:style-name="T2">of </text:span><text:span text:style-name="T3">6 </text:span></text:p>
          </draw:text-box>
        </draw:frame>
        <draw:frame draw:style-name="gr11" draw:text-style-name="P6" draw:layer="layout" svg:width="0.422cm" svg:height="0.425cm" svg:x="3.189cm" svg:y="2.646cm">
          <draw:text-box>
            <text:p text:style-name="P1"><text:span text:style-name="T6">4.</text:span></text:p>
          </draw:text-box>
        </draw:frame>
        <draw:frame draw:style-name="gr24" draw:text-style-name="P6" draw:layer="layout" svg:width="0.422cm" svg:height="0.475cm" svg:x="3.499cm" svg:y="2.58cm">
          <draw:text-box>
            <text:p text:style-name="P1"><text:span text:style-name="T9"><text:s/></text:span></text:p>
          </draw:text-box>
        </draw:frame>
        <draw:frame draw:style-name="gr38" draw:text-style-name="P6" draw:layer="layout" svg:width="11.649cm" svg:height="0.425cm" svg:x="3.81cm" svg:y="2.646cm">
          <draw:text-box>
            <text:p text:style-name="P1"><text:span text:style-name="T6">Name of applicant’s spouse (if married) and spouse’s date of birth: <text:s/></text:span></text:p>
          </draw:text-box>
        </draw:frame>
        <draw:frame draw:style-name="gr15" draw:text-style-name="P6" draw:layer="layout" svg:width="0.425cm" svg:height="0.424cm" svg:x="15.465cm" svg:y="2.6cm">
          <draw:text-box>
            <text:p text:style-name="P1"><text:span text:style-name="T7">☐</text:span></text:p>
          </draw:text-box>
        </draw:frame>
        <draw:frame draw:style-name="gr39" draw:text-style-name="P6" draw:layer="layout" svg:width="1.687cm" svg:height="0.425cm" svg:x="15.917cm" svg:y="2.646cm">
          <draw:text-box>
            <text:p text:style-name="P1"><text:span text:style-name="T6"><text:s/>N/A (not </text:span></text:p>
          </draw:text-box>
        </draw:frame>
        <draw:frame draw:style-name="gr40" draw:text-style-name="P6" draw:layer="layout" svg:width="7.676cm" svg:height="0.425cm" svg:x="3.81cm" svg:y="3.239cm">
          <draw:text-box>
            <text:p text:style-name="P1"><text:span text:style-name="T6">applicable because applicant is not married) </text:span></text:p>
          </draw:text-box>
        </draw:frame>
        <draw:frame draw:style-name="gr41" draw:text-style-name="P6" draw:layer="layout" svg:width="3.875cm" svg:height="0.425cm" svg:x="3.81cm" svg:y="4.085cm">
          <draw:text-box>
            <text:p text:style-name="P1"><text:span text:style-name="T6">Spouse’s First Name: <text:s text:c="2"/></text:span></text:p>
          </draw:text-box>
        </draw:frame>
        <draw:frame draw:style-name="gr11" draw:text-style-name="P6" draw:layer="layout" svg:width="0.422cm" svg:height="0.425cm" svg:x="8.89cm" svg:y="4.0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4.0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4.0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4.0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4.0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4.0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4.0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4.085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1.572cm" svg:height="0.028cm" svg:x="7.478cm" svg:y="4.459cm" svg:viewBox="0 0 11573 29" draw:points="0,0 11573,0 11573,29 0,29">
          <text:p/>
        </draw:polygon>
        <draw:frame draw:style-name="gr11" draw:text-style-name="P6" draw:layer="layout" svg:width="0.422cm" svg:height="0.425cm" svg:x="19.05cm" svg:y="4.085cm">
          <draw:text-box>
            <text:p text:style-name="P1"><text:span text:style-name="T6"><text:s/></text:span></text:p>
          </draw:text-box>
        </draw:frame>
        <draw:frame draw:style-name="gr34" draw:text-style-name="P6" draw:layer="layout" svg:width="2.639cm" svg:height="0.425cm" svg:x="3.81cm" svg:y="4.932cm">
          <draw:text-box>
            <text:p text:style-name="P1"><text:span text:style-name="T6">Middle Name: <text:s/></text:span></text:p>
          </draw:text-box>
        </draw:frame>
        <draw:frame draw:style-name="gr11" draw:text-style-name="P6" draw:layer="layout" svg:width="0.422cm" svg:height="0.425cm" svg:x="7.62cm" svg:y="4.93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4.93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4.93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4.93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4.93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4.93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4.93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4.93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4.932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2.702cm" svg:height="0.03cm" svg:x="6.35cm" svg:y="5.305cm" svg:viewBox="0 0 12703 31" draw:points="0,0 12703,0 12703,31 0,31">
          <text:p/>
        </draw:polygon>
        <draw:frame draw:style-name="gr11" draw:text-style-name="P6" draw:layer="layout" svg:width="0.422cm" svg:height="0.425cm" svg:x="19.05cm" svg:y="4.932cm">
          <draw:text-box>
            <text:p text:style-name="P1"><text:span text:style-name="T6"><text:s/></text:span></text:p>
          </draw:text-box>
        </draw:frame>
        <draw:frame draw:style-name="gr35" draw:text-style-name="P6" draw:layer="layout" svg:width="2.115cm" svg:height="0.425cm" svg:x="3.81cm" svg:y="5.75cm">
          <draw:text-box>
            <text:p text:style-name="P1"><text:span text:style-name="T6">Last Name: <text:s/></text:span></text:p>
          </draw:text-box>
        </draw:frame>
        <draw:frame draw:style-name="gr11" draw:text-style-name="P6" draw:layer="layout" svg:width="0.422cm" svg:height="0.425cm" svg:x="6.35cm" svg:y="5.7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5.7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5.7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5.7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5.7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5.7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5.7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5.7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5.7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5.75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3.237cm" svg:height="0.028cm" svg:x="5.813cm" svg:y="6.124cm" svg:viewBox="0 0 13238 29" draw:points="0,0 13238,0 13238,29 0,29">
          <text:p/>
        </draw:polygon>
        <draw:frame draw:style-name="gr11" draw:text-style-name="P6" draw:layer="layout" svg:width="0.422cm" svg:height="0.425cm" svg:x="19.05cm" svg:y="5.75cm">
          <draw:text-box>
            <text:p text:style-name="P1"><text:span text:style-name="T6"><text:s/></text:span></text:p>
          </draw:text-box>
        </draw:frame>
        <draw:frame draw:style-name="gr42" draw:text-style-name="P6" draw:layer="layout" svg:width="4.111cm" svg:height="0.425cm" svg:x="3.81cm" svg:y="6.597cm">
          <draw:text-box>
            <text:p text:style-name="P1"><text:span text:style-name="T6">Spouse’s Date of Birth: <text:s/></text:span></text:p>
          </draw:text-box>
        </draw:frame>
        <draw:frame draw:style-name="gr11" draw:text-style-name="P6" draw:layer="layout" svg:width="0.422cm" svg:height="0.425cm" svg:x="8.89cm" svg:y="6.5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6.5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6.5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6.5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6.5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6.5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6.59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6.597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1.233cm" svg:height="0.029cm" svg:x="7.817cm" svg:y="6.97cm" svg:viewBox="0 0 11234 30" draw:points="0,0 11234,0 11234,30 0,30">
          <text:p/>
        </draw:polygon>
        <draw:frame draw:style-name="gr11" draw:text-style-name="P6" draw:layer="layout" svg:width="0.422cm" svg:height="0.425cm" svg:x="19.05cm" svg:y="6.597cm">
          <draw:text-box>
            <text:p text:style-name="P1"><text:span text:style-name="T6"><text:s/></text:span></text:p>
          </draw:text-box>
        </draw:frame>
        <draw:frame draw:style-name="gr43" draw:text-style-name="P6" draw:layer="layout" svg:width="6.53cm" svg:height="0.425cm" svg:x="3.81cm" svg:y="7.444cm">
          <draw:text-box>
            <text:p text:style-name="P1"><text:span text:style-name="T6">Does this application include spouse? </text:span></text:p>
          </draw:text-box>
        </draw:frame>
        <draw:frame draw:style-name="gr15" draw:text-style-name="P6" draw:layer="layout" svg:width="0.425cm" svg:height="0.424cm" svg:x="10.329cm" svg:y="7.397cm">
          <draw:text-box>
            <text:p text:style-name="P1"><text:span text:style-name="T7">☐</text:span></text:p>
          </draw:text-box>
        </draw:frame>
        <draw:frame draw:style-name="gr44" draw:text-style-name="P6" draw:layer="layout" svg:width="0.776cm" svg:height="0.425cm" svg:x="10.781cm" svg:y="7.444cm">
          <draw:text-box>
            <text:p text:style-name="P1"><text:span text:style-name="T6"><text:s/>Yes </text:span></text:p>
          </draw:text-box>
        </draw:frame>
        <draw:frame draw:style-name="gr15" draw:text-style-name="P6" draw:layer="layout" svg:width="0.425cm" svg:height="0.424cm" svg:x="12.7cm" svg:y="7.397cm">
          <draw:text-box>
            <text:p text:style-name="P1"><text:span text:style-name="T7">☐</text:span></text:p>
          </draw:text-box>
        </draw:frame>
        <draw:frame draw:style-name="gr45" draw:text-style-name="P6" draw:layer="layout" svg:width="0.69cm" svg:height="0.425cm" svg:x="13.152cm" svg:y="7.444cm">
          <draw:text-box>
            <text:p text:style-name="P1"><text:span text:style-name="T6"><text:s/>No </text:span></text:p>
          </draw:text-box>
        </draw:frame>
        <draw:frame draw:style-name="gr11" draw:text-style-name="P6" draw:layer="layout" svg:width="0.422cm" svg:height="0.425cm" svg:x="3.189cm" svg:y="8.319cm">
          <draw:text-box>
            <text:p text:style-name="P1"><text:span text:style-name="T6">5.</text:span></text:p>
          </draw:text-box>
        </draw:frame>
        <draw:frame draw:style-name="gr24" draw:text-style-name="P6" draw:layer="layout" svg:width="0.422cm" svg:height="0.475cm" svg:x="3.499cm" svg:y="8.253cm">
          <draw:text-box>
            <text:p text:style-name="P1"><text:span text:style-name="T9"><text:s/></text:span></text:p>
          </draw:text-box>
        </draw:frame>
        <draw:frame draw:style-name="gr46" draw:text-style-name="P6" draw:layer="layout" svg:width="6.011cm" svg:height="0.425cm" svg:x="3.81cm" svg:y="8.319cm">
          <draw:text-box>
            <text:p text:style-name="P1"><text:span text:style-name="T6">Minor children and dates of birth: <text:s/></text:span></text:p>
          </draw:text-box>
        </draw:frame>
        <draw:frame draw:style-name="gr15" draw:text-style-name="P6" draw:layer="layout" svg:width="0.425cm" svg:height="0.424cm" svg:x="9.821cm" svg:y="8.272cm">
          <draw:text-box>
            <text:p text:style-name="P1"><text:span text:style-name="T7">☐</text:span></text:p>
          </draw:text-box>
        </draw:frame>
        <draw:frame draw:style-name="gr47" draw:text-style-name="P6" draw:layer="layout" svg:width="8.368cm" svg:height="0.425cm" svg:x="10.273cm" svg:y="8.319cm">
          <draw:text-box>
            <text:p text:style-name="P1"><text:span text:style-name="T6"><text:s/>N/A (Not applicable because the applicant does </text:span></text:p>
          </draw:text-box>
        </draw:frame>
        <draw:frame draw:style-name="gr48" draw:text-style-name="P6" draw:layer="layout" svg:width="5.068cm" svg:height="0.425cm" svg:x="3.81cm" svg:y="8.911cm">
          <draw:text-box>
            <text:p text:style-name="P1"><text:span text:style-name="T6">not have any minor children) </text:span></text:p>
          </draw:text-box>
        </draw:frame>
        <draw:frame draw:style-name="gr11" draw:text-style-name="P6" draw:layer="layout" svg:width="0.422cm" svg:height="0.425cm" svg:x="3.387cm" svg:y="9.73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3.263cm" svg:height="0.425cm" svg:x="4.149cm" svg:y="9.73cm">
          <draw:text-box>
            <text:p text:style-name="P1"><text:span text:style-name="T5">Child’s First Name </text:span></text:p>
          </draw:text-box>
        </draw:frame>
        <draw:frame draw:style-name="gr50" draw:text-style-name="P6" draw:layer="layout" svg:width="3.744cm" svg:height="0.425cm" svg:x="8.382cm" svg:y="9.73cm">
          <draw:text-box>
            <text:p text:style-name="P1"><text:span text:style-name="T5">Child’s Middle Name </text:span></text:p>
          </draw:text-box>
        </draw:frame>
        <draw:frame draw:style-name="gr51" draw:text-style-name="P6" draw:layer="layout" svg:width="3.202cm" svg:height="0.425cm" svg:x="12.615cm" svg:y="9.73cm">
          <draw:text-box>
            <text:p text:style-name="P1"><text:span text:style-name="T5">Child’s Last Name </text:span></text:p>
          </draw:text-box>
        </draw:frame>
        <draw:frame draw:style-name="gr52" draw:text-style-name="P6" draw:layer="layout" svg:width="2.193cm" svg:height="0.425cm" svg:x="16.849cm" svg:y="9.73cm">
          <draw:text-box>
            <text:p text:style-name="P1"><text:span text:style-name="T5">Child’s Date </text:span></text:p>
          </draw:text-box>
        </draw:frame>
        <draw:polygon draw:style-name="gr6" draw:text-style-name="P4" draw:layer="layout" svg:width="0.029cm" svg:height="0.028cm" svg:x="3.16cm" svg:y="9.652cm" svg:viewBox="0 0 30 29" draw:points="0,0 30,0 30,29 0,29">
          <text:p/>
        </draw:polygon>
        <draw:polygon draw:style-name="gr6" draw:text-style-name="P4" draw:layer="layout" svg:width="0.029cm" svg:height="0.028cm" svg:x="3.16cm" svg:y="9.652cm" svg:viewBox="0 0 30 29" draw:points="0,0 30,0 30,29 0,29">
          <text:p/>
        </draw:polygon>
        <draw:polygon draw:style-name="gr6" draw:text-style-name="P4" draw:layer="layout" svg:width="0.763cm" svg:height="0.028cm" svg:x="3.189cm" svg:y="9.652cm" svg:viewBox="0 0 764 29" draw:points="0,0 764,0 764,29 0,29">
          <text:p/>
        </draw:polygon>
        <draw:polygon draw:style-name="gr6" draw:text-style-name="P4" draw:layer="layout" svg:width="0.028cm" svg:height="0.028cm" svg:x="3.951cm" svg:y="9.652cm" svg:viewBox="0 0 29 29" draw:points="0,0 29,0 29,29 0,29">
          <text:p/>
        </draw:polygon>
        <draw:polygon draw:style-name="gr6" draw:text-style-name="P4" draw:layer="layout" svg:width="4.205cm" svg:height="0.028cm" svg:x="3.979cm" svg:y="9.652cm" svg:viewBox="0 0 4206 29" draw:points="0,0 4206,0 4206,29 0,29">
          <text:p/>
        </draw:polygon>
        <draw:polygon draw:style-name="gr6" draw:text-style-name="P4" draw:layer="layout" svg:width="0.028cm" svg:height="0.028cm" svg:x="8.184cm" svg:y="9.652cm" svg:viewBox="0 0 29 29" draw:points="0,0 29,0 29,29 0,29">
          <text:p/>
        </draw:polygon>
        <draw:polygon draw:style-name="gr6" draw:text-style-name="P4" draw:layer="layout" svg:width="4.205cm" svg:height="0.028cm" svg:x="8.212cm" svg:y="9.652cm" svg:viewBox="0 0 4206 29" draw:points="0,0 4206,0 4206,29 0,29">
          <text:p/>
        </draw:polygon>
        <draw:polygon draw:style-name="gr6" draw:text-style-name="P4" draw:layer="layout" svg:width="0.028cm" svg:height="0.028cm" svg:x="12.417cm" svg:y="9.652cm" svg:viewBox="0 0 29 29" draw:points="0,0 29,0 29,29 0,29">
          <text:p/>
        </draw:polygon>
        <draw:polygon draw:style-name="gr6" draw:text-style-name="P4" draw:layer="layout" svg:width="4.206cm" svg:height="0.028cm" svg:x="12.446cm" svg:y="9.652cm" svg:viewBox="0 0 4207 29" draw:points="0,0 4207,0 4207,29 0,29">
          <text:p/>
        </draw:polygon>
        <draw:polygon draw:style-name="gr6" draw:text-style-name="P4" draw:layer="layout" svg:width="0.028cm" svg:height="0.028cm" svg:x="16.651cm" svg:y="9.652cm" svg:viewBox="0 0 29 29" draw:points="0,0 29,0 29,29 0,29">
          <text:p/>
        </draw:polygon>
        <draw:polygon draw:style-name="gr6" draw:text-style-name="P4" draw:layer="layout" svg:width="2.342cm" svg:height="0.028cm" svg:x="16.679cm" svg:y="9.652cm" svg:viewBox="0 0 2343 29" draw:points="0,0 2343,0 2343,29 0,29">
          <text:p/>
        </draw:polygon>
        <draw:polygon draw:style-name="gr6" draw:text-style-name="P4" draw:layer="layout" svg:width="0.029cm" svg:height="0.028cm" svg:x="19.021cm" svg:y="9.652cm" svg:viewBox="0 0 30 29" draw:points="0,0 30,0 30,29 0,29">
          <text:p/>
        </draw:polygon>
        <draw:polygon draw:style-name="gr6" draw:text-style-name="P4" draw:layer="layout" svg:width="0.029cm" svg:height="0.028cm" svg:x="19.021cm" svg:y="9.652cm" svg:viewBox="0 0 30 29" draw:points="0,0 30,0 30,29 0,29">
          <text:p/>
        </draw:polygon>
        <draw:polygon draw:style-name="gr6" draw:text-style-name="P4" draw:layer="layout" svg:width="0.029cm" svg:height="1.017cm" svg:x="3.16cm" svg:y="9.68cm" svg:viewBox="0 0 30 1018" draw:points="0,0 30,0 30,1018 0,1018">
          <text:p/>
        </draw:polygon>
        <draw:polygon draw:style-name="gr6" draw:text-style-name="P4" draw:layer="layout" svg:width="0.028cm" svg:height="1.017cm" svg:x="3.951cm" svg:y="9.68cm" svg:viewBox="0 0 29 1018" draw:points="0,0 29,0 29,1018 0,1018">
          <text:p/>
        </draw:polygon>
        <draw:polygon draw:style-name="gr6" draw:text-style-name="P4" draw:layer="layout" svg:width="0.028cm" svg:height="1.017cm" svg:x="8.184cm" svg:y="9.68cm" svg:viewBox="0 0 29 1018" draw:points="0,0 29,0 29,1018 0,1018">
          <text:p/>
        </draw:polygon>
        <draw:polygon draw:style-name="gr6" draw:text-style-name="P4" draw:layer="layout" svg:width="0.028cm" svg:height="1.017cm" svg:x="12.417cm" svg:y="9.68cm" svg:viewBox="0 0 29 1018" draw:points="0,0 29,0 29,1018 0,1018">
          <text:p/>
        </draw:polygon>
        <draw:polygon draw:style-name="gr6" draw:text-style-name="P4" draw:layer="layout" svg:width="0.028cm" svg:height="1.017cm" svg:x="16.651cm" svg:y="9.68cm" svg:viewBox="0 0 29 1018" draw:points="0,0 29,0 29,1018 0,1018">
          <text:p/>
        </draw:polygon>
        <draw:polygon draw:style-name="gr6" draw:text-style-name="P4" draw:layer="layout" svg:width="0.029cm" svg:height="1.017cm" svg:x="19.021cm" svg:y="9.68cm" svg:viewBox="0 0 30 1018" draw:points="0,0 30,0 30,1018 0,1018">
          <text:p/>
        </draw:polygon>
        <draw:frame draw:style-name="gr53" draw:text-style-name="P6" draw:layer="layout" svg:width="1.421cm" svg:height="0.425cm" svg:x="16.849cm" svg:y="10.238cm">
          <draw:text-box>
            <text:p text:style-name="P1"><text:span text:style-name="T5">of Birth </text:span></text:p>
          </draw:text-box>
        </draw:frame>
        <draw:frame draw:style-name="gr11" draw:text-style-name="P6" draw:layer="layout" svg:width="0.422cm" svg:height="0.425cm" svg:x="3.584cm" svg:y="10.802cm">
          <draw:text-box>
            <text:p text:style-name="P1"><text:span text:style-name="T6">1 </text:span></text:p>
          </draw:text-box>
        </draw:frame>
        <draw:frame draw:style-name="gr11" draw:text-style-name="P6" draw:layer="layout" svg:width="0.422cm" svg:height="0.425cm" svg:x="4.149cm" svg:y="10.80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382cm" svg:y="10.80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615cm" svg:y="10.802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0.029cm" svg:height="0.028cm" svg:x="3.16cm" svg:y="10.696cm" svg:viewBox="0 0 30 29" draw:points="0,0 30,0 30,29 0,29">
          <text:p/>
        </draw:polygon>
        <draw:polygon draw:style-name="gr6" draw:text-style-name="P4" draw:layer="layout" svg:width="0.763cm" svg:height="0.028cm" svg:x="3.189cm" svg:y="10.696cm" svg:viewBox="0 0 764 29" draw:points="0,0 764,0 764,29 0,29">
          <text:p/>
        </draw:polygon>
        <draw:polygon draw:style-name="gr6" draw:text-style-name="P4" draw:layer="layout" svg:width="0.028cm" svg:height="0.028cm" svg:x="3.951cm" svg:y="10.696cm" svg:viewBox="0 0 29 29" draw:points="0,0 29,0 29,29 0,29">
          <text:p/>
        </draw:polygon>
        <draw:polygon draw:style-name="gr6" draw:text-style-name="P4" draw:layer="layout" svg:width="4.205cm" svg:height="0.028cm" svg:x="3.979cm" svg:y="10.696cm" svg:viewBox="0 0 4206 29" draw:points="0,0 4206,0 4206,29 0,29">
          <text:p/>
        </draw:polygon>
        <draw:polygon draw:style-name="gr6" draw:text-style-name="P4" draw:layer="layout" svg:width="0.028cm" svg:height="0.028cm" svg:x="8.184cm" svg:y="10.696cm" svg:viewBox="0 0 29 29" draw:points="0,0 29,0 29,29 0,29">
          <text:p/>
        </draw:polygon>
        <draw:polygon draw:style-name="gr6" draw:text-style-name="P4" draw:layer="layout" svg:width="4.205cm" svg:height="0.028cm" svg:x="8.212cm" svg:y="10.696cm" svg:viewBox="0 0 4206 29" draw:points="0,0 4206,0 4206,29 0,29">
          <text:p/>
        </draw:polygon>
        <draw:polygon draw:style-name="gr6" draw:text-style-name="P4" draw:layer="layout" svg:width="0.028cm" svg:height="0.028cm" svg:x="12.417cm" svg:y="10.696cm" svg:viewBox="0 0 29 29" draw:points="0,0 29,0 29,29 0,29">
          <text:p/>
        </draw:polygon>
        <draw:polygon draw:style-name="gr6" draw:text-style-name="P4" draw:layer="layout" svg:width="4.206cm" svg:height="0.028cm" svg:x="12.446cm" svg:y="10.696cm" svg:viewBox="0 0 4207 29" draw:points="0,0 4207,0 4207,29 0,29">
          <text:p/>
        </draw:polygon>
        <draw:polygon draw:style-name="gr6" draw:text-style-name="P4" draw:layer="layout" svg:width="0.028cm" svg:height="0.028cm" svg:x="16.651cm" svg:y="10.696cm" svg:viewBox="0 0 29 29" draw:points="0,0 29,0 29,29 0,29">
          <text:p/>
        </draw:polygon>
        <draw:polygon draw:style-name="gr6" draw:text-style-name="P4" draw:layer="layout" svg:width="2.342cm" svg:height="0.028cm" svg:x="16.679cm" svg:y="10.696cm" svg:viewBox="0 0 2343 29" draw:points="0,0 2343,0 2343,29 0,29">
          <text:p/>
        </draw:polygon>
        <draw:polygon draw:style-name="gr6" draw:text-style-name="P4" draw:layer="layout" svg:width="0.029cm" svg:height="0.028cm" svg:x="19.021cm" svg:y="10.696cm" svg:viewBox="0 0 30 29" draw:points="0,0 30,0 30,29 0,29">
          <text:p/>
        </draw:polygon>
        <draw:polygon draw:style-name="gr6" draw:text-style-name="P4" draw:layer="layout" svg:width="0.029cm" svg:height="0.649cm" svg:x="3.16cm" svg:y="10.724cm" svg:viewBox="0 0 30 650" draw:points="0,0 30,0 30,650 0,650">
          <text:p/>
        </draw:polygon>
        <draw:polygon draw:style-name="gr6" draw:text-style-name="P4" draw:layer="layout" svg:width="0.028cm" svg:height="0.649cm" svg:x="3.951cm" svg:y="10.724cm" svg:viewBox="0 0 29 650" draw:points="0,0 29,0 29,650 0,650">
          <text:p/>
        </draw:polygon>
        <draw:polygon draw:style-name="gr6" draw:text-style-name="P4" draw:layer="layout" svg:width="0.028cm" svg:height="0.649cm" svg:x="8.184cm" svg:y="10.724cm" svg:viewBox="0 0 29 650" draw:points="0,0 29,0 29,650 0,650">
          <text:p/>
        </draw:polygon>
        <draw:polygon draw:style-name="gr6" draw:text-style-name="P4" draw:layer="layout" svg:width="0.028cm" svg:height="0.649cm" svg:x="12.417cm" svg:y="10.724cm" svg:viewBox="0 0 29 650" draw:points="0,0 29,0 29,650 0,650">
          <text:p/>
        </draw:polygon>
        <draw:polygon draw:style-name="gr6" draw:text-style-name="P4" draw:layer="layout" svg:width="0.028cm" svg:height="0.649cm" svg:x="16.651cm" svg:y="10.724cm" svg:viewBox="0 0 29 650" draw:points="0,0 29,0 29,650 0,650">
          <text:p/>
        </draw:polygon>
        <draw:polygon draw:style-name="gr6" draw:text-style-name="P4" draw:layer="layout" svg:width="0.029cm" svg:height="0.649cm" svg:x="19.021cm" svg:y="10.724cm" svg:viewBox="0 0 30 650" draw:points="0,0 30,0 30,650 0,650">
          <text:p/>
        </draw:polygon>
        <draw:frame draw:style-name="gr11" draw:text-style-name="P6" draw:layer="layout" svg:width="0.422cm" svg:height="0.425cm" svg:x="16.849cm" svg:y="10.802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584cm" svg:y="11.508cm">
          <draw:text-box>
            <text:p text:style-name="P1"><text:span text:style-name="T6">2 </text:span></text:p>
          </draw:text-box>
        </draw:frame>
        <draw:frame draw:style-name="gr11" draw:text-style-name="P6" draw:layer="layout" svg:width="0.422cm" svg:height="0.425cm" svg:x="4.149cm" svg:y="11.50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382cm" svg:y="11.50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615cm" svg:y="11.508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0.029cm" svg:height="0.028cm" svg:x="3.16cm" svg:y="11.373cm" svg:viewBox="0 0 30 29" draw:points="0,0 30,0 30,29 0,29">
          <text:p/>
        </draw:polygon>
        <draw:polygon draw:style-name="gr6" draw:text-style-name="P4" draw:layer="layout" svg:width="0.763cm" svg:height="0.028cm" svg:x="3.189cm" svg:y="11.373cm" svg:viewBox="0 0 764 29" draw:points="0,0 764,0 764,29 0,29">
          <text:p/>
        </draw:polygon>
        <draw:polygon draw:style-name="gr6" draw:text-style-name="P4" draw:layer="layout" svg:width="0.028cm" svg:height="0.028cm" svg:x="3.951cm" svg:y="11.373cm" svg:viewBox="0 0 29 29" draw:points="0,0 29,0 29,29 0,29">
          <text:p/>
        </draw:polygon>
        <draw:polygon draw:style-name="gr6" draw:text-style-name="P4" draw:layer="layout" svg:width="4.205cm" svg:height="0.028cm" svg:x="3.979cm" svg:y="11.373cm" svg:viewBox="0 0 4206 29" draw:points="0,0 4206,0 4206,29 0,29">
          <text:p/>
        </draw:polygon>
        <draw:polygon draw:style-name="gr6" draw:text-style-name="P4" draw:layer="layout" svg:width="0.028cm" svg:height="0.028cm" svg:x="8.184cm" svg:y="11.373cm" svg:viewBox="0 0 29 29" draw:points="0,0 29,0 29,29 0,29">
          <text:p/>
        </draw:polygon>
        <draw:polygon draw:style-name="gr6" draw:text-style-name="P4" draw:layer="layout" svg:width="4.205cm" svg:height="0.028cm" svg:x="8.212cm" svg:y="11.373cm" svg:viewBox="0 0 4206 29" draw:points="0,0 4206,0 4206,29 0,29">
          <text:p/>
        </draw:polygon>
        <draw:polygon draw:style-name="gr6" draw:text-style-name="P4" draw:layer="layout" svg:width="0.028cm" svg:height="0.028cm" svg:x="12.417cm" svg:y="11.373cm" svg:viewBox="0 0 29 29" draw:points="0,0 29,0 29,29 0,29">
          <text:p/>
        </draw:polygon>
        <draw:polygon draw:style-name="gr6" draw:text-style-name="P4" draw:layer="layout" svg:width="4.206cm" svg:height="0.028cm" svg:x="12.446cm" svg:y="11.373cm" svg:viewBox="0 0 4207 29" draw:points="0,0 4207,0 4207,29 0,29">
          <text:p/>
        </draw:polygon>
        <draw:polygon draw:style-name="gr6" draw:text-style-name="P4" draw:layer="layout" svg:width="0.028cm" svg:height="0.028cm" svg:x="16.651cm" svg:y="11.373cm" svg:viewBox="0 0 29 29" draw:points="0,0 29,0 29,29 0,29">
          <text:p/>
        </draw:polygon>
        <draw:polygon draw:style-name="gr6" draw:text-style-name="P4" draw:layer="layout" svg:width="2.342cm" svg:height="0.028cm" svg:x="16.679cm" svg:y="11.373cm" svg:viewBox="0 0 2343 29" draw:points="0,0 2343,0 2343,29 0,29">
          <text:p/>
        </draw:polygon>
        <draw:polygon draw:style-name="gr6" draw:text-style-name="P4" draw:layer="layout" svg:width="0.029cm" svg:height="0.028cm" svg:x="19.021cm" svg:y="11.373cm" svg:viewBox="0 0 30 29" draw:points="0,0 30,0 30,29 0,29">
          <text:p/>
        </draw:polygon>
        <draw:polygon draw:style-name="gr6" draw:text-style-name="P4" draw:layer="layout" svg:width="0.029cm" svg:height="0.678cm" svg:x="3.16cm" svg:y="11.401cm" svg:viewBox="0 0 30 679" draw:points="0,0 30,0 30,679 0,679">
          <text:p/>
        </draw:polygon>
        <draw:polygon draw:style-name="gr6" draw:text-style-name="P4" draw:layer="layout" svg:width="0.028cm" svg:height="0.678cm" svg:x="3.951cm" svg:y="11.401cm" svg:viewBox="0 0 29 679" draw:points="0,0 29,0 29,679 0,679">
          <text:p/>
        </draw:polygon>
        <draw:polygon draw:style-name="gr6" draw:text-style-name="P4" draw:layer="layout" svg:width="0.028cm" svg:height="0.678cm" svg:x="8.184cm" svg:y="11.401cm" svg:viewBox="0 0 29 679" draw:points="0,0 29,0 29,679 0,679">
          <text:p/>
        </draw:polygon>
        <draw:polygon draw:style-name="gr6" draw:text-style-name="P4" draw:layer="layout" svg:width="0.028cm" svg:height="0.678cm" svg:x="12.417cm" svg:y="11.401cm" svg:viewBox="0 0 29 679" draw:points="0,0 29,0 29,679 0,679">
          <text:p/>
        </draw:polygon>
        <draw:polygon draw:style-name="gr6" draw:text-style-name="P4" draw:layer="layout" svg:width="0.028cm" svg:height="0.678cm" svg:x="16.651cm" svg:y="11.401cm" svg:viewBox="0 0 29 679" draw:points="0,0 29,0 29,679 0,679">
          <text:p/>
        </draw:polygon>
        <draw:polygon draw:style-name="gr6" draw:text-style-name="P4" draw:layer="layout" svg:width="0.029cm" svg:height="0.678cm" svg:x="19.021cm" svg:y="11.401cm" svg:viewBox="0 0 30 679" draw:points="0,0 30,0 30,679 0,679">
          <text:p/>
        </draw:polygon>
        <draw:frame draw:style-name="gr11" draw:text-style-name="P6" draw:layer="layout" svg:width="0.422cm" svg:height="0.425cm" svg:x="16.849cm" svg:y="11.50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584cm" svg:y="12.185cm">
          <draw:text-box>
            <text:p text:style-name="P1"><text:span text:style-name="T6">3 </text:span></text:p>
          </draw:text-box>
        </draw:frame>
        <draw:frame draw:style-name="gr11" draw:text-style-name="P6" draw:layer="layout" svg:width="0.422cm" svg:height="0.425cm" svg:x="4.149cm" svg:y="12.1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382cm" svg:y="12.1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615cm" svg:y="12.185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0.029cm" svg:height="0.028cm" svg:x="3.16cm" svg:y="12.079cm" svg:viewBox="0 0 30 29" draw:points="0,0 30,0 30,29 0,29">
          <text:p/>
        </draw:polygon>
        <draw:polygon draw:style-name="gr6" draw:text-style-name="P4" draw:layer="layout" svg:width="0.763cm" svg:height="0.028cm" svg:x="3.189cm" svg:y="12.079cm" svg:viewBox="0 0 764 29" draw:points="0,0 764,0 764,29 0,29">
          <text:p/>
        </draw:polygon>
        <draw:polygon draw:style-name="gr6" draw:text-style-name="P4" draw:layer="layout" svg:width="0.028cm" svg:height="0.028cm" svg:x="3.951cm" svg:y="12.079cm" svg:viewBox="0 0 29 29" draw:points="0,0 29,0 29,29 0,29">
          <text:p/>
        </draw:polygon>
        <draw:polygon draw:style-name="gr6" draw:text-style-name="P4" draw:layer="layout" svg:width="4.205cm" svg:height="0.028cm" svg:x="3.979cm" svg:y="12.079cm" svg:viewBox="0 0 4206 29" draw:points="0,0 4206,0 4206,29 0,29">
          <text:p/>
        </draw:polygon>
        <draw:polygon draw:style-name="gr6" draw:text-style-name="P4" draw:layer="layout" svg:width="0.028cm" svg:height="0.028cm" svg:x="8.184cm" svg:y="12.079cm" svg:viewBox="0 0 29 29" draw:points="0,0 29,0 29,29 0,29">
          <text:p/>
        </draw:polygon>
        <draw:polygon draw:style-name="gr6" draw:text-style-name="P4" draw:layer="layout" svg:width="4.205cm" svg:height="0.028cm" svg:x="8.212cm" svg:y="12.079cm" svg:viewBox="0 0 4206 29" draw:points="0,0 4206,0 4206,29 0,29">
          <text:p/>
        </draw:polygon>
        <draw:polygon draw:style-name="gr6" draw:text-style-name="P4" draw:layer="layout" svg:width="0.028cm" svg:height="0.028cm" svg:x="12.417cm" svg:y="12.079cm" svg:viewBox="0 0 29 29" draw:points="0,0 29,0 29,29 0,29">
          <text:p/>
        </draw:polygon>
        <draw:polygon draw:style-name="gr6" draw:text-style-name="P4" draw:layer="layout" svg:width="4.206cm" svg:height="0.028cm" svg:x="12.446cm" svg:y="12.079cm" svg:viewBox="0 0 4207 29" draw:points="0,0 4207,0 4207,29 0,29">
          <text:p/>
        </draw:polygon>
        <draw:polygon draw:style-name="gr6" draw:text-style-name="P4" draw:layer="layout" svg:width="0.028cm" svg:height="0.028cm" svg:x="16.651cm" svg:y="12.079cm" svg:viewBox="0 0 29 29" draw:points="0,0 29,0 29,29 0,29">
          <text:p/>
        </draw:polygon>
        <draw:polygon draw:style-name="gr6" draw:text-style-name="P4" draw:layer="layout" svg:width="2.342cm" svg:height="0.028cm" svg:x="16.679cm" svg:y="12.079cm" svg:viewBox="0 0 2343 29" draw:points="0,0 2343,0 2343,29 0,29">
          <text:p/>
        </draw:polygon>
        <draw:polygon draw:style-name="gr6" draw:text-style-name="P4" draw:layer="layout" svg:width="0.029cm" svg:height="0.028cm" svg:x="19.021cm" svg:y="12.079cm" svg:viewBox="0 0 30 29" draw:points="0,0 30,0 30,29 0,29">
          <text:p/>
        </draw:polygon>
        <draw:polygon draw:style-name="gr6" draw:text-style-name="P4" draw:layer="layout" svg:width="0.029cm" svg:height="0.649cm" svg:x="3.16cm" svg:y="12.107cm" svg:viewBox="0 0 30 650" draw:points="0,0 30,0 30,650 0,650">
          <text:p/>
        </draw:polygon>
        <draw:polygon draw:style-name="gr6" draw:text-style-name="P4" draw:layer="layout" svg:width="0.028cm" svg:height="0.649cm" svg:x="3.951cm" svg:y="12.107cm" svg:viewBox="0 0 29 650" draw:points="0,0 29,0 29,650 0,650">
          <text:p/>
        </draw:polygon>
        <draw:polygon draw:style-name="gr6" draw:text-style-name="P4" draw:layer="layout" svg:width="0.028cm" svg:height="0.649cm" svg:x="8.184cm" svg:y="12.107cm" svg:viewBox="0 0 29 650" draw:points="0,0 29,0 29,650 0,650">
          <text:p/>
        </draw:polygon>
        <draw:polygon draw:style-name="gr6" draw:text-style-name="P4" draw:layer="layout" svg:width="0.028cm" svg:height="0.649cm" svg:x="12.417cm" svg:y="12.107cm" svg:viewBox="0 0 29 650" draw:points="0,0 29,0 29,650 0,650">
          <text:p/>
        </draw:polygon>
        <draw:polygon draw:style-name="gr6" draw:text-style-name="P4" draw:layer="layout" svg:width="0.028cm" svg:height="0.649cm" svg:x="16.651cm" svg:y="12.107cm" svg:viewBox="0 0 29 650" draw:points="0,0 29,0 29,650 0,650">
          <text:p/>
        </draw:polygon>
        <draw:polygon draw:style-name="gr6" draw:text-style-name="P4" draw:layer="layout" svg:width="0.029cm" svg:height="0.649cm" svg:x="19.021cm" svg:y="12.107cm" svg:viewBox="0 0 30 650" draw:points="0,0 30,0 30,650 0,650">
          <text:p/>
        </draw:polygon>
        <draw:frame draw:style-name="gr11" draw:text-style-name="P6" draw:layer="layout" svg:width="0.422cm" svg:height="0.425cm" svg:x="16.849cm" svg:y="12.18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584cm" svg:y="12.891cm">
          <draw:text-box>
            <text:p text:style-name="P1"><text:span text:style-name="T6">4 </text:span></text:p>
          </draw:text-box>
        </draw:frame>
        <draw:frame draw:style-name="gr11" draw:text-style-name="P6" draw:layer="layout" svg:width="0.422cm" svg:height="0.425cm" svg:x="4.149cm" svg:y="12.89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382cm" svg:y="12.89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615cm" svg:y="12.891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0.029cm" svg:height="0.028cm" svg:x="3.16cm" svg:y="12.756cm" svg:viewBox="0 0 30 29" draw:points="0,0 30,0 30,29 0,29">
          <text:p/>
        </draw:polygon>
        <draw:polygon draw:style-name="gr6" draw:text-style-name="P4" draw:layer="layout" svg:width="0.763cm" svg:height="0.028cm" svg:x="3.189cm" svg:y="12.756cm" svg:viewBox="0 0 764 29" draw:points="0,0 764,0 764,29 0,29">
          <text:p/>
        </draw:polygon>
        <draw:polygon draw:style-name="gr6" draw:text-style-name="P4" draw:layer="layout" svg:width="0.028cm" svg:height="0.028cm" svg:x="3.951cm" svg:y="12.756cm" svg:viewBox="0 0 29 29" draw:points="0,0 29,0 29,29 0,29">
          <text:p/>
        </draw:polygon>
        <draw:polygon draw:style-name="gr6" draw:text-style-name="P4" draw:layer="layout" svg:width="4.205cm" svg:height="0.028cm" svg:x="3.979cm" svg:y="12.756cm" svg:viewBox="0 0 4206 29" draw:points="0,0 4206,0 4206,29 0,29">
          <text:p/>
        </draw:polygon>
        <draw:polygon draw:style-name="gr6" draw:text-style-name="P4" draw:layer="layout" svg:width="0.028cm" svg:height="0.028cm" svg:x="8.184cm" svg:y="12.756cm" svg:viewBox="0 0 29 29" draw:points="0,0 29,0 29,29 0,29">
          <text:p/>
        </draw:polygon>
        <draw:polygon draw:style-name="gr6" draw:text-style-name="P4" draw:layer="layout" svg:width="4.205cm" svg:height="0.028cm" svg:x="8.212cm" svg:y="12.756cm" svg:viewBox="0 0 4206 29" draw:points="0,0 4206,0 4206,29 0,29">
          <text:p/>
        </draw:polygon>
        <draw:polygon draw:style-name="gr6" draw:text-style-name="P4" draw:layer="layout" svg:width="0.028cm" svg:height="0.028cm" svg:x="12.417cm" svg:y="12.756cm" svg:viewBox="0 0 29 29" draw:points="0,0 29,0 29,29 0,29">
          <text:p/>
        </draw:polygon>
        <draw:polygon draw:style-name="gr6" draw:text-style-name="P4" draw:layer="layout" svg:width="4.206cm" svg:height="0.028cm" svg:x="12.446cm" svg:y="12.756cm" svg:viewBox="0 0 4207 29" draw:points="0,0 4207,0 4207,29 0,29">
          <text:p/>
        </draw:polygon>
        <draw:polygon draw:style-name="gr6" draw:text-style-name="P4" draw:layer="layout" svg:width="0.028cm" svg:height="0.028cm" svg:x="16.651cm" svg:y="12.756cm" svg:viewBox="0 0 29 29" draw:points="0,0 29,0 29,29 0,29">
          <text:p/>
        </draw:polygon>
        <draw:polygon draw:style-name="gr6" draw:text-style-name="P4" draw:layer="layout" svg:width="2.342cm" svg:height="0.028cm" svg:x="16.679cm" svg:y="12.756cm" svg:viewBox="0 0 2343 29" draw:points="0,0 2343,0 2343,29 0,29">
          <text:p/>
        </draw:polygon>
        <draw:polygon draw:style-name="gr6" draw:text-style-name="P4" draw:layer="layout" svg:width="0.029cm" svg:height="0.028cm" svg:x="19.021cm" svg:y="12.756cm" svg:viewBox="0 0 30 29" draw:points="0,0 30,0 30,29 0,29">
          <text:p/>
        </draw:polygon>
        <draw:polygon draw:style-name="gr6" draw:text-style-name="P4" draw:layer="layout" svg:width="0.029cm" svg:height="0.677cm" svg:x="3.16cm" svg:y="12.784cm" svg:viewBox="0 0 30 678" draw:points="0,0 30,0 30,678 0,678">
          <text:p/>
        </draw:polygon>
        <draw:polygon draw:style-name="gr6" draw:text-style-name="P4" draw:layer="layout" svg:width="0.028cm" svg:height="0.677cm" svg:x="3.951cm" svg:y="12.784cm" svg:viewBox="0 0 29 678" draw:points="0,0 29,0 29,678 0,678">
          <text:p/>
        </draw:polygon>
        <draw:polygon draw:style-name="gr6" draw:text-style-name="P4" draw:layer="layout" svg:width="0.028cm" svg:height="0.677cm" svg:x="8.184cm" svg:y="12.784cm" svg:viewBox="0 0 29 678" draw:points="0,0 29,0 29,678 0,678">
          <text:p/>
        </draw:polygon>
        <draw:polygon draw:style-name="gr6" draw:text-style-name="P4" draw:layer="layout" svg:width="0.028cm" svg:height="0.677cm" svg:x="12.417cm" svg:y="12.784cm" svg:viewBox="0 0 29 678" draw:points="0,0 29,0 29,678 0,678">
          <text:p/>
        </draw:polygon>
        <draw:polygon draw:style-name="gr6" draw:text-style-name="P4" draw:layer="layout" svg:width="0.028cm" svg:height="0.677cm" svg:x="16.651cm" svg:y="12.784cm" svg:viewBox="0 0 29 678" draw:points="0,0 29,0 29,678 0,678">
          <text:p/>
        </draw:polygon>
        <draw:polygon draw:style-name="gr6" draw:text-style-name="P4" draw:layer="layout" svg:width="0.029cm" svg:height="0.677cm" svg:x="19.021cm" svg:y="12.784cm" svg:viewBox="0 0 30 678" draw:points="0,0 30,0 30,678 0,678">
          <text:p/>
        </draw:polygon>
        <draw:frame draw:style-name="gr11" draw:text-style-name="P6" draw:layer="layout" svg:width="0.422cm" svg:height="0.425cm" svg:x="16.849cm" svg:y="12.89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584cm" svg:y="13.568cm">
          <draw:text-box>
            <text:p text:style-name="P1"><text:span text:style-name="T6">5 </text:span></text:p>
          </draw:text-box>
        </draw:frame>
        <draw:frame draw:style-name="gr11" draw:text-style-name="P6" draw:layer="layout" svg:width="0.422cm" svg:height="0.425cm" svg:x="4.149cm" svg:y="13.56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382cm" svg:y="13.56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615cm" svg:y="13.568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0.029cm" svg:height="0.029cm" svg:x="3.16cm" svg:y="13.462cm" svg:viewBox="0 0 30 30" draw:points="0,0 30,0 30,30 0,30">
          <text:p/>
        </draw:polygon>
        <draw:polygon draw:style-name="gr6" draw:text-style-name="P4" draw:layer="layout" svg:width="0.763cm" svg:height="0.029cm" svg:x="3.189cm" svg:y="13.462cm" svg:viewBox="0 0 764 30" draw:points="0,0 764,0 764,30 0,30">
          <text:p/>
        </draw:polygon>
        <draw:polygon draw:style-name="gr6" draw:text-style-name="P4" draw:layer="layout" svg:width="0.028cm" svg:height="0.029cm" svg:x="3.951cm" svg:y="13.462cm" svg:viewBox="0 0 29 30" draw:points="0,0 29,0 29,30 0,30">
          <text:p/>
        </draw:polygon>
        <draw:polygon draw:style-name="gr6" draw:text-style-name="P4" draw:layer="layout" svg:width="4.205cm" svg:height="0.029cm" svg:x="3.979cm" svg:y="13.462cm" svg:viewBox="0 0 4206 30" draw:points="0,0 4206,0 4206,30 0,30">
          <text:p/>
        </draw:polygon>
        <draw:polygon draw:style-name="gr6" draw:text-style-name="P4" draw:layer="layout" svg:width="0.028cm" svg:height="0.029cm" svg:x="8.184cm" svg:y="13.462cm" svg:viewBox="0 0 29 30" draw:points="0,0 29,0 29,30 0,30">
          <text:p/>
        </draw:polygon>
        <draw:polygon draw:style-name="gr6" draw:text-style-name="P4" draw:layer="layout" svg:width="4.205cm" svg:height="0.029cm" svg:x="8.212cm" svg:y="13.462cm" svg:viewBox="0 0 4206 30" draw:points="0,0 4206,0 4206,30 0,30">
          <text:p/>
        </draw:polygon>
        <draw:polygon draw:style-name="gr6" draw:text-style-name="P4" draw:layer="layout" svg:width="0.028cm" svg:height="0.029cm" svg:x="12.417cm" svg:y="13.462cm" svg:viewBox="0 0 29 30" draw:points="0,0 29,0 29,30 0,30">
          <text:p/>
        </draw:polygon>
        <draw:polygon draw:style-name="gr6" draw:text-style-name="P4" draw:layer="layout" svg:width="4.206cm" svg:height="0.029cm" svg:x="12.446cm" svg:y="13.462cm" svg:viewBox="0 0 4207 30" draw:points="0,0 4207,0 4207,30 0,30">
          <text:p/>
        </draw:polygon>
        <draw:polygon draw:style-name="gr6" draw:text-style-name="P4" draw:layer="layout" svg:width="0.028cm" svg:height="0.029cm" svg:x="16.651cm" svg:y="13.462cm" svg:viewBox="0 0 29 30" draw:points="0,0 29,0 29,30 0,30">
          <text:p/>
        </draw:polygon>
        <draw:polygon draw:style-name="gr6" draw:text-style-name="P4" draw:layer="layout" svg:width="2.342cm" svg:height="0.029cm" svg:x="16.679cm" svg:y="13.462cm" svg:viewBox="0 0 2343 30" draw:points="0,0 2343,0 2343,30 0,30">
          <text:p/>
        </draw:polygon>
        <draw:polygon draw:style-name="gr6" draw:text-style-name="P4" draw:layer="layout" svg:width="0.029cm" svg:height="0.029cm" svg:x="19.021cm" svg:y="13.462cm" svg:viewBox="0 0 30 30" draw:points="0,0 30,0 30,30 0,30">
          <text:p/>
        </draw:polygon>
        <draw:polygon draw:style-name="gr6" draw:text-style-name="P4" draw:layer="layout" svg:width="0.029cm" svg:height="0.649cm" svg:x="3.16cm" svg:y="13.49cm" svg:viewBox="0 0 30 650" draw:points="0,0 30,0 30,650 0,650">
          <text:p/>
        </draw:polygon>
        <draw:polygon draw:style-name="gr6" draw:text-style-name="P4" draw:layer="layout" svg:width="0.029cm" svg:height="0.028cm" svg:x="3.16cm" svg:y="14.139cm" svg:viewBox="0 0 30 29" draw:points="0,0 30,0 30,29 0,29">
          <text:p/>
        </draw:polygon>
        <draw:polygon draw:style-name="gr6" draw:text-style-name="P4" draw:layer="layout" svg:width="0.029cm" svg:height="0.028cm" svg:x="3.16cm" svg:y="14.139cm" svg:viewBox="0 0 30 29" draw:points="0,0 30,0 30,29 0,29">
          <text:p/>
        </draw:polygon>
        <draw:polygon draw:style-name="gr6" draw:text-style-name="P4" draw:layer="layout" svg:width="0.763cm" svg:height="0.028cm" svg:x="3.189cm" svg:y="14.139cm" svg:viewBox="0 0 764 29" draw:points="0,0 764,0 764,29 0,29">
          <text:p/>
        </draw:polygon>
        <draw:polygon draw:style-name="gr6" draw:text-style-name="P4" draw:layer="layout" svg:width="0.028cm" svg:height="0.649cm" svg:x="3.951cm" svg:y="13.49cm" svg:viewBox="0 0 29 650" draw:points="0,0 29,0 29,650 0,650">
          <text:p/>
        </draw:polygon>
        <draw:polygon draw:style-name="gr6" draw:text-style-name="P4" draw:layer="layout" svg:width="0.028cm" svg:height="0.028cm" svg:x="3.951cm" svg:y="14.139cm" svg:viewBox="0 0 29 29" draw:points="0,0 29,0 29,29 0,29">
          <text:p/>
        </draw:polygon>
        <draw:polygon draw:style-name="gr6" draw:text-style-name="P4" draw:layer="layout" svg:width="4.205cm" svg:height="0.028cm" svg:x="3.979cm" svg:y="14.139cm" svg:viewBox="0 0 4206 29" draw:points="0,0 4206,0 4206,29 0,29">
          <text:p/>
        </draw:polygon>
        <draw:polygon draw:style-name="gr6" draw:text-style-name="P4" draw:layer="layout" svg:width="0.028cm" svg:height="0.649cm" svg:x="8.184cm" svg:y="13.49cm" svg:viewBox="0 0 29 650" draw:points="0,0 29,0 29,650 0,650">
          <text:p/>
        </draw:polygon>
        <draw:polygon draw:style-name="gr6" draw:text-style-name="P4" draw:layer="layout" svg:width="0.028cm" svg:height="0.028cm" svg:x="8.184cm" svg:y="14.139cm" svg:viewBox="0 0 29 29" draw:points="0,0 29,0 29,29 0,29">
          <text:p/>
        </draw:polygon>
        <draw:polygon draw:style-name="gr6" draw:text-style-name="P4" draw:layer="layout" svg:width="4.205cm" svg:height="0.028cm" svg:x="8.212cm" svg:y="14.139cm" svg:viewBox="0 0 4206 29" draw:points="0,0 4206,0 4206,29 0,29">
          <text:p/>
        </draw:polygon>
        <draw:polygon draw:style-name="gr6" draw:text-style-name="P4" draw:layer="layout" svg:width="0.028cm" svg:height="0.649cm" svg:x="12.417cm" svg:y="13.49cm" svg:viewBox="0 0 29 650" draw:points="0,0 29,0 29,650 0,650">
          <text:p/>
        </draw:polygon>
        <draw:polygon draw:style-name="gr6" draw:text-style-name="P4" draw:layer="layout" svg:width="0.028cm" svg:height="0.028cm" svg:x="12.417cm" svg:y="14.139cm" svg:viewBox="0 0 29 29" draw:points="0,0 29,0 29,29 0,29">
          <text:p/>
        </draw:polygon>
        <draw:polygon draw:style-name="gr6" draw:text-style-name="P4" draw:layer="layout" svg:width="4.206cm" svg:height="0.028cm" svg:x="12.446cm" svg:y="14.139cm" svg:viewBox="0 0 4207 29" draw:points="0,0 4207,0 4207,29 0,29">
          <text:p/>
        </draw:polygon>
        <draw:polygon draw:style-name="gr6" draw:text-style-name="P4" draw:layer="layout" svg:width="0.028cm" svg:height="0.649cm" svg:x="16.651cm" svg:y="13.49cm" svg:viewBox="0 0 29 650" draw:points="0,0 29,0 29,650 0,650">
          <text:p/>
        </draw:polygon>
        <draw:polygon draw:style-name="gr6" draw:text-style-name="P4" draw:layer="layout" svg:width="0.028cm" svg:height="0.028cm" svg:x="16.651cm" svg:y="14.139cm" svg:viewBox="0 0 29 29" draw:points="0,0 29,0 29,29 0,29">
          <text:p/>
        </draw:polygon>
        <draw:polygon draw:style-name="gr6" draw:text-style-name="P4" draw:layer="layout" svg:width="2.342cm" svg:height="0.028cm" svg:x="16.679cm" svg:y="14.139cm" svg:viewBox="0 0 2343 29" draw:points="0,0 2343,0 2343,29 0,29">
          <text:p/>
        </draw:polygon>
        <draw:polygon draw:style-name="gr6" draw:text-style-name="P4" draw:layer="layout" svg:width="0.029cm" svg:height="0.649cm" svg:x="19.021cm" svg:y="13.49cm" svg:viewBox="0 0 30 650" draw:points="0,0 30,0 30,650 0,650">
          <text:p/>
        </draw:polygon>
        <draw:polygon draw:style-name="gr6" draw:text-style-name="P4" draw:layer="layout" svg:width="0.029cm" svg:height="0.028cm" svg:x="19.021cm" svg:y="14.139cm" svg:viewBox="0 0 30 29" draw:points="0,0 30,0 30,29 0,29">
          <text:p/>
        </draw:polygon>
        <draw:polygon draw:style-name="gr6" draw:text-style-name="P4" draw:layer="layout" svg:width="0.029cm" svg:height="0.028cm" svg:x="19.021cm" svg:y="14.139cm" svg:viewBox="0 0 30 29" draw:points="0,0 30,0 30,29 0,29">
          <text:p/>
        </draw:polygon>
        <draw:frame draw:style-name="gr11" draw:text-style-name="P6" draw:layer="layout" svg:width="0.422cm" svg:height="0.425cm" svg:x="16.849cm" svg:y="13.568cm">
          <draw:text-box>
            <text:p text:style-name="P1"><text:span text:style-name="T6"><text:s/></text:span></text:p>
          </draw:text-box>
        </draw:frame>
        <draw:frame draw:style-name="gr54" draw:text-style-name="P6" draw:layer="layout" svg:width="7.448cm" svg:height="0.425cm" svg:x="3.81cm" svg:y="14.273cm">
          <draw:text-box>
            <text:p text:style-name="P1"><text:span text:style-name="T10">If more than five children, add more paper. </text:span></text:p>
          </draw:text-box>
        </draw:frame>
        <draw:frame draw:style-name="gr55" draw:text-style-name="P6" draw:layer="layout" svg:width="11.946cm" svg:height="0.425cm" svg:x="3.81cm" svg:y="15.092cm">
          <draw:text-box>
            <text:p text:style-name="P1"><text:span text:style-name="T6">Does this application include any of the minor children listed above? <text:s/></text:span></text:p>
          </draw:text-box>
        </draw:frame>
        <draw:frame draw:style-name="gr15" draw:text-style-name="P6" draw:layer="layout" svg:width="0.425cm" svg:height="0.424cm" svg:x="15.746cm" svg:y="15.046cm">
          <draw:text-box>
            <text:p text:style-name="P1"><text:span text:style-name="T7">☐</text:span></text:p>
          </draw:text-box>
        </draw:frame>
        <draw:frame draw:style-name="gr44" draw:text-style-name="P6" draw:layer="layout" svg:width="0.776cm" svg:height="0.425cm" svg:x="16.2cm" svg:y="15.092cm">
          <draw:text-box>
            <text:p text:style-name="P1"><text:span text:style-name="T6"><text:s/>Yes </text:span></text:p>
          </draw:text-box>
        </draw:frame>
        <draw:frame draw:style-name="gr15" draw:text-style-name="P6" draw:layer="layout" svg:width="0.425cm" svg:height="0.424cm" svg:x="17.78cm" svg:y="15.046cm">
          <draw:text-box>
            <text:p text:style-name="P1"><text:span text:style-name="T7">☐</text:span></text:p>
          </draw:text-box>
        </draw:frame>
        <draw:frame draw:style-name="gr45" draw:text-style-name="P6" draw:layer="layout" svg:width="0.69cm" svg:height="0.425cm" svg:x="18.232cm" svg:y="15.092cm">
          <draw:text-box>
            <text:p text:style-name="P1"><text:span text:style-name="T6"><text:s/>No </text:span></text:p>
          </draw:text-box>
        </draw:frame>
        <draw:frame draw:style-name="gr56" draw:text-style-name="P6" draw:layer="layout" svg:width="11.254cm" svg:height="0.425cm" svg:x="3.81cm" svg:y="15.967cm">
          <draw:text-box>
            <text:p text:style-name="P1"><text:span text:style-name="T6">If Yes, which of the minor children does this application include? <text:s/></text:span></text:p>
          </draw:text-box>
        </draw:frame>
        <draw:frame draw:style-name="gr11" draw:text-style-name="P6" draw:layer="layout" svg:width="0.422cm" svg:height="0.425cm" svg:x="15.24cm" svg:y="15.96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5.967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4.093cm" svg:height="0.028cm" svg:x="14.957cm" svg:y="16.34cm" svg:viewBox="0 0 4094 29" draw:points="0,0 4094,0 4094,29 0,29">
          <text:p/>
        </draw:polygon>
        <draw:frame draw:style-name="gr11" draw:text-style-name="P6" draw:layer="layout" svg:width="0.422cm" svg:height="0.425cm" svg:x="17.78cm" svg:y="15.96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81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6.531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5.243cm" svg:height="0.028cm" svg:x="3.81cm" svg:y="16.905cm" svg:viewBox="0 0 15244 29" draw:points="0,0 15244,0 15244,29 0,29">
          <text:p/>
        </draw:polygon>
        <draw:frame draw:style-name="gr11" draw:text-style-name="P6" draw:layer="layout" svg:width="0.422cm" svg:height="0.425cm" svg:x="17.78cm" svg:y="16.53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81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17.096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5.243cm" svg:height="0.028cm" svg:x="3.81cm" svg:y="17.469cm" svg:viewBox="0 0 15244 29" draw:points="0,0 15244,0 15244,29 0,29">
          <text:p/>
        </draw:polygon>
        <draw:frame draw:style-name="gr11" draw:text-style-name="P6" draw:layer="layout" svg:width="0.422cm" svg:height="0.425cm" svg:x="19.05cm" svg:y="17.09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189cm" svg:y="17.942cm">
          <draw:text-box>
            <text:p text:style-name="P1"><text:span text:style-name="T6">6.</text:span></text:p>
          </draw:text-box>
        </draw:frame>
        <draw:frame draw:style-name="gr24" draw:text-style-name="P6" draw:layer="layout" svg:width="0.422cm" svg:height="0.475cm" svg:x="3.499cm" svg:y="17.877cm">
          <draw:text-box>
            <text:p text:style-name="P1"><text:span text:style-name="T9"><text:s/></text:span></text:p>
          </draw:text-box>
        </draw:frame>
        <draw:frame draw:style-name="gr57" draw:text-style-name="P6" draw:layer="layout" svg:width="15.093cm" svg:height="0.425cm" svg:x="3.81cm" svg:y="17.942cm">
          <draw:text-box>
            <text:p text:style-name="P1"><text:span text:style-name="T6">The name and address of the non-applicant parent of all minor children included in this </text:span></text:p>
          </draw:text-box>
        </draw:frame>
        <draw:frame draw:style-name="gr58" draw:text-style-name="P6" draw:layer="layout" svg:width="2.212cm" svg:height="0.425cm" svg:x="3.81cm" svg:y="18.479cm">
          <draw:text-box>
            <text:p text:style-name="P1"><text:span text:style-name="T6">application: <text:s/></text:span></text:p>
          </draw:text-box>
        </draw:frame>
        <draw:frame draw:style-name="gr15" draw:text-style-name="P6" draw:layer="layout" svg:width="0.425cm" svg:height="0.424cm" svg:x="6.011cm" svg:y="18.432cm">
          <draw:text-box>
            <text:p text:style-name="P1"><text:span text:style-name="T7">☐</text:span></text:p>
          </draw:text-box>
        </draw:frame>
        <draw:frame draw:style-name="gr59" draw:text-style-name="P6" draw:layer="layout" svg:width="12.224cm" svg:height="0.425cm" svg:x="6.463cm" svg:y="18.479cm">
          <draw:text-box>
            <text:p text:style-name="P1"><text:span text:style-name="T6"><text:s/>N/A (Not applicable because either the applicant does not have minor </text:span></text:p>
          </draw:text-box>
        </draw:frame>
        <draw:frame draw:style-name="gr60" draw:text-style-name="P6" draw:layer="layout" svg:width="10.487cm" svg:height="0.425cm" svg:x="3.81cm" svg:y="19.071cm">
          <draw:text-box>
            <text:p text:style-name="P1"><text:span text:style-name="T6">children, or this application does not include minor children) </text:span></text:p>
          </draw:text-box>
        </draw:frame>
        <draw:frame draw:style-name="gr33" draw:text-style-name="P6" draw:layer="layout" svg:width="2.174cm" svg:height="0.425cm" svg:x="3.81cm" svg:y="19.918cm">
          <draw:text-box>
            <text:p text:style-name="P1"><text:span text:style-name="T6">First Name: <text:s/></text:span></text:p>
          </draw:text-box>
        </draw:frame>
        <draw:frame draw:style-name="gr11" draw:text-style-name="P6" draw:layer="layout" svg:width="0.422cm" svg:height="0.425cm" svg:x="6.35cm" svg:y="19.91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19.91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19.91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19.91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19.91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19.91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19.91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19.91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9.91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19.918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3.152cm" svg:height="0.028cm" svg:x="5.898cm" svg:y="20.291cm" svg:viewBox="0 0 13153 29" draw:points="0,0 13153,0 13153,29 0,29">
          <text:p/>
        </draw:polygon>
        <draw:frame draw:style-name="gr11" draw:text-style-name="P6" draw:layer="layout" svg:width="0.422cm" svg:height="0.425cm" svg:x="19.05cm" svg:y="19.918cm">
          <draw:text-box>
            <text:p text:style-name="P1"><text:span text:style-name="T6"><text:s/></text:span></text:p>
          </draw:text-box>
        </draw:frame>
        <draw:frame draw:style-name="gr34" draw:text-style-name="P6" draw:layer="layout" svg:width="2.639cm" svg:height="0.425cm" svg:x="3.81cm" svg:y="20.765cm">
          <draw:text-box>
            <text:p text:style-name="P1"><text:span text:style-name="T6">Middle Name: <text:s/></text:span></text:p>
          </draw:text-box>
        </draw:frame>
        <draw:frame draw:style-name="gr11" draw:text-style-name="P6" draw:layer="layout" svg:width="0.422cm" svg:height="0.425cm" svg:x="7.62cm" svg:y="20.76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0.76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0.76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0.76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0.76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0.76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0.76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0.76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20.765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2.702cm" svg:height="0.028cm" svg:x="6.35cm" svg:y="21.138cm" svg:viewBox="0 0 12703 29" draw:points="0,0 12703,0 12703,29 0,29">
          <text:p/>
        </draw:polygon>
        <draw:frame draw:style-name="gr11" draw:text-style-name="P6" draw:layer="layout" svg:width="0.422cm" svg:height="0.425cm" svg:x="19.05cm" svg:y="20.765cm">
          <draw:text-box>
            <text:p text:style-name="P1"><text:span text:style-name="T6"><text:s/></text:span></text:p>
          </draw:text-box>
        </draw:frame>
        <draw:frame draw:style-name="gr35" draw:text-style-name="P6" draw:layer="layout" svg:width="2.115cm" svg:height="0.425cm" svg:x="3.81cm" svg:y="21.611cm">
          <draw:text-box>
            <text:p text:style-name="P1"><text:span text:style-name="T6">Last Name: <text:s/></text:span></text:p>
          </draw:text-box>
        </draw:frame>
        <draw:frame draw:style-name="gr11" draw:text-style-name="P6" draw:layer="layout" svg:width="0.422cm" svg:height="0.425cm" svg:x="6.35cm" svg:y="21.61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21.61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1.61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1.61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1.61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1.61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1.61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1.61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1.61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21.611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3.237cm" svg:height="0.028cm" svg:x="5.813cm" svg:y="21.985cm" svg:viewBox="0 0 13238 29" draw:points="0,0 13238,0 13238,29 0,29">
          <text:p/>
        </draw:polygon>
        <draw:frame draw:style-name="gr11" draw:text-style-name="P6" draw:layer="layout" svg:width="0.422cm" svg:height="0.425cm" svg:x="19.05cm" svg:y="21.611cm">
          <draw:text-box>
            <text:p text:style-name="P1"><text:span text:style-name="T6"><text:s/></text:span></text:p>
          </draw:text-box>
        </draw:frame>
        <draw:frame draw:style-name="gr29" draw:text-style-name="P6" draw:layer="layout" svg:width="2.828cm" svg:height="0.425cm" svg:x="3.81cm" svg:y="22.43cm">
          <draw:text-box>
            <text:p text:style-name="P1"><text:span text:style-name="T6">Street Address: <text:s/></text:span></text:p>
          </draw:text-box>
        </draw:frame>
        <draw:frame draw:style-name="gr11" draw:text-style-name="P6" draw:layer="layout" svg:width="0.422cm" svg:height="0.425cm" svg:x="7.62cm" svg:y="22.4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2.4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2.4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2.4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2.4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2.4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2.4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2.4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22.43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2.503cm" svg:height="0.028cm" svg:x="6.547cm" svg:y="22.803cm" svg:viewBox="0 0 12504 29" draw:points="0,0 12504,0 12504,29 0,29">
          <text:p/>
        </draw:polygon>
        <draw:frame draw:style-name="gr11" draw:text-style-name="P6" draw:layer="layout" svg:width="0.422cm" svg:height="0.425cm" svg:x="19.05cm" svg:y="22.43cm">
          <draw:text-box>
            <text:p text:style-name="P1"><text:span text:style-name="T6"><text:s/></text:span></text:p>
          </draw:text-box>
        </draw:frame>
        <draw:frame draw:style-name="gr61" draw:text-style-name="P6" draw:layer="layout" svg:width="2.699cm" svg:height="0.425cm" svg:x="3.81cm" svg:y="23.276cm">
          <draw:text-box>
            <text:p text:style-name="P1"><text:span text:style-name="T6">City/State/Zip: <text:s/></text:span></text:p>
          </draw:text-box>
        </draw:frame>
        <draw:frame draw:style-name="gr11" draw:text-style-name="P6" draw:layer="layout" svg:width="0.422cm" svg:height="0.425cm" svg:x="7.62cm" svg:y="23.27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3.27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3.27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3.27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3.27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3.27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3.27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3.27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23.276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2.644cm" svg:height="0.028cm" svg:x="6.406cm" svg:y="23.65cm" svg:viewBox="0 0 12645 29" draw:points="0,0 12645,0 12645,29 0,29">
          <text:p/>
        </draw:polygon>
        <draw:frame draw:style-name="gr11" draw:text-style-name="P6" draw:layer="layout" svg:width="0.422cm" svg:height="0.425cm" svg:x="19.05cm" svg:y="23.276cm">
          <draw:text-box>
            <text:p text:style-name="P1"><text:span text:style-name="T6"><text:s/></text:span></text:p>
          </draw:text-box>
        </draw:frame>
        <draw:frame draw:style-name="gr62" draw:text-style-name="P6" draw:layer="layout" svg:width="6.173cm" svg:height="0.425cm" svg:x="3.81cm" svg:y="24.123cm">
          <draw:text-box>
            <text:p text:style-name="P1"><text:span text:style-name="T10">If more space is needed, add paper</text:span><text:span text:style-name="T6">. </text:span></text:p>
          </draw:text-box>
        </draw:frame>
        <draw:frame draw:style-name="gr63" draw:text-style-name="P6" draw:layer="layout" svg:width="0.608cm" svg:height="0.425cm" svg:x="3.81cm" svg:y="24.97cm">
          <draw:text-box>
            <text:p text:style-name="P1"><text:span text:style-name="T6">OR </text:span></text:p>
          </draw:text-box>
        </draw:frame>
        <draw:control draw:style-name="gr64" draw:text-style-name="P9" draw:layer="controls" svg:width="0.379cm" svg:height="0.747cm" svg:x="15.509cm" svg:y="2.453cm" draw:control="control9"/>
        <draw:control draw:style-name="gr64" draw:text-style-name="P9" draw:layer="controls" svg:width="0.379cm" svg:height="0.747cm" svg:x="9.86cm" svg:y="8.101cm" draw:control="control10"/>
        <draw:control draw:style-name="gr64" draw:text-style-name="P9" draw:layer="controls" svg:width="0.379cm" svg:height="0.747cm" svg:x="6.06cm" svg:y="18.255cm" draw:control="control11"/>
      </draw:page>
      <draw:page draw:name="page3" draw:style-name="dp1" draw:master-page-name="master-page4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doNameChange" form:control-implementation="ooo:com.sun.star.form.component.CheckBox" xml:id="control12" form:id="control12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  <form:checkbox form:name="doBirthRecordChange" form:control-implementation="ooo:com.sun.star.form.component.CheckBox" xml:id="control13" form:id="control13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  <form:checkbox form:name="doSexChange" form:control-implementation="ooo:com.sun.star.form.component.CheckBox" xml:id="control14" form:id="control14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  <form:checkbox form:name="doPrivate" form:control-implementation="ooo:com.sun.star.form.component.CheckBox" xml:id="control15" form:id="control15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  <form:checkbox form:name="doPrivateName" form:control-implementation="ooo:com.sun.star.form.component.CheckBox" xml:id="control16" form:id="control16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  <form:checkbox form:name="doPrivateSex" form:control-implementation="ooo:com.sun.star.form.component.CheckBox" xml:id="control17" form:id="control17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  <form:text form:name="first1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iddle1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st1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ewfirst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ewmiddle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ewlast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ewfirst1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ewmiddle1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ewlast1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ldsex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ewsex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5.854cm" svg:height="0.31cm" svg:x="2.54cm" svg:y="26.719cm">
          <draw:text-box>
            <text:p text:style-name="P1"><text:span text:style-name="T1">Application for Name Change and Other Relief </text:span></text:p>
          </draw:text-box>
        </draw:frame>
        <draw:frame draw:style-name="gr2" draw:text-style-name="P2" draw:layer="layout" svg:width="5.44cm" svg:height="0.31cm" svg:x="2.54cm" svg:y="27.115cm">
          <draw:text-box>
            <text:p text:style-name="P1"><text:span text:style-name="T2">NAM102 <text:s text:c="9"/>State <text:s text:c="6"/>Eng <text:s text:c="11"/>Rev 7/23 </text:span></text:p>
          </draw:text-box>
        </draw:frame>
        <draw:frame draw:style-name="gr3" draw:text-style-name="P2" draw:layer="layout" svg:width="3.388cm" svg:height="0.31cm" svg:x="9.116cm" svg:y="27.115cm">
          <draw:text-box>
            <text:p text:style-name="P1"><text:span text:style-name="T2">www.mncourts.gov/forms </text:span></text:p>
          </draw:text-box>
        </draw:frame>
        <draw:frame draw:style-name="gr5" draw:text-style-name="P2" draw:layer="layout" svg:width="1.458cm" svg:height="0.31cm" svg:x="17.611cm" svg:y="27.115cm">
          <draw:text-box>
            <text:p text:style-name="P1"><text:span text:style-name="T2">Page </text:span><text:span text:style-name="T3">3 </text:span><text:span text:style-name="T2">of </text:span><text:span text:style-name="T3">6 </text:span></text:p>
          </draw:text-box>
        </draw:frame>
        <draw:frame draw:style-name="gr15" draw:text-style-name="P6" draw:layer="layout" svg:width="0.425cm" svg:height="0.424cm" svg:x="3.81cm" svg:y="2.6cm">
          <draw:text-box>
            <text:p text:style-name="P1"><text:span text:style-name="T7">☐</text:span></text:p>
          </draw:text-box>
        </draw:frame>
        <draw:frame draw:style-name="gr65" draw:text-style-name="P6" draw:layer="layout" svg:width="14.484cm" svg:height="0.425cm" svg:x="4.262cm" svg:y="2.646cm">
          <draw:text-box>
            <text:p text:style-name="P1"><text:span text:style-name="T6"><text:s/>The non-applicant parent is not known, and the non-applicant parent’s name is not </text:span></text:p>
          </draw:text-box>
        </draw:frame>
        <draw:frame draw:style-name="gr66" draw:text-style-name="P6" draw:layer="layout" svg:width="6.492cm" svg:height="0.425cm" svg:x="4.459cm" svg:y="3.239cm">
          <draw:text-box>
            <text:p text:style-name="P1"><text:span text:style-name="T6">shown on the child’s birth certificate. </text:span></text:p>
          </draw:text-box>
        </draw:frame>
        <draw:frame draw:style-name="gr11" draw:text-style-name="P6" draw:layer="layout" svg:width="0.422cm" svg:height="0.425cm" svg:x="3.189cm" svg:y="4.085cm">
          <draw:text-box>
            <text:p text:style-name="P1"><text:span text:style-name="T6">7.</text:span></text:p>
          </draw:text-box>
        </draw:frame>
        <draw:frame draw:style-name="gr24" draw:text-style-name="P6" draw:layer="layout" svg:width="0.422cm" svg:height="0.475cm" svg:x="3.5cm" svg:y="4.02cm">
          <draw:text-box>
            <text:p text:style-name="P1"><text:span text:style-name="T9"><text:s/></text:span></text:p>
          </draw:text-box>
        </draw:frame>
        <draw:frame draw:style-name="gr67" draw:text-style-name="P6" draw:layer="layout" svg:width="3.423cm" svg:height="0.425cm" svg:x="3.81cm" svg:y="4.085cm">
          <draw:text-box>
            <text:p text:style-name="P1"><text:span text:style-name="T6">Applicant requests: </text:span></text:p>
          </draw:text-box>
        </draw:frame>
        <draw:frame draw:style-name="gr15" draw:text-style-name="P6" draw:layer="layout" svg:width="0.425cm" svg:height="0.424cm" svg:x="3.81cm" svg:y="4.886cm">
          <draw:text-box>
            <text:p text:style-name="P1"><text:span text:style-name="T7">☐</text:span></text:p>
          </draw:text-box>
        </draw:frame>
        <draw:frame draw:style-name="gr68" draw:text-style-name="P6" draw:layer="layout" svg:width="6.238cm" svg:height="0.425cm" svg:x="4.262cm" svg:y="4.932cm">
          <draw:text-box>
            <text:p text:style-name="P1"><text:span text:style-name="T6"><text:s/>To have applicant’s name changed: </text:span></text:p>
          </draw:text-box>
        </draw:frame>
        <draw:frame draw:style-name="gr69" draw:text-style-name="P6" draw:layer="layout" svg:width="1.114cm" svg:height="0.425cm" svg:x="5.08cm" svg:y="5.807cm">
          <draw:text-box>
            <text:p text:style-name="P1"><text:span text:style-name="T6">From: </text:span></text:p>
          </draw:text-box>
        </draw:frame>
        <draw:frame draw:style-name="gr70" draw:text-style-name="P6" draw:layer="layout" svg:width="3.492cm" svg:height="0.425cm" svg:x="5.278cm" svg:y="6.343cm">
          <draw:text-box>
            <text:p text:style-name="P1"><text:span text:style-name="T6">Current First Name: </text:span></text:p>
          </draw:text-box>
        </draw:frame>
        <draw:polygon draw:style-name="gr6" draw:text-style-name="P4" draw:layer="layout" svg:width="0.028cm" svg:height="0.028cm" svg:x="5.051cm" svg:y="6.237cm" svg:viewBox="0 0 29 29" draw:points="0,0 29,0 29,29 0,29">
          <text:p/>
        </draw:polygon>
        <draw:polygon draw:style-name="gr6" draw:text-style-name="P4" draw:layer="layout" svg:width="0.028cm" svg:height="0.028cm" svg:x="5.051cm" svg:y="6.237cm" svg:viewBox="0 0 29 29" draw:points="0,0 29,0 29,29 0,29">
          <text:p/>
        </draw:polygon>
        <draw:polygon draw:style-name="gr6" draw:text-style-name="P4" draw:layer="layout" svg:width="4.431cm" svg:height="0.028cm" svg:x="5.08cm" svg:y="6.237cm" svg:viewBox="0 0 4432 29" draw:points="0,0 4432,0 4432,29 0,29">
          <text:p/>
        </draw:polygon>
        <draw:polygon draw:style-name="gr6" draw:text-style-name="P4" draw:layer="layout" svg:width="0.029cm" svg:height="0.028cm" svg:x="9.51cm" svg:y="6.237cm" svg:viewBox="0 0 30 29" draw:points="0,0 30,0 30,29 0,29">
          <text:p/>
        </draw:polygon>
        <draw:polygon draw:style-name="gr6" draw:text-style-name="P4" draw:layer="layout" svg:width="9.482cm" svg:height="0.028cm" svg:x="9.539cm" svg:y="6.237cm" svg:viewBox="0 0 9483 29" draw:points="0,0 9483,0 9483,29 0,29">
          <text:p/>
        </draw:polygon>
        <draw:polygon draw:style-name="gr6" draw:text-style-name="P4" draw:layer="layout" svg:width="0.029cm" svg:height="0.028cm" svg:x="19.021cm" svg:y="6.237cm" svg:viewBox="0 0 30 29" draw:points="0,0 30,0 30,29 0,29">
          <text:p/>
        </draw:polygon>
        <draw:polygon draw:style-name="gr6" draw:text-style-name="P4" draw:layer="layout" svg:width="0.029cm" svg:height="0.028cm" svg:x="19.021cm" svg:y="6.237cm" svg:viewBox="0 0 30 29" draw:points="0,0 30,0 30,29 0,29">
          <text:p/>
        </draw:polygon>
        <draw:polygon draw:style-name="gr6" draw:text-style-name="P4" draw:layer="layout" svg:width="0.028cm" svg:height="0.509cm" svg:x="5.051cm" svg:y="6.265cm" svg:viewBox="0 0 29 510" draw:points="0,0 29,0 29,510 0,510">
          <text:p/>
        </draw:polygon>
        <draw:polygon draw:style-name="gr6" draw:text-style-name="P4" draw:layer="layout" svg:width="0.029cm" svg:height="0.509cm" svg:x="9.51cm" svg:y="6.265cm" svg:viewBox="0 0 30 510" draw:points="0,0 30,0 30,510 0,510">
          <text:p/>
        </draw:polygon>
        <draw:polygon draw:style-name="gr6" draw:text-style-name="P4" draw:layer="layout" svg:width="0.029cm" svg:height="0.509cm" svg:x="19.021cm" svg:y="6.265cm" svg:viewBox="0 0 30 510" draw:points="0,0 30,0 30,510 0,510">
          <text:p/>
        </draw:polygon>
        <draw:frame draw:style-name="gr11" draw:text-style-name="P6" draw:layer="layout" svg:width="0.422cm" svg:height="0.425cm" svg:x="9.708cm" svg:y="6.343cm">
          <draw:text-box>
            <text:p text:style-name="P1"><text:span text:style-name="T6"><text:s/></text:span></text:p>
          </draw:text-box>
        </draw:frame>
        <draw:frame draw:style-name="gr71" draw:text-style-name="P6" draw:layer="layout" svg:width="3.957cm" svg:height="0.425cm" svg:x="5.278cm" svg:y="6.879cm">
          <draw:text-box>
            <text:p text:style-name="P1"><text:span text:style-name="T6">Current Middle Name: </text:span></text:p>
          </draw:text-box>
        </draw:frame>
        <draw:polygon draw:style-name="gr6" draw:text-style-name="P4" draw:layer="layout" svg:width="0.028cm" svg:height="0.028cm" svg:x="5.051cm" svg:y="6.773cm" svg:viewBox="0 0 29 29" draw:points="0,0 29,0 29,29 0,29">
          <text:p/>
        </draw:polygon>
        <draw:polygon draw:style-name="gr6" draw:text-style-name="P4" draw:layer="layout" svg:width="4.431cm" svg:height="0.028cm" svg:x="5.08cm" svg:y="6.773cm" svg:viewBox="0 0 4432 29" draw:points="0,0 4432,0 4432,29 0,29">
          <text:p/>
        </draw:polygon>
        <draw:polygon draw:style-name="gr6" draw:text-style-name="P4" draw:layer="layout" svg:width="0.029cm" svg:height="0.028cm" svg:x="9.51cm" svg:y="6.773cm" svg:viewBox="0 0 30 29" draw:points="0,0 30,0 30,29 0,29">
          <text:p/>
        </draw:polygon>
        <draw:polygon draw:style-name="gr6" draw:text-style-name="P4" draw:layer="layout" svg:width="9.482cm" svg:height="0.028cm" svg:x="9.539cm" svg:y="6.773cm" svg:viewBox="0 0 9483 29" draw:points="0,0 9483,0 9483,29 0,29">
          <text:p/>
        </draw:polygon>
        <draw:polygon draw:style-name="gr6" draw:text-style-name="P4" draw:layer="layout" svg:width="0.029cm" svg:height="0.028cm" svg:x="19.021cm" svg:y="6.773cm" svg:viewBox="0 0 30 29" draw:points="0,0 30,0 30,29 0,29">
          <text:p/>
        </draw:polygon>
        <draw:polygon draw:style-name="gr6" draw:text-style-name="P4" draw:layer="layout" svg:width="0.028cm" svg:height="0.508cm" svg:x="5.051cm" svg:y="6.801cm" svg:viewBox="0 0 29 509" draw:points="0,0 29,0 29,509 0,509">
          <text:p/>
        </draw:polygon>
        <draw:polygon draw:style-name="gr6" draw:text-style-name="P4" draw:layer="layout" svg:width="0.029cm" svg:height="0.508cm" svg:x="9.51cm" svg:y="6.801cm" svg:viewBox="0 0 30 509" draw:points="0,0 30,0 30,509 0,509">
          <text:p/>
        </draw:polygon>
        <draw:polygon draw:style-name="gr6" draw:text-style-name="P4" draw:layer="layout" svg:width="0.029cm" svg:height="0.508cm" svg:x="19.021cm" svg:y="6.801cm" svg:viewBox="0 0 30 509" draw:points="0,0 30,0 30,509 0,509">
          <text:p/>
        </draw:polygon>
        <draw:frame draw:style-name="gr11" draw:text-style-name="P6" draw:layer="layout" svg:width="0.422cm" svg:height="0.425cm" svg:x="9.708cm" svg:y="6.879cm">
          <draw:text-box>
            <text:p text:style-name="P1"><text:span text:style-name="T6"><text:s/></text:span></text:p>
          </draw:text-box>
        </draw:frame>
        <draw:frame draw:style-name="gr72" draw:text-style-name="P6" draw:layer="layout" svg:width="3.434cm" svg:height="0.425cm" svg:x="5.278cm" svg:y="7.415cm">
          <draw:text-box>
            <text:p text:style-name="P1"><text:span text:style-name="T6">Current Last Name: </text:span></text:p>
          </draw:text-box>
        </draw:frame>
        <draw:polygon draw:style-name="gr6" draw:text-style-name="P4" draw:layer="layout" svg:width="0.028cm" svg:height="0.028cm" svg:x="5.051cm" svg:y="7.309cm" svg:viewBox="0 0 29 29" draw:points="0,0 29,0 29,29 0,29">
          <text:p/>
        </draw:polygon>
        <draw:polygon draw:style-name="gr6" draw:text-style-name="P4" draw:layer="layout" svg:width="4.431cm" svg:height="0.028cm" svg:x="5.08cm" svg:y="7.309cm" svg:viewBox="0 0 4432 29" draw:points="0,0 4432,0 4432,29 0,29">
          <text:p/>
        </draw:polygon>
        <draw:polygon draw:style-name="gr6" draw:text-style-name="P4" draw:layer="layout" svg:width="0.029cm" svg:height="0.028cm" svg:x="9.51cm" svg:y="7.309cm" svg:viewBox="0 0 30 29" draw:points="0,0 30,0 30,29 0,29">
          <text:p/>
        </draw:polygon>
        <draw:polygon draw:style-name="gr6" draw:text-style-name="P4" draw:layer="layout" svg:width="9.482cm" svg:height="0.028cm" svg:x="9.539cm" svg:y="7.309cm" svg:viewBox="0 0 9483 29" draw:points="0,0 9483,0 9483,29 0,29">
          <text:p/>
        </draw:polygon>
        <draw:polygon draw:style-name="gr6" draw:text-style-name="P4" draw:layer="layout" svg:width="0.029cm" svg:height="0.028cm" svg:x="19.021cm" svg:y="7.309cm" svg:viewBox="0 0 30 29" draw:points="0,0 30,0 30,29 0,29">
          <text:p/>
        </draw:polygon>
        <draw:polygon draw:style-name="gr6" draw:text-style-name="P4" draw:layer="layout" svg:width="0.028cm" svg:height="0.509cm" svg:x="5.051cm" svg:y="7.337cm" svg:viewBox="0 0 29 510" draw:points="0,0 29,0 29,510 0,510">
          <text:p/>
        </draw:polygon>
        <draw:polygon draw:style-name="gr6" draw:text-style-name="P4" draw:layer="layout" svg:width="0.028cm" svg:height="0.029cm" svg:x="5.051cm" svg:y="7.845cm" svg:viewBox="0 0 29 30" draw:points="0,0 29,0 29,30 0,30">
          <text:p/>
        </draw:polygon>
        <draw:polygon draw:style-name="gr6" draw:text-style-name="P4" draw:layer="layout" svg:width="0.028cm" svg:height="0.029cm" svg:x="5.051cm" svg:y="7.845cm" svg:viewBox="0 0 29 30" draw:points="0,0 29,0 29,30 0,30">
          <text:p/>
        </draw:polygon>
        <draw:polygon draw:style-name="gr6" draw:text-style-name="P4" draw:layer="layout" svg:width="4.431cm" svg:height="0.029cm" svg:x="5.08cm" svg:y="7.845cm" svg:viewBox="0 0 4432 30" draw:points="0,0 4432,0 4432,30 0,30">
          <text:p/>
        </draw:polygon>
        <draw:polygon draw:style-name="gr6" draw:text-style-name="P4" draw:layer="layout" svg:width="0.029cm" svg:height="0.509cm" svg:x="9.51cm" svg:y="7.337cm" svg:viewBox="0 0 30 510" draw:points="0,0 30,0 30,510 0,510">
          <text:p/>
        </draw:polygon>
        <draw:polygon draw:style-name="gr6" draw:text-style-name="P4" draw:layer="layout" svg:width="0.029cm" svg:height="0.029cm" svg:x="9.51cm" svg:y="7.845cm" svg:viewBox="0 0 30 30" draw:points="0,0 30,0 30,30 0,30">
          <text:p/>
        </draw:polygon>
        <draw:polygon draw:style-name="gr6" draw:text-style-name="P4" draw:layer="layout" svg:width="9.482cm" svg:height="0.029cm" svg:x="9.539cm" svg:y="7.845cm" svg:viewBox="0 0 9483 30" draw:points="0,0 9483,0 9483,30 0,30">
          <text:p/>
        </draw:polygon>
        <draw:polygon draw:style-name="gr6" draw:text-style-name="P4" draw:layer="layout" svg:width="0.029cm" svg:height="0.509cm" svg:x="19.021cm" svg:y="7.337cm" svg:viewBox="0 0 30 510" draw:points="0,0 30,0 30,510 0,510">
          <text:p/>
        </draw:polygon>
        <draw:polygon draw:style-name="gr6" draw:text-style-name="P4" draw:layer="layout" svg:width="0.029cm" svg:height="0.029cm" svg:x="19.021cm" svg:y="7.845cm" svg:viewBox="0 0 30 30" draw:points="0,0 30,0 30,30 0,30">
          <text:p/>
        </draw:polygon>
        <draw:polygon draw:style-name="gr6" draw:text-style-name="P4" draw:layer="layout" svg:width="0.029cm" svg:height="0.029cm" svg:x="19.021cm" svg:y="7.845cm" svg:viewBox="0 0 30 30" draw:points="0,0 30,0 30,30 0,30">
          <text:p/>
        </draw:polygon>
        <draw:frame draw:style-name="gr11" draw:text-style-name="P6" draw:layer="layout" svg:width="0.422cm" svg:height="0.425cm" svg:x="9.708cm" svg:y="7.415cm">
          <draw:text-box>
            <text:p text:style-name="P1"><text:span text:style-name="T6"><text:s/></text:span></text:p>
          </draw:text-box>
        </draw:frame>
        <draw:frame draw:style-name="gr73" draw:text-style-name="P6" draw:layer="layout" svg:width="0.641cm" svg:height="0.425cm" svg:x="5.08cm" svg:y="8.403cm">
          <draw:text-box>
            <text:p text:style-name="P1"><text:span text:style-name="T6">To: </text:span></text:p>
          </draw:text-box>
        </draw:frame>
        <draw:frame draw:style-name="gr74" draw:text-style-name="P6" draw:layer="layout" svg:width="2.078cm" svg:height="0.425cm" svg:x="5.278cm" svg:y="8.939cm">
          <draw:text-box>
            <text:p text:style-name="P1"><text:span text:style-name="T6">First Name: </text:span></text:p>
          </draw:text-box>
        </draw:frame>
        <draw:polygon draw:style-name="gr6" draw:text-style-name="P4" draw:layer="layout" svg:width="0.028cm" svg:height="0.028cm" svg:x="5.051cm" svg:y="8.833cm" svg:viewBox="0 0 29 29" draw:points="0,0 29,0 29,29 0,29">
          <text:p/>
        </draw:polygon>
        <draw:polygon draw:style-name="gr6" draw:text-style-name="P4" draw:layer="layout" svg:width="0.028cm" svg:height="0.028cm" svg:x="5.051cm" svg:y="8.833cm" svg:viewBox="0 0 29 29" draw:points="0,0 29,0 29,29 0,29">
          <text:p/>
        </draw:polygon>
        <draw:polygon draw:style-name="gr6" draw:text-style-name="P4" draw:layer="layout" svg:width="4.431cm" svg:height="0.028cm" svg:x="5.08cm" svg:y="8.833cm" svg:viewBox="0 0 4432 29" draw:points="0,0 4432,0 4432,29 0,29">
          <text:p/>
        </draw:polygon>
        <draw:polygon draw:style-name="gr6" draw:text-style-name="P4" draw:layer="layout" svg:width="0.029cm" svg:height="0.028cm" svg:x="9.51cm" svg:y="8.833cm" svg:viewBox="0 0 30 29" draw:points="0,0 30,0 30,29 0,29">
          <text:p/>
        </draw:polygon>
        <draw:polygon draw:style-name="gr6" draw:text-style-name="P4" draw:layer="layout" svg:width="9.482cm" svg:height="0.028cm" svg:x="9.539cm" svg:y="8.833cm" svg:viewBox="0 0 9483 29" draw:points="0,0 9483,0 9483,29 0,29">
          <text:p/>
        </draw:polygon>
        <draw:polygon draw:style-name="gr6" draw:text-style-name="P4" draw:layer="layout" svg:width="0.029cm" svg:height="0.028cm" svg:x="19.021cm" svg:y="8.833cm" svg:viewBox="0 0 30 29" draw:points="0,0 30,0 30,29 0,29">
          <text:p/>
        </draw:polygon>
        <draw:polygon draw:style-name="gr6" draw:text-style-name="P4" draw:layer="layout" svg:width="0.029cm" svg:height="0.028cm" svg:x="19.021cm" svg:y="8.833cm" svg:viewBox="0 0 30 29" draw:points="0,0 30,0 30,29 0,29">
          <text:p/>
        </draw:polygon>
        <draw:polygon draw:style-name="gr6" draw:text-style-name="P4" draw:layer="layout" svg:width="0.028cm" svg:height="0.508cm" svg:x="5.051cm" svg:y="8.861cm" svg:viewBox="0 0 29 509" draw:points="0,0 29,0 29,509 0,509">
          <text:p/>
        </draw:polygon>
        <draw:polygon draw:style-name="gr6" draw:text-style-name="P4" draw:layer="layout" svg:width="0.029cm" svg:height="0.508cm" svg:x="9.51cm" svg:y="8.861cm" svg:viewBox="0 0 30 509" draw:points="0,0 30,0 30,509 0,509">
          <text:p/>
        </draw:polygon>
        <draw:polygon draw:style-name="gr6" draw:text-style-name="P4" draw:layer="layout" svg:width="0.029cm" svg:height="0.508cm" svg:x="19.021cm" svg:y="8.861cm" svg:viewBox="0 0 30 509" draw:points="0,0 30,0 30,509 0,509">
          <text:p/>
        </draw:polygon>
        <draw:frame draw:style-name="gr11" draw:text-style-name="P6" draw:layer="layout" svg:width="0.422cm" svg:height="0.425cm" svg:x="9.708cm" svg:y="8.939cm">
          <draw:text-box>
            <text:p text:style-name="P1"><text:span text:style-name="T6"><text:s/></text:span></text:p>
          </draw:text-box>
        </draw:frame>
        <draw:frame draw:style-name="gr75" draw:text-style-name="P6" draw:layer="layout" svg:width="2.543cm" svg:height="0.425cm" svg:x="5.278cm" svg:y="9.476cm">
          <draw:text-box>
            <text:p text:style-name="P1"><text:span text:style-name="T6">Middle Name: </text:span></text:p>
          </draw:text-box>
        </draw:frame>
        <draw:polygon draw:style-name="gr6" draw:text-style-name="P4" draw:layer="layout" svg:width="0.028cm" svg:height="0.029cm" svg:x="5.051cm" svg:y="9.369cm" svg:viewBox="0 0 29 30" draw:points="0,0 29,0 29,30 0,30">
          <text:p/>
        </draw:polygon>
        <draw:polygon draw:style-name="gr6" draw:text-style-name="P4" draw:layer="layout" svg:width="4.431cm" svg:height="0.029cm" svg:x="5.08cm" svg:y="9.369cm" svg:viewBox="0 0 4432 30" draw:points="0,0 4432,0 4432,30 0,30">
          <text:p/>
        </draw:polygon>
        <draw:polygon draw:style-name="gr6" draw:text-style-name="P4" draw:layer="layout" svg:width="0.029cm" svg:height="0.029cm" svg:x="9.51cm" svg:y="9.369cm" svg:viewBox="0 0 30 30" draw:points="0,0 30,0 30,30 0,30">
          <text:p/>
        </draw:polygon>
        <draw:polygon draw:style-name="gr6" draw:text-style-name="P4" draw:layer="layout" svg:width="9.482cm" svg:height="0.029cm" svg:x="9.539cm" svg:y="9.369cm" svg:viewBox="0 0 9483 30" draw:points="0,0 9483,0 9483,30 0,30">
          <text:p/>
        </draw:polygon>
        <draw:polygon draw:style-name="gr6" draw:text-style-name="P4" draw:layer="layout" svg:width="0.029cm" svg:height="0.029cm" svg:x="19.021cm" svg:y="9.369cm" svg:viewBox="0 0 30 30" draw:points="0,0 30,0 30,30 0,30">
          <text:p/>
        </draw:polygon>
        <draw:polygon draw:style-name="gr6" draw:text-style-name="P4" draw:layer="layout" svg:width="0.028cm" svg:height="0.509cm" svg:x="5.051cm" svg:y="9.398cm" svg:viewBox="0 0 29 510" draw:points="0,0 29,0 29,510 0,510">
          <text:p/>
        </draw:polygon>
        <draw:polygon draw:style-name="gr6" draw:text-style-name="P4" draw:layer="layout" svg:width="0.029cm" svg:height="0.509cm" svg:x="9.51cm" svg:y="9.398cm" svg:viewBox="0 0 30 510" draw:points="0,0 30,0 30,510 0,510">
          <text:p/>
        </draw:polygon>
        <draw:polygon draw:style-name="gr6" draw:text-style-name="P4" draw:layer="layout" svg:width="0.029cm" svg:height="0.509cm" svg:x="19.021cm" svg:y="9.398cm" svg:viewBox="0 0 30 510" draw:points="0,0 30,0 30,510 0,510">
          <text:p/>
        </draw:polygon>
        <draw:frame draw:style-name="gr11" draw:text-style-name="P6" draw:layer="layout" svg:width="0.422cm" svg:height="0.425cm" svg:x="9.708cm" svg:y="9.476cm">
          <draw:text-box>
            <text:p text:style-name="P1"><text:span text:style-name="T6"><text:s/></text:span></text:p>
          </draw:text-box>
        </draw:frame>
        <draw:frame draw:style-name="gr76" draw:text-style-name="P6" draw:layer="layout" svg:width="2.02cm" svg:height="0.425cm" svg:x="5.278cm" svg:y="10.012cm">
          <draw:text-box>
            <text:p text:style-name="P1"><text:span text:style-name="T6">Last Name: </text:span></text:p>
          </draw:text-box>
        </draw:frame>
        <draw:polygon draw:style-name="gr6" draw:text-style-name="P4" draw:layer="layout" svg:width="0.028cm" svg:height="0.028cm" svg:x="5.051cm" svg:y="9.906cm" svg:viewBox="0 0 29 29" draw:points="0,0 29,0 29,29 0,29">
          <text:p/>
        </draw:polygon>
        <draw:polygon draw:style-name="gr6" draw:text-style-name="P4" draw:layer="layout" svg:width="4.431cm" svg:height="0.028cm" svg:x="5.08cm" svg:y="9.906cm" svg:viewBox="0 0 4432 29" draw:points="0,0 4432,0 4432,29 0,29">
          <text:p/>
        </draw:polygon>
        <draw:polygon draw:style-name="gr6" draw:text-style-name="P4" draw:layer="layout" svg:width="0.029cm" svg:height="0.028cm" svg:x="9.51cm" svg:y="9.906cm" svg:viewBox="0 0 30 29" draw:points="0,0 30,0 30,29 0,29">
          <text:p/>
        </draw:polygon>
        <draw:polygon draw:style-name="gr6" draw:text-style-name="P4" draw:layer="layout" svg:width="9.482cm" svg:height="0.028cm" svg:x="9.539cm" svg:y="9.906cm" svg:viewBox="0 0 9483 29" draw:points="0,0 9483,0 9483,29 0,29">
          <text:p/>
        </draw:polygon>
        <draw:polygon draw:style-name="gr6" draw:text-style-name="P4" draw:layer="layout" svg:width="0.029cm" svg:height="0.028cm" svg:x="19.021cm" svg:y="9.906cm" svg:viewBox="0 0 30 29" draw:points="0,0 30,0 30,29 0,29">
          <text:p/>
        </draw:polygon>
        <draw:polygon draw:style-name="gr6" draw:text-style-name="P4" draw:layer="layout" svg:width="0.028cm" svg:height="0.509cm" svg:x="5.051cm" svg:y="9.934cm" svg:viewBox="0 0 29 510" draw:points="0,0 29,0 29,510 0,510">
          <text:p/>
        </draw:polygon>
        <draw:polygon draw:style-name="gr6" draw:text-style-name="P4" draw:layer="layout" svg:width="0.028cm" svg:height="0.028cm" svg:x="5.051cm" svg:y="10.442cm" svg:viewBox="0 0 29 29" draw:points="0,0 29,0 29,29 0,29">
          <text:p/>
        </draw:polygon>
        <draw:polygon draw:style-name="gr6" draw:text-style-name="P4" draw:layer="layout" svg:width="0.028cm" svg:height="0.028cm" svg:x="5.051cm" svg:y="10.442cm" svg:viewBox="0 0 29 29" draw:points="0,0 29,0 29,29 0,29">
          <text:p/>
        </draw:polygon>
        <draw:polygon draw:style-name="gr6" draw:text-style-name="P4" draw:layer="layout" svg:width="4.431cm" svg:height="0.028cm" svg:x="5.08cm" svg:y="10.442cm" svg:viewBox="0 0 4432 29" draw:points="0,0 4432,0 4432,29 0,29">
          <text:p/>
        </draw:polygon>
        <draw:polygon draw:style-name="gr6" draw:text-style-name="P4" draw:layer="layout" svg:width="0.029cm" svg:height="0.509cm" svg:x="9.51cm" svg:y="9.934cm" svg:viewBox="0 0 30 510" draw:points="0,0 30,0 30,510 0,510">
          <text:p/>
        </draw:polygon>
        <draw:polygon draw:style-name="gr6" draw:text-style-name="P4" draw:layer="layout" svg:width="0.029cm" svg:height="0.028cm" svg:x="9.51cm" svg:y="10.442cm" svg:viewBox="0 0 30 29" draw:points="0,0 30,0 30,29 0,29">
          <text:p/>
        </draw:polygon>
        <draw:polygon draw:style-name="gr6" draw:text-style-name="P4" draw:layer="layout" svg:width="9.482cm" svg:height="0.028cm" svg:x="9.539cm" svg:y="10.442cm" svg:viewBox="0 0 9483 29" draw:points="0,0 9483,0 9483,29 0,29">
          <text:p/>
        </draw:polygon>
        <draw:polygon draw:style-name="gr6" draw:text-style-name="P4" draw:layer="layout" svg:width="0.029cm" svg:height="0.509cm" svg:x="19.021cm" svg:y="9.934cm" svg:viewBox="0 0 30 510" draw:points="0,0 30,0 30,510 0,510">
          <text:p/>
        </draw:polygon>
        <draw:polygon draw:style-name="gr6" draw:text-style-name="P4" draw:layer="layout" svg:width="0.029cm" svg:height="0.028cm" svg:x="19.021cm" svg:y="10.442cm" svg:viewBox="0 0 30 29" draw:points="0,0 30,0 30,29 0,29">
          <text:p/>
        </draw:polygon>
        <draw:polygon draw:style-name="gr6" draw:text-style-name="P4" draw:layer="layout" svg:width="0.029cm" svg:height="0.028cm" svg:x="19.021cm" svg:y="10.442cm" svg:viewBox="0 0 30 29" draw:points="0,0 30,0 30,29 0,29">
          <text:p/>
        </draw:polygon>
        <draw:frame draw:style-name="gr11" draw:text-style-name="P6" draw:layer="layout" svg:width="0.422cm" svg:height="0.425cm" svg:x="9.708cm" svg:y="10.012cm">
          <draw:text-box>
            <text:p text:style-name="P1"><text:span text:style-name="T6"><text:s/></text:span></text:p>
          </draw:text-box>
        </draw:frame>
        <draw:frame draw:style-name="gr15" draw:text-style-name="P6" draw:layer="layout" svg:width="0.425cm" svg:height="0.424cm" svg:x="3.81cm" svg:y="10.953cm">
          <draw:text-box>
            <text:p text:style-name="P1"><text:span text:style-name="T7">☐</text:span></text:p>
          </draw:text-box>
        </draw:frame>
        <draw:frame draw:style-name="gr77" draw:text-style-name="P6" draw:layer="layout" svg:width="14.601cm" svg:height="0.425cm" svg:x="4.262cm" svg:y="11cm">
          <draw:text-box>
            <text:p text:style-name="P1"><text:span text:style-name="T6"><text:s/>To have applicant’s name changed on the birth record created or maintained by the </text:span></text:p>
          </draw:text-box>
        </draw:frame>
        <draw:frame draw:style-name="gr78" draw:text-style-name="P6" draw:layer="layout" svg:width="6.396cm" svg:height="0.425cm" svg:x="4.459cm" svg:y="11.592cm">
          <draw:text-box>
            <text:p text:style-name="P1"><text:span text:style-name="T6">Minnesota Department of Health to: </text:span></text:p>
          </draw:text-box>
        </draw:frame>
        <draw:frame draw:style-name="gr79" draw:text-style-name="P10" draw:layer="layout" svg:width="13.762cm" svg:height="0.395cm" svg:x="5.08cm" svg:y="12.545cm">
          <draw:text-box>
            <text:p text:style-name="P1"><text:span text:style-name="T11">(must reflect your current name or the proposed name if you checked the box above) </text:span></text:p>
          </draw:text-box>
        </draw:frame>
        <draw:frame draw:style-name="gr74" draw:text-style-name="P6" draw:layer="layout" svg:width="2.078cm" svg:height="0.425cm" svg:x="5.278cm" svg:y="13.06cm">
          <draw:text-box>
            <text:p text:style-name="P1"><text:span text:style-name="T6">First Name: </text:span></text:p>
          </draw:text-box>
        </draw:frame>
        <draw:polygon draw:style-name="gr6" draw:text-style-name="P4" draw:layer="layout" svg:width="0.028cm" svg:height="0.028cm" svg:x="5.051cm" svg:y="12.982cm" svg:viewBox="0 0 29 29" draw:points="0,0 29,0 29,29 0,29">
          <text:p/>
        </draw:polygon>
        <draw:polygon draw:style-name="gr6" draw:text-style-name="P4" draw:layer="layout" svg:width="0.028cm" svg:height="0.028cm" svg:x="5.051cm" svg:y="12.982cm" svg:viewBox="0 0 29 29" draw:points="0,0 29,0 29,29 0,29">
          <text:p/>
        </draw:polygon>
        <draw:polygon draw:style-name="gr6" draw:text-style-name="P4" draw:layer="layout" svg:width="4.431cm" svg:height="0.028cm" svg:x="5.08cm" svg:y="12.982cm" svg:viewBox="0 0 4432 29" draw:points="0,0 4432,0 4432,29 0,29">
          <text:p/>
        </draw:polygon>
        <draw:polygon draw:style-name="gr6" draw:text-style-name="P4" draw:layer="layout" svg:width="0.029cm" svg:height="0.028cm" svg:x="9.51cm" svg:y="12.982cm" svg:viewBox="0 0 30 29" draw:points="0,0 30,0 30,29 0,29">
          <text:p/>
        </draw:polygon>
        <draw:polygon draw:style-name="gr6" draw:text-style-name="P4" draw:layer="layout" svg:width="9.482cm" svg:height="0.028cm" svg:x="9.539cm" svg:y="12.982cm" svg:viewBox="0 0 9483 29" draw:points="0,0 9483,0 9483,29 0,29">
          <text:p/>
        </draw:polygon>
        <draw:polygon draw:style-name="gr6" draw:text-style-name="P4" draw:layer="layout" svg:width="0.029cm" svg:height="0.028cm" svg:x="19.021cm" svg:y="12.982cm" svg:viewBox="0 0 30 29" draw:points="0,0 30,0 30,29 0,29">
          <text:p/>
        </draw:polygon>
        <draw:polygon draw:style-name="gr6" draw:text-style-name="P4" draw:layer="layout" svg:width="0.029cm" svg:height="0.028cm" svg:x="19.021cm" svg:y="12.982cm" svg:viewBox="0 0 30 29" draw:points="0,0 30,0 30,29 0,29">
          <text:p/>
        </draw:polygon>
        <draw:polygon draw:style-name="gr6" draw:text-style-name="P4" draw:layer="layout" svg:width="0.028cm" svg:height="0.509cm" svg:x="5.051cm" svg:y="13.01cm" svg:viewBox="0 0 29 510" draw:points="0,0 29,0 29,510 0,510">
          <text:p/>
        </draw:polygon>
        <draw:polygon draw:style-name="gr6" draw:text-style-name="P4" draw:layer="layout" svg:width="0.029cm" svg:height="0.509cm" svg:x="9.51cm" svg:y="13.01cm" svg:viewBox="0 0 30 510" draw:points="0,0 30,0 30,510 0,510">
          <text:p/>
        </draw:polygon>
        <draw:polygon draw:style-name="gr6" draw:text-style-name="P4" draw:layer="layout" svg:width="0.029cm" svg:height="0.509cm" svg:x="19.021cm" svg:y="13.01cm" svg:viewBox="0 0 30 510" draw:points="0,0 30,0 30,510 0,510">
          <text:p/>
        </draw:polygon>
        <draw:frame draw:style-name="gr11" draw:text-style-name="P6" draw:layer="layout" svg:width="0.422cm" svg:height="0.425cm" svg:x="9.708cm" svg:y="13.06cm">
          <draw:text-box>
            <text:p text:style-name="P1"><text:span text:style-name="T6"><text:s/></text:span></text:p>
          </draw:text-box>
        </draw:frame>
        <draw:frame draw:style-name="gr75" draw:text-style-name="P6" draw:layer="layout" svg:width="2.543cm" svg:height="0.425cm" svg:x="5.278cm" svg:y="13.596cm">
          <draw:text-box>
            <text:p text:style-name="P1"><text:span text:style-name="T6">Middle Name: </text:span></text:p>
          </draw:text-box>
        </draw:frame>
        <draw:polygon draw:style-name="gr6" draw:text-style-name="P4" draw:layer="layout" svg:width="0.028cm" svg:height="0.028cm" svg:x="5.051cm" svg:y="13.518cm" svg:viewBox="0 0 29 29" draw:points="0,0 29,0 29,29 0,29">
          <text:p/>
        </draw:polygon>
        <draw:polygon draw:style-name="gr6" draw:text-style-name="P4" draw:layer="layout" svg:width="4.431cm" svg:height="0.028cm" svg:x="5.08cm" svg:y="13.518cm" svg:viewBox="0 0 4432 29" draw:points="0,0 4432,0 4432,29 0,29">
          <text:p/>
        </draw:polygon>
        <draw:polygon draw:style-name="gr6" draw:text-style-name="P4" draw:layer="layout" svg:width="0.029cm" svg:height="0.028cm" svg:x="9.51cm" svg:y="13.518cm" svg:viewBox="0 0 30 29" draw:points="0,0 30,0 30,29 0,29">
          <text:p/>
        </draw:polygon>
        <draw:polygon draw:style-name="gr6" draw:text-style-name="P4" draw:layer="layout" svg:width="9.482cm" svg:height="0.028cm" svg:x="9.539cm" svg:y="13.518cm" svg:viewBox="0 0 9483 29" draw:points="0,0 9483,0 9483,29 0,29">
          <text:p/>
        </draw:polygon>
        <draw:polygon draw:style-name="gr6" draw:text-style-name="P4" draw:layer="layout" svg:width="0.029cm" svg:height="0.028cm" svg:x="19.021cm" svg:y="13.518cm" svg:viewBox="0 0 30 29" draw:points="0,0 30,0 30,29 0,29">
          <text:p/>
        </draw:polygon>
        <draw:polygon draw:style-name="gr6" draw:text-style-name="P4" draw:layer="layout" svg:width="0.028cm" svg:height="0.509cm" svg:x="5.051cm" svg:y="13.546cm" svg:viewBox="0 0 29 510" draw:points="0,0 29,0 29,510 0,510">
          <text:p/>
        </draw:polygon>
        <draw:polygon draw:style-name="gr6" draw:text-style-name="P4" draw:layer="layout" svg:width="0.029cm" svg:height="0.509cm" svg:x="9.51cm" svg:y="13.546cm" svg:viewBox="0 0 30 510" draw:points="0,0 30,0 30,510 0,510">
          <text:p/>
        </draw:polygon>
        <draw:polygon draw:style-name="gr6" draw:text-style-name="P4" draw:layer="layout" svg:width="0.029cm" svg:height="0.509cm" svg:x="19.021cm" svg:y="13.546cm" svg:viewBox="0 0 30 510" draw:points="0,0 30,0 30,510 0,510">
          <text:p/>
        </draw:polygon>
        <draw:frame draw:style-name="gr11" draw:text-style-name="P6" draw:layer="layout" svg:width="0.422cm" svg:height="0.425cm" svg:x="9.708cm" svg:y="13.596cm">
          <draw:text-box>
            <text:p text:style-name="P1"><text:span text:style-name="T6"><text:s/></text:span></text:p>
          </draw:text-box>
        </draw:frame>
        <draw:frame draw:style-name="gr76" draw:text-style-name="P6" draw:layer="layout" svg:width="2.02cm" svg:height="0.425cm" svg:x="5.278cm" svg:y="14.132cm">
          <draw:text-box>
            <text:p text:style-name="P1"><text:span text:style-name="T6">Last Name: </text:span></text:p>
          </draw:text-box>
        </draw:frame>
        <draw:polygon draw:style-name="gr6" draw:text-style-name="P4" draw:layer="layout" svg:width="0.028cm" svg:height="0.028cm" svg:x="5.051cm" svg:y="14.054cm" svg:viewBox="0 0 29 29" draw:points="0,0 29,0 29,29 0,29">
          <text:p/>
        </draw:polygon>
        <draw:polygon draw:style-name="gr6" draw:text-style-name="P4" draw:layer="layout" svg:width="4.431cm" svg:height="0.028cm" svg:x="5.08cm" svg:y="14.054cm" svg:viewBox="0 0 4432 29" draw:points="0,0 4432,0 4432,29 0,29">
          <text:p/>
        </draw:polygon>
        <draw:polygon draw:style-name="gr6" draw:text-style-name="P4" draw:layer="layout" svg:width="0.029cm" svg:height="0.028cm" svg:x="9.51cm" svg:y="14.054cm" svg:viewBox="0 0 30 29" draw:points="0,0 30,0 30,29 0,29">
          <text:p/>
        </draw:polygon>
        <draw:polygon draw:style-name="gr6" draw:text-style-name="P4" draw:layer="layout" svg:width="9.482cm" svg:height="0.028cm" svg:x="9.539cm" svg:y="14.054cm" svg:viewBox="0 0 9483 29" draw:points="0,0 9483,0 9483,29 0,29">
          <text:p/>
        </draw:polygon>
        <draw:polygon draw:style-name="gr6" draw:text-style-name="P4" draw:layer="layout" svg:width="0.029cm" svg:height="0.028cm" svg:x="19.021cm" svg:y="14.054cm" svg:viewBox="0 0 30 29" draw:points="0,0 30,0 30,29 0,29">
          <text:p/>
        </draw:polygon>
        <draw:polygon draw:style-name="gr6" draw:text-style-name="P4" draw:layer="layout" svg:width="0.028cm" svg:height="0.48cm" svg:x="5.051cm" svg:y="14.082cm" svg:viewBox="0 0 29 481" draw:points="0,0 29,0 29,481 0,481">
          <text:p/>
        </draw:polygon>
        <draw:polygon draw:style-name="gr6" draw:text-style-name="P4" draw:layer="layout" svg:width="0.028cm" svg:height="0.028cm" svg:x="5.051cm" svg:y="14.562cm" svg:viewBox="0 0 29 29" draw:points="0,0 29,0 29,29 0,29">
          <text:p/>
        </draw:polygon>
        <draw:polygon draw:style-name="gr6" draw:text-style-name="P4" draw:layer="layout" svg:width="0.028cm" svg:height="0.028cm" svg:x="5.051cm" svg:y="14.562cm" svg:viewBox="0 0 29 29" draw:points="0,0 29,0 29,29 0,29">
          <text:p/>
        </draw:polygon>
        <draw:polygon draw:style-name="gr6" draw:text-style-name="P4" draw:layer="layout" svg:width="4.431cm" svg:height="0.028cm" svg:x="5.08cm" svg:y="14.562cm" svg:viewBox="0 0 4432 29" draw:points="0,0 4432,0 4432,29 0,29">
          <text:p/>
        </draw:polygon>
        <draw:polygon draw:style-name="gr6" draw:text-style-name="P4" draw:layer="layout" svg:width="0.029cm" svg:height="0.48cm" svg:x="9.51cm" svg:y="14.082cm" svg:viewBox="0 0 30 481" draw:points="0,0 30,0 30,481 0,481">
          <text:p/>
        </draw:polygon>
        <draw:polygon draw:style-name="gr6" draw:text-style-name="P4" draw:layer="layout" svg:width="0.029cm" svg:height="0.028cm" svg:x="9.51cm" svg:y="14.562cm" svg:viewBox="0 0 30 29" draw:points="0,0 30,0 30,29 0,29">
          <text:p/>
        </draw:polygon>
        <draw:polygon draw:style-name="gr6" draw:text-style-name="P4" draw:layer="layout" svg:width="9.482cm" svg:height="0.028cm" svg:x="9.539cm" svg:y="14.562cm" svg:viewBox="0 0 9483 29" draw:points="0,0 9483,0 9483,29 0,29">
          <text:p/>
        </draw:polygon>
        <draw:polygon draw:style-name="gr6" draw:text-style-name="P4" draw:layer="layout" svg:width="0.029cm" svg:height="0.48cm" svg:x="19.021cm" svg:y="14.082cm" svg:viewBox="0 0 30 481" draw:points="0,0 30,0 30,481 0,481">
          <text:p/>
        </draw:polygon>
        <draw:polygon draw:style-name="gr6" draw:text-style-name="P4" draw:layer="layout" svg:width="0.029cm" svg:height="0.028cm" svg:x="19.021cm" svg:y="14.562cm" svg:viewBox="0 0 30 29" draw:points="0,0 30,0 30,29 0,29">
          <text:p/>
        </draw:polygon>
        <draw:polygon draw:style-name="gr6" draw:text-style-name="P4" draw:layer="layout" svg:width="0.029cm" svg:height="0.028cm" svg:x="19.021cm" svg:y="14.562cm" svg:viewBox="0 0 30 29" draw:points="0,0 30,0 30,29 0,29">
          <text:p/>
        </draw:polygon>
        <draw:frame draw:style-name="gr11" draw:text-style-name="P6" draw:layer="layout" svg:width="0.422cm" svg:height="0.425cm" svg:x="9.708cm" svg:y="14.132cm">
          <draw:text-box>
            <text:p text:style-name="P1"><text:span text:style-name="T6"><text:s/></text:span></text:p>
          </draw:text-box>
        </draw:frame>
        <draw:frame draw:style-name="gr15" draw:text-style-name="P6" draw:layer="layout" svg:width="0.425cm" svg:height="0.424cm" svg:x="3.81cm" svg:y="15.074cm">
          <draw:text-box>
            <text:p text:style-name="P1"><text:span text:style-name="T7">☐</text:span></text:p>
          </draw:text-box>
        </draw:frame>
        <draw:frame draw:style-name="gr80" draw:text-style-name="P6" draw:layer="layout" svg:width="14.857cm" svg:height="0.425cm" svg:x="4.262cm" svg:y="15.12cm">
          <draw:text-box>
            <text:p text:style-name="P1"><text:span text:style-name="T6"><text:s/>To have the applicant’s sex changed on the birth record created or maintained by the </text:span></text:p>
          </draw:text-box>
        </draw:frame>
        <draw:frame draw:style-name="gr81" draw:text-style-name="P6" draw:layer="layout" svg:width="6.852cm" svg:height="0.425cm" svg:x="4.459cm" svg:y="15.713cm">
          <draw:text-box>
            <text:p text:style-name="P1"><text:span text:style-name="T6">Minnesota Department of Health from <text:s/></text:span></text:p>
          </draw:text-box>
        </draw:frame>
        <draw:frame draw:style-name="gr11" draw:text-style-name="P6" draw:layer="layout" svg:width="0.422cm" svg:height="0.425cm" svg:x="11.43cm" svg:y="15.7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15.713cm">
          <draw:text-box>
            <text:p text:style-name="P1"><text:span text:style-name="T6"><text:s/></text:span></text:p>
          </draw:text-box>
        </draw:frame>
        <draw:frame draw:style-name="gr82" draw:text-style-name="P6" draw:layer="layout" svg:width="0.654cm" svg:height="0.425cm" svg:x="13.97cm" svg:y="15.713cm">
          <draw:text-box>
            <text:p text:style-name="P1"><text:span text:style-name="T6"><text:s/>to <text:s/></text:span></text:p>
          </draw:text-box>
        </draw:frame>
        <draw:frame draw:style-name="gr11" draw:text-style-name="P6" draw:layer="layout" svg:width="0.422cm" svg:height="0.425cm" svg:x="15.24cm" svg:y="15.7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5.713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2.765cm" svg:height="0.028cm" svg:x="11.204cm" svg:y="16.086cm" svg:viewBox="0 0 2766 29" draw:points="0,0 2766,0 2766,29 0,29">
          <text:p/>
        </draw:polygon>
        <draw:polygon draw:style-name="gr6" draw:text-style-name="P4" draw:layer="layout" svg:width="3.246cm" svg:height="0.028cm" svg:x="14.534cm" svg:y="16.086cm" svg:viewBox="0 0 3247 29" draw:points="0,0 3247,0 3247,29 0,29">
          <text:p/>
        </draw:polygon>
        <draw:frame draw:style-name="gr11" draw:text-style-name="P6" draw:layer="layout" svg:width="0.422cm" svg:height="0.425cm" svg:x="17.78cm" svg:y="15.713cm">
          <draw:text-box>
            <text:p text:style-name="P1"><text:span text:style-name="T6">. </text:span></text:p>
          </draw:text-box>
        </draw:frame>
        <draw:frame draw:style-name="gr15" draw:text-style-name="P6" draw:layer="layout" svg:width="0.425cm" svg:height="0.424cm" svg:x="3.81cm" svg:y="16.654cm">
          <draw:text-box>
            <text:p text:style-name="P1"><text:span text:style-name="T7">☐</text:span></text:p>
          </draw:text-box>
        </draw:frame>
        <draw:frame draw:style-name="gr83" draw:text-style-name="P6" draw:layer="layout" svg:width="14.657cm" svg:height="0.425cm" svg:x="4.262cm" svg:y="16.701cm">
          <draw:text-box>
            <text:p text:style-name="P1"><text:span text:style-name="T6"><text:s/>To have the Minnesota Department of Health issue and register a replacement birth </text:span></text:p>
          </draw:text-box>
        </draw:frame>
        <draw:frame draw:style-name="gr84" draw:text-style-name="P6" draw:layer="layout" svg:width="14.084cm" svg:height="0.425cm" svg:x="4.459cm" svg:y="17.293cm">
          <draw:text-box>
            <text:p text:style-name="P1"><text:span text:style-name="T6">record. <text:s/>Applicant further requests the prior birth record be kept confidential and </text:span></text:p>
          </draw:text-box>
        </draw:frame>
        <draw:frame draw:style-name="gr85" draw:text-style-name="P6" draw:layer="layout" svg:width="12.739cm" svg:height="0.425cm" svg:x="4.459cm" svg:y="17.857cm">
          <draw:text-box>
            <text:p text:style-name="P1"><text:span text:style-name="T6">the replacement birth record not to include any reference to Applicant’s: <text:s/></text:span></text:p>
          </draw:text-box>
        </draw:frame>
        <draw:frame draw:style-name="gr15" draw:text-style-name="P6" draw:layer="layout" svg:width="0.425cm" svg:height="0.424cm" svg:x="6.35cm" svg:y="18.63cm">
          <draw:text-box>
            <text:p text:style-name="P1"><text:span text:style-name="T7">☐</text:span></text:p>
          </draw:text-box>
        </draw:frame>
        <draw:frame draw:style-name="gr86" draw:text-style-name="P6" draw:layer="layout" svg:width="2.555cm" svg:height="0.425cm" svg:x="6.802cm" svg:y="18.676cm">
          <draw:text-box>
            <text:p text:style-name="P1"><text:span text:style-name="T6"><text:s/>former name <text:s/></text:span></text:p>
          </draw:text-box>
        </draw:frame>
        <draw:frame draw:style-name="gr15" draw:text-style-name="P6" draw:layer="layout" svg:width="0.425cm" svg:height="0.424cm" svg:x="6.35cm" svg:y="19.222cm">
          <draw:text-box>
            <text:p text:style-name="P1"><text:span text:style-name="T7">☐</text:span></text:p>
          </draw:text-box>
        </draw:frame>
        <draw:frame draw:style-name="gr87" draw:text-style-name="P6" draw:layer="layout" svg:width="2.152cm" svg:height="0.425cm" svg:x="6.802cm" svg:y="19.268cm">
          <draw:text-box>
            <text:p text:style-name="P1"><text:span text:style-name="T6"><text:s/>former sex. </text:span></text:p>
          </draw:text-box>
        </draw:frame>
        <draw:frame draw:style-name="gr15" draw:text-style-name="P6" draw:layer="layout" svg:width="0.425cm" svg:height="0.424cm" svg:x="3.81cm" svg:y="19.956cm">
          <draw:text-box>
            <text:p text:style-name="P1"><text:span text:style-name="T7">☐</text:span></text:p>
          </draw:text-box>
        </draw:frame>
        <draw:frame draw:style-name="gr88" draw:text-style-name="P6" draw:layer="layout" svg:width="8.662cm" svg:height="0.425cm" svg:x="4.262cm" svg:y="20.002cm">
          <draw:text-box>
            <text:p text:style-name="P1"><text:span text:style-name="T6"><text:s/>To have the name of applicant’s spouse changed: </text:span></text:p>
          </draw:text-box>
        </draw:frame>
        <draw:frame draw:style-name="gr69" draw:text-style-name="P6" draw:layer="layout" svg:width="1.114cm" svg:height="0.425cm" svg:x="5.08cm" svg:y="20.877cm">
          <draw:text-box>
            <text:p text:style-name="P1"><text:span text:style-name="T6">From: </text:span></text:p>
          </draw:text-box>
        </draw:frame>
        <draw:frame draw:style-name="gr70" draw:text-style-name="P6" draw:layer="layout" svg:width="3.492cm" svg:height="0.425cm" svg:x="5.278cm" svg:y="21.442cm">
          <draw:text-box>
            <text:p text:style-name="P1"><text:span text:style-name="T6">Current First Name: </text:span></text:p>
          </draw:text-box>
        </draw:frame>
        <draw:polygon draw:style-name="gr6" draw:text-style-name="P4" draw:layer="layout" svg:width="0.028cm" svg:height="0.029cm" svg:x="5.051cm" svg:y="21.336cm" svg:viewBox="0 0 29 30" draw:points="0,0 29,0 29,30 0,30">
          <text:p/>
        </draw:polygon>
        <draw:polygon draw:style-name="gr6" draw:text-style-name="P4" draw:layer="layout" svg:width="0.028cm" svg:height="0.029cm" svg:x="5.051cm" svg:y="21.336cm" svg:viewBox="0 0 29 30" draw:points="0,0 29,0 29,30 0,30">
          <text:p/>
        </draw:polygon>
        <draw:polygon draw:style-name="gr6" draw:text-style-name="P4" draw:layer="layout" svg:width="4.431cm" svg:height="0.029cm" svg:x="5.08cm" svg:y="21.336cm" svg:viewBox="0 0 4432 30" draw:points="0,0 4432,0 4432,30 0,30">
          <text:p/>
        </draw:polygon>
        <draw:polygon draw:style-name="gr6" draw:text-style-name="P4" draw:layer="layout" svg:width="0.029cm" svg:height="0.029cm" svg:x="9.51cm" svg:y="21.336cm" svg:viewBox="0 0 30 30" draw:points="0,0 30,0 30,30 0,30">
          <text:p/>
        </draw:polygon>
        <draw:polygon draw:style-name="gr6" draw:text-style-name="P4" draw:layer="layout" svg:width="9.482cm" svg:height="0.029cm" svg:x="9.539cm" svg:y="21.336cm" svg:viewBox="0 0 9483 30" draw:points="0,0 9483,0 9483,30 0,30">
          <text:p/>
        </draw:polygon>
        <draw:polygon draw:style-name="gr6" draw:text-style-name="P4" draw:layer="layout" svg:width="0.029cm" svg:height="0.029cm" svg:x="19.021cm" svg:y="21.336cm" svg:viewBox="0 0 30 30" draw:points="0,0 30,0 30,30 0,30">
          <text:p/>
        </draw:polygon>
        <draw:polygon draw:style-name="gr6" draw:text-style-name="P4" draw:layer="layout" svg:width="0.029cm" svg:height="0.029cm" svg:x="19.021cm" svg:y="21.336cm" svg:viewBox="0 0 30 30" draw:points="0,0 30,0 30,30 0,30">
          <text:p/>
        </draw:polygon>
        <draw:polygon draw:style-name="gr6" draw:text-style-name="P4" draw:layer="layout" svg:width="0.028cm" svg:height="0.509cm" svg:x="5.051cm" svg:y="21.364cm" svg:viewBox="0 0 29 510" draw:points="0,0 29,0 29,510 0,510">
          <text:p/>
        </draw:polygon>
        <draw:polygon draw:style-name="gr6" draw:text-style-name="P4" draw:layer="layout" svg:width="0.029cm" svg:height="0.509cm" svg:x="9.51cm" svg:y="21.364cm" svg:viewBox="0 0 30 510" draw:points="0,0 30,0 30,510 0,510">
          <text:p/>
        </draw:polygon>
        <draw:polygon draw:style-name="gr6" draw:text-style-name="P4" draw:layer="layout" svg:width="0.029cm" svg:height="0.509cm" svg:x="19.021cm" svg:y="21.364cm" svg:viewBox="0 0 30 510" draw:points="0,0 30,0 30,510 0,510">
          <text:p/>
        </draw:polygon>
        <draw:frame draw:style-name="gr11" draw:text-style-name="P6" draw:layer="layout" svg:width="0.422cm" svg:height="0.425cm" svg:x="9.708cm" svg:y="21.442cm">
          <draw:text-box>
            <text:p text:style-name="P1"><text:span text:style-name="T6"><text:s/></text:span></text:p>
          </draw:text-box>
        </draw:frame>
        <draw:frame draw:style-name="gr71" draw:text-style-name="P6" draw:layer="layout" svg:width="3.957cm" svg:height="0.425cm" svg:x="5.278cm" svg:y="21.978cm">
          <draw:text-box>
            <text:p text:style-name="P1"><text:span text:style-name="T6">Current Middle Name: </text:span></text:p>
          </draw:text-box>
        </draw:frame>
        <draw:polygon draw:style-name="gr6" draw:text-style-name="P4" draw:layer="layout" svg:width="0.028cm" svg:height="0.028cm" svg:x="5.051cm" svg:y="21.872cm" svg:viewBox="0 0 29 29" draw:points="0,0 29,0 29,29 0,29">
          <text:p/>
        </draw:polygon>
        <draw:polygon draw:style-name="gr6" draw:text-style-name="P4" draw:layer="layout" svg:width="4.431cm" svg:height="0.028cm" svg:x="5.08cm" svg:y="21.872cm" svg:viewBox="0 0 4432 29" draw:points="0,0 4432,0 4432,29 0,29">
          <text:p/>
        </draw:polygon>
        <draw:polygon draw:style-name="gr6" draw:text-style-name="P4" draw:layer="layout" svg:width="0.029cm" svg:height="0.028cm" svg:x="9.51cm" svg:y="21.872cm" svg:viewBox="0 0 30 29" draw:points="0,0 30,0 30,29 0,29">
          <text:p/>
        </draw:polygon>
        <draw:polygon draw:style-name="gr6" draw:text-style-name="P4" draw:layer="layout" svg:width="9.482cm" svg:height="0.028cm" svg:x="9.539cm" svg:y="21.872cm" svg:viewBox="0 0 9483 29" draw:points="0,0 9483,0 9483,29 0,29">
          <text:p/>
        </draw:polygon>
        <draw:polygon draw:style-name="gr6" draw:text-style-name="P4" draw:layer="layout" svg:width="0.029cm" svg:height="0.028cm" svg:x="19.021cm" svg:y="21.872cm" svg:viewBox="0 0 30 29" draw:points="0,0 30,0 30,29 0,29">
          <text:p/>
        </draw:polygon>
        <draw:polygon draw:style-name="gr6" draw:text-style-name="P4" draw:layer="layout" svg:width="0.028cm" svg:height="0.509cm" svg:x="5.051cm" svg:y="21.9cm" svg:viewBox="0 0 29 510" draw:points="0,0 29,0 29,510 0,510">
          <text:p/>
        </draw:polygon>
        <draw:polygon draw:style-name="gr6" draw:text-style-name="P4" draw:layer="layout" svg:width="0.029cm" svg:height="0.509cm" svg:x="9.51cm" svg:y="21.9cm" svg:viewBox="0 0 30 510" draw:points="0,0 30,0 30,510 0,510">
          <text:p/>
        </draw:polygon>
        <draw:polygon draw:style-name="gr6" draw:text-style-name="P4" draw:layer="layout" svg:width="0.029cm" svg:height="0.509cm" svg:x="19.021cm" svg:y="21.9cm" svg:viewBox="0 0 30 510" draw:points="0,0 30,0 30,510 0,510">
          <text:p/>
        </draw:polygon>
        <draw:frame draw:style-name="gr11" draw:text-style-name="P6" draw:layer="layout" svg:width="0.422cm" svg:height="0.425cm" svg:x="9.708cm" svg:y="21.978cm">
          <draw:text-box>
            <text:p text:style-name="P1"><text:span text:style-name="T6"><text:s/></text:span></text:p>
          </draw:text-box>
        </draw:frame>
        <draw:frame draw:style-name="gr72" draw:text-style-name="P6" draw:layer="layout" svg:width="3.434cm" svg:height="0.425cm" svg:x="5.278cm" svg:y="22.514cm">
          <draw:text-box>
            <text:p text:style-name="P1"><text:span text:style-name="T6">Current Last Name: </text:span></text:p>
          </draw:text-box>
        </draw:frame>
        <draw:polygon draw:style-name="gr6" draw:text-style-name="P4" draw:layer="layout" svg:width="0.028cm" svg:height="0.028cm" svg:x="5.051cm" svg:y="22.408cm" svg:viewBox="0 0 29 29" draw:points="0,0 29,0 29,29 0,29">
          <text:p/>
        </draw:polygon>
        <draw:polygon draw:style-name="gr6" draw:text-style-name="P4" draw:layer="layout" svg:width="4.431cm" svg:height="0.028cm" svg:x="5.08cm" svg:y="22.408cm" svg:viewBox="0 0 4432 29" draw:points="0,0 4432,0 4432,29 0,29">
          <text:p/>
        </draw:polygon>
        <draw:polygon draw:style-name="gr6" draw:text-style-name="P4" draw:layer="layout" svg:width="0.029cm" svg:height="0.028cm" svg:x="9.51cm" svg:y="22.408cm" svg:viewBox="0 0 30 29" draw:points="0,0 30,0 30,29 0,29">
          <text:p/>
        </draw:polygon>
        <draw:polygon draw:style-name="gr6" draw:text-style-name="P4" draw:layer="layout" svg:width="9.482cm" svg:height="0.028cm" svg:x="9.539cm" svg:y="22.408cm" svg:viewBox="0 0 9483 29" draw:points="0,0 9483,0 9483,29 0,29">
          <text:p/>
        </draw:polygon>
        <draw:polygon draw:style-name="gr6" draw:text-style-name="P4" draw:layer="layout" svg:width="0.029cm" svg:height="0.028cm" svg:x="19.021cm" svg:y="22.408cm" svg:viewBox="0 0 30 29" draw:points="0,0 30,0 30,29 0,29">
          <text:p/>
        </draw:polygon>
        <draw:polygon draw:style-name="gr6" draw:text-style-name="P4" draw:layer="layout" svg:width="0.028cm" svg:height="0.509cm" svg:x="5.051cm" svg:y="22.436cm" svg:viewBox="0 0 29 510" draw:points="0,0 29,0 29,510 0,510">
          <text:p/>
        </draw:polygon>
        <draw:polygon draw:style-name="gr6" draw:text-style-name="P4" draw:layer="layout" svg:width="0.028cm" svg:height="0.028cm" svg:x="5.051cm" svg:y="22.944cm" svg:viewBox="0 0 29 29" draw:points="0,0 29,0 29,29 0,29">
          <text:p/>
        </draw:polygon>
        <draw:polygon draw:style-name="gr6" draw:text-style-name="P4" draw:layer="layout" svg:width="0.028cm" svg:height="0.028cm" svg:x="5.051cm" svg:y="22.944cm" svg:viewBox="0 0 29 29" draw:points="0,0 29,0 29,29 0,29">
          <text:p/>
        </draw:polygon>
        <draw:polygon draw:style-name="gr6" draw:text-style-name="P4" draw:layer="layout" svg:width="4.431cm" svg:height="0.028cm" svg:x="5.08cm" svg:y="22.944cm" svg:viewBox="0 0 4432 29" draw:points="0,0 4432,0 4432,29 0,29">
          <text:p/>
        </draw:polygon>
        <draw:polygon draw:style-name="gr6" draw:text-style-name="P4" draw:layer="layout" svg:width="0.029cm" svg:height="0.509cm" svg:x="9.51cm" svg:y="22.436cm" svg:viewBox="0 0 30 510" draw:points="0,0 30,0 30,510 0,510">
          <text:p/>
        </draw:polygon>
        <draw:polygon draw:style-name="gr6" draw:text-style-name="P4" draw:layer="layout" svg:width="0.029cm" svg:height="0.028cm" svg:x="9.51cm" svg:y="22.944cm" svg:viewBox="0 0 30 29" draw:points="0,0 30,0 30,29 0,29">
          <text:p/>
        </draw:polygon>
        <draw:polygon draw:style-name="gr6" draw:text-style-name="P4" draw:layer="layout" svg:width="9.482cm" svg:height="0.028cm" svg:x="9.539cm" svg:y="22.944cm" svg:viewBox="0 0 9483 29" draw:points="0,0 9483,0 9483,29 0,29">
          <text:p/>
        </draw:polygon>
        <draw:polygon draw:style-name="gr6" draw:text-style-name="P4" draw:layer="layout" svg:width="0.029cm" svg:height="0.509cm" svg:x="19.021cm" svg:y="22.436cm" svg:viewBox="0 0 30 510" draw:points="0,0 30,0 30,510 0,510">
          <text:p/>
        </draw:polygon>
        <draw:polygon draw:style-name="gr6" draw:text-style-name="P4" draw:layer="layout" svg:width="0.029cm" svg:height="0.028cm" svg:x="19.021cm" svg:y="22.944cm" svg:viewBox="0 0 30 29" draw:points="0,0 30,0 30,29 0,29">
          <text:p/>
        </draw:polygon>
        <draw:polygon draw:style-name="gr6" draw:text-style-name="P4" draw:layer="layout" svg:width="0.029cm" svg:height="0.028cm" svg:x="19.021cm" svg:y="22.944cm" svg:viewBox="0 0 30 29" draw:points="0,0 30,0 30,29 0,29">
          <text:p/>
        </draw:polygon>
        <draw:frame draw:style-name="gr11" draw:text-style-name="P6" draw:layer="layout" svg:width="0.422cm" svg:height="0.425cm" svg:x="9.708cm" svg:y="22.514cm">
          <draw:text-box>
            <text:p text:style-name="P1"><text:span text:style-name="T6"><text:s/></text:span></text:p>
          </draw:text-box>
        </draw:frame>
        <draw:frame draw:style-name="gr73" draw:text-style-name="P6" draw:layer="layout" svg:width="0.641cm" svg:height="0.425cm" svg:x="5.08cm" svg:y="23.502cm">
          <draw:text-box>
            <text:p text:style-name="P1"><text:span text:style-name="T6">To: </text:span></text:p>
          </draw:text-box>
        </draw:frame>
        <draw:frame draw:style-name="gr74" draw:text-style-name="P6" draw:layer="layout" svg:width="2.078cm" svg:height="0.425cm" svg:x="5.278cm" svg:y="24.038cm">
          <draw:text-box>
            <text:p text:style-name="P1"><text:span text:style-name="T6">First Name: </text:span></text:p>
          </draw:text-box>
        </draw:frame>
        <draw:polygon draw:style-name="gr6" draw:text-style-name="P4" draw:layer="layout" svg:width="0.028cm" svg:height="0.028cm" svg:x="5.051cm" svg:y="23.932cm" svg:viewBox="0 0 29 29" draw:points="0,0 29,0 29,29 0,29">
          <text:p/>
        </draw:polygon>
        <draw:polygon draw:style-name="gr6" draw:text-style-name="P4" draw:layer="layout" svg:width="0.028cm" svg:height="0.028cm" svg:x="5.051cm" svg:y="23.932cm" svg:viewBox="0 0 29 29" draw:points="0,0 29,0 29,29 0,29">
          <text:p/>
        </draw:polygon>
        <draw:polygon draw:style-name="gr6" draw:text-style-name="P4" draw:layer="layout" svg:width="4.431cm" svg:height="0.028cm" svg:x="5.08cm" svg:y="23.932cm" svg:viewBox="0 0 4432 29" draw:points="0,0 4432,0 4432,29 0,29">
          <text:p/>
        </draw:polygon>
        <draw:polygon draw:style-name="gr6" draw:text-style-name="P4" draw:layer="layout" svg:width="0.029cm" svg:height="0.028cm" svg:x="9.51cm" svg:y="23.932cm" svg:viewBox="0 0 30 29" draw:points="0,0 30,0 30,29 0,29">
          <text:p/>
        </draw:polygon>
        <draw:polygon draw:style-name="gr6" draw:text-style-name="P4" draw:layer="layout" svg:width="9.482cm" svg:height="0.028cm" svg:x="9.539cm" svg:y="23.932cm" svg:viewBox="0 0 9483 29" draw:points="0,0 9483,0 9483,29 0,29">
          <text:p/>
        </draw:polygon>
        <draw:polygon draw:style-name="gr6" draw:text-style-name="P4" draw:layer="layout" svg:width="0.029cm" svg:height="0.028cm" svg:x="19.021cm" svg:y="23.932cm" svg:viewBox="0 0 30 29" draw:points="0,0 30,0 30,29 0,29">
          <text:p/>
        </draw:polygon>
        <draw:polygon draw:style-name="gr6" draw:text-style-name="P4" draw:layer="layout" svg:width="0.029cm" svg:height="0.028cm" svg:x="19.021cm" svg:y="23.932cm" svg:viewBox="0 0 30 29" draw:points="0,0 30,0 30,29 0,29">
          <text:p/>
        </draw:polygon>
        <draw:polygon draw:style-name="gr6" draw:text-style-name="P4" draw:layer="layout" svg:width="0.028cm" svg:height="0.509cm" svg:x="5.051cm" svg:y="23.96cm" svg:viewBox="0 0 29 510" draw:points="0,0 29,0 29,510 0,510">
          <text:p/>
        </draw:polygon>
        <draw:polygon draw:style-name="gr6" draw:text-style-name="P4" draw:layer="layout" svg:width="0.029cm" svg:height="0.509cm" svg:x="9.51cm" svg:y="23.96cm" svg:viewBox="0 0 30 510" draw:points="0,0 30,0 30,510 0,510">
          <text:p/>
        </draw:polygon>
        <draw:polygon draw:style-name="gr6" draw:text-style-name="P4" draw:layer="layout" svg:width="0.029cm" svg:height="0.509cm" svg:x="19.021cm" svg:y="23.96cm" svg:viewBox="0 0 30 510" draw:points="0,0 30,0 30,510 0,510">
          <text:p/>
        </draw:polygon>
        <draw:frame draw:style-name="gr11" draw:text-style-name="P6" draw:layer="layout" svg:width="0.422cm" svg:height="0.425cm" svg:x="9.708cm" svg:y="24.038cm">
          <draw:text-box>
            <text:p text:style-name="P1"><text:span text:style-name="T6"><text:s/></text:span></text:p>
          </draw:text-box>
        </draw:frame>
        <draw:frame draw:style-name="gr75" draw:text-style-name="P6" draw:layer="layout" svg:width="2.543cm" svg:height="0.425cm" svg:x="5.278cm" svg:y="24.575cm">
          <draw:text-box>
            <text:p text:style-name="P1"><text:span text:style-name="T6">Middle Name: </text:span></text:p>
          </draw:text-box>
        </draw:frame>
        <draw:polygon draw:style-name="gr6" draw:text-style-name="P4" draw:layer="layout" svg:width="0.028cm" svg:height="0.028cm" svg:x="5.051cm" svg:y="24.468cm" svg:viewBox="0 0 29 29" draw:points="0,0 29,0 29,29 0,29">
          <text:p/>
        </draw:polygon>
        <draw:polygon draw:style-name="gr6" draw:text-style-name="P4" draw:layer="layout" svg:width="4.431cm" svg:height="0.028cm" svg:x="5.08cm" svg:y="24.468cm" svg:viewBox="0 0 4432 29" draw:points="0,0 4432,0 4432,29 0,29">
          <text:p/>
        </draw:polygon>
        <draw:polygon draw:style-name="gr6" draw:text-style-name="P4" draw:layer="layout" svg:width="0.029cm" svg:height="0.028cm" svg:x="9.51cm" svg:y="24.468cm" svg:viewBox="0 0 30 29" draw:points="0,0 30,0 30,29 0,29">
          <text:p/>
        </draw:polygon>
        <draw:polygon draw:style-name="gr6" draw:text-style-name="P4" draw:layer="layout" svg:width="9.482cm" svg:height="0.028cm" svg:x="9.539cm" svg:y="24.468cm" svg:viewBox="0 0 9483 29" draw:points="0,0 9483,0 9483,29 0,29">
          <text:p/>
        </draw:polygon>
        <draw:polygon draw:style-name="gr6" draw:text-style-name="P4" draw:layer="layout" svg:width="0.029cm" svg:height="0.028cm" svg:x="19.021cm" svg:y="24.468cm" svg:viewBox="0 0 30 29" draw:points="0,0 30,0 30,29 0,29">
          <text:p/>
        </draw:polygon>
        <draw:polygon draw:style-name="gr6" draw:text-style-name="P4" draw:layer="layout" svg:width="0.028cm" svg:height="0.509cm" svg:x="5.051cm" svg:y="24.496cm" svg:viewBox="0 0 29 510" draw:points="0,0 29,0 29,510 0,510">
          <text:p/>
        </draw:polygon>
        <draw:polygon draw:style-name="gr6" draw:text-style-name="P4" draw:layer="layout" svg:width="0.029cm" svg:height="0.509cm" svg:x="9.51cm" svg:y="24.496cm" svg:viewBox="0 0 30 510" draw:points="0,0 30,0 30,510 0,510">
          <text:p/>
        </draw:polygon>
        <draw:polygon draw:style-name="gr6" draw:text-style-name="P4" draw:layer="layout" svg:width="0.029cm" svg:height="0.509cm" svg:x="19.021cm" svg:y="24.496cm" svg:viewBox="0 0 30 510" draw:points="0,0 30,0 30,510 0,510">
          <text:p/>
        </draw:polygon>
        <draw:frame draw:style-name="gr11" draw:text-style-name="P6" draw:layer="layout" svg:width="0.422cm" svg:height="0.425cm" svg:x="9.708cm" svg:y="24.575cm">
          <draw:text-box>
            <text:p text:style-name="P1"><text:span text:style-name="T6"><text:s/></text:span></text:p>
          </draw:text-box>
        </draw:frame>
        <draw:frame draw:style-name="gr76" draw:text-style-name="P6" draw:layer="layout" svg:width="2.02cm" svg:height="0.425cm" svg:x="5.278cm" svg:y="25.111cm">
          <draw:text-box>
            <text:p text:style-name="P1"><text:span text:style-name="T6">Last Name: </text:span></text:p>
          </draw:text-box>
        </draw:frame>
        <draw:polygon draw:style-name="gr6" draw:text-style-name="P4" draw:layer="layout" svg:width="0.028cm" svg:height="0.029cm" svg:x="5.051cm" svg:y="25.004cm" svg:viewBox="0 0 29 30" draw:points="0,0 29,0 29,30 0,30">
          <text:p/>
        </draw:polygon>
        <draw:polygon draw:style-name="gr6" draw:text-style-name="P4" draw:layer="layout" svg:width="4.431cm" svg:height="0.029cm" svg:x="5.08cm" svg:y="25.004cm" svg:viewBox="0 0 4432 30" draw:points="0,0 4432,0 4432,30 0,30">
          <text:p/>
        </draw:polygon>
        <draw:polygon draw:style-name="gr6" draw:text-style-name="P4" draw:layer="layout" svg:width="0.029cm" svg:height="0.029cm" svg:x="9.51cm" svg:y="25.004cm" svg:viewBox="0 0 30 30" draw:points="0,0 30,0 30,30 0,30">
          <text:p/>
        </draw:polygon>
        <draw:polygon draw:style-name="gr6" draw:text-style-name="P4" draw:layer="layout" svg:width="9.482cm" svg:height="0.029cm" svg:x="9.539cm" svg:y="25.004cm" svg:viewBox="0 0 9483 30" draw:points="0,0 9483,0 9483,30 0,30">
          <text:p/>
        </draw:polygon>
        <draw:polygon draw:style-name="gr6" draw:text-style-name="P4" draw:layer="layout" svg:width="0.029cm" svg:height="0.029cm" svg:x="19.021cm" svg:y="25.004cm" svg:viewBox="0 0 30 30" draw:points="0,0 30,0 30,30 0,30">
          <text:p/>
        </draw:polygon>
        <draw:polygon draw:style-name="gr6" draw:text-style-name="P4" draw:layer="layout" svg:width="0.028cm" svg:height="0.509cm" svg:x="5.051cm" svg:y="25.033cm" svg:viewBox="0 0 29 510" draw:points="0,0 29,0 29,510 0,510">
          <text:p/>
        </draw:polygon>
        <draw:polygon draw:style-name="gr6" draw:text-style-name="P4" draw:layer="layout" svg:width="0.028cm" svg:height="0.028cm" svg:x="5.051cm" svg:y="25.541cm" svg:viewBox="0 0 29 29" draw:points="0,0 29,0 29,29 0,29">
          <text:p/>
        </draw:polygon>
        <draw:polygon draw:style-name="gr6" draw:text-style-name="P4" draw:layer="layout" svg:width="0.028cm" svg:height="0.028cm" svg:x="5.051cm" svg:y="25.541cm" svg:viewBox="0 0 29 29" draw:points="0,0 29,0 29,29 0,29">
          <text:p/>
        </draw:polygon>
        <draw:polygon draw:style-name="gr6" draw:text-style-name="P4" draw:layer="layout" svg:width="4.431cm" svg:height="0.028cm" svg:x="5.08cm" svg:y="25.541cm" svg:viewBox="0 0 4432 29" draw:points="0,0 4432,0 4432,29 0,29">
          <text:p/>
        </draw:polygon>
        <draw:polygon draw:style-name="gr6" draw:text-style-name="P4" draw:layer="layout" svg:width="0.029cm" svg:height="0.509cm" svg:x="9.51cm" svg:y="25.033cm" svg:viewBox="0 0 30 510" draw:points="0,0 30,0 30,510 0,510">
          <text:p/>
        </draw:polygon>
        <draw:polygon draw:style-name="gr6" draw:text-style-name="P4" draw:layer="layout" svg:width="0.029cm" svg:height="0.028cm" svg:x="9.51cm" svg:y="25.541cm" svg:viewBox="0 0 30 29" draw:points="0,0 30,0 30,29 0,29">
          <text:p/>
        </draw:polygon>
        <draw:polygon draw:style-name="gr6" draw:text-style-name="P4" draw:layer="layout" svg:width="9.482cm" svg:height="0.028cm" svg:x="9.539cm" svg:y="25.541cm" svg:viewBox="0 0 9483 29" draw:points="0,0 9483,0 9483,29 0,29">
          <text:p/>
        </draw:polygon>
        <draw:polygon draw:style-name="gr6" draw:text-style-name="P4" draw:layer="layout" svg:width="0.029cm" svg:height="0.509cm" svg:x="19.021cm" svg:y="25.033cm" svg:viewBox="0 0 30 510" draw:points="0,0 30,0 30,510 0,510">
          <text:p/>
        </draw:polygon>
        <draw:polygon draw:style-name="gr6" draw:text-style-name="P4" draw:layer="layout" svg:width="0.029cm" svg:height="0.028cm" svg:x="19.021cm" svg:y="25.541cm" svg:viewBox="0 0 30 29" draw:points="0,0 30,0 30,29 0,29">
          <text:p/>
        </draw:polygon>
        <draw:polygon draw:style-name="gr6" draw:text-style-name="P4" draw:layer="layout" svg:width="0.029cm" svg:height="0.028cm" svg:x="19.021cm" svg:y="25.541cm" svg:viewBox="0 0 30 29" draw:points="0,0 30,0 30,29 0,29">
          <text:p/>
        </draw:polygon>
        <draw:frame draw:style-name="gr11" draw:text-style-name="P6" draw:layer="layout" svg:width="0.422cm" svg:height="0.425cm" svg:x="9.708cm" svg:y="25.111cm">
          <draw:text-box>
            <text:p text:style-name="P1"><text:span text:style-name="T6"><text:s/></text:span></text:p>
          </draw:text-box>
        </draw:frame>
        <draw:control draw:style-name="gr64" draw:text-style-name="P9" draw:layer="controls" svg:width="0.379cm" svg:height="0.747cm" svg:x="3.853cm" svg:y="4.719cm" draw:control="control12"/>
        <draw:control draw:style-name="gr64" draw:text-style-name="P9" draw:layer="controls" svg:width="0.379cm" svg:height="0.747cm" svg:x="3.854cm" svg:y="10.794cm" draw:control="control13"/>
        <draw:control draw:style-name="gr64" draw:text-style-name="P9" draw:layer="controls" svg:width="0.379cm" svg:height="0.747cm" svg:x="3.874cm" svg:y="14.924cm" draw:control="control14"/>
        <draw:control draw:style-name="gr64" draw:text-style-name="P9" draw:layer="controls" svg:width="0.379cm" svg:height="0.747cm" svg:x="3.866cm" svg:y="16.477cm" draw:control="control15"/>
        <draw:control draw:style-name="gr64" draw:text-style-name="P9" draw:layer="controls" svg:width="0.379cm" svg:height="0.747cm" svg:x="6.384cm" svg:y="18.459cm" draw:control="control16"/>
        <draw:control draw:style-name="gr64" draw:text-style-name="P9" draw:layer="controls" svg:width="0.379cm" svg:height="0.747cm" svg:x="6.397cm" svg:y="19.068cm" draw:control="control17"/>
        <draw:control draw:style-name="gr37" draw:text-style-name="P8" draw:layer="controls" svg:width="9.493cm" svg:height="0.514cm" svg:x="9.525cm" svg:y="6.259cm" draw:control="control18"/>
        <draw:control draw:style-name="gr37" draw:text-style-name="P8" draw:layer="controls" svg:width="9.493cm" svg:height="0.514cm" svg:x="9.54cm" svg:y="6.798cm" draw:control="control19"/>
        <draw:control draw:style-name="gr37" draw:text-style-name="P8" draw:layer="controls" svg:width="9.493cm" svg:height="0.514cm" svg:x="9.539cm" svg:y="7.335cm" draw:control="control20"/>
        <draw:control draw:style-name="gr37" draw:text-style-name="P8" draw:layer="controls" svg:width="9.493cm" svg:height="0.514cm" svg:x="9.535cm" svg:y="8.858cm" draw:control="control21"/>
        <draw:control draw:style-name="gr37" draw:text-style-name="P8" draw:layer="controls" svg:width="9.493cm" svg:height="0.514cm" svg:x="9.541cm" svg:y="9.4cm" draw:control="control22"/>
        <draw:control draw:style-name="gr37" draw:text-style-name="P8" draw:layer="controls" svg:width="9.493cm" svg:height="0.514cm" svg:x="9.539cm" svg:y="9.934cm" draw:control="control23"/>
        <draw:control draw:style-name="gr37" draw:text-style-name="P8" draw:layer="controls" svg:width="9.493cm" svg:height="0.514cm" svg:x="9.541cm" svg:y="13.008cm" draw:control="control24"/>
        <draw:control draw:style-name="gr37" draw:text-style-name="P8" draw:layer="controls" svg:width="9.493cm" svg:height="0.514cm" svg:x="9.54cm" svg:y="13.545cm" draw:control="control25"/>
        <draw:control draw:style-name="gr37" draw:text-style-name="P8" draw:layer="controls" svg:width="9.493cm" svg:height="0.514cm" svg:x="9.545cm" svg:y="14.084cm" draw:control="control26"/>
        <draw:control draw:style-name="gr37" draw:text-style-name="P8" draw:layer="controls" svg:width="2.73cm" svg:height="0.514cm" svg:x="11.204cm" svg:y="15.567cm" draw:control="control27"/>
        <draw:control draw:style-name="gr37" draw:text-style-name="P8" draw:layer="controls" svg:width="2.73cm" svg:height="0.514cm" svg:x="14.806cm" svg:y="15.57cm" draw:control="control28"/>
      </draw:page>
      <draw:page draw:name="page4" draw:style-name="dp1" draw:master-page-name="master-page42">
        <office:forms form:automatic-focus="false" form:apply-design-mode="false"/>
        <draw:frame draw:style-name="gr1" draw:text-style-name="P2" draw:layer="layout" svg:width="5.854cm" svg:height="0.31cm" svg:x="2.54cm" svg:y="26.719cm">
          <draw:text-box>
            <text:p text:style-name="P1"><text:span text:style-name="T1">Application for Name Change and Other Relief </text:span></text:p>
          </draw:text-box>
        </draw:frame>
        <draw:frame draw:style-name="gr2" draw:text-style-name="P2" draw:layer="layout" svg:width="5.44cm" svg:height="0.31cm" svg:x="2.54cm" svg:y="27.115cm">
          <draw:text-box>
            <text:p text:style-name="P1"><text:span text:style-name="T2">NAM102 <text:s text:c="9"/>State <text:s text:c="6"/>Eng <text:s text:c="11"/>Rev 7/23 </text:span></text:p>
          </draw:text-box>
        </draw:frame>
        <draw:frame draw:style-name="gr3" draw:text-style-name="P2" draw:layer="layout" svg:width="3.388cm" svg:height="0.31cm" svg:x="9.116cm" svg:y="27.115cm">
          <draw:text-box>
            <text:p text:style-name="P1"><text:span text:style-name="T2">www.mncourts.gov/forms </text:span></text:p>
          </draw:text-box>
        </draw:frame>
        <draw:frame draw:style-name="gr5" draw:text-style-name="P2" draw:layer="layout" svg:width="1.458cm" svg:height="0.31cm" svg:x="17.611cm" svg:y="27.115cm">
          <draw:text-box>
            <text:p text:style-name="P1"><text:span text:style-name="T2">Page </text:span><text:span text:style-name="T3">4 </text:span><text:span text:style-name="T2">of </text:span><text:span text:style-name="T3">6 </text:span></text:p>
          </draw:text-box>
        </draw:frame>
        <draw:frame draw:style-name="gr15" draw:text-style-name="P6" draw:layer="layout" svg:width="0.425cm" svg:height="0.424cm" svg:x="3.81cm" svg:y="2.6cm">
          <draw:text-box>
            <text:p text:style-name="P1"><text:span text:style-name="T7">☐</text:span></text:p>
          </draw:text-box>
        </draw:frame>
        <draw:frame draw:style-name="gr89" draw:text-style-name="P6" draw:layer="layout" svg:width="10.141cm" svg:height="0.425cm" svg:x="4.262cm" svg:y="2.646cm">
          <draw:text-box>
            <text:p text:style-name="P1"><text:span text:style-name="T6"><text:s/>To have the names of applicant’s minor children changed: </text:span></text:p>
          </draw:text-box>
        </draw:frame>
        <draw:frame draw:style-name="gr90" draw:text-style-name="P6" draw:layer="layout" svg:width="2.692cm" svg:height="0.425cm" svg:x="5.08cm" svg:y="3.521cm">
          <draw:text-box>
            <text:p text:style-name="P1"><text:span text:style-name="T6">Child 1 – From: </text:span></text:p>
          </draw:text-box>
        </draw:frame>
        <draw:frame draw:style-name="gr70" draw:text-style-name="P6" draw:layer="layout" svg:width="3.492cm" svg:height="0.425cm" svg:x="5.278cm" svg:y="4.057cm">
          <draw:text-box>
            <text:p text:style-name="P1"><text:span text:style-name="T6">Current First Name: </text:span></text:p>
          </draw:text-box>
        </draw:frame>
        <draw:polygon draw:style-name="gr6" draw:text-style-name="P4" draw:layer="layout" svg:width="0.028cm" svg:height="0.028cm" svg:x="5.051cm" svg:y="3.979cm" svg:viewBox="0 0 29 29" draw:points="0,0 29,0 29,29 0,29">
          <text:p/>
        </draw:polygon>
        <draw:polygon draw:style-name="gr6" draw:text-style-name="P4" draw:layer="layout" svg:width="0.028cm" svg:height="0.028cm" svg:x="5.051cm" svg:y="3.979cm" svg:viewBox="0 0 29 29" draw:points="0,0 29,0 29,29 0,29">
          <text:p/>
        </draw:polygon>
        <draw:polygon draw:style-name="gr6" draw:text-style-name="P4" draw:layer="layout" svg:width="4.431cm" svg:height="0.028cm" svg:x="5.08cm" svg:y="3.979cm" svg:viewBox="0 0 4432 29" draw:points="0,0 4432,0 4432,29 0,29">
          <text:p/>
        </draw:polygon>
        <draw:polygon draw:style-name="gr6" draw:text-style-name="P4" draw:layer="layout" svg:width="0.029cm" svg:height="0.028cm" svg:x="9.51cm" svg:y="3.979cm" svg:viewBox="0 0 30 29" draw:points="0,0 30,0 30,29 0,29">
          <text:p/>
        </draw:polygon>
        <draw:polygon draw:style-name="gr6" draw:text-style-name="P4" draw:layer="layout" svg:width="9.482cm" svg:height="0.028cm" svg:x="9.539cm" svg:y="3.979cm" svg:viewBox="0 0 9483 29" draw:points="0,0 9483,0 9483,29 0,29">
          <text:p/>
        </draw:polygon>
        <draw:polygon draw:style-name="gr6" draw:text-style-name="P4" draw:layer="layout" svg:width="0.029cm" svg:height="0.028cm" svg:x="19.021cm" svg:y="3.979cm" svg:viewBox="0 0 30 29" draw:points="0,0 30,0 30,29 0,29">
          <text:p/>
        </draw:polygon>
        <draw:polygon draw:style-name="gr6" draw:text-style-name="P4" draw:layer="layout" svg:width="0.029cm" svg:height="0.028cm" svg:x="19.021cm" svg:y="3.979cm" svg:viewBox="0 0 30 29" draw:points="0,0 30,0 30,29 0,29">
          <text:p/>
        </draw:polygon>
        <draw:polygon draw:style-name="gr6" draw:text-style-name="P4" draw:layer="layout" svg:width="0.028cm" svg:height="0.509cm" svg:x="5.051cm" svg:y="4.007cm" svg:viewBox="0 0 29 510" draw:points="0,0 29,0 29,510 0,510">
          <text:p/>
        </draw:polygon>
        <draw:polygon draw:style-name="gr6" draw:text-style-name="P4" draw:layer="layout" svg:width="0.029cm" svg:height="0.509cm" svg:x="9.51cm" svg:y="4.007cm" svg:viewBox="0 0 30 510" draw:points="0,0 30,0 30,510 0,510">
          <text:p/>
        </draw:polygon>
        <draw:polygon draw:style-name="gr6" draw:text-style-name="P4" draw:layer="layout" svg:width="0.029cm" svg:height="0.509cm" svg:x="19.021cm" svg:y="4.007cm" svg:viewBox="0 0 30 510" draw:points="0,0 30,0 30,510 0,510">
          <text:p/>
        </draw:polygon>
        <draw:frame draw:style-name="gr11" draw:text-style-name="P6" draw:layer="layout" svg:width="0.422cm" svg:height="0.425cm" svg:x="9.708cm" svg:y="4.057cm">
          <draw:text-box>
            <text:p text:style-name="P1"><text:span text:style-name="T6"><text:s/></text:span></text:p>
          </draw:text-box>
        </draw:frame>
        <draw:frame draw:style-name="gr71" draw:text-style-name="P6" draw:layer="layout" svg:width="3.957cm" svg:height="0.425cm" svg:x="5.278cm" svg:y="4.593cm">
          <draw:text-box>
            <text:p text:style-name="P1"><text:span text:style-name="T6">Current Middle Name: </text:span></text:p>
          </draw:text-box>
        </draw:frame>
        <draw:polygon draw:style-name="gr6" draw:text-style-name="P4" draw:layer="layout" svg:width="0.028cm" svg:height="0.028cm" svg:x="5.051cm" svg:y="4.515cm" svg:viewBox="0 0 29 29" draw:points="0,0 29,0 29,29 0,29">
          <text:p/>
        </draw:polygon>
        <draw:polygon draw:style-name="gr6" draw:text-style-name="P4" draw:layer="layout" svg:width="4.431cm" svg:height="0.028cm" svg:x="5.08cm" svg:y="4.515cm" svg:viewBox="0 0 4432 29" draw:points="0,0 4432,0 4432,29 0,29">
          <text:p/>
        </draw:polygon>
        <draw:polygon draw:style-name="gr6" draw:text-style-name="P4" draw:layer="layout" svg:width="0.029cm" svg:height="0.028cm" svg:x="9.51cm" svg:y="4.515cm" svg:viewBox="0 0 30 29" draw:points="0,0 30,0 30,29 0,29">
          <text:p/>
        </draw:polygon>
        <draw:polygon draw:style-name="gr6" draw:text-style-name="P4" draw:layer="layout" svg:width="9.482cm" svg:height="0.028cm" svg:x="9.539cm" svg:y="4.515cm" svg:viewBox="0 0 9483 29" draw:points="0,0 9483,0 9483,29 0,29">
          <text:p/>
        </draw:polygon>
        <draw:polygon draw:style-name="gr6" draw:text-style-name="P4" draw:layer="layout" svg:width="0.029cm" svg:height="0.028cm" svg:x="19.021cm" svg:y="4.515cm" svg:viewBox="0 0 30 29" draw:points="0,0 30,0 30,29 0,29">
          <text:p/>
        </draw:polygon>
        <draw:polygon draw:style-name="gr6" draw:text-style-name="P4" draw:layer="layout" svg:width="0.028cm" svg:height="0.508cm" svg:x="5.051cm" svg:y="4.543cm" svg:viewBox="0 0 29 509" draw:points="0,0 29,0 29,509 0,509">
          <text:p/>
        </draw:polygon>
        <draw:polygon draw:style-name="gr6" draw:text-style-name="P4" draw:layer="layout" svg:width="0.029cm" svg:height="0.508cm" svg:x="9.51cm" svg:y="4.543cm" svg:viewBox="0 0 30 509" draw:points="0,0 30,0 30,509 0,509">
          <text:p/>
        </draw:polygon>
        <draw:polygon draw:style-name="gr6" draw:text-style-name="P4" draw:layer="layout" svg:width="0.029cm" svg:height="0.508cm" svg:x="19.021cm" svg:y="4.543cm" svg:viewBox="0 0 30 509" draw:points="0,0 30,0 30,509 0,509">
          <text:p/>
        </draw:polygon>
        <draw:frame draw:style-name="gr11" draw:text-style-name="P6" draw:layer="layout" svg:width="0.422cm" svg:height="0.425cm" svg:x="9.708cm" svg:y="4.593cm">
          <draw:text-box>
            <text:p text:style-name="P1"><text:span text:style-name="T6"><text:s/></text:span></text:p>
          </draw:text-box>
        </draw:frame>
        <draw:frame draw:style-name="gr72" draw:text-style-name="P6" draw:layer="layout" svg:width="3.434cm" svg:height="0.425cm" svg:x="5.278cm" svg:y="5.129cm">
          <draw:text-box>
            <text:p text:style-name="P1"><text:span text:style-name="T6">Current Last Name: </text:span></text:p>
          </draw:text-box>
        </draw:frame>
        <draw:polygon draw:style-name="gr6" draw:text-style-name="P4" draw:layer="layout" svg:width="0.028cm" svg:height="0.028cm" svg:x="5.051cm" svg:y="5.051cm" svg:viewBox="0 0 29 29" draw:points="0,0 29,0 29,29 0,29">
          <text:p/>
        </draw:polygon>
        <draw:polygon draw:style-name="gr6" draw:text-style-name="P4" draw:layer="layout" svg:width="4.431cm" svg:height="0.028cm" svg:x="5.08cm" svg:y="5.051cm" svg:viewBox="0 0 4432 29" draw:points="0,0 4432,0 4432,29 0,29">
          <text:p/>
        </draw:polygon>
        <draw:polygon draw:style-name="gr6" draw:text-style-name="P4" draw:layer="layout" svg:width="0.029cm" svg:height="0.028cm" svg:x="9.51cm" svg:y="5.051cm" svg:viewBox="0 0 30 29" draw:points="0,0 30,0 30,29 0,29">
          <text:p/>
        </draw:polygon>
        <draw:polygon draw:style-name="gr6" draw:text-style-name="P4" draw:layer="layout" svg:width="9.482cm" svg:height="0.028cm" svg:x="9.539cm" svg:y="5.051cm" svg:viewBox="0 0 9483 29" draw:points="0,0 9483,0 9483,29 0,29">
          <text:p/>
        </draw:polygon>
        <draw:polygon draw:style-name="gr6" draw:text-style-name="P4" draw:layer="layout" svg:width="0.029cm" svg:height="0.028cm" svg:x="19.021cm" svg:y="5.051cm" svg:viewBox="0 0 30 29" draw:points="0,0 30,0 30,29 0,29">
          <text:p/>
        </draw:polygon>
        <draw:polygon draw:style-name="gr6" draw:text-style-name="P4" draw:layer="layout" svg:width="0.028cm" svg:height="0.48cm" svg:x="5.051cm" svg:y="5.08cm" svg:viewBox="0 0 29 481" draw:points="0,0 29,0 29,481 0,481">
          <text:p/>
        </draw:polygon>
        <draw:polygon draw:style-name="gr6" draw:text-style-name="P4" draw:layer="layout" svg:width="0.028cm" svg:height="0.028cm" svg:x="5.051cm" svg:y="5.559cm" svg:viewBox="0 0 29 29" draw:points="0,0 29,0 29,29 0,29">
          <text:p/>
        </draw:polygon>
        <draw:polygon draw:style-name="gr6" draw:text-style-name="P4" draw:layer="layout" svg:width="0.028cm" svg:height="0.028cm" svg:x="5.051cm" svg:y="5.559cm" svg:viewBox="0 0 29 29" draw:points="0,0 29,0 29,29 0,29">
          <text:p/>
        </draw:polygon>
        <draw:polygon draw:style-name="gr6" draw:text-style-name="P4" draw:layer="layout" svg:width="4.431cm" svg:height="0.028cm" svg:x="5.08cm" svg:y="5.559cm" svg:viewBox="0 0 4432 29" draw:points="0,0 4432,0 4432,29 0,29">
          <text:p/>
        </draw:polygon>
        <draw:polygon draw:style-name="gr6" draw:text-style-name="P4" draw:layer="layout" svg:width="0.029cm" svg:height="0.48cm" svg:x="9.51cm" svg:y="5.08cm" svg:viewBox="0 0 30 481" draw:points="0,0 30,0 30,481 0,481">
          <text:p/>
        </draw:polygon>
        <draw:polygon draw:style-name="gr6" draw:text-style-name="P4" draw:layer="layout" svg:width="0.029cm" svg:height="0.028cm" svg:x="9.51cm" svg:y="5.559cm" svg:viewBox="0 0 30 29" draw:points="0,0 30,0 30,29 0,29">
          <text:p/>
        </draw:polygon>
        <draw:polygon draw:style-name="gr6" draw:text-style-name="P4" draw:layer="layout" svg:width="9.482cm" svg:height="0.028cm" svg:x="9.539cm" svg:y="5.559cm" svg:viewBox="0 0 9483 29" draw:points="0,0 9483,0 9483,29 0,29">
          <text:p/>
        </draw:polygon>
        <draw:polygon draw:style-name="gr6" draw:text-style-name="P4" draw:layer="layout" svg:width="0.029cm" svg:height="0.48cm" svg:x="19.021cm" svg:y="5.08cm" svg:viewBox="0 0 30 481" draw:points="0,0 30,0 30,481 0,481">
          <text:p/>
        </draw:polygon>
        <draw:polygon draw:style-name="gr6" draw:text-style-name="P4" draw:layer="layout" svg:width="0.029cm" svg:height="0.028cm" svg:x="19.021cm" svg:y="5.559cm" svg:viewBox="0 0 30 29" draw:points="0,0 30,0 30,29 0,29">
          <text:p/>
        </draw:polygon>
        <draw:polygon draw:style-name="gr6" draw:text-style-name="P4" draw:layer="layout" svg:width="0.029cm" svg:height="0.028cm" svg:x="19.021cm" svg:y="5.559cm" svg:viewBox="0 0 30 29" draw:points="0,0 30,0 30,29 0,29">
          <text:p/>
        </draw:polygon>
        <draw:frame draw:style-name="gr11" draw:text-style-name="P6" draw:layer="layout" svg:width="0.422cm" svg:height="0.425cm" svg:x="9.708cm" svg:y="5.129cm">
          <draw:text-box>
            <text:p text:style-name="P1"><text:span text:style-name="T6"><text:s/></text:span></text:p>
          </draw:text-box>
        </draw:frame>
        <draw:frame draw:style-name="gr73" draw:text-style-name="P6" draw:layer="layout" svg:width="0.641cm" svg:height="0.425cm" svg:x="5.08cm" svg:y="6.117cm">
          <draw:text-box>
            <text:p text:style-name="P1"><text:span text:style-name="T6">To: </text:span></text:p>
          </draw:text-box>
        </draw:frame>
        <draw:frame draw:style-name="gr74" draw:text-style-name="P6" draw:layer="layout" svg:width="2.078cm" svg:height="0.425cm" svg:x="5.278cm" svg:y="6.682cm">
          <draw:text-box>
            <text:p text:style-name="P1"><text:span text:style-name="T6">First Name: </text:span></text:p>
          </draw:text-box>
        </draw:frame>
        <draw:polygon draw:style-name="gr6" draw:text-style-name="P4" draw:layer="layout" svg:width="0.028cm" svg:height="0.029cm" svg:x="5.051cm" svg:y="6.575cm" svg:viewBox="0 0 29 30" draw:points="0,0 29,0 29,30 0,30">
          <text:p/>
        </draw:polygon>
        <draw:polygon draw:style-name="gr6" draw:text-style-name="P4" draw:layer="layout" svg:width="0.028cm" svg:height="0.029cm" svg:x="5.051cm" svg:y="6.575cm" svg:viewBox="0 0 29 30" draw:points="0,0 29,0 29,30 0,30">
          <text:p/>
        </draw:polygon>
        <draw:polygon draw:style-name="gr6" draw:text-style-name="P4" draw:layer="layout" svg:width="4.431cm" svg:height="0.029cm" svg:x="5.08cm" svg:y="6.575cm" svg:viewBox="0 0 4432 30" draw:points="0,0 4432,0 4432,30 0,30">
          <text:p/>
        </draw:polygon>
        <draw:polygon draw:style-name="gr6" draw:text-style-name="P4" draw:layer="layout" svg:width="0.029cm" svg:height="0.029cm" svg:x="9.51cm" svg:y="6.575cm" svg:viewBox="0 0 30 30" draw:points="0,0 30,0 30,30 0,30">
          <text:p/>
        </draw:polygon>
        <draw:polygon draw:style-name="gr6" draw:text-style-name="P4" draw:layer="layout" svg:width="9.482cm" svg:height="0.029cm" svg:x="9.539cm" svg:y="6.575cm" svg:viewBox="0 0 9483 30" draw:points="0,0 9483,0 9483,30 0,30">
          <text:p/>
        </draw:polygon>
        <draw:polygon draw:style-name="gr6" draw:text-style-name="P4" draw:layer="layout" svg:width="0.029cm" svg:height="0.029cm" svg:x="19.021cm" svg:y="6.575cm" svg:viewBox="0 0 30 30" draw:points="0,0 30,0 30,30 0,30">
          <text:p/>
        </draw:polygon>
        <draw:polygon draw:style-name="gr6" draw:text-style-name="P4" draw:layer="layout" svg:width="0.029cm" svg:height="0.029cm" svg:x="19.021cm" svg:y="6.575cm" svg:viewBox="0 0 30 30" draw:points="0,0 30,0 30,30 0,30">
          <text:p/>
        </draw:polygon>
        <draw:polygon draw:style-name="gr6" draw:text-style-name="P4" draw:layer="layout" svg:width="0.028cm" svg:height="0.507cm" svg:x="5.051cm" svg:y="6.604cm" svg:viewBox="0 0 29 508" draw:points="0,0 29,0 29,508 0,508">
          <text:p/>
        </draw:polygon>
        <draw:polygon draw:style-name="gr6" draw:text-style-name="P4" draw:layer="layout" svg:width="0.029cm" svg:height="0.507cm" svg:x="9.51cm" svg:y="6.604cm" svg:viewBox="0 0 30 508" draw:points="0,0 30,0 30,508 0,508">
          <text:p/>
        </draw:polygon>
        <draw:polygon draw:style-name="gr6" draw:text-style-name="P4" draw:layer="layout" svg:width="0.029cm" svg:height="0.507cm" svg:x="19.021cm" svg:y="6.604cm" svg:viewBox="0 0 30 508" draw:points="0,0 30,0 30,508 0,508">
          <text:p/>
        </draw:polygon>
        <draw:frame draw:style-name="gr11" draw:text-style-name="P6" draw:layer="layout" svg:width="0.422cm" svg:height="0.425cm" svg:x="9.708cm" svg:y="6.682cm">
          <draw:text-box>
            <text:p text:style-name="P1"><text:span text:style-name="T6"><text:s/></text:span></text:p>
          </draw:text-box>
        </draw:frame>
        <draw:frame draw:style-name="gr75" draw:text-style-name="P6" draw:layer="layout" svg:width="2.543cm" svg:height="0.425cm" svg:x="5.278cm" svg:y="7.218cm">
          <draw:text-box>
            <text:p text:style-name="P1"><text:span text:style-name="T6">Middle Name: </text:span></text:p>
          </draw:text-box>
        </draw:frame>
        <draw:polygon draw:style-name="gr6" draw:text-style-name="P4" draw:layer="layout" svg:width="0.028cm" svg:height="0.029cm" svg:x="5.051cm" svg:y="7.112cm" svg:viewBox="0 0 29 30" draw:points="0,0 29,0 29,30 0,30">
          <text:p/>
        </draw:polygon>
        <draw:polygon draw:style-name="gr6" draw:text-style-name="P4" draw:layer="layout" svg:width="4.431cm" svg:height="0.029cm" svg:x="5.08cm" svg:y="7.112cm" svg:viewBox="0 0 4432 30" draw:points="0,0 4432,0 4432,30 0,30">
          <text:p/>
        </draw:polygon>
        <draw:polygon draw:style-name="gr6" draw:text-style-name="P4" draw:layer="layout" svg:width="0.029cm" svg:height="0.029cm" svg:x="9.51cm" svg:y="7.112cm" svg:viewBox="0 0 30 30" draw:points="0,0 30,0 30,30 0,30">
          <text:p/>
        </draw:polygon>
        <draw:polygon draw:style-name="gr6" draw:text-style-name="P4" draw:layer="layout" svg:width="9.482cm" svg:height="0.029cm" svg:x="9.539cm" svg:y="7.112cm" svg:viewBox="0 0 9483 30" draw:points="0,0 9483,0 9483,30 0,30">
          <text:p/>
        </draw:polygon>
        <draw:polygon draw:style-name="gr6" draw:text-style-name="P4" draw:layer="layout" svg:width="0.029cm" svg:height="0.029cm" svg:x="19.021cm" svg:y="7.112cm" svg:viewBox="0 0 30 30" draw:points="0,0 30,0 30,30 0,30">
          <text:p/>
        </draw:polygon>
        <draw:polygon draw:style-name="gr6" draw:text-style-name="P4" draw:layer="layout" svg:width="0.028cm" svg:height="0.508cm" svg:x="5.051cm" svg:y="7.14cm" svg:viewBox="0 0 29 509" draw:points="0,0 29,0 29,509 0,509">
          <text:p/>
        </draw:polygon>
        <draw:polygon draw:style-name="gr6" draw:text-style-name="P4" draw:layer="layout" svg:width="0.029cm" svg:height="0.508cm" svg:x="9.51cm" svg:y="7.14cm" svg:viewBox="0 0 30 509" draw:points="0,0 30,0 30,509 0,509">
          <text:p/>
        </draw:polygon>
        <draw:polygon draw:style-name="gr6" draw:text-style-name="P4" draw:layer="layout" svg:width="0.029cm" svg:height="0.508cm" svg:x="19.021cm" svg:y="7.14cm" svg:viewBox="0 0 30 509" draw:points="0,0 30,0 30,509 0,509">
          <text:p/>
        </draw:polygon>
        <draw:frame draw:style-name="gr11" draw:text-style-name="P6" draw:layer="layout" svg:width="0.422cm" svg:height="0.425cm" svg:x="9.708cm" svg:y="7.218cm">
          <draw:text-box>
            <text:p text:style-name="P1"><text:span text:style-name="T6"><text:s/></text:span></text:p>
          </draw:text-box>
        </draw:frame>
        <draw:frame draw:style-name="gr76" draw:text-style-name="P6" draw:layer="layout" svg:width="2.02cm" svg:height="0.425cm" svg:x="5.278cm" svg:y="7.726cm">
          <draw:text-box>
            <text:p text:style-name="P1"><text:span text:style-name="T6">Last Name: </text:span></text:p>
          </draw:text-box>
        </draw:frame>
        <draw:polygon draw:style-name="gr6" draw:text-style-name="P4" draw:layer="layout" svg:width="0.028cm" svg:height="0.028cm" svg:x="5.051cm" svg:y="7.648cm" svg:viewBox="0 0 29 29" draw:points="0,0 29,0 29,29 0,29">
          <text:p/>
        </draw:polygon>
        <draw:polygon draw:style-name="gr6" draw:text-style-name="P4" draw:layer="layout" svg:width="4.431cm" svg:height="0.028cm" svg:x="5.08cm" svg:y="7.648cm" svg:viewBox="0 0 4432 29" draw:points="0,0 4432,0 4432,29 0,29">
          <text:p/>
        </draw:polygon>
        <draw:polygon draw:style-name="gr6" draw:text-style-name="P4" draw:layer="layout" svg:width="0.029cm" svg:height="0.028cm" svg:x="9.51cm" svg:y="7.648cm" svg:viewBox="0 0 30 29" draw:points="0,0 30,0 30,29 0,29">
          <text:p/>
        </draw:polygon>
        <draw:polygon draw:style-name="gr6" draw:text-style-name="P4" draw:layer="layout" svg:width="9.482cm" svg:height="0.028cm" svg:x="9.539cm" svg:y="7.648cm" svg:viewBox="0 0 9483 29" draw:points="0,0 9483,0 9483,29 0,29">
          <text:p/>
        </draw:polygon>
        <draw:polygon draw:style-name="gr6" draw:text-style-name="P4" draw:layer="layout" svg:width="0.029cm" svg:height="0.028cm" svg:x="19.021cm" svg:y="7.648cm" svg:viewBox="0 0 30 29" draw:points="0,0 30,0 30,29 0,29">
          <text:p/>
        </draw:polygon>
        <draw:polygon draw:style-name="gr6" draw:text-style-name="P4" draw:layer="layout" svg:width="0.028cm" svg:height="0.48cm" svg:x="5.051cm" svg:y="7.676cm" svg:viewBox="0 0 29 481" draw:points="0,0 29,0 29,481 0,481">
          <text:p/>
        </draw:polygon>
        <draw:polygon draw:style-name="gr6" draw:text-style-name="P4" draw:layer="layout" svg:width="0.028cm" svg:height="0.028cm" svg:x="5.051cm" svg:y="8.156cm" svg:viewBox="0 0 29 29" draw:points="0,0 29,0 29,29 0,29">
          <text:p/>
        </draw:polygon>
        <draw:polygon draw:style-name="gr6" draw:text-style-name="P4" draw:layer="layout" svg:width="0.028cm" svg:height="0.028cm" svg:x="5.051cm" svg:y="8.156cm" svg:viewBox="0 0 29 29" draw:points="0,0 29,0 29,29 0,29">
          <text:p/>
        </draw:polygon>
        <draw:polygon draw:style-name="gr6" draw:text-style-name="P4" draw:layer="layout" svg:width="4.431cm" svg:height="0.028cm" svg:x="5.08cm" svg:y="8.156cm" svg:viewBox="0 0 4432 29" draw:points="0,0 4432,0 4432,29 0,29">
          <text:p/>
        </draw:polygon>
        <draw:polygon draw:style-name="gr6" draw:text-style-name="P4" draw:layer="layout" svg:width="0.029cm" svg:height="0.48cm" svg:x="9.51cm" svg:y="7.676cm" svg:viewBox="0 0 30 481" draw:points="0,0 30,0 30,481 0,481">
          <text:p/>
        </draw:polygon>
        <draw:polygon draw:style-name="gr6" draw:text-style-name="P4" draw:layer="layout" svg:width="0.029cm" svg:height="0.028cm" svg:x="9.51cm" svg:y="8.156cm" svg:viewBox="0 0 30 29" draw:points="0,0 30,0 30,29 0,29">
          <text:p/>
        </draw:polygon>
        <draw:polygon draw:style-name="gr6" draw:text-style-name="P4" draw:layer="layout" svg:width="9.482cm" svg:height="0.028cm" svg:x="9.539cm" svg:y="8.156cm" svg:viewBox="0 0 9483 29" draw:points="0,0 9483,0 9483,29 0,29">
          <text:p/>
        </draw:polygon>
        <draw:polygon draw:style-name="gr6" draw:text-style-name="P4" draw:layer="layout" svg:width="0.029cm" svg:height="0.48cm" svg:x="19.021cm" svg:y="7.676cm" svg:viewBox="0 0 30 481" draw:points="0,0 30,0 30,481 0,481">
          <text:p/>
        </draw:polygon>
        <draw:polygon draw:style-name="gr6" draw:text-style-name="P4" draw:layer="layout" svg:width="0.029cm" svg:height="0.028cm" svg:x="19.021cm" svg:y="8.156cm" svg:viewBox="0 0 30 29" draw:points="0,0 30,0 30,29 0,29">
          <text:p/>
        </draw:polygon>
        <draw:polygon draw:style-name="gr6" draw:text-style-name="P4" draw:layer="layout" svg:width="0.029cm" svg:height="0.028cm" svg:x="19.021cm" svg:y="8.156cm" svg:viewBox="0 0 30 29" draw:points="0,0 30,0 30,29 0,29">
          <text:p/>
        </draw:polygon>
        <draw:frame draw:style-name="gr11" draw:text-style-name="P6" draw:layer="layout" svg:width="0.422cm" svg:height="0.425cm" svg:x="9.708cm" svg:y="7.72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8.714cm">
          <draw:text-box>
            <text:p text:style-name="P1"><text:span text:style-name="T6"><text:s/></text:span></text:p>
          </draw:text-box>
        </draw:frame>
        <draw:frame draw:style-name="gr90" draw:text-style-name="P6" draw:layer="layout" svg:width="2.692cm" svg:height="0.425cm" svg:x="5.08cm" svg:y="9.56cm">
          <draw:text-box>
            <text:p text:style-name="P1"><text:span text:style-name="T6">Child 2 – From: </text:span></text:p>
          </draw:text-box>
        </draw:frame>
        <draw:frame draw:style-name="gr70" draw:text-style-name="P6" draw:layer="layout" svg:width="3.492cm" svg:height="0.425cm" svg:x="5.278cm" svg:y="10.125cm">
          <draw:text-box>
            <text:p text:style-name="P1"><text:span text:style-name="T6">Current First Name: </text:span></text:p>
          </draw:text-box>
        </draw:frame>
        <draw:polygon draw:style-name="gr6" draw:text-style-name="P4" draw:layer="layout" svg:width="0.028cm" svg:height="0.029cm" svg:x="5.051cm" svg:y="10.018cm" svg:viewBox="0 0 29 30" draw:points="0,0 29,0 29,30 0,30">
          <text:p/>
        </draw:polygon>
        <draw:polygon draw:style-name="gr6" draw:text-style-name="P4" draw:layer="layout" svg:width="0.028cm" svg:height="0.029cm" svg:x="5.051cm" svg:y="10.018cm" svg:viewBox="0 0 29 30" draw:points="0,0 29,0 29,30 0,30">
          <text:p/>
        </draw:polygon>
        <draw:polygon draw:style-name="gr6" draw:text-style-name="P4" draw:layer="layout" svg:width="4.431cm" svg:height="0.029cm" svg:x="5.08cm" svg:y="10.018cm" svg:viewBox="0 0 4432 30" draw:points="0,0 4432,0 4432,30 0,30">
          <text:p/>
        </draw:polygon>
        <draw:polygon draw:style-name="gr6" draw:text-style-name="P4" draw:layer="layout" svg:width="0.029cm" svg:height="0.029cm" svg:x="9.51cm" svg:y="10.018cm" svg:viewBox="0 0 30 30" draw:points="0,0 30,0 30,30 0,30">
          <text:p/>
        </draw:polygon>
        <draw:polygon draw:style-name="gr6" draw:text-style-name="P4" draw:layer="layout" svg:width="9.482cm" svg:height="0.029cm" svg:x="9.539cm" svg:y="10.018cm" svg:viewBox="0 0 9483 30" draw:points="0,0 9483,0 9483,30 0,30">
          <text:p/>
        </draw:polygon>
        <draw:polygon draw:style-name="gr6" draw:text-style-name="P4" draw:layer="layout" svg:width="0.029cm" svg:height="0.029cm" svg:x="19.021cm" svg:y="10.018cm" svg:viewBox="0 0 30 30" draw:points="0,0 30,0 30,30 0,30">
          <text:p/>
        </draw:polygon>
        <draw:polygon draw:style-name="gr6" draw:text-style-name="P4" draw:layer="layout" svg:width="0.029cm" svg:height="0.029cm" svg:x="19.021cm" svg:y="10.018cm" svg:viewBox="0 0 30 30" draw:points="0,0 30,0 30,30 0,30">
          <text:p/>
        </draw:polygon>
        <draw:polygon draw:style-name="gr6" draw:text-style-name="P4" draw:layer="layout" svg:width="0.028cm" svg:height="0.509cm" svg:x="5.051cm" svg:y="10.047cm" svg:viewBox="0 0 29 510" draw:points="0,0 29,0 29,510 0,510">
          <text:p/>
        </draw:polygon>
        <draw:polygon draw:style-name="gr6" draw:text-style-name="P4" draw:layer="layout" svg:width="0.029cm" svg:height="0.509cm" svg:x="9.51cm" svg:y="10.047cm" svg:viewBox="0 0 30 510" draw:points="0,0 30,0 30,510 0,510">
          <text:p/>
        </draw:polygon>
        <draw:polygon draw:style-name="gr6" draw:text-style-name="P4" draw:layer="layout" svg:width="0.029cm" svg:height="0.509cm" svg:x="19.021cm" svg:y="10.047cm" svg:viewBox="0 0 30 510" draw:points="0,0 30,0 30,510 0,510">
          <text:p/>
        </draw:polygon>
        <draw:frame draw:style-name="gr11" draw:text-style-name="P6" draw:layer="layout" svg:width="0.422cm" svg:height="0.425cm" svg:x="9.708cm" svg:y="10.125cm">
          <draw:text-box>
            <text:p text:style-name="P1"><text:span text:style-name="T6"><text:s/></text:span></text:p>
          </draw:text-box>
        </draw:frame>
        <draw:frame draw:style-name="gr71" draw:text-style-name="P6" draw:layer="layout" svg:width="3.957cm" svg:height="0.425cm" svg:x="5.278cm" svg:y="10.633cm">
          <draw:text-box>
            <text:p text:style-name="P1"><text:span text:style-name="T6">Current Middle Name: </text:span></text:p>
          </draw:text-box>
        </draw:frame>
        <draw:polygon draw:style-name="gr6" draw:text-style-name="P4" draw:layer="layout" svg:width="0.028cm" svg:height="0.028cm" svg:x="5.051cm" svg:y="10.555cm" svg:viewBox="0 0 29 29" draw:points="0,0 29,0 29,29 0,29">
          <text:p/>
        </draw:polygon>
        <draw:polygon draw:style-name="gr6" draw:text-style-name="P4" draw:layer="layout" svg:width="4.431cm" svg:height="0.028cm" svg:x="5.08cm" svg:y="10.555cm" svg:viewBox="0 0 4432 29" draw:points="0,0 4432,0 4432,29 0,29">
          <text:p/>
        </draw:polygon>
        <draw:polygon draw:style-name="gr6" draw:text-style-name="P4" draw:layer="layout" svg:width="0.029cm" svg:height="0.028cm" svg:x="9.51cm" svg:y="10.555cm" svg:viewBox="0 0 30 29" draw:points="0,0 30,0 30,29 0,29">
          <text:p/>
        </draw:polygon>
        <draw:polygon draw:style-name="gr6" draw:text-style-name="P4" draw:layer="layout" svg:width="9.482cm" svg:height="0.028cm" svg:x="9.539cm" svg:y="10.555cm" svg:viewBox="0 0 9483 29" draw:points="0,0 9483,0 9483,29 0,29">
          <text:p/>
        </draw:polygon>
        <draw:polygon draw:style-name="gr6" draw:text-style-name="P4" draw:layer="layout" svg:width="0.029cm" svg:height="0.028cm" svg:x="19.021cm" svg:y="10.555cm" svg:viewBox="0 0 30 29" draw:points="0,0 30,0 30,29 0,29">
          <text:p/>
        </draw:polygon>
        <draw:polygon draw:style-name="gr6" draw:text-style-name="P4" draw:layer="layout" svg:width="0.028cm" svg:height="0.509cm" svg:x="5.051cm" svg:y="10.583cm" svg:viewBox="0 0 29 510" draw:points="0,0 29,0 29,510 0,510">
          <text:p/>
        </draw:polygon>
        <draw:polygon draw:style-name="gr6" draw:text-style-name="P4" draw:layer="layout" svg:width="0.029cm" svg:height="0.509cm" svg:x="9.51cm" svg:y="10.583cm" svg:viewBox="0 0 30 510" draw:points="0,0 30,0 30,510 0,510">
          <text:p/>
        </draw:polygon>
        <draw:polygon draw:style-name="gr6" draw:text-style-name="P4" draw:layer="layout" svg:width="0.029cm" svg:height="0.509cm" svg:x="19.021cm" svg:y="10.583cm" svg:viewBox="0 0 30 510" draw:points="0,0 30,0 30,510 0,510">
          <text:p/>
        </draw:polygon>
        <draw:frame draw:style-name="gr11" draw:text-style-name="P6" draw:layer="layout" svg:width="0.422cm" svg:height="0.425cm" svg:x="9.708cm" svg:y="10.633cm">
          <draw:text-box>
            <text:p text:style-name="P1"><text:span text:style-name="T6"><text:s/></text:span></text:p>
          </draw:text-box>
        </draw:frame>
        <draw:frame draw:style-name="gr72" draw:text-style-name="P6" draw:layer="layout" svg:width="3.434cm" svg:height="0.425cm" svg:x="5.278cm" svg:y="11.169cm">
          <draw:text-box>
            <text:p text:style-name="P1"><text:span text:style-name="T6">Current Last Name: </text:span></text:p>
          </draw:text-box>
        </draw:frame>
        <draw:polygon draw:style-name="gr6" draw:text-style-name="P4" draw:layer="layout" svg:width="0.028cm" svg:height="0.028cm" svg:x="5.051cm" svg:y="11.091cm" svg:viewBox="0 0 29 29" draw:points="0,0 29,0 29,29 0,29">
          <text:p/>
        </draw:polygon>
        <draw:polygon draw:style-name="gr6" draw:text-style-name="P4" draw:layer="layout" svg:width="4.431cm" svg:height="0.028cm" svg:x="5.08cm" svg:y="11.091cm" svg:viewBox="0 0 4432 29" draw:points="0,0 4432,0 4432,29 0,29">
          <text:p/>
        </draw:polygon>
        <draw:polygon draw:style-name="gr6" draw:text-style-name="P4" draw:layer="layout" svg:width="0.029cm" svg:height="0.028cm" svg:x="9.51cm" svg:y="11.091cm" svg:viewBox="0 0 30 29" draw:points="0,0 30,0 30,29 0,29">
          <text:p/>
        </draw:polygon>
        <draw:polygon draw:style-name="gr6" draw:text-style-name="P4" draw:layer="layout" svg:width="9.482cm" svg:height="0.028cm" svg:x="9.539cm" svg:y="11.091cm" svg:viewBox="0 0 9483 29" draw:points="0,0 9483,0 9483,29 0,29">
          <text:p/>
        </draw:polygon>
        <draw:polygon draw:style-name="gr6" draw:text-style-name="P4" draw:layer="layout" svg:width="0.029cm" svg:height="0.028cm" svg:x="19.021cm" svg:y="11.091cm" svg:viewBox="0 0 30 29" draw:points="0,0 30,0 30,29 0,29">
          <text:p/>
        </draw:polygon>
        <draw:polygon draw:style-name="gr6" draw:text-style-name="P4" draw:layer="layout" svg:width="0.028cm" svg:height="0.48cm" svg:x="5.051cm" svg:y="11.119cm" svg:viewBox="0 0 29 481" draw:points="0,0 29,0 29,481 0,481">
          <text:p/>
        </draw:polygon>
        <draw:polygon draw:style-name="gr6" draw:text-style-name="P4" draw:layer="layout" svg:width="0.028cm" svg:height="0.028cm" svg:x="5.051cm" svg:y="11.599cm" svg:viewBox="0 0 29 29" draw:points="0,0 29,0 29,29 0,29">
          <text:p/>
        </draw:polygon>
        <draw:polygon draw:style-name="gr6" draw:text-style-name="P4" draw:layer="layout" svg:width="0.028cm" svg:height="0.028cm" svg:x="5.051cm" svg:y="11.599cm" svg:viewBox="0 0 29 29" draw:points="0,0 29,0 29,29 0,29">
          <text:p/>
        </draw:polygon>
        <draw:polygon draw:style-name="gr6" draw:text-style-name="P4" draw:layer="layout" svg:width="4.431cm" svg:height="0.028cm" svg:x="5.08cm" svg:y="11.599cm" svg:viewBox="0 0 4432 29" draw:points="0,0 4432,0 4432,29 0,29">
          <text:p/>
        </draw:polygon>
        <draw:polygon draw:style-name="gr6" draw:text-style-name="P4" draw:layer="layout" svg:width="0.029cm" svg:height="0.48cm" svg:x="9.51cm" svg:y="11.119cm" svg:viewBox="0 0 30 481" draw:points="0,0 30,0 30,481 0,481">
          <text:p/>
        </draw:polygon>
        <draw:polygon draw:style-name="gr6" draw:text-style-name="P4" draw:layer="layout" svg:width="0.029cm" svg:height="0.028cm" svg:x="9.51cm" svg:y="11.599cm" svg:viewBox="0 0 30 29" draw:points="0,0 30,0 30,29 0,29">
          <text:p/>
        </draw:polygon>
        <draw:polygon draw:style-name="gr6" draw:text-style-name="P4" draw:layer="layout" svg:width="9.482cm" svg:height="0.028cm" svg:x="9.539cm" svg:y="11.599cm" svg:viewBox="0 0 9483 29" draw:points="0,0 9483,0 9483,29 0,29">
          <text:p/>
        </draw:polygon>
        <draw:polygon draw:style-name="gr6" draw:text-style-name="P4" draw:layer="layout" svg:width="0.029cm" svg:height="0.48cm" svg:x="19.021cm" svg:y="11.119cm" svg:viewBox="0 0 30 481" draw:points="0,0 30,0 30,481 0,481">
          <text:p/>
        </draw:polygon>
        <draw:polygon draw:style-name="gr6" draw:text-style-name="P4" draw:layer="layout" svg:width="0.029cm" svg:height="0.028cm" svg:x="19.021cm" svg:y="11.599cm" svg:viewBox="0 0 30 29" draw:points="0,0 30,0 30,29 0,29">
          <text:p/>
        </draw:polygon>
        <draw:polygon draw:style-name="gr6" draw:text-style-name="P4" draw:layer="layout" svg:width="0.029cm" svg:height="0.028cm" svg:x="19.021cm" svg:y="11.599cm" svg:viewBox="0 0 30 29" draw:points="0,0 30,0 30,29 0,29">
          <text:p/>
        </draw:polygon>
        <draw:frame draw:style-name="gr11" draw:text-style-name="P6" draw:layer="layout" svg:width="0.422cm" svg:height="0.425cm" svg:x="9.708cm" svg:y="11.169cm">
          <draw:text-box>
            <text:p text:style-name="P1"><text:span text:style-name="T6"><text:s/></text:span></text:p>
          </draw:text-box>
        </draw:frame>
        <draw:frame draw:style-name="gr73" draw:text-style-name="P6" draw:layer="layout" svg:width="0.641cm" svg:height="0.425cm" svg:x="5.08cm" svg:y="12.157cm">
          <draw:text-box>
            <text:p text:style-name="P1"><text:span text:style-name="T6">To: </text:span></text:p>
          </draw:text-box>
        </draw:frame>
        <draw:frame draw:style-name="gr74" draw:text-style-name="P6" draw:layer="layout" svg:width="2.078cm" svg:height="0.425cm" svg:x="5.278cm" svg:y="12.721cm">
          <draw:text-box>
            <text:p text:style-name="P1"><text:span text:style-name="T6">First Name: </text:span></text:p>
          </draw:text-box>
        </draw:frame>
        <draw:polygon draw:style-name="gr6" draw:text-style-name="P4" draw:layer="layout" svg:width="0.028cm" svg:height="0.028cm" svg:x="5.051cm" svg:y="12.615cm" svg:viewBox="0 0 29 29" draw:points="0,0 29,0 29,29 0,29">
          <text:p/>
        </draw:polygon>
        <draw:polygon draw:style-name="gr6" draw:text-style-name="P4" draw:layer="layout" svg:width="0.028cm" svg:height="0.028cm" svg:x="5.051cm" svg:y="12.615cm" svg:viewBox="0 0 29 29" draw:points="0,0 29,0 29,29 0,29">
          <text:p/>
        </draw:polygon>
        <draw:polygon draw:style-name="gr6" draw:text-style-name="P4" draw:layer="layout" svg:width="4.431cm" svg:height="0.028cm" svg:x="5.08cm" svg:y="12.615cm" svg:viewBox="0 0 4432 29" draw:points="0,0 4432,0 4432,29 0,29">
          <text:p/>
        </draw:polygon>
        <draw:polygon draw:style-name="gr6" draw:text-style-name="P4" draw:layer="layout" svg:width="0.029cm" svg:height="0.028cm" svg:x="9.51cm" svg:y="12.615cm" svg:viewBox="0 0 30 29" draw:points="0,0 30,0 30,29 0,29">
          <text:p/>
        </draw:polygon>
        <draw:polygon draw:style-name="gr6" draw:text-style-name="P4" draw:layer="layout" svg:width="9.482cm" svg:height="0.028cm" svg:x="9.539cm" svg:y="12.615cm" svg:viewBox="0 0 9483 29" draw:points="0,0 9483,0 9483,29 0,29">
          <text:p/>
        </draw:polygon>
        <draw:polygon draw:style-name="gr6" draw:text-style-name="P4" draw:layer="layout" svg:width="0.029cm" svg:height="0.028cm" svg:x="19.021cm" svg:y="12.615cm" svg:viewBox="0 0 30 29" draw:points="0,0 30,0 30,29 0,29">
          <text:p/>
        </draw:polygon>
        <draw:polygon draw:style-name="gr6" draw:text-style-name="P4" draw:layer="layout" svg:width="0.029cm" svg:height="0.028cm" svg:x="19.021cm" svg:y="12.615cm" svg:viewBox="0 0 30 29" draw:points="0,0 30,0 30,29 0,29">
          <text:p/>
        </draw:polygon>
        <draw:polygon draw:style-name="gr6" draw:text-style-name="P4" draw:layer="layout" svg:width="0.028cm" svg:height="0.509cm" svg:x="5.051cm" svg:y="12.643cm" svg:viewBox="0 0 29 510" draw:points="0,0 29,0 29,510 0,510">
          <text:p/>
        </draw:polygon>
        <draw:polygon draw:style-name="gr6" draw:text-style-name="P4" draw:layer="layout" svg:width="0.029cm" svg:height="0.509cm" svg:x="9.51cm" svg:y="12.643cm" svg:viewBox="0 0 30 510" draw:points="0,0 30,0 30,510 0,510">
          <text:p/>
        </draw:polygon>
        <draw:polygon draw:style-name="gr6" draw:text-style-name="P4" draw:layer="layout" svg:width="0.029cm" svg:height="0.509cm" svg:x="19.021cm" svg:y="12.643cm" svg:viewBox="0 0 30 510" draw:points="0,0 30,0 30,510 0,510">
          <text:p/>
        </draw:polygon>
        <draw:frame draw:style-name="gr11" draw:text-style-name="P6" draw:layer="layout" svg:width="0.422cm" svg:height="0.425cm" svg:x="9.708cm" svg:y="12.721cm">
          <draw:text-box>
            <text:p text:style-name="P1"><text:span text:style-name="T6"><text:s/></text:span></text:p>
          </draw:text-box>
        </draw:frame>
        <draw:frame draw:style-name="gr75" draw:text-style-name="P6" draw:layer="layout" svg:width="2.543cm" svg:height="0.425cm" svg:x="5.278cm" svg:y="13.257cm">
          <draw:text-box>
            <text:p text:style-name="P1"><text:span text:style-name="T6">Middle Name: </text:span></text:p>
          </draw:text-box>
        </draw:frame>
        <draw:polygon draw:style-name="gr6" draw:text-style-name="P4" draw:layer="layout" svg:width="0.028cm" svg:height="0.028cm" svg:x="5.051cm" svg:y="13.151cm" svg:viewBox="0 0 29 29" draw:points="0,0 29,0 29,29 0,29">
          <text:p/>
        </draw:polygon>
        <draw:polygon draw:style-name="gr6" draw:text-style-name="P4" draw:layer="layout" svg:width="4.431cm" svg:height="0.028cm" svg:x="5.08cm" svg:y="13.151cm" svg:viewBox="0 0 4432 29" draw:points="0,0 4432,0 4432,29 0,29">
          <text:p/>
        </draw:polygon>
        <draw:polygon draw:style-name="gr6" draw:text-style-name="P4" draw:layer="layout" svg:width="0.029cm" svg:height="0.028cm" svg:x="9.51cm" svg:y="13.151cm" svg:viewBox="0 0 30 29" draw:points="0,0 30,0 30,29 0,29">
          <text:p/>
        </draw:polygon>
        <draw:polygon draw:style-name="gr6" draw:text-style-name="P4" draw:layer="layout" svg:width="9.482cm" svg:height="0.028cm" svg:x="9.539cm" svg:y="13.151cm" svg:viewBox="0 0 9483 29" draw:points="0,0 9483,0 9483,29 0,29">
          <text:p/>
        </draw:polygon>
        <draw:polygon draw:style-name="gr6" draw:text-style-name="P4" draw:layer="layout" svg:width="0.029cm" svg:height="0.028cm" svg:x="19.021cm" svg:y="13.151cm" svg:viewBox="0 0 30 29" draw:points="0,0 30,0 30,29 0,29">
          <text:p/>
        </draw:polygon>
        <draw:polygon draw:style-name="gr6" draw:text-style-name="P4" draw:layer="layout" svg:width="0.028cm" svg:height="0.509cm" svg:x="5.051cm" svg:y="13.179cm" svg:viewBox="0 0 29 510" draw:points="0,0 29,0 29,510 0,510">
          <text:p/>
        </draw:polygon>
        <draw:polygon draw:style-name="gr6" draw:text-style-name="P4" draw:layer="layout" svg:width="0.029cm" svg:height="0.509cm" svg:x="9.51cm" svg:y="13.179cm" svg:viewBox="0 0 30 510" draw:points="0,0 30,0 30,510 0,510">
          <text:p/>
        </draw:polygon>
        <draw:polygon draw:style-name="gr6" draw:text-style-name="P4" draw:layer="layout" svg:width="0.029cm" svg:height="0.509cm" svg:x="19.021cm" svg:y="13.179cm" svg:viewBox="0 0 30 510" draw:points="0,0 30,0 30,510 0,510">
          <text:p/>
        </draw:polygon>
        <draw:frame draw:style-name="gr11" draw:text-style-name="P6" draw:layer="layout" svg:width="0.422cm" svg:height="0.425cm" svg:x="9.708cm" svg:y="13.257cm">
          <draw:text-box>
            <text:p text:style-name="P1"><text:span text:style-name="T6"><text:s/></text:span></text:p>
          </draw:text-box>
        </draw:frame>
        <draw:frame draw:style-name="gr76" draw:text-style-name="P6" draw:layer="layout" svg:width="2.02cm" svg:height="0.425cm" svg:x="5.278cm" svg:y="13.794cm">
          <draw:text-box>
            <text:p text:style-name="P1"><text:span text:style-name="T6">Last Name: </text:span></text:p>
          </draw:text-box>
        </draw:frame>
        <draw:polygon draw:style-name="gr6" draw:text-style-name="P4" draw:layer="layout" svg:width="0.028cm" svg:height="0.028cm" svg:x="5.051cm" svg:y="13.687cm" svg:viewBox="0 0 29 29" draw:points="0,0 29,0 29,29 0,29">
          <text:p/>
        </draw:polygon>
        <draw:polygon draw:style-name="gr6" draw:text-style-name="P4" draw:layer="layout" svg:width="4.431cm" svg:height="0.028cm" svg:x="5.08cm" svg:y="13.687cm" svg:viewBox="0 0 4432 29" draw:points="0,0 4432,0 4432,29 0,29">
          <text:p/>
        </draw:polygon>
        <draw:polygon draw:style-name="gr6" draw:text-style-name="P4" draw:layer="layout" svg:width="0.029cm" svg:height="0.028cm" svg:x="9.51cm" svg:y="13.687cm" svg:viewBox="0 0 30 29" draw:points="0,0 30,0 30,29 0,29">
          <text:p/>
        </draw:polygon>
        <draw:polygon draw:style-name="gr6" draw:text-style-name="P4" draw:layer="layout" svg:width="9.482cm" svg:height="0.028cm" svg:x="9.539cm" svg:y="13.687cm" svg:viewBox="0 0 9483 29" draw:points="0,0 9483,0 9483,29 0,29">
          <text:p/>
        </draw:polygon>
        <draw:polygon draw:style-name="gr6" draw:text-style-name="P4" draw:layer="layout" svg:width="0.029cm" svg:height="0.028cm" svg:x="19.021cm" svg:y="13.687cm" svg:viewBox="0 0 30 29" draw:points="0,0 30,0 30,29 0,29">
          <text:p/>
        </draw:polygon>
        <draw:polygon draw:style-name="gr6" draw:text-style-name="P4" draw:layer="layout" svg:width="0.028cm" svg:height="0.509cm" svg:x="5.051cm" svg:y="13.716cm" svg:viewBox="0 0 29 510" draw:points="0,0 29,0 29,510 0,510">
          <text:p/>
        </draw:polygon>
        <draw:polygon draw:style-name="gr6" draw:text-style-name="P4" draw:layer="layout" svg:width="0.028cm" svg:height="0.029cm" svg:x="5.051cm" svg:y="14.224cm" svg:viewBox="0 0 29 30" draw:points="0,0 29,0 29,30 0,30">
          <text:p/>
        </draw:polygon>
        <draw:polygon draw:style-name="gr6" draw:text-style-name="P4" draw:layer="layout" svg:width="0.028cm" svg:height="0.029cm" svg:x="5.051cm" svg:y="14.224cm" svg:viewBox="0 0 29 30" draw:points="0,0 29,0 29,30 0,30">
          <text:p/>
        </draw:polygon>
        <draw:polygon draw:style-name="gr6" draw:text-style-name="P4" draw:layer="layout" svg:width="4.431cm" svg:height="0.029cm" svg:x="5.08cm" svg:y="14.224cm" svg:viewBox="0 0 4432 30" draw:points="0,0 4432,0 4432,30 0,30">
          <text:p/>
        </draw:polygon>
        <draw:polygon draw:style-name="gr6" draw:text-style-name="P4" draw:layer="layout" svg:width="0.029cm" svg:height="0.509cm" svg:x="9.51cm" svg:y="13.716cm" svg:viewBox="0 0 30 510" draw:points="0,0 30,0 30,510 0,510">
          <text:p/>
        </draw:polygon>
        <draw:polygon draw:style-name="gr6" draw:text-style-name="P4" draw:layer="layout" svg:width="0.029cm" svg:height="0.029cm" svg:x="9.51cm" svg:y="14.224cm" svg:viewBox="0 0 30 30" draw:points="0,0 30,0 30,30 0,30">
          <text:p/>
        </draw:polygon>
        <draw:polygon draw:style-name="gr6" draw:text-style-name="P4" draw:layer="layout" svg:width="9.482cm" svg:height="0.029cm" svg:x="9.539cm" svg:y="14.224cm" svg:viewBox="0 0 9483 30" draw:points="0,0 9483,0 9483,30 0,30">
          <text:p/>
        </draw:polygon>
        <draw:polygon draw:style-name="gr6" draw:text-style-name="P4" draw:layer="layout" svg:width="0.029cm" svg:height="0.509cm" svg:x="19.021cm" svg:y="13.716cm" svg:viewBox="0 0 30 510" draw:points="0,0 30,0 30,510 0,510">
          <text:p/>
        </draw:polygon>
        <draw:polygon draw:style-name="gr6" draw:text-style-name="P4" draw:layer="layout" svg:width="0.029cm" svg:height="0.029cm" svg:x="19.021cm" svg:y="14.224cm" svg:viewBox="0 0 30 30" draw:points="0,0 30,0 30,30 0,30">
          <text:p/>
        </draw:polygon>
        <draw:polygon draw:style-name="gr6" draw:text-style-name="P4" draw:layer="layout" svg:width="0.029cm" svg:height="0.029cm" svg:x="19.021cm" svg:y="14.224cm" svg:viewBox="0 0 30 30" draw:points="0,0 30,0 30,30 0,30">
          <text:p/>
        </draw:polygon>
        <draw:frame draw:style-name="gr11" draw:text-style-name="P6" draw:layer="layout" svg:width="0.422cm" svg:height="0.425cm" svg:x="9.708cm" svg:y="13.79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14.781cm">
          <draw:text-box>
            <text:p text:style-name="P1"><text:span text:style-name="T6"><text:s/></text:span></text:p>
          </draw:text-box>
        </draw:frame>
        <draw:frame draw:style-name="gr90" draw:text-style-name="P6" draw:layer="layout" svg:width="2.692cm" svg:height="0.425cm" svg:x="5.08cm" svg:y="15.6cm">
          <draw:text-box>
            <text:p text:style-name="P1"><text:span text:style-name="T6">Child 3 – From: </text:span></text:p>
          </draw:text-box>
        </draw:frame>
        <draw:frame draw:style-name="gr70" draw:text-style-name="P6" draw:layer="layout" svg:width="3.492cm" svg:height="0.425cm" svg:x="5.278cm" svg:y="16.164cm">
          <draw:text-box>
            <text:p text:style-name="P1"><text:span text:style-name="T6">Current First Name: </text:span></text:p>
          </draw:text-box>
        </draw:frame>
        <draw:polygon draw:style-name="gr6" draw:text-style-name="P4" draw:layer="layout" svg:width="0.028cm" svg:height="0.028cm" svg:x="5.051cm" svg:y="16.058cm" svg:viewBox="0 0 29 29" draw:points="0,0 29,0 29,29 0,29">
          <text:p/>
        </draw:polygon>
        <draw:polygon draw:style-name="gr6" draw:text-style-name="P4" draw:layer="layout" svg:width="0.028cm" svg:height="0.028cm" svg:x="5.051cm" svg:y="16.058cm" svg:viewBox="0 0 29 29" draw:points="0,0 29,0 29,29 0,29">
          <text:p/>
        </draw:polygon>
        <draw:polygon draw:style-name="gr6" draw:text-style-name="P4" draw:layer="layout" svg:width="4.431cm" svg:height="0.028cm" svg:x="5.08cm" svg:y="16.058cm" svg:viewBox="0 0 4432 29" draw:points="0,0 4432,0 4432,29 0,29">
          <text:p/>
        </draw:polygon>
        <draw:polygon draw:style-name="gr6" draw:text-style-name="P4" draw:layer="layout" svg:width="0.029cm" svg:height="0.028cm" svg:x="9.51cm" svg:y="16.058cm" svg:viewBox="0 0 30 29" draw:points="0,0 30,0 30,29 0,29">
          <text:p/>
        </draw:polygon>
        <draw:polygon draw:style-name="gr6" draw:text-style-name="P4" draw:layer="layout" svg:width="9.482cm" svg:height="0.028cm" svg:x="9.539cm" svg:y="16.058cm" svg:viewBox="0 0 9483 29" draw:points="0,0 9483,0 9483,29 0,29">
          <text:p/>
        </draw:polygon>
        <draw:polygon draw:style-name="gr6" draw:text-style-name="P4" draw:layer="layout" svg:width="0.029cm" svg:height="0.028cm" svg:x="19.021cm" svg:y="16.058cm" svg:viewBox="0 0 30 29" draw:points="0,0 30,0 30,29 0,29">
          <text:p/>
        </draw:polygon>
        <draw:polygon draw:style-name="gr6" draw:text-style-name="P4" draw:layer="layout" svg:width="0.029cm" svg:height="0.028cm" svg:x="19.021cm" svg:y="16.058cm" svg:viewBox="0 0 30 29" draw:points="0,0 30,0 30,29 0,29">
          <text:p/>
        </draw:polygon>
        <draw:polygon draw:style-name="gr6" draw:text-style-name="P4" draw:layer="layout" svg:width="0.028cm" svg:height="0.509cm" svg:x="5.051cm" svg:y="16.086cm" svg:viewBox="0 0 29 510" draw:points="0,0 29,0 29,510 0,510">
          <text:p/>
        </draw:polygon>
        <draw:polygon draw:style-name="gr6" draw:text-style-name="P4" draw:layer="layout" svg:width="0.029cm" svg:height="0.509cm" svg:x="9.51cm" svg:y="16.086cm" svg:viewBox="0 0 30 510" draw:points="0,0 30,0 30,510 0,510">
          <text:p/>
        </draw:polygon>
        <draw:polygon draw:style-name="gr6" draw:text-style-name="P4" draw:layer="layout" svg:width="0.029cm" svg:height="0.509cm" svg:x="19.021cm" svg:y="16.086cm" svg:viewBox="0 0 30 510" draw:points="0,0 30,0 30,510 0,510">
          <text:p/>
        </draw:polygon>
        <draw:frame draw:style-name="gr11" draw:text-style-name="P6" draw:layer="layout" svg:width="0.422cm" svg:height="0.425cm" svg:x="9.708cm" svg:y="16.164cm">
          <draw:text-box>
            <text:p text:style-name="P1"><text:span text:style-name="T6"><text:s/></text:span></text:p>
          </draw:text-box>
        </draw:frame>
        <draw:frame draw:style-name="gr71" draw:text-style-name="P6" draw:layer="layout" svg:width="3.957cm" svg:height="0.425cm" svg:x="5.278cm" svg:y="16.701cm">
          <draw:text-box>
            <text:p text:style-name="P1"><text:span text:style-name="T6">Current Middle Name: </text:span></text:p>
          </draw:text-box>
        </draw:frame>
        <draw:polygon draw:style-name="gr6" draw:text-style-name="P4" draw:layer="layout" svg:width="0.028cm" svg:height="0.028cm" svg:x="5.051cm" svg:y="16.594cm" svg:viewBox="0 0 29 29" draw:points="0,0 29,0 29,29 0,29">
          <text:p/>
        </draw:polygon>
        <draw:polygon draw:style-name="gr6" draw:text-style-name="P4" draw:layer="layout" svg:width="4.431cm" svg:height="0.028cm" svg:x="5.08cm" svg:y="16.594cm" svg:viewBox="0 0 4432 29" draw:points="0,0 4432,0 4432,29 0,29">
          <text:p/>
        </draw:polygon>
        <draw:polygon draw:style-name="gr6" draw:text-style-name="P4" draw:layer="layout" svg:width="0.029cm" svg:height="0.028cm" svg:x="9.51cm" svg:y="16.594cm" svg:viewBox="0 0 30 29" draw:points="0,0 30,0 30,29 0,29">
          <text:p/>
        </draw:polygon>
        <draw:polygon draw:style-name="gr6" draw:text-style-name="P4" draw:layer="layout" svg:width="9.482cm" svg:height="0.028cm" svg:x="9.539cm" svg:y="16.594cm" svg:viewBox="0 0 9483 29" draw:points="0,0 9483,0 9483,29 0,29">
          <text:p/>
        </draw:polygon>
        <draw:polygon draw:style-name="gr6" draw:text-style-name="P4" draw:layer="layout" svg:width="0.029cm" svg:height="0.028cm" svg:x="19.021cm" svg:y="16.594cm" svg:viewBox="0 0 30 29" draw:points="0,0 30,0 30,29 0,29">
          <text:p/>
        </draw:polygon>
        <draw:polygon draw:style-name="gr6" draw:text-style-name="P4" draw:layer="layout" svg:width="0.028cm" svg:height="0.509cm" svg:x="5.051cm" svg:y="16.622cm" svg:viewBox="0 0 29 510" draw:points="0,0 29,0 29,510 0,510">
          <text:p/>
        </draw:polygon>
        <draw:polygon draw:style-name="gr6" draw:text-style-name="P4" draw:layer="layout" svg:width="0.029cm" svg:height="0.509cm" svg:x="9.51cm" svg:y="16.622cm" svg:viewBox="0 0 30 510" draw:points="0,0 30,0 30,510 0,510">
          <text:p/>
        </draw:polygon>
        <draw:polygon draw:style-name="gr6" draw:text-style-name="P4" draw:layer="layout" svg:width="0.029cm" svg:height="0.509cm" svg:x="19.021cm" svg:y="16.622cm" svg:viewBox="0 0 30 510" draw:points="0,0 30,0 30,510 0,510">
          <text:p/>
        </draw:polygon>
        <draw:frame draw:style-name="gr11" draw:text-style-name="P6" draw:layer="layout" svg:width="0.422cm" svg:height="0.425cm" svg:x="9.708cm" svg:y="16.701cm">
          <draw:text-box>
            <text:p text:style-name="P1"><text:span text:style-name="T6"><text:s/></text:span></text:p>
          </draw:text-box>
        </draw:frame>
        <draw:frame draw:style-name="gr72" draw:text-style-name="P6" draw:layer="layout" svg:width="3.434cm" svg:height="0.425cm" svg:x="5.278cm" svg:y="17.237cm">
          <draw:text-box>
            <text:p text:style-name="P1"><text:span text:style-name="T6">Current Last Name: </text:span></text:p>
          </draw:text-box>
        </draw:frame>
        <draw:polygon draw:style-name="gr6" draw:text-style-name="P4" draw:layer="layout" svg:width="0.028cm" svg:height="0.029cm" svg:x="5.051cm" svg:y="17.13cm" svg:viewBox="0 0 29 30" draw:points="0,0 29,0 29,30 0,30">
          <text:p/>
        </draw:polygon>
        <draw:polygon draw:style-name="gr6" draw:text-style-name="P4" draw:layer="layout" svg:width="4.431cm" svg:height="0.029cm" svg:x="5.08cm" svg:y="17.13cm" svg:viewBox="0 0 4432 30" draw:points="0,0 4432,0 4432,30 0,30">
          <text:p/>
        </draw:polygon>
        <draw:polygon draw:style-name="gr6" draw:text-style-name="P4" draw:layer="layout" svg:width="0.029cm" svg:height="0.029cm" svg:x="9.51cm" svg:y="17.13cm" svg:viewBox="0 0 30 30" draw:points="0,0 30,0 30,30 0,30">
          <text:p/>
        </draw:polygon>
        <draw:polygon draw:style-name="gr6" draw:text-style-name="P4" draw:layer="layout" svg:width="9.482cm" svg:height="0.029cm" svg:x="9.539cm" svg:y="17.13cm" svg:viewBox="0 0 9483 30" draw:points="0,0 9483,0 9483,30 0,30">
          <text:p/>
        </draw:polygon>
        <draw:polygon draw:style-name="gr6" draw:text-style-name="P4" draw:layer="layout" svg:width="0.029cm" svg:height="0.029cm" svg:x="19.021cm" svg:y="17.13cm" svg:viewBox="0 0 30 30" draw:points="0,0 30,0 30,30 0,30">
          <text:p/>
        </draw:polygon>
        <draw:polygon draw:style-name="gr6" draw:text-style-name="P4" draw:layer="layout" svg:width="0.028cm" svg:height="0.479cm" svg:x="5.051cm" svg:y="17.159cm" svg:viewBox="0 0 29 480" draw:points="0,0 29,0 29,480 0,480">
          <text:p/>
        </draw:polygon>
        <draw:polygon draw:style-name="gr6" draw:text-style-name="P4" draw:layer="layout" svg:width="0.028cm" svg:height="0.029cm" svg:x="5.051cm" svg:y="17.638cm" svg:viewBox="0 0 29 30" draw:points="0,0 29,0 29,30 0,30">
          <text:p/>
        </draw:polygon>
        <draw:polygon draw:style-name="gr6" draw:text-style-name="P4" draw:layer="layout" svg:width="0.028cm" svg:height="0.029cm" svg:x="5.051cm" svg:y="17.638cm" svg:viewBox="0 0 29 30" draw:points="0,0 29,0 29,30 0,30">
          <text:p/>
        </draw:polygon>
        <draw:polygon draw:style-name="gr6" draw:text-style-name="P4" draw:layer="layout" svg:width="4.431cm" svg:height="0.029cm" svg:x="5.08cm" svg:y="17.638cm" svg:viewBox="0 0 4432 30" draw:points="0,0 4432,0 4432,30 0,30">
          <text:p/>
        </draw:polygon>
        <draw:polygon draw:style-name="gr6" draw:text-style-name="P4" draw:layer="layout" svg:width="0.029cm" svg:height="0.479cm" svg:x="9.51cm" svg:y="17.159cm" svg:viewBox="0 0 30 480" draw:points="0,0 30,0 30,480 0,480">
          <text:p/>
        </draw:polygon>
        <draw:polygon draw:style-name="gr6" draw:text-style-name="P4" draw:layer="layout" svg:width="0.029cm" svg:height="0.029cm" svg:x="9.51cm" svg:y="17.638cm" svg:viewBox="0 0 30 30" draw:points="0,0 30,0 30,30 0,30">
          <text:p/>
        </draw:polygon>
        <draw:polygon draw:style-name="gr6" draw:text-style-name="P4" draw:layer="layout" svg:width="9.482cm" svg:height="0.029cm" svg:x="9.539cm" svg:y="17.638cm" svg:viewBox="0 0 9483 30" draw:points="0,0 9483,0 9483,30 0,30">
          <text:p/>
        </draw:polygon>
        <draw:polygon draw:style-name="gr6" draw:text-style-name="P4" draw:layer="layout" svg:width="0.029cm" svg:height="0.479cm" svg:x="19.021cm" svg:y="17.159cm" svg:viewBox="0 0 30 480" draw:points="0,0 30,0 30,480 0,480">
          <text:p/>
        </draw:polygon>
        <draw:polygon draw:style-name="gr6" draw:text-style-name="P4" draw:layer="layout" svg:width="0.029cm" svg:height="0.029cm" svg:x="19.021cm" svg:y="17.638cm" svg:viewBox="0 0 30 30" draw:points="0,0 30,0 30,30 0,30">
          <text:p/>
        </draw:polygon>
        <draw:polygon draw:style-name="gr6" draw:text-style-name="P4" draw:layer="layout" svg:width="0.029cm" svg:height="0.029cm" svg:x="19.021cm" svg:y="17.638cm" svg:viewBox="0 0 30 30" draw:points="0,0 30,0 30,30 0,30">
          <text:p/>
        </draw:polygon>
        <draw:frame draw:style-name="gr11" draw:text-style-name="P6" draw:layer="layout" svg:width="0.422cm" svg:height="0.425cm" svg:x="9.708cm" svg:y="17.237cm">
          <draw:text-box>
            <text:p text:style-name="P1"><text:span text:style-name="T6"><text:s/></text:span></text:p>
          </draw:text-box>
        </draw:frame>
        <draw:frame draw:style-name="gr73" draw:text-style-name="P6" draw:layer="layout" svg:width="0.641cm" svg:height="0.425cm" svg:x="5.08cm" svg:y="18.196cm">
          <draw:text-box>
            <text:p text:style-name="P1"><text:span text:style-name="T6">To: </text:span></text:p>
          </draw:text-box>
        </draw:frame>
        <draw:frame draw:style-name="gr74" draw:text-style-name="P6" draw:layer="layout" svg:width="2.078cm" svg:height="0.425cm" svg:x="5.278cm" svg:y="18.761cm">
          <draw:text-box>
            <text:p text:style-name="P1"><text:span text:style-name="T6">First Name: </text:span></text:p>
          </draw:text-box>
        </draw:frame>
        <draw:polygon draw:style-name="gr6" draw:text-style-name="P4" draw:layer="layout" svg:width="0.028cm" svg:height="0.029cm" svg:x="5.051cm" svg:y="18.654cm" svg:viewBox="0 0 29 30" draw:points="0,0 29,0 29,30 0,30">
          <text:p/>
        </draw:polygon>
        <draw:polygon draw:style-name="gr6" draw:text-style-name="P4" draw:layer="layout" svg:width="0.028cm" svg:height="0.029cm" svg:x="5.051cm" svg:y="18.654cm" svg:viewBox="0 0 29 30" draw:points="0,0 29,0 29,30 0,30">
          <text:p/>
        </draw:polygon>
        <draw:polygon draw:style-name="gr6" draw:text-style-name="P4" draw:layer="layout" svg:width="4.431cm" svg:height="0.029cm" svg:x="5.08cm" svg:y="18.654cm" svg:viewBox="0 0 4432 30" draw:points="0,0 4432,0 4432,30 0,30">
          <text:p/>
        </draw:polygon>
        <draw:polygon draw:style-name="gr6" draw:text-style-name="P4" draw:layer="layout" svg:width="0.029cm" svg:height="0.029cm" svg:x="9.51cm" svg:y="18.654cm" svg:viewBox="0 0 30 30" draw:points="0,0 30,0 30,30 0,30">
          <text:p/>
        </draw:polygon>
        <draw:polygon draw:style-name="gr6" draw:text-style-name="P4" draw:layer="layout" svg:width="9.482cm" svg:height="0.029cm" svg:x="9.539cm" svg:y="18.654cm" svg:viewBox="0 0 9483 30" draw:points="0,0 9483,0 9483,30 0,30">
          <text:p/>
        </draw:polygon>
        <draw:polygon draw:style-name="gr6" draw:text-style-name="P4" draw:layer="layout" svg:width="0.029cm" svg:height="0.029cm" svg:x="19.021cm" svg:y="18.654cm" svg:viewBox="0 0 30 30" draw:points="0,0 30,0 30,30 0,30">
          <text:p/>
        </draw:polygon>
        <draw:polygon draw:style-name="gr6" draw:text-style-name="P4" draw:layer="layout" svg:width="0.029cm" svg:height="0.029cm" svg:x="19.021cm" svg:y="18.654cm" svg:viewBox="0 0 30 30" draw:points="0,0 30,0 30,30 0,30">
          <text:p/>
        </draw:polygon>
        <draw:polygon draw:style-name="gr6" draw:text-style-name="P4" draw:layer="layout" svg:width="0.028cm" svg:height="0.509cm" svg:x="5.051cm" svg:y="18.683cm" svg:viewBox="0 0 29 510" draw:points="0,0 29,0 29,510 0,510">
          <text:p/>
        </draw:polygon>
        <draw:polygon draw:style-name="gr6" draw:text-style-name="P4" draw:layer="layout" svg:width="0.029cm" svg:height="0.509cm" svg:x="9.51cm" svg:y="18.683cm" svg:viewBox="0 0 30 510" draw:points="0,0 30,0 30,510 0,510">
          <text:p/>
        </draw:polygon>
        <draw:polygon draw:style-name="gr6" draw:text-style-name="P4" draw:layer="layout" svg:width="0.029cm" svg:height="0.509cm" svg:x="19.021cm" svg:y="18.683cm" svg:viewBox="0 0 30 510" draw:points="0,0 30,0 30,510 0,510">
          <text:p/>
        </draw:polygon>
        <draw:frame draw:style-name="gr11" draw:text-style-name="P6" draw:layer="layout" svg:width="0.422cm" svg:height="0.425cm" svg:x="9.708cm" svg:y="18.761cm">
          <draw:text-box>
            <text:p text:style-name="P1"><text:span text:style-name="T6"><text:s/></text:span></text:p>
          </draw:text-box>
        </draw:frame>
        <draw:frame draw:style-name="gr75" draw:text-style-name="P6" draw:layer="layout" svg:width="2.543cm" svg:height="0.425cm" svg:x="5.278cm" svg:y="19.297cm">
          <draw:text-box>
            <text:p text:style-name="P1"><text:span text:style-name="T6">Middle Name: </text:span></text:p>
          </draw:text-box>
        </draw:frame>
        <draw:polygon draw:style-name="gr6" draw:text-style-name="P4" draw:layer="layout" svg:width="0.028cm" svg:height="0.028cm" svg:x="5.051cm" svg:y="19.191cm" svg:viewBox="0 0 29 29" draw:points="0,0 29,0 29,29 0,29">
          <text:p/>
        </draw:polygon>
        <draw:polygon draw:style-name="gr6" draw:text-style-name="P4" draw:layer="layout" svg:width="4.431cm" svg:height="0.028cm" svg:x="5.08cm" svg:y="19.191cm" svg:viewBox="0 0 4432 29" draw:points="0,0 4432,0 4432,29 0,29">
          <text:p/>
        </draw:polygon>
        <draw:polygon draw:style-name="gr6" draw:text-style-name="P4" draw:layer="layout" svg:width="0.029cm" svg:height="0.028cm" svg:x="9.51cm" svg:y="19.191cm" svg:viewBox="0 0 30 29" draw:points="0,0 30,0 30,29 0,29">
          <text:p/>
        </draw:polygon>
        <draw:polygon draw:style-name="gr6" draw:text-style-name="P4" draw:layer="layout" svg:width="9.482cm" svg:height="0.028cm" svg:x="9.539cm" svg:y="19.191cm" svg:viewBox="0 0 9483 29" draw:points="0,0 9483,0 9483,29 0,29">
          <text:p/>
        </draw:polygon>
        <draw:polygon draw:style-name="gr6" draw:text-style-name="P4" draw:layer="layout" svg:width="0.029cm" svg:height="0.028cm" svg:x="19.021cm" svg:y="19.191cm" svg:viewBox="0 0 30 29" draw:points="0,0 30,0 30,29 0,29">
          <text:p/>
        </draw:polygon>
        <draw:polygon draw:style-name="gr6" draw:text-style-name="P4" draw:layer="layout" svg:width="0.028cm" svg:height="0.509cm" svg:x="5.051cm" svg:y="19.219cm" svg:viewBox="0 0 29 510" draw:points="0,0 29,0 29,510 0,510">
          <text:p/>
        </draw:polygon>
        <draw:polygon draw:style-name="gr6" draw:text-style-name="P4" draw:layer="layout" svg:width="0.029cm" svg:height="0.509cm" svg:x="9.51cm" svg:y="19.219cm" svg:viewBox="0 0 30 510" draw:points="0,0 30,0 30,510 0,510">
          <text:p/>
        </draw:polygon>
        <draw:polygon draw:style-name="gr6" draw:text-style-name="P4" draw:layer="layout" svg:width="0.029cm" svg:height="0.509cm" svg:x="19.021cm" svg:y="19.219cm" svg:viewBox="0 0 30 510" draw:points="0,0 30,0 30,510 0,510">
          <text:p/>
        </draw:polygon>
        <draw:frame draw:style-name="gr11" draw:text-style-name="P6" draw:layer="layout" svg:width="0.422cm" svg:height="0.425cm" svg:x="9.708cm" svg:y="19.297cm">
          <draw:text-box>
            <text:p text:style-name="P1"><text:span text:style-name="T6"><text:s/></text:span></text:p>
          </draw:text-box>
        </draw:frame>
        <draw:frame draw:style-name="gr76" draw:text-style-name="P6" draw:layer="layout" svg:width="2.02cm" svg:height="0.425cm" svg:x="5.278cm" svg:y="19.833cm">
          <draw:text-box>
            <text:p text:style-name="P1"><text:span text:style-name="T6">Last Name: </text:span></text:p>
          </draw:text-box>
        </draw:frame>
        <draw:polygon draw:style-name="gr6" draw:text-style-name="P4" draw:layer="layout" svg:width="0.028cm" svg:height="0.028cm" svg:x="5.051cm" svg:y="19.727cm" svg:viewBox="0 0 29 29" draw:points="0,0 29,0 29,29 0,29">
          <text:p/>
        </draw:polygon>
        <draw:polygon draw:style-name="gr6" draw:text-style-name="P4" draw:layer="layout" svg:width="4.431cm" svg:height="0.028cm" svg:x="5.08cm" svg:y="19.727cm" svg:viewBox="0 0 4432 29" draw:points="0,0 4432,0 4432,29 0,29">
          <text:p/>
        </draw:polygon>
        <draw:polygon draw:style-name="gr6" draw:text-style-name="P4" draw:layer="layout" svg:width="0.029cm" svg:height="0.028cm" svg:x="9.51cm" svg:y="19.727cm" svg:viewBox="0 0 30 29" draw:points="0,0 30,0 30,29 0,29">
          <text:p/>
        </draw:polygon>
        <draw:polygon draw:style-name="gr6" draw:text-style-name="P4" draw:layer="layout" svg:width="9.482cm" svg:height="0.028cm" svg:x="9.539cm" svg:y="19.727cm" svg:viewBox="0 0 9483 29" draw:points="0,0 9483,0 9483,29 0,29">
          <text:p/>
        </draw:polygon>
        <draw:polygon draw:style-name="gr6" draw:text-style-name="P4" draw:layer="layout" svg:width="0.029cm" svg:height="0.028cm" svg:x="19.021cm" svg:y="19.727cm" svg:viewBox="0 0 30 29" draw:points="0,0 30,0 30,29 0,29">
          <text:p/>
        </draw:polygon>
        <draw:polygon draw:style-name="gr6" draw:text-style-name="P4" draw:layer="layout" svg:width="0.028cm" svg:height="0.509cm" svg:x="5.051cm" svg:y="19.755cm" svg:viewBox="0 0 29 510" draw:points="0,0 29,0 29,510 0,510">
          <text:p/>
        </draw:polygon>
        <draw:polygon draw:style-name="gr6" draw:text-style-name="P4" draw:layer="layout" svg:width="0.028cm" svg:height="0.028cm" svg:x="5.051cm" svg:y="20.263cm" svg:viewBox="0 0 29 29" draw:points="0,0 29,0 29,29 0,29">
          <text:p/>
        </draw:polygon>
        <draw:polygon draw:style-name="gr6" draw:text-style-name="P4" draw:layer="layout" svg:width="0.028cm" svg:height="0.028cm" svg:x="5.051cm" svg:y="20.263cm" svg:viewBox="0 0 29 29" draw:points="0,0 29,0 29,29 0,29">
          <text:p/>
        </draw:polygon>
        <draw:polygon draw:style-name="gr6" draw:text-style-name="P4" draw:layer="layout" svg:width="4.431cm" svg:height="0.028cm" svg:x="5.08cm" svg:y="20.263cm" svg:viewBox="0 0 4432 29" draw:points="0,0 4432,0 4432,29 0,29">
          <text:p/>
        </draw:polygon>
        <draw:polygon draw:style-name="gr6" draw:text-style-name="P4" draw:layer="layout" svg:width="0.029cm" svg:height="0.509cm" svg:x="9.51cm" svg:y="19.755cm" svg:viewBox="0 0 30 510" draw:points="0,0 30,0 30,510 0,510">
          <text:p/>
        </draw:polygon>
        <draw:polygon draw:style-name="gr6" draw:text-style-name="P4" draw:layer="layout" svg:width="0.029cm" svg:height="0.028cm" svg:x="9.51cm" svg:y="20.263cm" svg:viewBox="0 0 30 29" draw:points="0,0 30,0 30,29 0,29">
          <text:p/>
        </draw:polygon>
        <draw:polygon draw:style-name="gr6" draw:text-style-name="P4" draw:layer="layout" svg:width="9.482cm" svg:height="0.028cm" svg:x="9.539cm" svg:y="20.263cm" svg:viewBox="0 0 9483 29" draw:points="0,0 9483,0 9483,29 0,29">
          <text:p/>
        </draw:polygon>
        <draw:polygon draw:style-name="gr6" draw:text-style-name="P4" draw:layer="layout" svg:width="0.029cm" svg:height="0.509cm" svg:x="19.021cm" svg:y="19.755cm" svg:viewBox="0 0 30 510" draw:points="0,0 30,0 30,510 0,510">
          <text:p/>
        </draw:polygon>
        <draw:polygon draw:style-name="gr6" draw:text-style-name="P4" draw:layer="layout" svg:width="0.029cm" svg:height="0.028cm" svg:x="19.021cm" svg:y="20.263cm" svg:viewBox="0 0 30 29" draw:points="0,0 30,0 30,29 0,29">
          <text:p/>
        </draw:polygon>
        <draw:polygon draw:style-name="gr6" draw:text-style-name="P4" draw:layer="layout" svg:width="0.029cm" svg:height="0.028cm" svg:x="19.021cm" svg:y="20.263cm" svg:viewBox="0 0 30 29" draw:points="0,0 30,0 30,29 0,29">
          <text:p/>
        </draw:polygon>
        <draw:frame draw:style-name="gr11" draw:text-style-name="P6" draw:layer="layout" svg:width="0.422cm" svg:height="0.425cm" svg:x="9.708cm" svg:y="19.83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20.821cm">
          <draw:text-box>
            <text:p text:style-name="P1"><text:span text:style-name="T6"><text:s/></text:span></text:p>
          </draw:text-box>
        </draw:frame>
        <draw:frame draw:style-name="gr90" draw:text-style-name="P6" draw:layer="layout" svg:width="2.692cm" svg:height="0.425cm" svg:x="5.08cm" svg:y="21.639cm">
          <draw:text-box>
            <text:p text:style-name="P1"><text:span text:style-name="T6">Child 4 – From: </text:span></text:p>
          </draw:text-box>
        </draw:frame>
        <draw:frame draw:style-name="gr70" draw:text-style-name="P6" draw:layer="layout" svg:width="3.492cm" svg:height="0.425cm" svg:x="5.278cm" svg:y="22.204cm">
          <draw:text-box>
            <text:p text:style-name="P1"><text:span text:style-name="T6">Current First Name: </text:span></text:p>
          </draw:text-box>
        </draw:frame>
        <draw:polygon draw:style-name="gr6" draw:text-style-name="P4" draw:layer="layout" svg:width="0.028cm" svg:height="0.029cm" svg:x="5.051cm" svg:y="22.098cm" svg:viewBox="0 0 29 30" draw:points="0,0 29,0 29,30 0,30">
          <text:p/>
        </draw:polygon>
        <draw:polygon draw:style-name="gr6" draw:text-style-name="P4" draw:layer="layout" svg:width="0.028cm" svg:height="0.029cm" svg:x="5.051cm" svg:y="22.098cm" svg:viewBox="0 0 29 30" draw:points="0,0 29,0 29,30 0,30">
          <text:p/>
        </draw:polygon>
        <draw:polygon draw:style-name="gr6" draw:text-style-name="P4" draw:layer="layout" svg:width="4.431cm" svg:height="0.029cm" svg:x="5.08cm" svg:y="22.098cm" svg:viewBox="0 0 4432 30" draw:points="0,0 4432,0 4432,30 0,30">
          <text:p/>
        </draw:polygon>
        <draw:polygon draw:style-name="gr6" draw:text-style-name="P4" draw:layer="layout" svg:width="0.029cm" svg:height="0.029cm" svg:x="9.51cm" svg:y="22.098cm" svg:viewBox="0 0 30 30" draw:points="0,0 30,0 30,30 0,30">
          <text:p/>
        </draw:polygon>
        <draw:polygon draw:style-name="gr6" draw:text-style-name="P4" draw:layer="layout" svg:width="9.482cm" svg:height="0.029cm" svg:x="9.539cm" svg:y="22.098cm" svg:viewBox="0 0 9483 30" draw:points="0,0 9483,0 9483,30 0,30">
          <text:p/>
        </draw:polygon>
        <draw:polygon draw:style-name="gr6" draw:text-style-name="P4" draw:layer="layout" svg:width="0.029cm" svg:height="0.029cm" svg:x="19.021cm" svg:y="22.098cm" svg:viewBox="0 0 30 30" draw:points="0,0 30,0 30,30 0,30">
          <text:p/>
        </draw:polygon>
        <draw:polygon draw:style-name="gr6" draw:text-style-name="P4" draw:layer="layout" svg:width="0.029cm" svg:height="0.029cm" svg:x="19.021cm" svg:y="22.098cm" svg:viewBox="0 0 30 30" draw:points="0,0 30,0 30,30 0,30">
          <text:p/>
        </draw:polygon>
        <draw:polygon draw:style-name="gr6" draw:text-style-name="P4" draw:layer="layout" svg:width="0.028cm" svg:height="0.509cm" svg:x="5.051cm" svg:y="22.126cm" svg:viewBox="0 0 29 510" draw:points="0,0 29,0 29,510 0,510">
          <text:p/>
        </draw:polygon>
        <draw:polygon draw:style-name="gr6" draw:text-style-name="P4" draw:layer="layout" svg:width="0.029cm" svg:height="0.509cm" svg:x="9.51cm" svg:y="22.126cm" svg:viewBox="0 0 30 510" draw:points="0,0 30,0 30,510 0,510">
          <text:p/>
        </draw:polygon>
        <draw:polygon draw:style-name="gr6" draw:text-style-name="P4" draw:layer="layout" svg:width="0.029cm" svg:height="0.509cm" svg:x="19.021cm" svg:y="22.126cm" svg:viewBox="0 0 30 510" draw:points="0,0 30,0 30,510 0,510">
          <text:p/>
        </draw:polygon>
        <draw:frame draw:style-name="gr11" draw:text-style-name="P6" draw:layer="layout" svg:width="0.422cm" svg:height="0.425cm" svg:x="9.708cm" svg:y="22.204cm">
          <draw:text-box>
            <text:p text:style-name="P1"><text:span text:style-name="T6"><text:s/></text:span></text:p>
          </draw:text-box>
        </draw:frame>
        <draw:frame draw:style-name="gr71" draw:text-style-name="P6" draw:layer="layout" svg:width="3.957cm" svg:height="0.425cm" svg:x="5.278cm" svg:y="22.74cm">
          <draw:text-box>
            <text:p text:style-name="P1"><text:span text:style-name="T6">Current Middle Name: </text:span></text:p>
          </draw:text-box>
        </draw:frame>
        <draw:polygon draw:style-name="gr6" draw:text-style-name="P4" draw:layer="layout" svg:width="0.028cm" svg:height="0.028cm" svg:x="5.051cm" svg:y="22.634cm" svg:viewBox="0 0 29 29" draw:points="0,0 29,0 29,29 0,29">
          <text:p/>
        </draw:polygon>
        <draw:polygon draw:style-name="gr6" draw:text-style-name="P4" draw:layer="layout" svg:width="4.431cm" svg:height="0.028cm" svg:x="5.08cm" svg:y="22.634cm" svg:viewBox="0 0 4432 29" draw:points="0,0 4432,0 4432,29 0,29">
          <text:p/>
        </draw:polygon>
        <draw:polygon draw:style-name="gr6" draw:text-style-name="P4" draw:layer="layout" svg:width="0.029cm" svg:height="0.028cm" svg:x="9.51cm" svg:y="22.634cm" svg:viewBox="0 0 30 29" draw:points="0,0 30,0 30,29 0,29">
          <text:p/>
        </draw:polygon>
        <draw:polygon draw:style-name="gr6" draw:text-style-name="P4" draw:layer="layout" svg:width="9.482cm" svg:height="0.028cm" svg:x="9.539cm" svg:y="22.634cm" svg:viewBox="0 0 9483 29" draw:points="0,0 9483,0 9483,29 0,29">
          <text:p/>
        </draw:polygon>
        <draw:polygon draw:style-name="gr6" draw:text-style-name="P4" draw:layer="layout" svg:width="0.029cm" svg:height="0.028cm" svg:x="19.021cm" svg:y="22.634cm" svg:viewBox="0 0 30 29" draw:points="0,0 30,0 30,29 0,29">
          <text:p/>
        </draw:polygon>
        <draw:polygon draw:style-name="gr6" draw:text-style-name="P4" draw:layer="layout" svg:width="0.028cm" svg:height="0.509cm" svg:x="5.051cm" svg:y="22.662cm" svg:viewBox="0 0 29 510" draw:points="0,0 29,0 29,510 0,510">
          <text:p/>
        </draw:polygon>
        <draw:polygon draw:style-name="gr6" draw:text-style-name="P4" draw:layer="layout" svg:width="0.029cm" svg:height="0.509cm" svg:x="9.51cm" svg:y="22.662cm" svg:viewBox="0 0 30 510" draw:points="0,0 30,0 30,510 0,510">
          <text:p/>
        </draw:polygon>
        <draw:polygon draw:style-name="gr6" draw:text-style-name="P4" draw:layer="layout" svg:width="0.029cm" svg:height="0.509cm" svg:x="19.021cm" svg:y="22.662cm" svg:viewBox="0 0 30 510" draw:points="0,0 30,0 30,510 0,510">
          <text:p/>
        </draw:polygon>
        <draw:frame draw:style-name="gr11" draw:text-style-name="P6" draw:layer="layout" svg:width="0.422cm" svg:height="0.425cm" svg:x="9.708cm" svg:y="22.74cm">
          <draw:text-box>
            <text:p text:style-name="P1"><text:span text:style-name="T6"><text:s/></text:span></text:p>
          </draw:text-box>
        </draw:frame>
        <draw:frame draw:style-name="gr72" draw:text-style-name="P6" draw:layer="layout" svg:width="3.434cm" svg:height="0.425cm" svg:x="5.278cm" svg:y="23.276cm">
          <draw:text-box>
            <text:p text:style-name="P1"><text:span text:style-name="T6">Current Last Name: </text:span></text:p>
          </draw:text-box>
        </draw:frame>
        <draw:polygon draw:style-name="gr6" draw:text-style-name="P4" draw:layer="layout" svg:width="0.028cm" svg:height="0.028cm" svg:x="5.051cm" svg:y="23.17cm" svg:viewBox="0 0 29 29" draw:points="0,0 29,0 29,29 0,29">
          <text:p/>
        </draw:polygon>
        <draw:polygon draw:style-name="gr6" draw:text-style-name="P4" draw:layer="layout" svg:width="4.431cm" svg:height="0.028cm" svg:x="5.08cm" svg:y="23.17cm" svg:viewBox="0 0 4432 29" draw:points="0,0 4432,0 4432,29 0,29">
          <text:p/>
        </draw:polygon>
        <draw:polygon draw:style-name="gr6" draw:text-style-name="P4" draw:layer="layout" svg:width="0.029cm" svg:height="0.028cm" svg:x="9.51cm" svg:y="23.17cm" svg:viewBox="0 0 30 29" draw:points="0,0 30,0 30,29 0,29">
          <text:p/>
        </draw:polygon>
        <draw:polygon draw:style-name="gr6" draw:text-style-name="P4" draw:layer="layout" svg:width="9.482cm" svg:height="0.028cm" svg:x="9.539cm" svg:y="23.17cm" svg:viewBox="0 0 9483 29" draw:points="0,0 9483,0 9483,29 0,29">
          <text:p/>
        </draw:polygon>
        <draw:polygon draw:style-name="gr6" draw:text-style-name="P4" draw:layer="layout" svg:width="0.029cm" svg:height="0.028cm" svg:x="19.021cm" svg:y="23.17cm" svg:viewBox="0 0 30 29" draw:points="0,0 30,0 30,29 0,29">
          <text:p/>
        </draw:polygon>
        <draw:polygon draw:style-name="gr6" draw:text-style-name="P4" draw:layer="layout" svg:width="0.028cm" svg:height="0.509cm" svg:x="5.051cm" svg:y="23.198cm" svg:viewBox="0 0 29 510" draw:points="0,0 29,0 29,510 0,510">
          <text:p/>
        </draw:polygon>
        <draw:polygon draw:style-name="gr6" draw:text-style-name="P4" draw:layer="layout" svg:width="0.028cm" svg:height="0.028cm" svg:x="5.051cm" svg:y="23.706cm" svg:viewBox="0 0 29 29" draw:points="0,0 29,0 29,29 0,29">
          <text:p/>
        </draw:polygon>
        <draw:polygon draw:style-name="gr6" draw:text-style-name="P4" draw:layer="layout" svg:width="0.028cm" svg:height="0.028cm" svg:x="5.051cm" svg:y="23.706cm" svg:viewBox="0 0 29 29" draw:points="0,0 29,0 29,29 0,29">
          <text:p/>
        </draw:polygon>
        <draw:polygon draw:style-name="gr6" draw:text-style-name="P4" draw:layer="layout" svg:width="4.431cm" svg:height="0.028cm" svg:x="5.08cm" svg:y="23.706cm" svg:viewBox="0 0 4432 29" draw:points="0,0 4432,0 4432,29 0,29">
          <text:p/>
        </draw:polygon>
        <draw:polygon draw:style-name="gr6" draw:text-style-name="P4" draw:layer="layout" svg:width="0.029cm" svg:height="0.509cm" svg:x="9.51cm" svg:y="23.198cm" svg:viewBox="0 0 30 510" draw:points="0,0 30,0 30,510 0,510">
          <text:p/>
        </draw:polygon>
        <draw:polygon draw:style-name="gr6" draw:text-style-name="P4" draw:layer="layout" svg:width="0.029cm" svg:height="0.028cm" svg:x="9.51cm" svg:y="23.706cm" svg:viewBox="0 0 30 29" draw:points="0,0 30,0 30,29 0,29">
          <text:p/>
        </draw:polygon>
        <draw:polygon draw:style-name="gr6" draw:text-style-name="P4" draw:layer="layout" svg:width="9.482cm" svg:height="0.028cm" svg:x="9.539cm" svg:y="23.706cm" svg:viewBox="0 0 9483 29" draw:points="0,0 9483,0 9483,29 0,29">
          <text:p/>
        </draw:polygon>
        <draw:polygon draw:style-name="gr6" draw:text-style-name="P4" draw:layer="layout" svg:width="0.029cm" svg:height="0.509cm" svg:x="19.021cm" svg:y="23.198cm" svg:viewBox="0 0 30 510" draw:points="0,0 30,0 30,510 0,510">
          <text:p/>
        </draw:polygon>
        <draw:polygon draw:style-name="gr6" draw:text-style-name="P4" draw:layer="layout" svg:width="0.029cm" svg:height="0.028cm" svg:x="19.021cm" svg:y="23.706cm" svg:viewBox="0 0 30 29" draw:points="0,0 30,0 30,29 0,29">
          <text:p/>
        </draw:polygon>
        <draw:polygon draw:style-name="gr6" draw:text-style-name="P4" draw:layer="layout" svg:width="0.029cm" svg:height="0.028cm" svg:x="19.021cm" svg:y="23.706cm" svg:viewBox="0 0 30 29" draw:points="0,0 30,0 30,29 0,29">
          <text:p/>
        </draw:polygon>
        <draw:frame draw:style-name="gr11" draw:text-style-name="P6" draw:layer="layout" svg:width="0.422cm" svg:height="0.425cm" svg:x="9.708cm" svg:y="23.276cm">
          <draw:text-box>
            <text:p text:style-name="P1"><text:span text:style-name="T6"><text:s/></text:span></text:p>
          </draw:text-box>
        </draw:frame>
        <draw:frame draw:style-name="gr73" draw:text-style-name="P6" draw:layer="layout" svg:width="0.641cm" svg:height="0.425cm" svg:x="5.08cm" svg:y="24.264cm">
          <draw:text-box>
            <text:p text:style-name="P1"><text:span text:style-name="T6">To: </text:span></text:p>
          </draw:text-box>
        </draw:frame>
        <draw:frame draw:style-name="gr74" draw:text-style-name="P6" draw:layer="layout" svg:width="2.078cm" svg:height="0.425cm" svg:x="5.278cm" svg:y="24.8cm">
          <draw:text-box>
            <text:p text:style-name="P1"><text:span text:style-name="T6">First Name: </text:span></text:p>
          </draw:text-box>
        </draw:frame>
        <draw:polygon draw:style-name="gr6" draw:text-style-name="P4" draw:layer="layout" svg:width="0.028cm" svg:height="0.028cm" svg:x="5.051cm" svg:y="24.694cm" svg:viewBox="0 0 29 29" draw:points="0,0 29,0 29,29 0,29">
          <text:p/>
        </draw:polygon>
        <draw:polygon draw:style-name="gr6" draw:text-style-name="P4" draw:layer="layout" svg:width="0.028cm" svg:height="0.028cm" svg:x="5.051cm" svg:y="24.694cm" svg:viewBox="0 0 29 29" draw:points="0,0 29,0 29,29 0,29">
          <text:p/>
        </draw:polygon>
        <draw:polygon draw:style-name="gr6" draw:text-style-name="P4" draw:layer="layout" svg:width="4.431cm" svg:height="0.028cm" svg:x="5.08cm" svg:y="24.694cm" svg:viewBox="0 0 4432 29" draw:points="0,0 4432,0 4432,29 0,29">
          <text:p/>
        </draw:polygon>
        <draw:polygon draw:style-name="gr6" draw:text-style-name="P4" draw:layer="layout" svg:width="0.029cm" svg:height="0.028cm" svg:x="9.51cm" svg:y="24.694cm" svg:viewBox="0 0 30 29" draw:points="0,0 30,0 30,29 0,29">
          <text:p/>
        </draw:polygon>
        <draw:polygon draw:style-name="gr6" draw:text-style-name="P4" draw:layer="layout" svg:width="9.482cm" svg:height="0.028cm" svg:x="9.539cm" svg:y="24.694cm" svg:viewBox="0 0 9483 29" draw:points="0,0 9483,0 9483,29 0,29">
          <text:p/>
        </draw:polygon>
        <draw:polygon draw:style-name="gr6" draw:text-style-name="P4" draw:layer="layout" svg:width="0.029cm" svg:height="0.028cm" svg:x="19.021cm" svg:y="24.694cm" svg:viewBox="0 0 30 29" draw:points="0,0 30,0 30,29 0,29">
          <text:p/>
        </draw:polygon>
        <draw:polygon draw:style-name="gr6" draw:text-style-name="P4" draw:layer="layout" svg:width="0.029cm" svg:height="0.028cm" svg:x="19.021cm" svg:y="24.694cm" svg:viewBox="0 0 30 29" draw:points="0,0 30,0 30,29 0,29">
          <text:p/>
        </draw:polygon>
        <draw:polygon draw:style-name="gr6" draw:text-style-name="P4" draw:layer="layout" svg:width="0.028cm" svg:height="0.509cm" svg:x="5.051cm" svg:y="24.722cm" svg:viewBox="0 0 29 510" draw:points="0,0 29,0 29,510 0,510">
          <text:p/>
        </draw:polygon>
        <draw:polygon draw:style-name="gr6" draw:text-style-name="P4" draw:layer="layout" svg:width="0.029cm" svg:height="0.509cm" svg:x="9.51cm" svg:y="24.722cm" svg:viewBox="0 0 30 510" draw:points="0,0 30,0 30,510 0,510">
          <text:p/>
        </draw:polygon>
        <draw:polygon draw:style-name="gr6" draw:text-style-name="P4" draw:layer="layout" svg:width="0.029cm" svg:height="0.509cm" svg:x="19.021cm" svg:y="24.722cm" svg:viewBox="0 0 30 510" draw:points="0,0 30,0 30,510 0,510">
          <text:p/>
        </draw:polygon>
        <draw:frame draw:style-name="gr11" draw:text-style-name="P6" draw:layer="layout" svg:width="0.422cm" svg:height="0.425cm" svg:x="9.708cm" svg:y="24.8cm">
          <draw:text-box>
            <text:p text:style-name="P1"><text:span text:style-name="T6"><text:s/></text:span></text:p>
          </draw:text-box>
        </draw:frame>
        <draw:frame draw:style-name="gr75" draw:text-style-name="P6" draw:layer="layout" svg:width="2.543cm" svg:height="0.425cm" svg:x="5.278cm" svg:y="25.337cm">
          <draw:text-box>
            <text:p text:style-name="P1"><text:span text:style-name="T6">Middle Name: </text:span></text:p>
          </draw:text-box>
        </draw:frame>
        <draw:polygon draw:style-name="gr6" draw:text-style-name="P4" draw:layer="layout" svg:width="0.028cm" svg:height="0.028cm" svg:x="5.051cm" svg:y="25.23cm" svg:viewBox="0 0 29 29" draw:points="0,0 29,0 29,29 0,29">
          <text:p/>
        </draw:polygon>
        <draw:polygon draw:style-name="gr6" draw:text-style-name="P4" draw:layer="layout" svg:width="4.431cm" svg:height="0.028cm" svg:x="5.08cm" svg:y="25.23cm" svg:viewBox="0 0 4432 29" draw:points="0,0 4432,0 4432,29 0,29">
          <text:p/>
        </draw:polygon>
        <draw:polygon draw:style-name="gr6" draw:text-style-name="P4" draw:layer="layout" svg:width="0.029cm" svg:height="0.028cm" svg:x="9.51cm" svg:y="25.23cm" svg:viewBox="0 0 30 29" draw:points="0,0 30,0 30,29 0,29">
          <text:p/>
        </draw:polygon>
        <draw:polygon draw:style-name="gr6" draw:text-style-name="P4" draw:layer="layout" svg:width="9.482cm" svg:height="0.028cm" svg:x="9.539cm" svg:y="25.23cm" svg:viewBox="0 0 9483 29" draw:points="0,0 9483,0 9483,29 0,29">
          <text:p/>
        </draw:polygon>
        <draw:polygon draw:style-name="gr6" draw:text-style-name="P4" draw:layer="layout" svg:width="0.029cm" svg:height="0.028cm" svg:x="19.021cm" svg:y="25.23cm" svg:viewBox="0 0 30 29" draw:points="0,0 30,0 30,29 0,29">
          <text:p/>
        </draw:polygon>
        <draw:polygon draw:style-name="gr6" draw:text-style-name="P4" draw:layer="layout" svg:width="0.028cm" svg:height="0.509cm" svg:x="5.051cm" svg:y="25.258cm" svg:viewBox="0 0 29 510" draw:points="0,0 29,0 29,510 0,510">
          <text:p/>
        </draw:polygon>
        <draw:polygon draw:style-name="gr6" draw:text-style-name="P4" draw:layer="layout" svg:width="0.028cm" svg:height="0.029cm" svg:x="5.051cm" svg:y="25.766cm" svg:viewBox="0 0 29 30" draw:points="0,0 29,0 29,30 0,30">
          <text:p/>
        </draw:polygon>
        <draw:polygon draw:style-name="gr6" draw:text-style-name="P4" draw:layer="layout" svg:width="0.028cm" svg:height="0.029cm" svg:x="5.051cm" svg:y="25.766cm" svg:viewBox="0 0 29 30" draw:points="0,0 29,0 29,30 0,30">
          <text:p/>
        </draw:polygon>
        <draw:polygon draw:style-name="gr6" draw:text-style-name="P4" draw:layer="layout" svg:width="4.431cm" svg:height="0.029cm" svg:x="5.08cm" svg:y="25.766cm" svg:viewBox="0 0 4432 30" draw:points="0,0 4432,0 4432,30 0,30">
          <text:p/>
        </draw:polygon>
        <draw:polygon draw:style-name="gr6" draw:text-style-name="P4" draw:layer="layout" svg:width="0.029cm" svg:height="0.509cm" svg:x="9.51cm" svg:y="25.258cm" svg:viewBox="0 0 30 510" draw:points="0,0 30,0 30,510 0,510">
          <text:p/>
        </draw:polygon>
        <draw:polygon draw:style-name="gr6" draw:text-style-name="P4" draw:layer="layout" svg:width="0.029cm" svg:height="0.029cm" svg:x="9.51cm" svg:y="25.766cm" svg:viewBox="0 0 30 30" draw:points="0,0 30,0 30,30 0,30">
          <text:p/>
        </draw:polygon>
        <draw:polygon draw:style-name="gr6" draw:text-style-name="P4" draw:layer="layout" svg:width="9.482cm" svg:height="0.029cm" svg:x="9.539cm" svg:y="25.766cm" svg:viewBox="0 0 9483 30" draw:points="0,0 9483,0 9483,30 0,30">
          <text:p/>
        </draw:polygon>
        <draw:polygon draw:style-name="gr6" draw:text-style-name="P4" draw:layer="layout" svg:width="0.029cm" svg:height="0.509cm" svg:x="19.021cm" svg:y="25.258cm" svg:viewBox="0 0 30 510" draw:points="0,0 30,0 30,510 0,510">
          <text:p/>
        </draw:polygon>
        <draw:polygon draw:style-name="gr6" draw:text-style-name="P4" draw:layer="layout" svg:width="0.029cm" svg:height="0.029cm" svg:x="19.021cm" svg:y="25.766cm" svg:viewBox="0 0 30 30" draw:points="0,0 30,0 30,30 0,30">
          <text:p/>
        </draw:polygon>
        <draw:polygon draw:style-name="gr6" draw:text-style-name="P4" draw:layer="layout" svg:width="0.029cm" svg:height="0.029cm" svg:x="19.021cm" svg:y="25.766cm" svg:viewBox="0 0 30 30" draw:points="0,0 30,0 30,30 0,30">
          <text:p/>
        </draw:polygon>
        <draw:frame draw:style-name="gr11" draw:text-style-name="P6" draw:layer="layout" svg:width="0.422cm" svg:height="0.425cm" svg:x="9.708cm" svg:y="25.337cm">
          <draw:text-box>
            <text:p text:style-name="P1"><text:span text:style-name="T6"><text:s/></text:span></text:p>
          </draw:text-box>
        </draw:frame>
      </draw:page>
      <draw:page draw:name="page5" draw:style-name="dp1" draw:master-page-name="master-page4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hasNoCriminalHistory" form:control-implementation="ooo:com.sun.star.form.component.CheckBox" xml:id="control29" form:id="control29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  <form:checkbox form:name="hasNoLand" form:control-implementation="ooo:com.sun.star.form.component.CheckBox" xml:id="control30" form:id="control30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zimb/AppData/Local/Temp/lu29956eluzej.tmp/0.odg/content.xml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5.854cm" svg:height="0.31cm" svg:x="2.54cm" svg:y="26.719cm">
          <draw:text-box>
            <text:p text:style-name="P1"><text:span text:style-name="T1">Application for Name Change and Other Relief </text:span></text:p>
          </draw:text-box>
        </draw:frame>
        <draw:frame draw:style-name="gr2" draw:text-style-name="P2" draw:layer="layout" svg:width="5.44cm" svg:height="0.31cm" svg:x="2.54cm" svg:y="27.115cm">
          <draw:text-box>
            <text:p text:style-name="P1"><text:span text:style-name="T2">NAM102 <text:s text:c="9"/>State <text:s text:c="6"/>Eng <text:s text:c="11"/>Rev 7/23 </text:span></text:p>
          </draw:text-box>
        </draw:frame>
        <draw:frame draw:style-name="gr3" draw:text-style-name="P2" draw:layer="layout" svg:width="3.388cm" svg:height="0.31cm" svg:x="9.116cm" svg:y="27.115cm">
          <draw:text-box>
            <text:p text:style-name="P1"><text:span text:style-name="T2">www.mncourts.gov/forms </text:span></text:p>
          </draw:text-box>
        </draw:frame>
        <draw:frame draw:style-name="gr5" draw:text-style-name="P2" draw:layer="layout" svg:width="1.458cm" svg:height="0.31cm" svg:x="17.611cm" svg:y="27.115cm">
          <draw:text-box>
            <text:p text:style-name="P1"><text:span text:style-name="T2">Page </text:span><text:span text:style-name="T3">5 </text:span><text:span text:style-name="T2">of </text:span><text:span text:style-name="T3">6 </text:span></text:p>
          </draw:text-box>
        </draw:frame>
        <draw:frame draw:style-name="gr76" draw:text-style-name="P6" draw:layer="layout" svg:width="2.02cm" svg:height="0.425cm" svg:x="5.278cm" svg:y="2.646cm">
          <draw:text-box>
            <text:p text:style-name="P1"><text:span text:style-name="T6">Last Name: </text:span></text:p>
          </draw:text-box>
        </draw:frame>
        <draw:polygon draw:style-name="gr6" draw:text-style-name="P4" draw:layer="layout" svg:width="0.028cm" svg:height="0.029cm" svg:x="5.051cm" svg:y="2.54cm" svg:viewBox="0 0 29 30" draw:points="0,0 29,0 29,30 0,30">
          <text:p/>
        </draw:polygon>
        <draw:polygon draw:style-name="gr6" draw:text-style-name="P4" draw:layer="layout" svg:width="0.028cm" svg:height="0.029cm" svg:x="5.051cm" svg:y="2.54cm" svg:viewBox="0 0 29 30" draw:points="0,0 29,0 29,30 0,30">
          <text:p/>
        </draw:polygon>
        <draw:polygon draw:style-name="gr6" draw:text-style-name="P4" draw:layer="layout" svg:width="4.431cm" svg:height="0.029cm" svg:x="5.08cm" svg:y="2.54cm" svg:viewBox="0 0 4432 30" draw:points="0,0 4432,0 4432,30 0,30">
          <text:p/>
        </draw:polygon>
        <draw:polygon draw:style-name="gr6" draw:text-style-name="P4" draw:layer="layout" svg:width="0.029cm" svg:height="0.029cm" svg:x="9.51cm" svg:y="2.54cm" svg:viewBox="0 0 30 30" draw:points="0,0 30,0 30,30 0,30">
          <text:p/>
        </draw:polygon>
        <draw:polygon draw:style-name="gr6" draw:text-style-name="P4" draw:layer="layout" svg:width="9.482cm" svg:height="0.029cm" svg:x="9.539cm" svg:y="2.54cm" svg:viewBox="0 0 9483 30" draw:points="0,0 9483,0 9483,30 0,30">
          <text:p/>
        </draw:polygon>
        <draw:polygon draw:style-name="gr6" draw:text-style-name="P4" draw:layer="layout" svg:width="0.029cm" svg:height="0.029cm" svg:x="19.021cm" svg:y="2.54cm" svg:viewBox="0 0 30 30" draw:points="0,0 30,0 30,30 0,30">
          <text:p/>
        </draw:polygon>
        <draw:polygon draw:style-name="gr6" draw:text-style-name="P4" draw:layer="layout" svg:width="0.029cm" svg:height="0.029cm" svg:x="19.021cm" svg:y="2.54cm" svg:viewBox="0 0 30 30" draw:points="0,0 30,0 30,30 0,30">
          <text:p/>
        </draw:polygon>
        <draw:polygon draw:style-name="gr6" draw:text-style-name="P4" draw:layer="layout" svg:width="0.028cm" svg:height="0.509cm" svg:x="5.051cm" svg:y="2.568cm" svg:viewBox="0 0 29 510" draw:points="0,0 29,0 29,510 0,510">
          <text:p/>
        </draw:polygon>
        <draw:polygon draw:style-name="gr6" draw:text-style-name="P4" draw:layer="layout" svg:width="0.028cm" svg:height="0.028cm" svg:x="5.051cm" svg:y="3.076cm" svg:viewBox="0 0 29 29" draw:points="0,0 29,0 29,29 0,29">
          <text:p/>
        </draw:polygon>
        <draw:polygon draw:style-name="gr6" draw:text-style-name="P4" draw:layer="layout" svg:width="0.028cm" svg:height="0.028cm" svg:x="5.051cm" svg:y="3.076cm" svg:viewBox="0 0 29 29" draw:points="0,0 29,0 29,29 0,29">
          <text:p/>
        </draw:polygon>
        <draw:polygon draw:style-name="gr6" draw:text-style-name="P4" draw:layer="layout" svg:width="4.431cm" svg:height="0.028cm" svg:x="5.08cm" svg:y="3.076cm" svg:viewBox="0 0 4432 29" draw:points="0,0 4432,0 4432,29 0,29">
          <text:p/>
        </draw:polygon>
        <draw:polygon draw:style-name="gr6" draw:text-style-name="P4" draw:layer="layout" svg:width="0.029cm" svg:height="0.509cm" svg:x="9.51cm" svg:y="2.568cm" svg:viewBox="0 0 30 510" draw:points="0,0 30,0 30,510 0,510">
          <text:p/>
        </draw:polygon>
        <draw:polygon draw:style-name="gr6" draw:text-style-name="P4" draw:layer="layout" svg:width="0.029cm" svg:height="0.028cm" svg:x="9.51cm" svg:y="3.076cm" svg:viewBox="0 0 30 29" draw:points="0,0 30,0 30,29 0,29">
          <text:p/>
        </draw:polygon>
        <draw:polygon draw:style-name="gr6" draw:text-style-name="P4" draw:layer="layout" svg:width="9.482cm" svg:height="0.028cm" svg:x="9.539cm" svg:y="3.076cm" svg:viewBox="0 0 9483 29" draw:points="0,0 9483,0 9483,29 0,29">
          <text:p/>
        </draw:polygon>
        <draw:polygon draw:style-name="gr6" draw:text-style-name="P4" draw:layer="layout" svg:width="0.029cm" svg:height="0.509cm" svg:x="19.021cm" svg:y="2.568cm" svg:viewBox="0 0 30 510" draw:points="0,0 30,0 30,510 0,510">
          <text:p/>
        </draw:polygon>
        <draw:polygon draw:style-name="gr6" draw:text-style-name="P4" draw:layer="layout" svg:width="0.029cm" svg:height="0.028cm" svg:x="19.021cm" svg:y="3.076cm" svg:viewBox="0 0 30 29" draw:points="0,0 30,0 30,29 0,29">
          <text:p/>
        </draw:polygon>
        <draw:polygon draw:style-name="gr6" draw:text-style-name="P4" draw:layer="layout" svg:width="0.029cm" svg:height="0.028cm" svg:x="19.021cm" svg:y="3.076cm" svg:viewBox="0 0 30 29" draw:points="0,0 30,0 30,29 0,29">
          <text:p/>
        </draw:polygon>
        <draw:frame draw:style-name="gr11" draw:text-style-name="P6" draw:layer="layout" svg:width="0.422cm" svg:height="0.425cm" svg:x="9.708cm" svg:y="2.64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3.634cm">
          <draw:text-box>
            <text:p text:style-name="P1"><text:span text:style-name="T6"><text:s/></text:span></text:p>
          </draw:text-box>
        </draw:frame>
        <draw:frame draw:style-name="gr90" draw:text-style-name="P6" draw:layer="layout" svg:width="2.692cm" svg:height="0.425cm" svg:x="5.08cm" svg:y="4.452cm">
          <draw:text-box>
            <text:p text:style-name="P1"><text:span text:style-name="T6">Child 5 – From: </text:span></text:p>
          </draw:text-box>
        </draw:frame>
        <draw:frame draw:style-name="gr70" draw:text-style-name="P6" draw:layer="layout" svg:width="3.492cm" svg:height="0.425cm" svg:x="5.278cm" svg:y="5.017cm">
          <draw:text-box>
            <text:p text:style-name="P1"><text:span text:style-name="T6">Current First Name: </text:span></text:p>
          </draw:text-box>
        </draw:frame>
        <draw:polygon draw:style-name="gr6" draw:text-style-name="P4" draw:layer="layout" svg:width="0.028cm" svg:height="0.028cm" svg:x="5.051cm" svg:y="4.91cm" svg:viewBox="0 0 29 29" draw:points="0,0 29,0 29,29 0,29">
          <text:p/>
        </draw:polygon>
        <draw:polygon draw:style-name="gr6" draw:text-style-name="P4" draw:layer="layout" svg:width="0.028cm" svg:height="0.028cm" svg:x="5.051cm" svg:y="4.91cm" svg:viewBox="0 0 29 29" draw:points="0,0 29,0 29,29 0,29">
          <text:p/>
        </draw:polygon>
        <draw:polygon draw:style-name="gr6" draw:text-style-name="P4" draw:layer="layout" svg:width="4.431cm" svg:height="0.028cm" svg:x="5.08cm" svg:y="4.91cm" svg:viewBox="0 0 4432 29" draw:points="0,0 4432,0 4432,29 0,29">
          <text:p/>
        </draw:polygon>
        <draw:polygon draw:style-name="gr6" draw:text-style-name="P4" draw:layer="layout" svg:width="0.029cm" svg:height="0.028cm" svg:x="9.51cm" svg:y="4.91cm" svg:viewBox="0 0 30 29" draw:points="0,0 30,0 30,29 0,29">
          <text:p/>
        </draw:polygon>
        <draw:polygon draw:style-name="gr6" draw:text-style-name="P4" draw:layer="layout" svg:width="9.482cm" svg:height="0.028cm" svg:x="9.539cm" svg:y="4.91cm" svg:viewBox="0 0 9483 29" draw:points="0,0 9483,0 9483,29 0,29">
          <text:p/>
        </draw:polygon>
        <draw:polygon draw:style-name="gr6" draw:text-style-name="P4" draw:layer="layout" svg:width="0.029cm" svg:height="0.028cm" svg:x="19.021cm" svg:y="4.91cm" svg:viewBox="0 0 30 29" draw:points="0,0 30,0 30,29 0,29">
          <text:p/>
        </draw:polygon>
        <draw:polygon draw:style-name="gr6" draw:text-style-name="P4" draw:layer="layout" svg:width="0.029cm" svg:height="0.028cm" svg:x="19.021cm" svg:y="4.91cm" svg:viewBox="0 0 30 29" draw:points="0,0 30,0 30,29 0,29">
          <text:p/>
        </draw:polygon>
        <draw:polygon draw:style-name="gr6" draw:text-style-name="P4" draw:layer="layout" svg:width="0.028cm" svg:height="0.509cm" svg:x="5.051cm" svg:y="4.938cm" svg:viewBox="0 0 29 510" draw:points="0,0 29,0 29,510 0,510">
          <text:p/>
        </draw:polygon>
        <draw:polygon draw:style-name="gr6" draw:text-style-name="P4" draw:layer="layout" svg:width="0.029cm" svg:height="0.509cm" svg:x="9.51cm" svg:y="4.938cm" svg:viewBox="0 0 30 510" draw:points="0,0 30,0 30,510 0,510">
          <text:p/>
        </draw:polygon>
        <draw:polygon draw:style-name="gr6" draw:text-style-name="P4" draw:layer="layout" svg:width="0.029cm" svg:height="0.509cm" svg:x="19.021cm" svg:y="4.938cm" svg:viewBox="0 0 30 510" draw:points="0,0 30,0 30,510 0,510">
          <text:p/>
        </draw:polygon>
        <draw:frame draw:style-name="gr11" draw:text-style-name="P6" draw:layer="layout" svg:width="0.422cm" svg:height="0.425cm" svg:x="9.708cm" svg:y="5.017cm">
          <draw:text-box>
            <text:p text:style-name="P1"><text:span text:style-name="T6"><text:s/></text:span></text:p>
          </draw:text-box>
        </draw:frame>
        <draw:frame draw:style-name="gr71" draw:text-style-name="P6" draw:layer="layout" svg:width="3.957cm" svg:height="0.425cm" svg:x="5.278cm" svg:y="5.553cm">
          <draw:text-box>
            <text:p text:style-name="P1"><text:span text:style-name="T6">Current Middle Name: </text:span></text:p>
          </draw:text-box>
        </draw:frame>
        <draw:polygon draw:style-name="gr6" draw:text-style-name="P4" draw:layer="layout" svg:width="0.028cm" svg:height="0.029cm" svg:x="5.051cm" svg:y="5.446cm" svg:viewBox="0 0 29 30" draw:points="0,0 29,0 29,30 0,30">
          <text:p/>
        </draw:polygon>
        <draw:polygon draw:style-name="gr6" draw:text-style-name="P4" draw:layer="layout" svg:width="4.431cm" svg:height="0.029cm" svg:x="5.08cm" svg:y="5.446cm" svg:viewBox="0 0 4432 30" draw:points="0,0 4432,0 4432,30 0,30">
          <text:p/>
        </draw:polygon>
        <draw:polygon draw:style-name="gr6" draw:text-style-name="P4" draw:layer="layout" svg:width="0.029cm" svg:height="0.029cm" svg:x="9.51cm" svg:y="5.446cm" svg:viewBox="0 0 30 30" draw:points="0,0 30,0 30,30 0,30">
          <text:p/>
        </draw:polygon>
        <draw:polygon draw:style-name="gr6" draw:text-style-name="P4" draw:layer="layout" svg:width="9.482cm" svg:height="0.029cm" svg:x="9.539cm" svg:y="5.446cm" svg:viewBox="0 0 9483 30" draw:points="0,0 9483,0 9483,30 0,30">
          <text:p/>
        </draw:polygon>
        <draw:polygon draw:style-name="gr6" draw:text-style-name="P4" draw:layer="layout" svg:width="0.029cm" svg:height="0.029cm" svg:x="19.021cm" svg:y="5.446cm" svg:viewBox="0 0 30 30" draw:points="0,0 30,0 30,30 0,30">
          <text:p/>
        </draw:polygon>
        <draw:polygon draw:style-name="gr6" draw:text-style-name="P4" draw:layer="layout" svg:width="0.028cm" svg:height="0.508cm" svg:x="5.051cm" svg:y="5.475cm" svg:viewBox="0 0 29 509" draw:points="0,0 29,0 29,509 0,509">
          <text:p/>
        </draw:polygon>
        <draw:polygon draw:style-name="gr6" draw:text-style-name="P4" draw:layer="layout" svg:width="0.029cm" svg:height="0.508cm" svg:x="9.51cm" svg:y="5.475cm" svg:viewBox="0 0 30 509" draw:points="0,0 30,0 30,509 0,509">
          <text:p/>
        </draw:polygon>
        <draw:polygon draw:style-name="gr6" draw:text-style-name="P4" draw:layer="layout" svg:width="0.029cm" svg:height="0.508cm" svg:x="19.021cm" svg:y="5.475cm" svg:viewBox="0 0 30 509" draw:points="0,0 30,0 30,509 0,509">
          <text:p/>
        </draw:polygon>
        <draw:frame draw:style-name="gr11" draw:text-style-name="P6" draw:layer="layout" svg:width="0.422cm" svg:height="0.425cm" svg:x="9.708cm" svg:y="5.553cm">
          <draw:text-box>
            <text:p text:style-name="P1"><text:span text:style-name="T6"><text:s/></text:span></text:p>
          </draw:text-box>
        </draw:frame>
        <draw:frame draw:style-name="gr72" draw:text-style-name="P6" draw:layer="layout" svg:width="3.434cm" svg:height="0.425cm" svg:x="5.278cm" svg:y="6.089cm">
          <draw:text-box>
            <text:p text:style-name="P1"><text:span text:style-name="T6">Current Last Name: </text:span></text:p>
          </draw:text-box>
        </draw:frame>
        <draw:polygon draw:style-name="gr6" draw:text-style-name="P4" draw:layer="layout" svg:width="0.028cm" svg:height="0.028cm" svg:x="5.051cm" svg:y="5.983cm" svg:viewBox="0 0 29 29" draw:points="0,0 29,0 29,29 0,29">
          <text:p/>
        </draw:polygon>
        <draw:polygon draw:style-name="gr6" draw:text-style-name="P4" draw:layer="layout" svg:width="4.431cm" svg:height="0.028cm" svg:x="5.08cm" svg:y="5.983cm" svg:viewBox="0 0 4432 29" draw:points="0,0 4432,0 4432,29 0,29">
          <text:p/>
        </draw:polygon>
        <draw:polygon draw:style-name="gr6" draw:text-style-name="P4" draw:layer="layout" svg:width="0.029cm" svg:height="0.028cm" svg:x="9.51cm" svg:y="5.983cm" svg:viewBox="0 0 30 29" draw:points="0,0 30,0 30,29 0,29">
          <text:p/>
        </draw:polygon>
        <draw:polygon draw:style-name="gr6" draw:text-style-name="P4" draw:layer="layout" svg:width="9.482cm" svg:height="0.028cm" svg:x="9.539cm" svg:y="5.983cm" svg:viewBox="0 0 9483 29" draw:points="0,0 9483,0 9483,29 0,29">
          <text:p/>
        </draw:polygon>
        <draw:polygon draw:style-name="gr6" draw:text-style-name="P4" draw:layer="layout" svg:width="0.029cm" svg:height="0.028cm" svg:x="19.021cm" svg:y="5.983cm" svg:viewBox="0 0 30 29" draw:points="0,0 30,0 30,29 0,29">
          <text:p/>
        </draw:polygon>
        <draw:polygon draw:style-name="gr6" draw:text-style-name="P4" draw:layer="layout" svg:width="0.028cm" svg:height="0.508cm" svg:x="5.051cm" svg:y="6.011cm" svg:viewBox="0 0 29 509" draw:points="0,0 29,0 29,509 0,509">
          <text:p/>
        </draw:polygon>
        <draw:polygon draw:style-name="gr6" draw:text-style-name="P4" draw:layer="layout" svg:width="0.028cm" svg:height="0.028cm" svg:x="5.051cm" svg:y="6.519cm" svg:viewBox="0 0 29 29" draw:points="0,0 29,0 29,29 0,29">
          <text:p/>
        </draw:polygon>
        <draw:polygon draw:style-name="gr6" draw:text-style-name="P4" draw:layer="layout" svg:width="0.028cm" svg:height="0.028cm" svg:x="5.051cm" svg:y="6.519cm" svg:viewBox="0 0 29 29" draw:points="0,0 29,0 29,29 0,29">
          <text:p/>
        </draw:polygon>
        <draw:polygon draw:style-name="gr6" draw:text-style-name="P4" draw:layer="layout" svg:width="4.431cm" svg:height="0.028cm" svg:x="5.08cm" svg:y="6.519cm" svg:viewBox="0 0 4432 29" draw:points="0,0 4432,0 4432,29 0,29">
          <text:p/>
        </draw:polygon>
        <draw:polygon draw:style-name="gr6" draw:text-style-name="P4" draw:layer="layout" svg:width="0.029cm" svg:height="0.508cm" svg:x="9.51cm" svg:y="6.011cm" svg:viewBox="0 0 30 509" draw:points="0,0 30,0 30,509 0,509">
          <text:p/>
        </draw:polygon>
        <draw:polygon draw:style-name="gr6" draw:text-style-name="P4" draw:layer="layout" svg:width="0.029cm" svg:height="0.028cm" svg:x="9.51cm" svg:y="6.519cm" svg:viewBox="0 0 30 29" draw:points="0,0 30,0 30,29 0,29">
          <text:p/>
        </draw:polygon>
        <draw:polygon draw:style-name="gr6" draw:text-style-name="P4" draw:layer="layout" svg:width="9.482cm" svg:height="0.028cm" svg:x="9.539cm" svg:y="6.519cm" svg:viewBox="0 0 9483 29" draw:points="0,0 9483,0 9483,29 0,29">
          <text:p/>
        </draw:polygon>
        <draw:polygon draw:style-name="gr6" draw:text-style-name="P4" draw:layer="layout" svg:width="0.029cm" svg:height="0.508cm" svg:x="19.021cm" svg:y="6.011cm" svg:viewBox="0 0 30 509" draw:points="0,0 30,0 30,509 0,509">
          <text:p/>
        </draw:polygon>
        <draw:polygon draw:style-name="gr6" draw:text-style-name="P4" draw:layer="layout" svg:width="0.029cm" svg:height="0.028cm" svg:x="19.021cm" svg:y="6.519cm" svg:viewBox="0 0 30 29" draw:points="0,0 30,0 30,29 0,29">
          <text:p/>
        </draw:polygon>
        <draw:polygon draw:style-name="gr6" draw:text-style-name="P4" draw:layer="layout" svg:width="0.029cm" svg:height="0.028cm" svg:x="19.021cm" svg:y="6.519cm" svg:viewBox="0 0 30 29" draw:points="0,0 30,0 30,29 0,29">
          <text:p/>
        </draw:polygon>
        <draw:frame draw:style-name="gr11" draw:text-style-name="P6" draw:layer="layout" svg:width="0.422cm" svg:height="0.425cm" svg:x="9.708cm" svg:y="6.089cm">
          <draw:text-box>
            <text:p text:style-name="P1"><text:span text:style-name="T6"><text:s/></text:span></text:p>
          </draw:text-box>
        </draw:frame>
        <draw:frame draw:style-name="gr73" draw:text-style-name="P6" draw:layer="layout" svg:width="0.641cm" svg:height="0.425cm" svg:x="5.08cm" svg:y="7.077cm">
          <draw:text-box>
            <text:p text:style-name="P1"><text:span text:style-name="T6">To: </text:span></text:p>
          </draw:text-box>
        </draw:frame>
        <draw:frame draw:style-name="gr74" draw:text-style-name="P6" draw:layer="layout" svg:width="2.078cm" svg:height="0.425cm" svg:x="5.278cm" svg:y="7.613cm">
          <draw:text-box>
            <text:p text:style-name="P1"><text:span text:style-name="T6">First Name: </text:span></text:p>
          </draw:text-box>
        </draw:frame>
        <draw:polygon draw:style-name="gr6" draw:text-style-name="P4" draw:layer="layout" svg:width="0.028cm" svg:height="0.028cm" svg:x="5.051cm" svg:y="7.507cm" svg:viewBox="0 0 29 29" draw:points="0,0 29,0 29,29 0,29">
          <text:p/>
        </draw:polygon>
        <draw:polygon draw:style-name="gr6" draw:text-style-name="P4" draw:layer="layout" svg:width="0.028cm" svg:height="0.028cm" svg:x="5.051cm" svg:y="7.507cm" svg:viewBox="0 0 29 29" draw:points="0,0 29,0 29,29 0,29">
          <text:p/>
        </draw:polygon>
        <draw:polygon draw:style-name="gr6" draw:text-style-name="P4" draw:layer="layout" svg:width="4.431cm" svg:height="0.028cm" svg:x="5.08cm" svg:y="7.507cm" svg:viewBox="0 0 4432 29" draw:points="0,0 4432,0 4432,29 0,29">
          <text:p/>
        </draw:polygon>
        <draw:polygon draw:style-name="gr6" draw:text-style-name="P4" draw:layer="layout" svg:width="0.029cm" svg:height="0.028cm" svg:x="9.51cm" svg:y="7.507cm" svg:viewBox="0 0 30 29" draw:points="0,0 30,0 30,29 0,29">
          <text:p/>
        </draw:polygon>
        <draw:polygon draw:style-name="gr6" draw:text-style-name="P4" draw:layer="layout" svg:width="9.482cm" svg:height="0.028cm" svg:x="9.539cm" svg:y="7.507cm" svg:viewBox="0 0 9483 29" draw:points="0,0 9483,0 9483,29 0,29">
          <text:p/>
        </draw:polygon>
        <draw:polygon draw:style-name="gr6" draw:text-style-name="P4" draw:layer="layout" svg:width="0.029cm" svg:height="0.028cm" svg:x="19.021cm" svg:y="7.507cm" svg:viewBox="0 0 30 29" draw:points="0,0 30,0 30,29 0,29">
          <text:p/>
        </draw:polygon>
        <draw:polygon draw:style-name="gr6" draw:text-style-name="P4" draw:layer="layout" svg:width="0.029cm" svg:height="0.028cm" svg:x="19.021cm" svg:y="7.507cm" svg:viewBox="0 0 30 29" draw:points="0,0 30,0 30,29 0,29">
          <text:p/>
        </draw:polygon>
        <draw:polygon draw:style-name="gr6" draw:text-style-name="P4" draw:layer="layout" svg:width="0.028cm" svg:height="0.509cm" svg:x="5.051cm" svg:y="7.535cm" svg:viewBox="0 0 29 510" draw:points="0,0 29,0 29,510 0,510">
          <text:p/>
        </draw:polygon>
        <draw:polygon draw:style-name="gr6" draw:text-style-name="P4" draw:layer="layout" svg:width="0.029cm" svg:height="0.509cm" svg:x="9.51cm" svg:y="7.535cm" svg:viewBox="0 0 30 510" draw:points="0,0 30,0 30,510 0,510">
          <text:p/>
        </draw:polygon>
        <draw:polygon draw:style-name="gr6" draw:text-style-name="P4" draw:layer="layout" svg:width="0.029cm" svg:height="0.509cm" svg:x="19.021cm" svg:y="7.535cm" svg:viewBox="0 0 30 510" draw:points="0,0 30,0 30,510 0,510">
          <text:p/>
        </draw:polygon>
        <draw:frame draw:style-name="gr11" draw:text-style-name="P6" draw:layer="layout" svg:width="0.422cm" svg:height="0.425cm" svg:x="9.708cm" svg:y="7.613cm">
          <draw:text-box>
            <text:p text:style-name="P1"><text:span text:style-name="T6"><text:s/></text:span></text:p>
          </draw:text-box>
        </draw:frame>
        <draw:frame draw:style-name="gr75" draw:text-style-name="P6" draw:layer="layout" svg:width="2.543cm" svg:height="0.425cm" svg:x="5.278cm" svg:y="8.149cm">
          <draw:text-box>
            <text:p text:style-name="P1"><text:span text:style-name="T6">Middle Name: </text:span></text:p>
          </draw:text-box>
        </draw:frame>
        <draw:polygon draw:style-name="gr6" draw:text-style-name="P4" draw:layer="layout" svg:width="0.028cm" svg:height="0.028cm" svg:x="5.051cm" svg:y="8.043cm" svg:viewBox="0 0 29 29" draw:points="0,0 29,0 29,29 0,29">
          <text:p/>
        </draw:polygon>
        <draw:polygon draw:style-name="gr6" draw:text-style-name="P4" draw:layer="layout" svg:width="4.431cm" svg:height="0.028cm" svg:x="5.08cm" svg:y="8.043cm" svg:viewBox="0 0 4432 29" draw:points="0,0 4432,0 4432,29 0,29">
          <text:p/>
        </draw:polygon>
        <draw:polygon draw:style-name="gr6" draw:text-style-name="P4" draw:layer="layout" svg:width="0.029cm" svg:height="0.028cm" svg:x="9.51cm" svg:y="8.043cm" svg:viewBox="0 0 30 29" draw:points="0,0 30,0 30,29 0,29">
          <text:p/>
        </draw:polygon>
        <draw:polygon draw:style-name="gr6" draw:text-style-name="P4" draw:layer="layout" svg:width="9.482cm" svg:height="0.028cm" svg:x="9.539cm" svg:y="8.043cm" svg:viewBox="0 0 9483 29" draw:points="0,0 9483,0 9483,29 0,29">
          <text:p/>
        </draw:polygon>
        <draw:polygon draw:style-name="gr6" draw:text-style-name="P4" draw:layer="layout" svg:width="0.029cm" svg:height="0.028cm" svg:x="19.021cm" svg:y="8.043cm" svg:viewBox="0 0 30 29" draw:points="0,0 30,0 30,29 0,29">
          <text:p/>
        </draw:polygon>
        <draw:polygon draw:style-name="gr6" draw:text-style-name="P4" draw:layer="layout" svg:width="0.028cm" svg:height="0.508cm" svg:x="5.051cm" svg:y="8.071cm" svg:viewBox="0 0 29 509" draw:points="0,0 29,0 29,509 0,509">
          <text:p/>
        </draw:polygon>
        <draw:polygon draw:style-name="gr6" draw:text-style-name="P4" draw:layer="layout" svg:width="0.029cm" svg:height="0.508cm" svg:x="9.51cm" svg:y="8.071cm" svg:viewBox="0 0 30 509" draw:points="0,0 30,0 30,509 0,509">
          <text:p/>
        </draw:polygon>
        <draw:polygon draw:style-name="gr6" draw:text-style-name="P4" draw:layer="layout" svg:width="0.029cm" svg:height="0.508cm" svg:x="19.021cm" svg:y="8.071cm" svg:viewBox="0 0 30 509" draw:points="0,0 30,0 30,509 0,509">
          <text:p/>
        </draw:polygon>
        <draw:frame draw:style-name="gr11" draw:text-style-name="P6" draw:layer="layout" svg:width="0.422cm" svg:height="0.425cm" svg:x="9.708cm" svg:y="8.149cm">
          <draw:text-box>
            <text:p text:style-name="P1"><text:span text:style-name="T6"><text:s/></text:span></text:p>
          </draw:text-box>
        </draw:frame>
        <draw:frame draw:style-name="gr76" draw:text-style-name="P6" draw:layer="layout" svg:width="2.02cm" svg:height="0.425cm" svg:x="5.278cm" svg:y="8.685cm">
          <draw:text-box>
            <text:p text:style-name="P1"><text:span text:style-name="T6">Last Name: </text:span></text:p>
          </draw:text-box>
        </draw:frame>
        <draw:polygon draw:style-name="gr6" draw:text-style-name="P4" draw:layer="layout" svg:width="0.028cm" svg:height="0.028cm" svg:x="5.051cm" svg:y="8.579cm" svg:viewBox="0 0 29 29" draw:points="0,0 29,0 29,29 0,29">
          <text:p/>
        </draw:polygon>
        <draw:polygon draw:style-name="gr6" draw:text-style-name="P4" draw:layer="layout" svg:width="4.431cm" svg:height="0.028cm" svg:x="5.08cm" svg:y="8.579cm" svg:viewBox="0 0 4432 29" draw:points="0,0 4432,0 4432,29 0,29">
          <text:p/>
        </draw:polygon>
        <draw:polygon draw:style-name="gr6" draw:text-style-name="P4" draw:layer="layout" svg:width="0.029cm" svg:height="0.028cm" svg:x="9.51cm" svg:y="8.579cm" svg:viewBox="0 0 30 29" draw:points="0,0 30,0 30,29 0,29">
          <text:p/>
        </draw:polygon>
        <draw:polygon draw:style-name="gr6" draw:text-style-name="P4" draw:layer="layout" svg:width="9.482cm" svg:height="0.028cm" svg:x="9.539cm" svg:y="8.579cm" svg:viewBox="0 0 9483 29" draw:points="0,0 9483,0 9483,29 0,29">
          <text:p/>
        </draw:polygon>
        <draw:polygon draw:style-name="gr6" draw:text-style-name="P4" draw:layer="layout" svg:width="0.029cm" svg:height="0.028cm" svg:x="19.021cm" svg:y="8.579cm" svg:viewBox="0 0 30 29" draw:points="0,0 30,0 30,29 0,29">
          <text:p/>
        </draw:polygon>
        <draw:polygon draw:style-name="gr6" draw:text-style-name="P4" draw:layer="layout" svg:width="0.028cm" svg:height="0.509cm" svg:x="5.051cm" svg:y="8.607cm" svg:viewBox="0 0 29 510" draw:points="0,0 29,0 29,510 0,510">
          <text:p/>
        </draw:polygon>
        <draw:polygon draw:style-name="gr6" draw:text-style-name="P4" draw:layer="layout" svg:width="0.028cm" svg:height="0.029cm" svg:x="5.051cm" svg:y="9.115cm" svg:viewBox="0 0 29 30" draw:points="0,0 29,0 29,30 0,30">
          <text:p/>
        </draw:polygon>
        <draw:polygon draw:style-name="gr6" draw:text-style-name="P4" draw:layer="layout" svg:width="0.028cm" svg:height="0.029cm" svg:x="5.051cm" svg:y="9.115cm" svg:viewBox="0 0 29 30" draw:points="0,0 29,0 29,30 0,30">
          <text:p/>
        </draw:polygon>
        <draw:polygon draw:style-name="gr6" draw:text-style-name="P4" draw:layer="layout" svg:width="4.431cm" svg:height="0.029cm" svg:x="5.08cm" svg:y="9.115cm" svg:viewBox="0 0 4432 30" draw:points="0,0 4432,0 4432,30 0,30">
          <text:p/>
        </draw:polygon>
        <draw:polygon draw:style-name="gr6" draw:text-style-name="P4" draw:layer="layout" svg:width="0.029cm" svg:height="0.509cm" svg:x="9.51cm" svg:y="8.607cm" svg:viewBox="0 0 30 510" draw:points="0,0 30,0 30,510 0,510">
          <text:p/>
        </draw:polygon>
        <draw:polygon draw:style-name="gr6" draw:text-style-name="P4" draw:layer="layout" svg:width="0.029cm" svg:height="0.029cm" svg:x="9.51cm" svg:y="9.115cm" svg:viewBox="0 0 30 30" draw:points="0,0 30,0 30,30 0,30">
          <text:p/>
        </draw:polygon>
        <draw:polygon draw:style-name="gr6" draw:text-style-name="P4" draw:layer="layout" svg:width="9.482cm" svg:height="0.029cm" svg:x="9.539cm" svg:y="9.115cm" svg:viewBox="0 0 9483 30" draw:points="0,0 9483,0 9483,30 0,30">
          <text:p/>
        </draw:polygon>
        <draw:polygon draw:style-name="gr6" draw:text-style-name="P4" draw:layer="layout" svg:width="0.029cm" svg:height="0.509cm" svg:x="19.021cm" svg:y="8.607cm" svg:viewBox="0 0 30 510" draw:points="0,0 30,0 30,510 0,510">
          <text:p/>
        </draw:polygon>
        <draw:polygon draw:style-name="gr6" draw:text-style-name="P4" draw:layer="layout" svg:width="0.029cm" svg:height="0.029cm" svg:x="19.021cm" svg:y="9.115cm" svg:viewBox="0 0 30 30" draw:points="0,0 30,0 30,30 0,30">
          <text:p/>
        </draw:polygon>
        <draw:polygon draw:style-name="gr6" draw:text-style-name="P4" draw:layer="layout" svg:width="0.029cm" svg:height="0.029cm" svg:x="19.021cm" svg:y="9.115cm" svg:viewBox="0 0 30 30" draw:points="0,0 30,0 30,30 0,30">
          <text:p/>
        </draw:polygon>
        <draw:frame draw:style-name="gr11" draw:text-style-name="P6" draw:layer="layout" svg:width="0.422cm" svg:height="0.425cm" svg:x="9.708cm" svg:y="8.685cm">
          <draw:text-box>
            <text:p text:style-name="P1"><text:span text:style-name="T6"><text:s/></text:span></text:p>
          </draw:text-box>
        </draw:frame>
        <draw:frame draw:style-name="gr91" draw:text-style-name="P6" draw:layer="layout" svg:width="7.048cm" svg:height="0.425cm" svg:x="5.08cm" svg:y="9.673cm">
          <draw:text-box>
            <text:p text:style-name="P1"><text:span text:style-name="T10">If more than 5 children, add more paper</text:span><text:span text:style-name="T6">. </text:span></text:p>
          </draw:text-box>
        </draw:frame>
        <draw:frame draw:style-name="gr11" draw:text-style-name="P6" draw:layer="layout" svg:width="0.422cm" svg:height="0.425cm" svg:x="3.189cm" svg:y="10.491cm">
          <draw:text-box>
            <text:p text:style-name="P1"><text:span text:style-name="T6">8.</text:span></text:p>
          </draw:text-box>
        </draw:frame>
        <draw:frame draw:style-name="gr24" draw:text-style-name="P6" draw:layer="layout" svg:width="0.422cm" svg:height="0.475cm" svg:x="3.5cm" svg:y="10.426cm">
          <draw:text-box>
            <text:p text:style-name="P1"><text:span text:style-name="T9"><text:s/></text:span></text:p>
          </draw:text-box>
        </draw:frame>
        <draw:frame draw:style-name="gr92" draw:text-style-name="P6" draw:layer="layout" svg:width="2.966cm" svg:height="0.425cm" svg:x="3.81cm" svg:y="10.491cm">
          <draw:text-box>
            <text:p text:style-name="P1"><text:span text:style-name="T6">Criminal History: </text:span></text:p>
          </draw:text-box>
        </draw:frame>
        <draw:frame draw:style-name="gr15" draw:text-style-name="P6" draw:layer="layout" svg:width="0.425cm" svg:height="0.424cm" svg:x="3.81cm" svg:y="11.292cm">
          <draw:text-box>
            <text:p text:style-name="P1"><text:span text:style-name="T7">☐</text:span></text:p>
          </draw:text-box>
        </draw:frame>
        <draw:frame draw:style-name="gr93" draw:text-style-name="P6" draw:layer="layout" svg:width="8.73cm" svg:height="0.425cm" svg:x="4.262cm" svg:y="11.338cm">
          <draw:text-box>
            <text:p text:style-name="P1"><text:span text:style-name="T6"><text:s/>No party to this application has a criminal history. </text:span></text:p>
          </draw:text-box>
        </draw:frame>
        <draw:frame draw:style-name="gr63" draw:text-style-name="P6" draw:layer="layout" svg:width="0.608cm" svg:height="0.425cm" svg:x="3.81cm" svg:y="12.213cm">
          <draw:text-box>
            <text:p text:style-name="P1"><text:span text:style-name="T6">OR </text:span></text:p>
          </draw:text-box>
        </draw:frame>
        <draw:frame draw:style-name="gr15" draw:text-style-name="P6" draw:layer="layout" svg:width="0.425cm" svg:height="0.424cm" svg:x="3.81cm" svg:y="13.014cm">
          <draw:text-box>
            <text:p text:style-name="P1"><text:span text:style-name="T7">☐</text:span></text:p>
          </draw:text-box>
        </draw:frame>
        <draw:frame draw:style-name="gr94" draw:text-style-name="P6" draw:layer="layout" svg:width="13.053cm" svg:height="0.425cm" svg:x="4.262cm" svg:y="13.06cm">
          <draw:text-box>
            <text:p text:style-name="P1"><text:span text:style-name="T6"><text:s/>The criminal <text:s/>history of the following parties included in this application is: <text:s/></text:span></text:p>
          </draw:text-box>
        </draw:frame>
        <draw:frame draw:style-name="gr11" draw:text-style-name="P6" draw:layer="layout" svg:width="0.422cm" svg:height="0.425cm" svg:x="5.08cm" svg:y="13.9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13.9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13.9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13.9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13.9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13.9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13.9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13.9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13.9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3.935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3.972cm" svg:height="0.028cm" svg:x="5.08cm" svg:y="14.308cm" svg:viewBox="0 0 13973 29" draw:points="0,0 13973,0 13973,29 0,29">
          <text:p/>
        </draw:polygon>
        <draw:frame draw:style-name="gr11" draw:text-style-name="P6" draw:layer="layout" svg:width="0.422cm" svg:height="0.425cm" svg:x="17.78cm" svg:y="13.9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14.4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14.4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14.4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14.4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14.4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14.4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14.4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14.4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14.4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4.499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3.972cm" svg:height="0.028cm" svg:x="5.08cm" svg:y="14.873cm" svg:viewBox="0 0 13973 29" draw:points="0,0 13973,0 13973,29 0,29">
          <text:p/>
        </draw:polygon>
        <draw:frame draw:style-name="gr11" draw:text-style-name="P6" draw:layer="layout" svg:width="0.422cm" svg:height="0.425cm" svg:x="17.78cm" svg:y="14.49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15.0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15.0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15.0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15.0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15.0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15.0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15.0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15.0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15.0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15.03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15.035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3.972cm" svg:height="0.028cm" svg:x="5.08cm" svg:y="15.409cm" svg:viewBox="0 0 13973 29" draw:points="0,0 13973,0 13973,29 0,29">
          <text:p/>
        </draw:polygon>
        <draw:frame draw:style-name="gr11" draw:text-style-name="P6" draw:layer="layout" svg:width="0.422cm" svg:height="0.425cm" svg:x="19.05cm" svg:y="15.035cm">
          <draw:text-box>
            <text:p text:style-name="P1"><text:span text:style-name="T6"><text:s/></text:span></text:p>
          </draw:text-box>
        </draw:frame>
        <draw:frame draw:style-name="gr15" draw:text-style-name="P6" draw:layer="layout" svg:width="0.425cm" svg:height="0.424cm" svg:x="3.81cm" svg:y="15.836cm">
          <draw:text-box>
            <text:p text:style-name="P1"><text:span text:style-name="T7">☐</text:span></text:p>
          </draw:text-box>
        </draw:frame>
        <draw:frame draw:style-name="gr95" draw:text-style-name="P6" draw:layer="layout" svg:width="14.186cm" svg:height="0.425cm" svg:x="4.262cm" svg:y="15.882cm">
          <draw:text-box>
            <text:p text:style-name="P1"><text:span text:style-name="T6"><text:s/>The following parties included in this application have been convicted of a felony: </text:span></text:p>
          </draw:text-box>
        </draw:frame>
        <draw:frame draw:style-name="gr96" draw:text-style-name="P10" draw:layer="layout" svg:width="2.705cm" svg:height="0.395cm" svg:x="5.278cm" svg:y="16.75cm">
          <draw:text-box>
            <text:p text:style-name="P1"><text:span text:style-name="T12">Name of Person </text:span></text:p>
          </draw:text-box>
        </draw:frame>
        <draw:frame draw:style-name="gr97" draw:text-style-name="P10" draw:layer="layout" svg:width="2.845cm" svg:height="0.395cm" svg:x="9.793cm" svg:y="16.75cm">
          <draw:text-box>
            <text:p text:style-name="P1"><text:span text:style-name="T12">Name of Offense </text:span></text:p>
          </draw:text-box>
        </draw:frame>
        <draw:frame draw:style-name="gr98" draw:text-style-name="P10" draw:layer="layout" svg:width="1.293cm" svg:height="0.395cm" svg:x="14.309cm" svg:y="16.75cm">
          <draw:text-box>
            <text:p text:style-name="P1"><text:span text:style-name="T12">Date of </text:span></text:p>
          </draw:text-box>
        </draw:frame>
        <draw:frame draw:style-name="gr99" draw:text-style-name="P10" draw:layer="layout" svg:width="1.358cm" svg:height="0.395cm" svg:x="14.309cm" svg:y="17.201cm">
          <draw:text-box>
            <text:p text:style-name="P1"><text:span text:style-name="T12">Offense </text:span></text:p>
          </draw:text-box>
        </draw:frame>
        <draw:polygon draw:style-name="gr6" draw:text-style-name="P4" draw:layer="layout" svg:width="0.028cm" svg:height="0.028cm" svg:x="5.051cm" svg:y="16.651cm" svg:viewBox="0 0 29 29" draw:points="0,0 29,0 29,29 0,29">
          <text:p/>
        </draw:polygon>
        <draw:polygon draw:style-name="gr6" draw:text-style-name="P4" draw:layer="layout" svg:width="0.028cm" svg:height="0.028cm" svg:x="5.051cm" svg:y="16.651cm" svg:viewBox="0 0 29 29" draw:points="0,0 29,0 29,29 0,29">
          <text:p/>
        </draw:polygon>
        <draw:polygon draw:style-name="gr6" draw:text-style-name="P4" draw:layer="layout" svg:width="4.488cm" svg:height="0.028cm" svg:x="5.08cm" svg:y="16.651cm" svg:viewBox="0 0 4489 29" draw:points="0,0 4489,0 4489,29 0,29">
          <text:p/>
        </draw:polygon>
        <draw:polygon draw:style-name="gr6" draw:text-style-name="P4" draw:layer="layout" svg:width="0.028cm" svg:height="0.028cm" svg:x="9.567cm" svg:y="16.651cm" svg:viewBox="0 0 29 29" draw:points="0,0 29,0 29,29 0,29">
          <text:p/>
        </draw:polygon>
        <draw:polygon draw:style-name="gr6" draw:text-style-name="P4" draw:layer="layout" svg:width="4.516cm" svg:height="0.028cm" svg:x="9.595cm" svg:y="16.651cm" svg:viewBox="0 0 4517 29" draw:points="0,0 4517,0 4517,29 0,29">
          <text:p/>
        </draw:polygon>
        <draw:polygon draw:style-name="gr6" draw:text-style-name="P4" draw:layer="layout" svg:width="0.028cm" svg:height="0.028cm" svg:x="14.111cm" svg:y="16.651cm" svg:viewBox="0 0 29 29" draw:points="0,0 29,0 29,29 0,29">
          <text:p/>
        </draw:polygon>
        <draw:polygon draw:style-name="gr6" draw:text-style-name="P4" draw:layer="layout" svg:width="2.427cm" svg:height="0.028cm" svg:x="14.139cm" svg:y="16.651cm" svg:viewBox="0 0 2428 29" draw:points="0,0 2428,0 2428,29 0,29">
          <text:p/>
        </draw:polygon>
        <draw:polygon draw:style-name="gr6" draw:text-style-name="P4" draw:layer="layout" svg:width="0.028cm" svg:height="0.028cm" svg:x="16.566cm" svg:y="16.651cm" svg:viewBox="0 0 29 29" draw:points="0,0 29,0 29,29 0,29">
          <text:p/>
        </draw:polygon>
        <draw:polygon draw:style-name="gr6" draw:text-style-name="P4" draw:layer="layout" svg:width="2.427cm" svg:height="0.028cm" svg:x="16.594cm" svg:y="16.651cm" svg:viewBox="0 0 2428 29" draw:points="0,0 2428,0 2428,29 0,29">
          <text:p/>
        </draw:polygon>
        <draw:polygon draw:style-name="gr6" draw:text-style-name="P4" draw:layer="layout" svg:width="0.029cm" svg:height="0.028cm" svg:x="19.021cm" svg:y="16.651cm" svg:viewBox="0 0 30 29" draw:points="0,0 30,0 30,29 0,29">
          <text:p/>
        </draw:polygon>
        <draw:polygon draw:style-name="gr6" draw:text-style-name="P4" draw:layer="layout" svg:width="0.029cm" svg:height="0.028cm" svg:x="19.021cm" svg:y="16.651cm" svg:viewBox="0 0 30 29" draw:points="0,0 30,0 30,29 0,29">
          <text:p/>
        </draw:polygon>
        <draw:polygon draw:style-name="gr6" draw:text-style-name="P4" draw:layer="layout" svg:width="0.028cm" svg:height="0.931cm" svg:x="5.051cm" svg:y="16.679cm" svg:viewBox="0 0 29 932" draw:points="0,0 29,0 29,932 0,932">
          <text:p/>
        </draw:polygon>
        <draw:polygon draw:style-name="gr6" draw:text-style-name="P4" draw:layer="layout" svg:width="0.028cm" svg:height="0.931cm" svg:x="9.567cm" svg:y="16.679cm" svg:viewBox="0 0 29 932" draw:points="0,0 29,0 29,932 0,932">
          <text:p/>
        </draw:polygon>
        <draw:polygon draw:style-name="gr6" draw:text-style-name="P4" draw:layer="layout" svg:width="0.028cm" svg:height="0.931cm" svg:x="14.111cm" svg:y="16.679cm" svg:viewBox="0 0 29 932" draw:points="0,0 29,0 29,932 0,932">
          <text:p/>
        </draw:polygon>
        <draw:polygon draw:style-name="gr6" draw:text-style-name="P4" draw:layer="layout" svg:width="0.028cm" svg:height="0.931cm" svg:x="16.566cm" svg:y="16.679cm" svg:viewBox="0 0 29 932" draw:points="0,0 29,0 29,932 0,932">
          <text:p/>
        </draw:polygon>
        <draw:polygon draw:style-name="gr6" draw:text-style-name="P4" draw:layer="layout" svg:width="0.029cm" svg:height="0.931cm" svg:x="19.021cm" svg:y="16.679cm" svg:viewBox="0 0 30 932" draw:points="0,0 30,0 30,932 0,932">
          <text:p/>
        </draw:polygon>
        <draw:frame draw:style-name="gr100" draw:text-style-name="P10" draw:layer="layout" svg:width="0.943cm" svg:height="0.395cm" svg:x="16.764cm" svg:y="16.75cm">
          <draw:text-box>
            <text:p text:style-name="P1"><text:span text:style-name="T12">State </text:span></text:p>
          </draw:text-box>
        </draw:frame>
        <draw:frame draw:style-name="gr11" draw:text-style-name="P6" draw:layer="layout" svg:width="0.422cm" svg:height="0.425cm" svg:x="5.278cm" svg:y="17.71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9.793cm" svg:y="17.71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4.309cm" svg:y="17.717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0.028cm" svg:height="0.028cm" svg:x="5.051cm" svg:y="17.61cm" svg:viewBox="0 0 29 29" draw:points="0,0 29,0 29,29 0,29">
          <text:p/>
        </draw:polygon>
        <draw:polygon draw:style-name="gr6" draw:text-style-name="P4" draw:layer="layout" svg:width="4.488cm" svg:height="0.028cm" svg:x="5.08cm" svg:y="17.61cm" svg:viewBox="0 0 4489 29" draw:points="0,0 4489,0 4489,29 0,29">
          <text:p/>
        </draw:polygon>
        <draw:polygon draw:style-name="gr6" draw:text-style-name="P4" draw:layer="layout" svg:width="0.028cm" svg:height="0.028cm" svg:x="9.567cm" svg:y="17.61cm" svg:viewBox="0 0 29 29" draw:points="0,0 29,0 29,29 0,29">
          <text:p/>
        </draw:polygon>
        <draw:polygon draw:style-name="gr6" draw:text-style-name="P4" draw:layer="layout" svg:width="4.516cm" svg:height="0.028cm" svg:x="9.595cm" svg:y="17.61cm" svg:viewBox="0 0 4517 29" draw:points="0,0 4517,0 4517,29 0,29">
          <text:p/>
        </draw:polygon>
        <draw:polygon draw:style-name="gr6" draw:text-style-name="P4" draw:layer="layout" svg:width="0.028cm" svg:height="0.028cm" svg:x="14.111cm" svg:y="17.61cm" svg:viewBox="0 0 29 29" draw:points="0,0 29,0 29,29 0,29">
          <text:p/>
        </draw:polygon>
        <draw:polygon draw:style-name="gr6" draw:text-style-name="P4" draw:layer="layout" svg:width="2.427cm" svg:height="0.028cm" svg:x="14.139cm" svg:y="17.61cm" svg:viewBox="0 0 2428 29" draw:points="0,0 2428,0 2428,29 0,29">
          <text:p/>
        </draw:polygon>
        <draw:polygon draw:style-name="gr6" draw:text-style-name="P4" draw:layer="layout" svg:width="0.028cm" svg:height="0.028cm" svg:x="16.566cm" svg:y="17.61cm" svg:viewBox="0 0 29 29" draw:points="0,0 29,0 29,29 0,29">
          <text:p/>
        </draw:polygon>
        <draw:polygon draw:style-name="gr6" draw:text-style-name="P4" draw:layer="layout" svg:width="2.427cm" svg:height="0.028cm" svg:x="16.594cm" svg:y="17.61cm" svg:viewBox="0 0 2428 29" draw:points="0,0 2428,0 2428,29 0,29">
          <text:p/>
        </draw:polygon>
        <draw:polygon draw:style-name="gr6" draw:text-style-name="P4" draw:layer="layout" svg:width="0.029cm" svg:height="0.028cm" svg:x="19.021cm" svg:y="17.61cm" svg:viewBox="0 0 30 29" draw:points="0,0 30,0 30,29 0,29">
          <text:p/>
        </draw:polygon>
        <draw:polygon draw:style-name="gr6" draw:text-style-name="P4" draw:layer="layout" svg:width="0.028cm" svg:height="0.509cm" svg:x="5.051cm" svg:y="17.638cm" svg:viewBox="0 0 29 510" draw:points="0,0 29,0 29,510 0,510">
          <text:p/>
        </draw:polygon>
        <draw:polygon draw:style-name="gr6" draw:text-style-name="P4" draw:layer="layout" svg:width="0.028cm" svg:height="0.509cm" svg:x="9.567cm" svg:y="17.638cm" svg:viewBox="0 0 29 510" draw:points="0,0 29,0 29,510 0,510">
          <text:p/>
        </draw:polygon>
        <draw:polygon draw:style-name="gr6" draw:text-style-name="P4" draw:layer="layout" svg:width="0.028cm" svg:height="0.509cm" svg:x="14.111cm" svg:y="17.638cm" svg:viewBox="0 0 29 510" draw:points="0,0 29,0 29,510 0,510">
          <text:p/>
        </draw:polygon>
        <draw:polygon draw:style-name="gr6" draw:text-style-name="P4" draw:layer="layout" svg:width="0.028cm" svg:height="0.509cm" svg:x="16.566cm" svg:y="17.638cm" svg:viewBox="0 0 29 510" draw:points="0,0 29,0 29,510 0,510">
          <text:p/>
        </draw:polygon>
        <draw:polygon draw:style-name="gr6" draw:text-style-name="P4" draw:layer="layout" svg:width="0.029cm" svg:height="0.509cm" svg:x="19.021cm" svg:y="17.638cm" svg:viewBox="0 0 30 510" draw:points="0,0 30,0 30,510 0,510">
          <text:p/>
        </draw:polygon>
        <draw:frame draw:style-name="gr11" draw:text-style-name="P6" draw:layer="layout" svg:width="0.422cm" svg:height="0.425cm" svg:x="16.764cm" svg:y="17.71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278cm" svg:y="18.25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9.793cm" svg:y="18.25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4.309cm" svg:y="18.253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0.028cm" svg:height="0.029cm" svg:x="5.051cm" svg:y="18.146cm" svg:viewBox="0 0 29 30" draw:points="0,0 29,0 29,30 0,30">
          <text:p/>
        </draw:polygon>
        <draw:polygon draw:style-name="gr6" draw:text-style-name="P4" draw:layer="layout" svg:width="4.488cm" svg:height="0.029cm" svg:x="5.08cm" svg:y="18.146cm" svg:viewBox="0 0 4489 30" draw:points="0,0 4489,0 4489,30 0,30">
          <text:p/>
        </draw:polygon>
        <draw:polygon draw:style-name="gr6" draw:text-style-name="P4" draw:layer="layout" svg:width="0.028cm" svg:height="0.029cm" svg:x="9.567cm" svg:y="18.146cm" svg:viewBox="0 0 29 30" draw:points="0,0 29,0 29,30 0,30">
          <text:p/>
        </draw:polygon>
        <draw:polygon draw:style-name="gr6" draw:text-style-name="P4" draw:layer="layout" svg:width="4.516cm" svg:height="0.029cm" svg:x="9.595cm" svg:y="18.146cm" svg:viewBox="0 0 4517 30" draw:points="0,0 4517,0 4517,30 0,30">
          <text:p/>
        </draw:polygon>
        <draw:polygon draw:style-name="gr6" draw:text-style-name="P4" draw:layer="layout" svg:width="0.028cm" svg:height="0.029cm" svg:x="14.111cm" svg:y="18.146cm" svg:viewBox="0 0 29 30" draw:points="0,0 29,0 29,30 0,30">
          <text:p/>
        </draw:polygon>
        <draw:polygon draw:style-name="gr6" draw:text-style-name="P4" draw:layer="layout" svg:width="2.427cm" svg:height="0.029cm" svg:x="14.139cm" svg:y="18.146cm" svg:viewBox="0 0 2428 30" draw:points="0,0 2428,0 2428,30 0,30">
          <text:p/>
        </draw:polygon>
        <draw:polygon draw:style-name="gr6" draw:text-style-name="P4" draw:layer="layout" svg:width="0.028cm" svg:height="0.029cm" svg:x="16.566cm" svg:y="18.146cm" svg:viewBox="0 0 29 30" draw:points="0,0 29,0 29,30 0,30">
          <text:p/>
        </draw:polygon>
        <draw:polygon draw:style-name="gr6" draw:text-style-name="P4" draw:layer="layout" svg:width="2.427cm" svg:height="0.029cm" svg:x="16.594cm" svg:y="18.146cm" svg:viewBox="0 0 2428 30" draw:points="0,0 2428,0 2428,30 0,30">
          <text:p/>
        </draw:polygon>
        <draw:polygon draw:style-name="gr6" draw:text-style-name="P4" draw:layer="layout" svg:width="0.029cm" svg:height="0.029cm" svg:x="19.021cm" svg:y="18.146cm" svg:viewBox="0 0 30 30" draw:points="0,0 30,0 30,30 0,30">
          <text:p/>
        </draw:polygon>
        <draw:polygon draw:style-name="gr6" draw:text-style-name="P4" draw:layer="layout" svg:width="0.028cm" svg:height="0.509cm" svg:x="5.051cm" svg:y="18.175cm" svg:viewBox="0 0 29 510" draw:points="0,0 29,0 29,510 0,510">
          <text:p/>
        </draw:polygon>
        <draw:polygon draw:style-name="gr6" draw:text-style-name="P4" draw:layer="layout" svg:width="0.028cm" svg:height="0.509cm" svg:x="9.567cm" svg:y="18.175cm" svg:viewBox="0 0 29 510" draw:points="0,0 29,0 29,510 0,510">
          <text:p/>
        </draw:polygon>
        <draw:polygon draw:style-name="gr6" draw:text-style-name="P4" draw:layer="layout" svg:width="0.028cm" svg:height="0.509cm" svg:x="14.111cm" svg:y="18.175cm" svg:viewBox="0 0 29 510" draw:points="0,0 29,0 29,510 0,510">
          <text:p/>
        </draw:polygon>
        <draw:polygon draw:style-name="gr6" draw:text-style-name="P4" draw:layer="layout" svg:width="0.028cm" svg:height="0.509cm" svg:x="16.566cm" svg:y="18.175cm" svg:viewBox="0 0 29 510" draw:points="0,0 29,0 29,510 0,510">
          <text:p/>
        </draw:polygon>
        <draw:polygon draw:style-name="gr6" draw:text-style-name="P4" draw:layer="layout" svg:width="0.029cm" svg:height="0.509cm" svg:x="19.021cm" svg:y="18.175cm" svg:viewBox="0 0 30 510" draw:points="0,0 30,0 30,510 0,510">
          <text:p/>
        </draw:polygon>
        <draw:frame draw:style-name="gr11" draw:text-style-name="P6" draw:layer="layout" svg:width="0.422cm" svg:height="0.425cm" svg:x="16.764cm" svg:y="18.25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278cm" svg:y="18.78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9.793cm" svg:y="18.78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4.309cm" svg:y="18.789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0.028cm" svg:height="0.028cm" svg:x="5.051cm" svg:y="18.683cm" svg:viewBox="0 0 29 29" draw:points="0,0 29,0 29,29 0,29">
          <text:p/>
        </draw:polygon>
        <draw:polygon draw:style-name="gr6" draw:text-style-name="P4" draw:layer="layout" svg:width="4.488cm" svg:height="0.028cm" svg:x="5.08cm" svg:y="18.683cm" svg:viewBox="0 0 4489 29" draw:points="0,0 4489,0 4489,29 0,29">
          <text:p/>
        </draw:polygon>
        <draw:polygon draw:style-name="gr6" draw:text-style-name="P4" draw:layer="layout" svg:width="0.028cm" svg:height="0.028cm" svg:x="9.567cm" svg:y="18.683cm" svg:viewBox="0 0 29 29" draw:points="0,0 29,0 29,29 0,29">
          <text:p/>
        </draw:polygon>
        <draw:polygon draw:style-name="gr6" draw:text-style-name="P4" draw:layer="layout" svg:width="4.516cm" svg:height="0.028cm" svg:x="9.595cm" svg:y="18.683cm" svg:viewBox="0 0 4517 29" draw:points="0,0 4517,0 4517,29 0,29">
          <text:p/>
        </draw:polygon>
        <draw:polygon draw:style-name="gr6" draw:text-style-name="P4" draw:layer="layout" svg:width="0.028cm" svg:height="0.028cm" svg:x="14.111cm" svg:y="18.683cm" svg:viewBox="0 0 29 29" draw:points="0,0 29,0 29,29 0,29">
          <text:p/>
        </draw:polygon>
        <draw:polygon draw:style-name="gr6" draw:text-style-name="P4" draw:layer="layout" svg:width="2.427cm" svg:height="0.028cm" svg:x="14.139cm" svg:y="18.683cm" svg:viewBox="0 0 2428 29" draw:points="0,0 2428,0 2428,29 0,29">
          <text:p/>
        </draw:polygon>
        <draw:polygon draw:style-name="gr6" draw:text-style-name="P4" draw:layer="layout" svg:width="0.028cm" svg:height="0.028cm" svg:x="16.566cm" svg:y="18.683cm" svg:viewBox="0 0 29 29" draw:points="0,0 29,0 29,29 0,29">
          <text:p/>
        </draw:polygon>
        <draw:polygon draw:style-name="gr6" draw:text-style-name="P4" draw:layer="layout" svg:width="2.427cm" svg:height="0.028cm" svg:x="16.594cm" svg:y="18.683cm" svg:viewBox="0 0 2428 29" draw:points="0,0 2428,0 2428,29 0,29">
          <text:p/>
        </draw:polygon>
        <draw:polygon draw:style-name="gr6" draw:text-style-name="P4" draw:layer="layout" svg:width="0.029cm" svg:height="0.028cm" svg:x="19.021cm" svg:y="18.683cm" svg:viewBox="0 0 30 29" draw:points="0,0 30,0 30,29 0,29">
          <text:p/>
        </draw:polygon>
        <draw:polygon draw:style-name="gr6" draw:text-style-name="P4" draw:layer="layout" svg:width="0.028cm" svg:height="0.509cm" svg:x="5.051cm" svg:y="18.711cm" svg:viewBox="0 0 29 510" draw:points="0,0 29,0 29,510 0,510">
          <text:p/>
        </draw:polygon>
        <draw:polygon draw:style-name="gr6" draw:text-style-name="P4" draw:layer="layout" svg:width="0.028cm" svg:height="0.509cm" svg:x="9.567cm" svg:y="18.711cm" svg:viewBox="0 0 29 510" draw:points="0,0 29,0 29,510 0,510">
          <text:p/>
        </draw:polygon>
        <draw:polygon draw:style-name="gr6" draw:text-style-name="P4" draw:layer="layout" svg:width="0.028cm" svg:height="0.509cm" svg:x="14.111cm" svg:y="18.711cm" svg:viewBox="0 0 29 510" draw:points="0,0 29,0 29,510 0,510">
          <text:p/>
        </draw:polygon>
        <draw:polygon draw:style-name="gr6" draw:text-style-name="P4" draw:layer="layout" svg:width="0.028cm" svg:height="0.509cm" svg:x="16.566cm" svg:y="18.711cm" svg:viewBox="0 0 29 510" draw:points="0,0 29,0 29,510 0,510">
          <text:p/>
        </draw:polygon>
        <draw:polygon draw:style-name="gr6" draw:text-style-name="P4" draw:layer="layout" svg:width="0.029cm" svg:height="0.509cm" svg:x="19.021cm" svg:y="18.711cm" svg:viewBox="0 0 30 510" draw:points="0,0 30,0 30,510 0,510">
          <text:p/>
        </draw:polygon>
        <draw:frame draw:style-name="gr11" draw:text-style-name="P6" draw:layer="layout" svg:width="0.422cm" svg:height="0.425cm" svg:x="16.764cm" svg:y="18.789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278cm" svg:y="19.32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9.793cm" svg:y="19.32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4.309cm" svg:y="19.325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0.028cm" svg:height="0.028cm" svg:x="5.051cm" svg:y="19.219cm" svg:viewBox="0 0 29 29" draw:points="0,0 29,0 29,29 0,29">
          <text:p/>
        </draw:polygon>
        <draw:polygon draw:style-name="gr6" draw:text-style-name="P4" draw:layer="layout" svg:width="4.488cm" svg:height="0.028cm" svg:x="5.08cm" svg:y="19.219cm" svg:viewBox="0 0 4489 29" draw:points="0,0 4489,0 4489,29 0,29">
          <text:p/>
        </draw:polygon>
        <draw:polygon draw:style-name="gr6" draw:text-style-name="P4" draw:layer="layout" svg:width="0.028cm" svg:height="0.028cm" svg:x="9.567cm" svg:y="19.219cm" svg:viewBox="0 0 29 29" draw:points="0,0 29,0 29,29 0,29">
          <text:p/>
        </draw:polygon>
        <draw:polygon draw:style-name="gr6" draw:text-style-name="P4" draw:layer="layout" svg:width="4.516cm" svg:height="0.028cm" svg:x="9.595cm" svg:y="19.219cm" svg:viewBox="0 0 4517 29" draw:points="0,0 4517,0 4517,29 0,29">
          <text:p/>
        </draw:polygon>
        <draw:polygon draw:style-name="gr6" draw:text-style-name="P4" draw:layer="layout" svg:width="0.028cm" svg:height="0.028cm" svg:x="14.111cm" svg:y="19.219cm" svg:viewBox="0 0 29 29" draw:points="0,0 29,0 29,29 0,29">
          <text:p/>
        </draw:polygon>
        <draw:polygon draw:style-name="gr6" draw:text-style-name="P4" draw:layer="layout" svg:width="2.427cm" svg:height="0.028cm" svg:x="14.139cm" svg:y="19.219cm" svg:viewBox="0 0 2428 29" draw:points="0,0 2428,0 2428,29 0,29">
          <text:p/>
        </draw:polygon>
        <draw:polygon draw:style-name="gr6" draw:text-style-name="P4" draw:layer="layout" svg:width="0.028cm" svg:height="0.028cm" svg:x="16.566cm" svg:y="19.219cm" svg:viewBox="0 0 29 29" draw:points="0,0 29,0 29,29 0,29">
          <text:p/>
        </draw:polygon>
        <draw:polygon draw:style-name="gr6" draw:text-style-name="P4" draw:layer="layout" svg:width="2.427cm" svg:height="0.028cm" svg:x="16.594cm" svg:y="19.219cm" svg:viewBox="0 0 2428 29" draw:points="0,0 2428,0 2428,29 0,29">
          <text:p/>
        </draw:polygon>
        <draw:polygon draw:style-name="gr6" draw:text-style-name="P4" draw:layer="layout" svg:width="0.029cm" svg:height="0.028cm" svg:x="19.021cm" svg:y="19.219cm" svg:viewBox="0 0 30 29" draw:points="0,0 30,0 30,29 0,29">
          <text:p/>
        </draw:polygon>
        <draw:polygon draw:style-name="gr6" draw:text-style-name="P4" draw:layer="layout" svg:width="0.028cm" svg:height="0.509cm" svg:x="5.051cm" svg:y="19.247cm" svg:viewBox="0 0 29 510" draw:points="0,0 29,0 29,510 0,510">
          <text:p/>
        </draw:polygon>
        <draw:polygon draw:style-name="gr6" draw:text-style-name="P4" draw:layer="layout" svg:width="0.028cm" svg:height="0.509cm" svg:x="9.567cm" svg:y="19.247cm" svg:viewBox="0 0 29 510" draw:points="0,0 29,0 29,510 0,510">
          <text:p/>
        </draw:polygon>
        <draw:polygon draw:style-name="gr6" draw:text-style-name="P4" draw:layer="layout" svg:width="0.028cm" svg:height="0.509cm" svg:x="14.111cm" svg:y="19.247cm" svg:viewBox="0 0 29 510" draw:points="0,0 29,0 29,510 0,510">
          <text:p/>
        </draw:polygon>
        <draw:polygon draw:style-name="gr6" draw:text-style-name="P4" draw:layer="layout" svg:width="0.028cm" svg:height="0.509cm" svg:x="16.566cm" svg:y="19.247cm" svg:viewBox="0 0 29 510" draw:points="0,0 29,0 29,510 0,510">
          <text:p/>
        </draw:polygon>
        <draw:polygon draw:style-name="gr6" draw:text-style-name="P4" draw:layer="layout" svg:width="0.029cm" svg:height="0.509cm" svg:x="19.021cm" svg:y="19.247cm" svg:viewBox="0 0 30 510" draw:points="0,0 30,0 30,510 0,510">
          <text:p/>
        </draw:polygon>
        <draw:frame draw:style-name="gr11" draw:text-style-name="P6" draw:layer="layout" svg:width="0.422cm" svg:height="0.425cm" svg:x="16.764cm" svg:y="19.325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278cm" svg:y="19.86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9.793cm" svg:y="19.86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4.309cm" svg:y="19.861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0.028cm" svg:height="0.028cm" svg:x="5.051cm" svg:y="19.755cm" svg:viewBox="0 0 29 29" draw:points="0,0 29,0 29,29 0,29">
          <text:p/>
        </draw:polygon>
        <draw:polygon draw:style-name="gr6" draw:text-style-name="P4" draw:layer="layout" svg:width="4.488cm" svg:height="0.028cm" svg:x="5.08cm" svg:y="19.755cm" svg:viewBox="0 0 4489 29" draw:points="0,0 4489,0 4489,29 0,29">
          <text:p/>
        </draw:polygon>
        <draw:polygon draw:style-name="gr6" draw:text-style-name="P4" draw:layer="layout" svg:width="0.028cm" svg:height="0.028cm" svg:x="9.567cm" svg:y="19.755cm" svg:viewBox="0 0 29 29" draw:points="0,0 29,0 29,29 0,29">
          <text:p/>
        </draw:polygon>
        <draw:polygon draw:style-name="gr6" draw:text-style-name="P4" draw:layer="layout" svg:width="4.516cm" svg:height="0.028cm" svg:x="9.595cm" svg:y="19.755cm" svg:viewBox="0 0 4517 29" draw:points="0,0 4517,0 4517,29 0,29">
          <text:p/>
        </draw:polygon>
        <draw:polygon draw:style-name="gr6" draw:text-style-name="P4" draw:layer="layout" svg:width="0.028cm" svg:height="0.028cm" svg:x="14.111cm" svg:y="19.755cm" svg:viewBox="0 0 29 29" draw:points="0,0 29,0 29,29 0,29">
          <text:p/>
        </draw:polygon>
        <draw:polygon draw:style-name="gr6" draw:text-style-name="P4" draw:layer="layout" svg:width="2.427cm" svg:height="0.028cm" svg:x="14.139cm" svg:y="19.755cm" svg:viewBox="0 0 2428 29" draw:points="0,0 2428,0 2428,29 0,29">
          <text:p/>
        </draw:polygon>
        <draw:polygon draw:style-name="gr6" draw:text-style-name="P4" draw:layer="layout" svg:width="0.028cm" svg:height="0.028cm" svg:x="16.566cm" svg:y="19.755cm" svg:viewBox="0 0 29 29" draw:points="0,0 29,0 29,29 0,29">
          <text:p/>
        </draw:polygon>
        <draw:polygon draw:style-name="gr6" draw:text-style-name="P4" draw:layer="layout" svg:width="2.427cm" svg:height="0.028cm" svg:x="16.594cm" svg:y="19.755cm" svg:viewBox="0 0 2428 29" draw:points="0,0 2428,0 2428,29 0,29">
          <text:p/>
        </draw:polygon>
        <draw:polygon draw:style-name="gr6" draw:text-style-name="P4" draw:layer="layout" svg:width="0.029cm" svg:height="0.028cm" svg:x="19.021cm" svg:y="19.755cm" svg:viewBox="0 0 30 29" draw:points="0,0 30,0 30,29 0,29">
          <text:p/>
        </draw:polygon>
        <draw:polygon draw:style-name="gr6" draw:text-style-name="P4" draw:layer="layout" svg:width="0.028cm" svg:height="0.509cm" svg:x="5.051cm" svg:y="19.783cm" svg:viewBox="0 0 29 510" draw:points="0,0 29,0 29,510 0,510">
          <text:p/>
        </draw:polygon>
        <draw:polygon draw:style-name="gr6" draw:text-style-name="P4" draw:layer="layout" svg:width="0.028cm" svg:height="0.028cm" svg:x="5.051cm" svg:y="20.291cm" svg:viewBox="0 0 29 29" draw:points="0,0 29,0 29,29 0,29">
          <text:p/>
        </draw:polygon>
        <draw:polygon draw:style-name="gr6" draw:text-style-name="P4" draw:layer="layout" svg:width="0.028cm" svg:height="0.028cm" svg:x="5.051cm" svg:y="20.291cm" svg:viewBox="0 0 29 29" draw:points="0,0 29,0 29,29 0,29">
          <text:p/>
        </draw:polygon>
        <draw:polygon draw:style-name="gr6" draw:text-style-name="P4" draw:layer="layout" svg:width="4.488cm" svg:height="0.028cm" svg:x="5.08cm" svg:y="20.291cm" svg:viewBox="0 0 4489 29" draw:points="0,0 4489,0 4489,29 0,29">
          <text:p/>
        </draw:polygon>
        <draw:polygon draw:style-name="gr6" draw:text-style-name="P4" draw:layer="layout" svg:width="0.028cm" svg:height="0.509cm" svg:x="9.567cm" svg:y="19.783cm" svg:viewBox="0 0 29 510" draw:points="0,0 29,0 29,510 0,510">
          <text:p/>
        </draw:polygon>
        <draw:polygon draw:style-name="gr6" draw:text-style-name="P4" draw:layer="layout" svg:width="0.028cm" svg:height="0.028cm" svg:x="9.567cm" svg:y="20.291cm" svg:viewBox="0 0 29 29" draw:points="0,0 29,0 29,29 0,29">
          <text:p/>
        </draw:polygon>
        <draw:polygon draw:style-name="gr6" draw:text-style-name="P4" draw:layer="layout" svg:width="4.516cm" svg:height="0.028cm" svg:x="9.595cm" svg:y="20.291cm" svg:viewBox="0 0 4517 29" draw:points="0,0 4517,0 4517,29 0,29">
          <text:p/>
        </draw:polygon>
        <draw:polygon draw:style-name="gr6" draw:text-style-name="P4" draw:layer="layout" svg:width="0.028cm" svg:height="0.509cm" svg:x="14.111cm" svg:y="19.783cm" svg:viewBox="0 0 29 510" draw:points="0,0 29,0 29,510 0,510">
          <text:p/>
        </draw:polygon>
        <draw:polygon draw:style-name="gr6" draw:text-style-name="P4" draw:layer="layout" svg:width="0.028cm" svg:height="0.028cm" svg:x="14.111cm" svg:y="20.291cm" svg:viewBox="0 0 29 29" draw:points="0,0 29,0 29,29 0,29">
          <text:p/>
        </draw:polygon>
        <draw:polygon draw:style-name="gr6" draw:text-style-name="P4" draw:layer="layout" svg:width="2.427cm" svg:height="0.028cm" svg:x="14.139cm" svg:y="20.291cm" svg:viewBox="0 0 2428 29" draw:points="0,0 2428,0 2428,29 0,29">
          <text:p/>
        </draw:polygon>
        <draw:polygon draw:style-name="gr6" draw:text-style-name="P4" draw:layer="layout" svg:width="0.028cm" svg:height="0.509cm" svg:x="16.566cm" svg:y="19.783cm" svg:viewBox="0 0 29 510" draw:points="0,0 29,0 29,510 0,510">
          <text:p/>
        </draw:polygon>
        <draw:polygon draw:style-name="gr6" draw:text-style-name="P4" draw:layer="layout" svg:width="0.028cm" svg:height="0.028cm" svg:x="16.566cm" svg:y="20.291cm" svg:viewBox="0 0 29 29" draw:points="0,0 29,0 29,29 0,29">
          <text:p/>
        </draw:polygon>
        <draw:polygon draw:style-name="gr6" draw:text-style-name="P4" draw:layer="layout" svg:width="2.427cm" svg:height="0.028cm" svg:x="16.594cm" svg:y="20.291cm" svg:viewBox="0 0 2428 29" draw:points="0,0 2428,0 2428,29 0,29">
          <text:p/>
        </draw:polygon>
        <draw:polygon draw:style-name="gr6" draw:text-style-name="P4" draw:layer="layout" svg:width="0.029cm" svg:height="0.509cm" svg:x="19.021cm" svg:y="19.783cm" svg:viewBox="0 0 30 510" draw:points="0,0 30,0 30,510 0,510">
          <text:p/>
        </draw:polygon>
        <draw:polygon draw:style-name="gr6" draw:text-style-name="P4" draw:layer="layout" svg:width="0.029cm" svg:height="0.028cm" svg:x="19.021cm" svg:y="20.291cm" svg:viewBox="0 0 30 29" draw:points="0,0 30,0 30,29 0,29">
          <text:p/>
        </draw:polygon>
        <draw:polygon draw:style-name="gr6" draw:text-style-name="P4" draw:layer="layout" svg:width="0.029cm" svg:height="0.028cm" svg:x="19.021cm" svg:y="20.291cm" svg:viewBox="0 0 30 29" draw:points="0,0 30,0 30,29 0,29">
          <text:p/>
        </draw:polygon>
        <draw:frame draw:style-name="gr11" draw:text-style-name="P6" draw:layer="layout" svg:width="0.422cm" svg:height="0.425cm" svg:x="16.764cm" svg:y="19.861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20.426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189cm" svg:y="21.273cm">
          <draw:text-box>
            <text:p text:style-name="P1"><text:span text:style-name="T6">9.</text:span></text:p>
          </draw:text-box>
        </draw:frame>
        <draw:frame draw:style-name="gr24" draw:text-style-name="P6" draw:layer="layout" svg:width="0.422cm" svg:height="0.475cm" svg:x="3.499cm" svg:y="21.207cm">
          <draw:text-box>
            <text:p text:style-name="P1"><text:span text:style-name="T9"><text:s/></text:span></text:p>
          </draw:text-box>
        </draw:frame>
        <draw:frame draw:style-name="gr101" draw:text-style-name="P6" draw:layer="layout" svg:width="14.534cm" svg:height="0.425cm" svg:x="3.81cm" svg:y="21.273cm">
          <draw:text-box>
            <text:p text:style-name="P1"><text:span text:style-name="T6">Does the applicant, spouse, or children have a claim, interest, or lien in or on land in </text:span></text:p>
          </draw:text-box>
        </draw:frame>
        <draw:frame draw:style-name="gr102" draw:text-style-name="P6" draw:layer="layout" svg:width="2.238cm" svg:height="0.425cm" svg:x="3.81cm" svg:y="21.809cm">
          <draw:text-box>
            <text:p text:style-name="P1"><text:span text:style-name="T6">Minnesota? <text:s/></text:span></text:p>
          </draw:text-box>
        </draw:frame>
        <draw:frame draw:style-name="gr15" draw:text-style-name="P6" draw:layer="layout" svg:width="0.425cm" svg:height="0.424cm" svg:x="6.039cm" svg:y="21.763cm">
          <draw:text-box>
            <text:p text:style-name="P1"><text:span text:style-name="T7">☐</text:span></text:p>
          </draw:text-box>
        </draw:frame>
        <draw:frame draw:style-name="gr44" draw:text-style-name="P6" draw:layer="layout" svg:width="0.776cm" svg:height="0.425cm" svg:x="6.491cm" svg:y="21.809cm">
          <draw:text-box>
            <text:p text:style-name="P1"><text:span text:style-name="T6"><text:s/>Yes </text:span></text:p>
          </draw:text-box>
        </draw:frame>
        <draw:frame draw:style-name="gr15" draw:text-style-name="P6" draw:layer="layout" svg:width="0.425cm" svg:height="0.424cm" svg:x="7.62cm" svg:y="21.763cm">
          <draw:text-box>
            <text:p text:style-name="P1"><text:span text:style-name="T7">☐</text:span></text:p>
          </draw:text-box>
        </draw:frame>
        <draw:frame draw:style-name="gr45" draw:text-style-name="P6" draw:layer="layout" svg:width="0.69cm" svg:height="0.425cm" svg:x="8.071cm" svg:y="21.809cm">
          <draw:text-box>
            <text:p text:style-name="P1"><text:span text:style-name="T6"><text:s/>No </text:span></text:p>
          </draw:text-box>
        </draw:frame>
        <draw:frame draw:style-name="gr103" draw:text-style-name="P6" draw:layer="layout" svg:width="13.854cm" svg:height="0.425cm" svg:x="3.81cm" svg:y="22.684cm">
          <draw:text-box>
            <text:p text:style-name="P1"><text:span text:style-name="T6">If Yes, give the name of the person with the claim, interest, or lien, and the legal </text:span></text:p>
          </draw:text-box>
        </draw:frame>
        <draw:frame draw:style-name="gr104" draw:text-style-name="P6" draw:layer="layout" svg:width="10.969cm" svg:height="0.425cm" svg:x="3.81cm" svg:y="23.248cm">
          <draw:text-box>
            <text:p text:style-name="P1"><text:span text:style-name="T6">description (if you need more space, include additional pages): <text:s/></text:span></text:p>
          </draw:text-box>
        </draw:frame>
        <draw:frame draw:style-name="gr11" draw:text-style-name="P6" draw:layer="layout" svg:width="0.422cm" svg:height="0.425cm" svg:x="15.24cm" svg:y="23.24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3.248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4.375cm" svg:height="0.029cm" svg:x="14.675cm" svg:y="23.622cm" svg:viewBox="0 0 4376 30" draw:points="0,0 4376,0 4376,30 0,30">
          <text:p/>
        </draw:polygon>
        <draw:frame draw:style-name="gr11" draw:text-style-name="P6" draw:layer="layout" svg:width="0.422cm" svg:height="0.425cm" svg:x="17.78cm" svg:y="23.24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81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3.813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5.243cm" svg:height="0.028cm" svg:x="3.81cm" svg:y="24.186cm" svg:viewBox="0 0 15244 29" draw:points="0,0 15244,0 15244,29 0,29">
          <text:p/>
        </draw:polygon>
        <draw:frame draw:style-name="gr11" draw:text-style-name="P6" draw:layer="layout" svg:width="0.422cm" svg:height="0.425cm" svg:x="17.78cm" svg:y="23.8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81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4.377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5.243cm" svg:height="0.029cm" svg:x="3.81cm" svg:y="24.75cm" svg:viewBox="0 0 15244 30" draw:points="0,0 15244,0 15244,30 0,30">
          <text:p/>
        </draw:polygon>
        <draw:frame draw:style-name="gr11" draw:text-style-name="P6" draw:layer="layout" svg:width="0.422cm" svg:height="0.425cm" svg:x="17.78cm" svg:y="24.37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81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4.913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5.243cm" svg:height="0.028cm" svg:x="3.81cm" svg:y="25.287cm" svg:viewBox="0 0 15244 29" draw:points="0,0 15244,0 15244,29 0,29">
          <text:p/>
        </draw:polygon>
        <draw:frame draw:style-name="gr11" draw:text-style-name="P6" draw:layer="layout" svg:width="0.422cm" svg:height="0.425cm" svg:x="17.78cm" svg:y="24.91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81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25.478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25.478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5.243cm" svg:height="0.028cm" svg:x="3.81cm" svg:y="25.851cm" svg:viewBox="0 0 15244 29" draw:points="0,0 15244,0 15244,29 0,29">
          <text:p/>
        </draw:polygon>
        <draw:frame draw:style-name="gr11" draw:text-style-name="P6" draw:layer="layout" svg:width="0.422cm" svg:height="0.425cm" svg:x="19.05cm" svg:y="25.478cm">
          <draw:text-box>
            <text:p text:style-name="P1"><text:span text:style-name="T6"><text:s text:c="2"/></text:span></text:p>
          </draw:text-box>
        </draw:frame>
        <draw:control draw:style-name="gr64" draw:text-style-name="P9" draw:layer="controls" svg:width="0.379cm" svg:height="0.747cm" svg:x="3.852cm" svg:y="11.137cm" draw:control="control29"/>
        <draw:control draw:style-name="gr64" draw:text-style-name="P9" draw:layer="controls" svg:width="0.379cm" svg:height="0.747cm" svg:x="7.665cm" svg:y="21.607cm" draw:control="control30"/>
      </draw:page>
      <draw:page draw:name="page6" draw:style-name="dp1" draw:master-page-name="master-page4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date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untyandstate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gnature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ullname1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dress1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statezip1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5.854cm" svg:height="0.31cm" svg:x="2.54cm" svg:y="26.719cm">
          <draw:text-box>
            <text:p text:style-name="P1"><text:span text:style-name="T1">Application for Name Change and Other Relief </text:span></text:p>
          </draw:text-box>
        </draw:frame>
        <draw:frame draw:style-name="gr2" draw:text-style-name="P2" draw:layer="layout" svg:width="5.44cm" svg:height="0.31cm" svg:x="2.54cm" svg:y="27.115cm">
          <draw:text-box>
            <text:p text:style-name="P1"><text:span text:style-name="T2">NAM102 <text:s text:c="9"/>State <text:s text:c="6"/>Eng <text:s text:c="11"/>Rev 7/23 </text:span></text:p>
          </draw:text-box>
        </draw:frame>
        <draw:frame draw:style-name="gr3" draw:text-style-name="P2" draw:layer="layout" svg:width="3.388cm" svg:height="0.31cm" svg:x="9.116cm" svg:y="27.115cm">
          <draw:text-box>
            <text:p text:style-name="P1"><text:span text:style-name="T2">www.mncourts.gov/forms </text:span></text:p>
          </draw:text-box>
        </draw:frame>
        <draw:frame draw:style-name="gr5" draw:text-style-name="P2" draw:layer="layout" svg:width="1.458cm" svg:height="0.31cm" svg:x="17.611cm" svg:y="27.115cm">
          <draw:text-box>
            <text:p text:style-name="P1"><text:span text:style-name="T2">Page </text:span><text:span text:style-name="T3">6 </text:span><text:span text:style-name="T2">of </text:span><text:span text:style-name="T3">6 </text:span></text:p>
          </draw:text-box>
        </draw:frame>
        <draw:frame draw:style-name="gr105" draw:text-style-name="P6" draw:layer="layout" svg:width="0.538cm" svg:height="0.425cm" svg:x="3.189cm" svg:y="2.646cm">
          <draw:text-box>
            <text:p text:style-name="P1"><text:span text:style-name="T6">10.</text:span></text:p>
          </draw:text-box>
        </draw:frame>
        <draw:frame draw:style-name="gr24" draw:text-style-name="P6" draw:layer="layout" svg:width="0.422cm" svg:height="0.475cm" svg:x="3.725cm" svg:y="2.58cm">
          <draw:text-box>
            <text:p text:style-name="P1"><text:span text:style-name="T9"><text:s/></text:span></text:p>
          </draw:text-box>
        </draw:frame>
        <draw:frame draw:style-name="gr15" draw:text-style-name="P6" draw:layer="layout" svg:width="0.425cm" svg:height="0.424cm" svg:x="3.81cm" svg:y="2.6cm">
          <draw:text-box>
            <text:p text:style-name="P1"><text:span text:style-name="T7">☐</text:span></text:p>
          </draw:text-box>
        </draw:frame>
        <draw:frame draw:style-name="gr106" draw:text-style-name="P6" draw:layer="layout" svg:width="12.693cm" svg:height="0.425cm" svg:x="4.262cm" svg:y="2.646cm">
          <draw:text-box>
            <text:p text:style-name="P1"><text:span text:style-name="T6"><text:s/>Applicant is currently involved in a victim or witness protection program. </text:span></text:p>
          </draw:text-box>
        </draw:frame>
        <draw:frame draw:style-name="gr105" draw:text-style-name="P6" draw:layer="layout" svg:width="0.538cm" svg:height="0.425cm" svg:x="3.189cm" svg:y="3.521cm">
          <draw:text-box>
            <text:p text:style-name="P1"><text:span text:style-name="T6">11.</text:span></text:p>
          </draw:text-box>
        </draw:frame>
        <draw:frame draw:style-name="gr24" draw:text-style-name="P6" draw:layer="layout" svg:width="0.422cm" svg:height="0.475cm" svg:x="3.725cm" svg:y="3.455cm">
          <draw:text-box>
            <text:p text:style-name="P1"><text:span text:style-name="T9"><text:s/></text:span></text:p>
          </draw:text-box>
        </draw:frame>
        <draw:frame draw:style-name="gr15" draw:text-style-name="P6" draw:layer="layout" svg:width="0.425cm" svg:height="0.424cm" svg:x="3.81cm" svg:y="3.475cm">
          <draw:text-box>
            <text:p text:style-name="P1"><text:span text:style-name="T7">☐</text:span></text:p>
          </draw:text-box>
        </draw:frame>
        <draw:frame draw:style-name="gr107" draw:text-style-name="P6" draw:layer="layout" svg:width="14.681cm" svg:height="0.425cm" svg:x="4.262cm" svg:y="3.521cm">
          <draw:text-box>
            <text:p text:style-name="P1"><text:span text:style-name="T6"><text:s/>Applicant is an inmate in a correctional facility and is submitting the </text:span><text:span text:style-name="T10">Inmate Affidavit </text:span></text:p>
          </draw:text-box>
        </draw:frame>
        <draw:frame draw:style-name="gr108" draw:text-style-name="P6" draw:layer="layout" svg:width="3.209cm" svg:height="0.425cm" svg:x="3.81cm" svg:y="4.114cm">
          <draw:text-box>
            <text:p text:style-name="P1"><text:span text:style-name="T10">for Name Change</text:span><text:span text:style-name="T6">. </text:span></text:p>
          </draw:text-box>
        </draw:frame>
        <draw:frame draw:style-name="gr105" draw:text-style-name="P6" draw:layer="layout" svg:width="0.538cm" svg:height="0.425cm" svg:x="3.19cm" svg:y="4.96cm">
          <draw:text-box>
            <text:p text:style-name="P1"><text:span text:style-name="T6">12.</text:span></text:p>
          </draw:text-box>
        </draw:frame>
        <draw:frame draw:style-name="gr24" draw:text-style-name="P6" draw:layer="layout" svg:width="0.422cm" svg:height="0.475cm" svg:x="3.726cm" svg:y="4.895cm">
          <draw:text-box>
            <text:p text:style-name="P1"><text:span text:style-name="T9"><text:s/></text:span></text:p>
          </draw:text-box>
        </draw:frame>
        <draw:frame draw:style-name="gr15" draw:text-style-name="P6" draw:layer="layout" svg:width="0.425cm" svg:height="0.424cm" svg:x="3.811cm" svg:y="4.914cm">
          <draw:text-box>
            <text:p text:style-name="P1"><text:span text:style-name="T7">☐</text:span></text:p>
          </draw:text-box>
        </draw:frame>
        <draw:frame draw:style-name="gr109" draw:text-style-name="P6" draw:layer="layout" svg:width="14.002cm" svg:height="0.425cm" svg:x="4.262cm" svg:y="4.96cm">
          <draw:text-box>
            <text:p text:style-name="P1"><text:span text:style-name="T6"><text:s/>Applicant is divorced and seeking to change their name to the legal name on the </text:span></text:p>
          </draw:text-box>
        </draw:frame>
        <draw:frame draw:style-name="gr110" draw:text-style-name="P6" draw:layer="layout" svg:width="14.244cm" svg:height="0.425cm" svg:x="3.811cm" svg:y="5.751cm">
          <draw:text-box>
            <text:p text:style-name="P1"><text:span text:style-name="T6">applicant’s birth certificate and is submitting a certified copy of the Certification of </text:span></text:p>
          </draw:text-box>
        </draw:frame>
        <draw:frame draw:style-name="gr111" draw:text-style-name="P6" draw:layer="layout" svg:width="14.629cm" svg:height="0.425cm" svg:x="3.811cm" svg:y="6.513cm">
          <draw:text-box>
            <text:p text:style-name="P1"><text:span text:style-name="T6">Dissolution or equivalent court order ending the marriage and a certified copy of the </text:span></text:p>
          </draw:text-box>
        </draw:frame>
        <draw:frame draw:style-name="gr112" draw:text-style-name="P6" draw:layer="layout" svg:width="14.699cm" svg:height="0.425cm" svg:x="3.811cm" svg:y="7.303cm">
          <draw:text-box>
            <text:p text:style-name="P1"><text:span text:style-name="T6">applicant’s birth certificate. <text:s/>No criminal <text:s/>history is required pursuant to Minn. Stat. § </text:span></text:p>
          </draw:text-box>
        </draw:frame>
        <draw:frame draw:style-name="gr113" draw:text-style-name="P6" draw:layer="layout" svg:width="3.609cm" svg:height="0.425cm" svg:x="3.811cm" svg:y="8.065cm">
          <draw:text-box>
            <text:p text:style-name="P1"><text:span text:style-name="T6">259.11(b) and (c)(3). </text:span></text:p>
          </draw:text-box>
        </draw:frame>
        <draw:frame draw:style-name="gr105" draw:text-style-name="P6" draw:layer="layout" svg:width="0.538cm" svg:height="0.425cm" svg:x="3.189cm" svg:y="8.883cm">
          <draw:text-box>
            <text:p text:style-name="P1"><text:span text:style-name="T6">13.</text:span></text:p>
          </draw:text-box>
        </draw:frame>
        <draw:frame draw:style-name="gr24" draw:text-style-name="P6" draw:layer="layout" svg:width="0.422cm" svg:height="0.475cm" svg:x="3.725cm" svg:y="8.817cm">
          <draw:text-box>
            <text:p text:style-name="P1"><text:span text:style-name="T9"><text:s/></text:span></text:p>
          </draw:text-box>
        </draw:frame>
        <draw:frame draw:style-name="gr114" draw:text-style-name="P6" draw:layer="layout" svg:width="1.405cm" svg:height="0.425cm" svg:x="3.81cm" svg:y="8.883cm">
          <draw:text-box>
            <text:p text:style-name="P1"><text:span text:style-name="T6">Other: <text:s text:c="2"/></text:span></text:p>
          </draw:text-box>
        </draw:frame>
        <draw:frame draw:style-name="gr11" draw:text-style-name="P6" draw:layer="layout" svg:width="0.422cm" svg:height="0.425cm" svg:x="6.35cm" svg:y="8.8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8.8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8.8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8.8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8.8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8.8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8.8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8.8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8.883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4.027cm" svg:height="0.029cm" svg:x="5.023cm" svg:y="9.256cm" svg:viewBox="0 0 14028 30" draw:points="0,0 14028,0 14028,30 0,30">
          <text:p/>
        </draw:polygon>
        <draw:frame draw:style-name="gr11" draw:text-style-name="P6" draw:layer="layout" svg:width="0.422cm" svg:height="0.425cm" svg:x="17.78cm" svg:y="8.883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81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9.447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5.243cm" svg:height="0.028cm" svg:x="3.81cm" svg:y="9.821cm" svg:viewBox="0 0 15244 29" draw:points="0,0 15244,0 15244,29 0,29">
          <text:p/>
        </draw:polygon>
        <draw:frame draw:style-name="gr11" draw:text-style-name="P6" draw:layer="layout" svg:width="0.422cm" svg:height="0.425cm" svg:x="17.78cm" svg:y="9.447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3.81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5.08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6.35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7.62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8.89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0.16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1.43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2.7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3.97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5.24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6.51cm" svg:y="9.984cm">
          <draw:text-box>
            <text:p text:style-name="P1"><text:span text:style-name="T6"><text:s/></text:span></text:p>
          </draw:text-box>
        </draw:frame>
        <draw:frame draw:style-name="gr11" draw:text-style-name="P6" draw:layer="layout" svg:width="0.422cm" svg:height="0.425cm" svg:x="17.78cm" svg:y="9.984cm">
          <draw:text-box>
            <text:p text:style-name="P1"><text:span text:style-name="T6"><text:s/></text:span></text:p>
          </draw:text-box>
        </draw:frame>
        <draw:polygon draw:style-name="gr6" draw:text-style-name="P4" draw:layer="layout" svg:width="15.243cm" svg:height="0.028cm" svg:x="3.81cm" svg:y="10.357cm" svg:viewBox="0 0 15244 29" draw:points="0,0 15244,0 15244,29 0,29">
          <text:p/>
        </draw:polygon>
        <draw:frame draw:style-name="gr11" draw:text-style-name="P6" draw:layer="layout" svg:width="0.422cm" svg:height="0.425cm" svg:x="19.05cm" svg:y="9.984cm">
          <draw:text-box>
            <text:p text:style-name="P1"><text:span text:style-name="T6"><text:s/></text:span></text:p>
          </draw:text-box>
        </draw:frame>
        <draw:frame draw:style-name="gr115" draw:text-style-name="P6" draw:layer="layout" svg:width="15.818cm" svg:height="0.425cm" svg:x="2.54cm" svg:y="10.83cm">
          <draw:text-box>
            <text:p text:style-name="P1"><text:span text:style-name="T6">I declare under penalty of perjury that everything I have stated in this document is true and </text:span></text:p>
          </draw:text-box>
        </draw:frame>
        <draw:frame draw:style-name="gr116" draw:text-style-name="P6" draw:layer="layout" svg:width="5.316cm" svg:height="0.425cm" svg:x="2.54cm" svg:y="11.395cm">
          <draw:text-box>
            <text:p text:style-name="P1"><text:span text:style-name="T6">correct. <text:s/>Minn. Stat. § 358.116 </text:span></text:p>
          </draw:text-box>
        </draw:frame>
        <draw:frame draw:style-name="gr117" draw:text-style-name="P7" draw:layer="layout" svg:width="0.977cm" svg:height="0.369cm" svg:x="2.54cm" svg:y="12.199cm">
          <draw:text-box>
            <text:p text:style-name="P1"><text:span text:style-name="T8">Date: <text:s/></text:span></text:p>
          </draw:text-box>
        </draw:frame>
        <draw:frame draw:style-name="gr118" draw:text-style-name="P7" draw:layer="layout" svg:width="0.366cm" svg:height="0.369cm" svg:x="3.81cm" svg:y="12.19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5.08cm" svg:y="12.19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6.351cm" svg:y="12.19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7.621cm" svg:y="12.199cm">
          <draw:text-box>
            <text:p text:style-name="P1"><text:span text:style-name="T8"><text:s/></text:span></text:p>
          </draw:text-box>
        </draw:frame>
        <draw:frame draw:style-name="gr119" draw:text-style-name="P7" draw:layer="layout" svg:width="3.43cm" svg:height="0.369cm" svg:x="8.891cm" svg:y="12.199cm">
          <draw:text-box>
            <text:p text:style-name="P1"><text:span text:style-name="T8">Applicant’s Signature: <text:s/></text:span></text:p>
          </draw:text-box>
        </draw:frame>
        <draw:frame draw:style-name="gr118" draw:text-style-name="P7" draw:layer="layout" svg:width="0.366cm" svg:height="0.369cm" svg:x="12.701cm" svg:y="12.19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1cm" svg:y="12.19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1cm" svg:y="12.19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1cm" svg:y="12.19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2cm" svg:y="12.199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4.205cm" svg:height="0.028cm" svg:x="3.414cm" svg:y="12.502cm" svg:viewBox="0 0 4206 29" draw:points="0,0 4206,0 4206,29 0,29">
          <text:p/>
        </draw:polygon>
        <draw:polygon draw:style-name="gr6" draw:text-style-name="P4" draw:layer="layout" svg:width="6.887cm" svg:height="0.028cm" svg:x="12.163cm" svg:y="12.502cm" svg:viewBox="0 0 6888 29" draw:points="0,0 6888,0 6888,29 0,29">
          <text:p/>
        </draw:polygon>
        <draw:frame draw:style-name="gr118" draw:text-style-name="P7" draw:layer="layout" svg:width="0.366cm" svg:height="0.369cm" svg:x="19.052cm" svg:y="12.199cm">
          <draw:text-box>
            <text:p text:style-name="P1"><text:span text:style-name="T8"><text:s/></text:span></text:p>
          </draw:text-box>
        </draw:frame>
        <draw:frame draw:style-name="gr120" draw:text-style-name="P7" draw:layer="layout" svg:width="1.159cm" svg:height="0.369cm" svg:x="8.89cm" svg:y="12.735cm">
          <draw:text-box>
            <text:p text:style-name="P1"><text:span text:style-name="T8">Name: <text:s/></text:span></text:p>
          </draw:text-box>
        </draw:frame>
        <draw:frame draw:style-name="gr118" draw:text-style-name="P7" draw:layer="layout" svg:width="0.366cm" svg:height="0.369cm" svg:x="10.16cm" svg:y="12.73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1.43cm" svg:y="12.73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cm" svg:y="12.73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cm" svg:y="12.73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cm" svg:y="12.73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1cm" svg:y="12.73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1cm" svg:y="12.735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9.116cm" svg:height="0.028cm" svg:x="9.934cm" svg:y="13.038cm" svg:viewBox="0 0 9117 29" draw:points="0,0 9117,0 9117,29 0,29">
          <text:p/>
        </draw:polygon>
        <draw:frame draw:style-name="gr118" draw:text-style-name="P7" draw:layer="layout" svg:width="0.366cm" svg:height="0.369cm" svg:x="19.051cm" svg:y="12.735cm">
          <draw:text-box>
            <text:p text:style-name="P1"><text:span text:style-name="T8"><text:s/></text:span></text:p>
          </draw:text-box>
        </draw:frame>
        <draw:frame draw:style-name="gr121" draw:text-style-name="P7" draw:layer="layout" svg:width="4.822cm" svg:height="0.369cm" svg:x="2.54cm" svg:y="13.272cm">
          <draw:text-box>
            <text:p text:style-name="P1"><text:span text:style-name="T8">County and state where signed: </text:span></text:p>
          </draw:text-box>
        </draw:frame>
        <draw:frame draw:style-name="gr118" draw:text-style-name="P7" draw:layer="layout" svg:width="0.366cm" svg:height="0.369cm" svg:x="7.62cm" svg:y="13.272cm">
          <draw:text-box>
            <text:p text:style-name="P1"><text:span text:style-name="T8"><text:s/></text:span></text:p>
          </draw:text-box>
        </draw:frame>
        <draw:frame draw:style-name="gr122" draw:text-style-name="P7" draw:layer="layout" svg:width="1.467cm" svg:height="0.369cm" svg:x="8.89cm" svg:y="13.272cm">
          <draw:text-box>
            <text:p text:style-name="P1"><text:span text:style-name="T8">Address: <text:s/></text:span></text:p>
          </draw:text-box>
        </draw:frame>
        <draw:frame draw:style-name="gr118" draw:text-style-name="P7" draw:layer="layout" svg:width="0.366cm" svg:height="0.369cm" svg:x="11.43cm" svg:y="13.272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cm" svg:y="13.272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cm" svg:y="13.272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1cm" svg:y="13.272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1cm" svg:y="13.272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1cm" svg:y="13.272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8.778cm" svg:height="0.029cm" svg:x="10.272cm" svg:y="13.574cm" svg:viewBox="0 0 8779 30" draw:points="0,0 8779,0 8779,30 0,30">
          <text:p/>
        </draw:polygon>
        <draw:frame draw:style-name="gr118" draw:text-style-name="P7" draw:layer="layout" svg:width="0.366cm" svg:height="0.369cm" svg:x="19.051cm" svg:y="13.272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2.54cm" svg:y="13.80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3.81cm" svg:y="13.80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5.08cm" svg:y="13.80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6.351cm" svg:y="13.80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7.621cm" svg:y="13.808cm">
          <draw:text-box>
            <text:p text:style-name="P1"><text:span text:style-name="T8"><text:s/></text:span></text:p>
          </draw:text-box>
        </draw:frame>
        <draw:frame draw:style-name="gr123" draw:text-style-name="P7" draw:layer="layout" svg:width="2.349cm" svg:height="0.369cm" svg:x="8.891cm" svg:y="13.808cm">
          <draw:text-box>
            <text:p text:style-name="P1"><text:span text:style-name="T8">City/State/Zip: <text:s/></text:span></text:p>
          </draw:text-box>
        </draw:frame>
        <draw:frame draw:style-name="gr118" draw:text-style-name="P7" draw:layer="layout" svg:width="0.366cm" svg:height="0.369cm" svg:x="11.431cm" svg:y="13.80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01cm" svg:y="13.80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1cm" svg:y="13.80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1cm" svg:y="13.80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1cm" svg:y="13.80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2cm" svg:y="13.808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5.081cm" svg:height="0.028cm" svg:x="2.54cm" svg:y="14.111cm" svg:viewBox="0 0 5082 29" draw:points="0,0 5082,0 5082,29 0,29">
          <text:p/>
        </draw:polygon>
        <draw:polygon draw:style-name="gr6" draw:text-style-name="P4" draw:layer="layout" svg:width="7.931cm" svg:height="0.028cm" svg:x="11.119cm" svg:y="14.111cm" svg:viewBox="0 0 7932 29" draw:points="0,0 7932,0 7932,29 0,29">
          <text:p/>
        </draw:polygon>
        <draw:frame draw:style-name="gr118" draw:text-style-name="P7" draw:layer="layout" svg:width="0.366cm" svg:height="0.369cm" svg:x="19.052cm" svg:y="13.80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2.54cm" svg:y="14.34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3.81cm" svg:y="14.34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5.08cm" svg:y="14.34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6.351cm" svg:y="14.34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7.621cm" svg:y="14.344cm">
          <draw:text-box>
            <text:p text:style-name="P1"><text:span text:style-name="T8"><text:s/></text:span></text:p>
          </draw:text-box>
        </draw:frame>
        <draw:frame draw:style-name="gr124" draw:text-style-name="P7" draw:layer="layout" svg:width="1.305cm" svg:height="0.369cm" svg:x="8.891cm" svg:y="14.344cm">
          <draw:text-box>
            <text:p text:style-name="P1"><text:span text:style-name="T8">Phone: <text:s text:c="2"/></text:span></text:p>
          </draw:text-box>
        </draw:frame>
        <draw:frame draw:style-name="gr118" draw:text-style-name="P7" draw:layer="layout" svg:width="0.366cm" svg:height="0.369cm" svg:x="11.431cm" svg:y="14.34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01cm" svg:y="14.34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2cm" svg:y="14.34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2cm" svg:y="14.34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2cm" svg:y="14.34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2cm" svg:y="14.344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9.003cm" svg:height="0.028cm" svg:x="10.047cm" svg:y="14.647cm" svg:viewBox="0 0 9004 29" draw:points="0,0 9004,0 9004,29 0,29">
          <text:p/>
        </draw:polygon>
        <draw:frame draw:style-name="gr118" draw:text-style-name="P7" draw:layer="layout" svg:width="0.366cm" svg:height="0.369cm" svg:x="19.052cm" svg:y="14.34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2.54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3.81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5.08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6.351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7.621cm" svg:y="14.88cm">
          <draw:text-box>
            <text:p text:style-name="P1"><text:span text:style-name="T8"><text:s/></text:span></text:p>
          </draw:text-box>
        </draw:frame>
        <draw:frame draw:style-name="gr125" draw:text-style-name="P7" draw:layer="layout" svg:width="1.087cm" svg:height="0.369cm" svg:x="8.891cm" svg:y="14.88cm">
          <draw:text-box>
            <text:p text:style-name="P1"><text:span text:style-name="T8">Email: <text:s/></text:span></text:p>
          </draw:text-box>
        </draw:frame>
        <draw:frame draw:style-name="gr118" draw:text-style-name="P7" draw:layer="layout" svg:width="0.366cm" svg:height="0.369cm" svg:x="10.161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1.431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01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2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2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2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2cm" svg:y="14.88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9.257cm" svg:height="0.028cm" svg:x="9.793cm" svg:y="15.183cm" svg:viewBox="0 0 9258 29" draw:points="0,0 9258,0 9258,29 0,29">
          <text:p/>
        </draw:polygon>
        <draw:frame draw:style-name="gr118" draw:text-style-name="P7" draw:layer="layout" svg:width="0.366cm" svg:height="0.369cm" svg:x="19.052cm" svg:y="14.8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2.54cm" svg:y="15.416cm">
          <draw:text-box>
            <text:p text:style-name="P1"><text:span text:style-name="T8"><text:s/></text:span></text:p>
          </draw:text-box>
        </draw:frame>
        <draw:frame draw:style-name="gr117" draw:text-style-name="P7" draw:layer="layout" svg:width="0.977cm" svg:height="0.369cm" svg:x="2.54cm" svg:y="15.953cm">
          <draw:text-box>
            <text:p text:style-name="P1"><text:span text:style-name="T8">Date: <text:s/></text:span></text:p>
          </draw:text-box>
        </draw:frame>
        <draw:frame draw:style-name="gr118" draw:text-style-name="P7" draw:layer="layout" svg:width="0.366cm" svg:height="0.369cm" svg:x="3.81cm" svg:y="15.953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5.08cm" svg:y="15.953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6.351cm" svg:y="15.953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7.621cm" svg:y="15.953cm">
          <draw:text-box>
            <text:p text:style-name="P1"><text:span text:style-name="T8"><text:s/></text:span></text:p>
          </draw:text-box>
        </draw:frame>
        <draw:frame draw:style-name="gr126" draw:text-style-name="P7" draw:layer="layout" svg:width="5.376cm" svg:height="0.369cm" svg:x="8.891cm" svg:y="15.953cm">
          <draw:text-box>
            <text:p text:style-name="P1"><text:span text:style-name="T8">Co-Applicant’s Signature (spouse): <text:s text:c="2"/></text:span></text:p>
          </draw:text-box>
        </draw:frame>
        <draw:frame draw:style-name="gr118" draw:text-style-name="P7" draw:layer="layout" svg:width="0.366cm" svg:height="0.369cm" svg:x="15.241cm" svg:y="15.953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1cm" svg:y="15.953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2cm" svg:y="15.953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4.205cm" svg:height="0.029cm" svg:x="3.414cm" svg:y="16.256cm" svg:viewBox="0 0 4206 30" draw:points="0,0 4206,0 4206,30 0,30">
          <text:p/>
        </draw:polygon>
        <draw:polygon draw:style-name="gr6" draw:text-style-name="P4" draw:layer="layout" svg:width="5.109cm" svg:height="0.029cm" svg:x="13.941cm" svg:y="16.256cm" svg:viewBox="0 0 5110 30" draw:points="0,0 5110,0 5110,30 0,30">
          <text:p/>
        </draw:polygon>
        <draw:frame draw:style-name="gr118" draw:text-style-name="P7" draw:layer="layout" svg:width="0.366cm" svg:height="0.369cm" svg:x="19.052cm" svg:y="15.953cm">
          <draw:text-box>
            <text:p text:style-name="P1"><text:span text:style-name="T8"><text:s/></text:span></text:p>
          </draw:text-box>
        </draw:frame>
        <draw:frame draw:style-name="gr120" draw:text-style-name="P7" draw:layer="layout" svg:width="1.159cm" svg:height="0.369cm" svg:x="8.89cm" svg:y="16.489cm">
          <draw:text-box>
            <text:p text:style-name="P1"><text:span text:style-name="T8">Name: <text:s/></text:span></text:p>
          </draw:text-box>
        </draw:frame>
        <draw:frame draw:style-name="gr118" draw:text-style-name="P7" draw:layer="layout" svg:width="0.366cm" svg:height="0.369cm" svg:x="10.16cm" svg:y="16.48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1.43cm" svg:y="16.48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cm" svg:y="16.48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cm" svg:y="16.48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cm" svg:y="16.48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1cm" svg:y="16.489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1cm" svg:y="16.489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9.116cm" svg:height="0.028cm" svg:x="9.934cm" svg:y="16.792cm" svg:viewBox="0 0 9117 29" draw:points="0,0 9117,0 9117,29 0,29">
          <text:p/>
        </draw:polygon>
        <draw:frame draw:style-name="gr118" draw:text-style-name="P7" draw:layer="layout" svg:width="0.366cm" svg:height="0.369cm" svg:x="19.051cm" svg:y="16.489cm">
          <draw:text-box>
            <text:p text:style-name="P1"><text:span text:style-name="T8"><text:s/></text:span></text:p>
          </draw:text-box>
        </draw:frame>
        <draw:frame draw:style-name="gr121" draw:text-style-name="P7" draw:layer="layout" svg:width="4.822cm" svg:height="0.369cm" svg:x="2.54cm" svg:y="17.025cm">
          <draw:text-box>
            <text:p text:style-name="P1"><text:span text:style-name="T8">County and state where signed: </text:span></text:p>
          </draw:text-box>
        </draw:frame>
        <draw:frame draw:style-name="gr118" draw:text-style-name="P7" draw:layer="layout" svg:width="0.366cm" svg:height="0.369cm" svg:x="7.62cm" svg:y="17.025cm">
          <draw:text-box>
            <text:p text:style-name="P1"><text:span text:style-name="T8"><text:s/></text:span></text:p>
          </draw:text-box>
        </draw:frame>
        <draw:frame draw:style-name="gr122" draw:text-style-name="P7" draw:layer="layout" svg:width="1.467cm" svg:height="0.369cm" svg:x="8.89cm" svg:y="17.025cm">
          <draw:text-box>
            <text:p text:style-name="P1"><text:span text:style-name="T8">Address: <text:s/></text:span></text:p>
          </draw:text-box>
        </draw:frame>
        <draw:frame draw:style-name="gr118" draw:text-style-name="P7" draw:layer="layout" svg:width="0.366cm" svg:height="0.369cm" svg:x="11.43cm" svg:y="17.02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cm" svg:y="17.02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cm" svg:y="17.02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1cm" svg:y="17.02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1cm" svg:y="17.02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1cm" svg:y="17.025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8.778cm" svg:height="0.028cm" svg:x="10.272cm" svg:y="17.328cm" svg:viewBox="0 0 8779 29" draw:points="0,0 8779,0 8779,29 0,29">
          <text:p/>
        </draw:polygon>
        <draw:frame draw:style-name="gr118" draw:text-style-name="P7" draw:layer="layout" svg:width="0.366cm" svg:height="0.369cm" svg:x="19.051cm" svg:y="17.025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2.54cm" svg:y="17.561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3.81cm" svg:y="17.561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5.08cm" svg:y="17.561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6.351cm" svg:y="17.561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7.621cm" svg:y="17.561cm">
          <draw:text-box>
            <text:p text:style-name="P1"><text:span text:style-name="T8"><text:s/></text:span></text:p>
          </draw:text-box>
        </draw:frame>
        <draw:frame draw:style-name="gr123" draw:text-style-name="P7" draw:layer="layout" svg:width="2.349cm" svg:height="0.369cm" svg:x="8.891cm" svg:y="17.561cm">
          <draw:text-box>
            <text:p text:style-name="P1"><text:span text:style-name="T8">City/State/Zip: <text:s/></text:span></text:p>
          </draw:text-box>
        </draw:frame>
        <draw:frame draw:style-name="gr118" draw:text-style-name="P7" draw:layer="layout" svg:width="0.366cm" svg:height="0.369cm" svg:x="11.431cm" svg:y="17.561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01cm" svg:y="17.561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1cm" svg:y="17.561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1cm" svg:y="17.561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1cm" svg:y="17.561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2cm" svg:y="17.561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5.081cm" svg:height="0.028cm" svg:x="2.54cm" svg:y="17.864cm" svg:viewBox="0 0 5082 29" draw:points="0,0 5082,0 5082,29 0,29">
          <text:p/>
        </draw:polygon>
        <draw:polygon draw:style-name="gr6" draw:text-style-name="P4" draw:layer="layout" svg:width="7.931cm" svg:height="0.028cm" svg:x="11.119cm" svg:y="17.864cm" svg:viewBox="0 0 7932 29" draw:points="0,0 7932,0 7932,29 0,29">
          <text:p/>
        </draw:polygon>
        <draw:frame draw:style-name="gr118" draw:text-style-name="P7" draw:layer="layout" svg:width="0.366cm" svg:height="0.369cm" svg:x="19.052cm" svg:y="17.561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2.54cm" svg:y="18.09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3.81cm" svg:y="18.09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5.08cm" svg:y="18.09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6.351cm" svg:y="18.09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7.621cm" svg:y="18.098cm">
          <draw:text-box>
            <text:p text:style-name="P1"><text:span text:style-name="T8"><text:s/></text:span></text:p>
          </draw:text-box>
        </draw:frame>
        <draw:frame draw:style-name="gr124" draw:text-style-name="P7" draw:layer="layout" svg:width="1.305cm" svg:height="0.369cm" svg:x="8.891cm" svg:y="18.098cm">
          <draw:text-box>
            <text:p text:style-name="P1"><text:span text:style-name="T8">Phone: <text:s text:c="2"/></text:span></text:p>
          </draw:text-box>
        </draw:frame>
        <draw:frame draw:style-name="gr118" draw:text-style-name="P7" draw:layer="layout" svg:width="0.366cm" svg:height="0.369cm" svg:x="11.431cm" svg:y="18.09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01cm" svg:y="18.09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2cm" svg:y="18.09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2cm" svg:y="18.09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2cm" svg:y="18.09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2cm" svg:y="18.098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9.003cm" svg:height="0.029cm" svg:x="10.047cm" svg:y="18.4cm" svg:viewBox="0 0 9004 30" draw:points="0,0 9004,0 9004,30 0,30">
          <text:p/>
        </draw:polygon>
        <draw:frame draw:style-name="gr118" draw:text-style-name="P7" draw:layer="layout" svg:width="0.366cm" svg:height="0.369cm" svg:x="19.052cm" svg:y="18.098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2.54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3.81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5.08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6.351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7.621cm" svg:y="18.634cm">
          <draw:text-box>
            <text:p text:style-name="P1"><text:span text:style-name="T8"><text:s/></text:span></text:p>
          </draw:text-box>
        </draw:frame>
        <draw:frame draw:style-name="gr125" draw:text-style-name="P7" draw:layer="layout" svg:width="1.087cm" svg:height="0.369cm" svg:x="8.891cm" svg:y="18.634cm">
          <draw:text-box>
            <text:p text:style-name="P1"><text:span text:style-name="T8">Email: <text:s/></text:span></text:p>
          </draw:text-box>
        </draw:frame>
        <draw:frame draw:style-name="gr118" draw:text-style-name="P7" draw:layer="layout" svg:width="0.366cm" svg:height="0.369cm" svg:x="10.161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1.431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01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2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2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2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2cm" svg:y="18.634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9.257cm" svg:height="0.028cm" svg:x="9.793cm" svg:y="18.937cm" svg:viewBox="0 0 9258 29" draw:points="0,0 9258,0 9258,29 0,29">
          <text:p/>
        </draw:polygon>
        <draw:frame draw:style-name="gr118" draw:text-style-name="P7" draw:layer="layout" svg:width="0.366cm" svg:height="0.369cm" svg:x="19.052cm" svg:y="18.634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2.54cm" svg:y="19.17cm">
          <draw:text-box>
            <text:p text:style-name="P1"><text:span text:style-name="T8"><text:s/></text:span></text:p>
          </draw:text-box>
        </draw:frame>
        <draw:frame draw:style-name="gr117" draw:text-style-name="P7" draw:layer="layout" svg:width="0.977cm" svg:height="0.369cm" svg:x="2.54cm" svg:y="19.706cm">
          <draw:text-box>
            <text:p text:style-name="P1"><text:span text:style-name="T8">Date: <text:s/></text:span></text:p>
          </draw:text-box>
        </draw:frame>
        <draw:frame draw:style-name="gr118" draw:text-style-name="P7" draw:layer="layout" svg:width="0.366cm" svg:height="0.369cm" svg:x="3.81cm" svg:y="19.70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5.08cm" svg:y="19.70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6.351cm" svg:y="19.70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7.621cm" svg:y="19.706cm">
          <draw:text-box>
            <text:p text:style-name="P1"><text:span text:style-name="T8"><text:s/></text:span></text:p>
          </draw:text-box>
        </draw:frame>
        <draw:frame draw:style-name="gr127" draw:text-style-name="P7" draw:layer="layout" svg:width="2.927cm" svg:height="0.369cm" svg:x="8.891cm" svg:y="19.706cm">
          <draw:text-box>
            <text:p text:style-name="P1"><text:span text:style-name="T8">Minor’s Signature: <text:s/></text:span></text:p>
          </draw:text-box>
        </draw:frame>
        <draw:frame draw:style-name="gr118" draw:text-style-name="P7" draw:layer="layout" svg:width="0.366cm" svg:height="0.369cm" svg:x="12.701cm" svg:y="19.70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1cm" svg:y="19.70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1cm" svg:y="19.70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1cm" svg:y="19.70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2cm" svg:y="19.706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4.205cm" svg:height="0.028cm" svg:x="3.414cm" svg:y="20.009cm" svg:viewBox="0 0 4206 29" draw:points="0,0 4206,0 4206,29 0,29">
          <text:p/>
        </draw:polygon>
        <draw:polygon draw:style-name="gr6" draw:text-style-name="P4" draw:layer="layout" svg:width="7.368cm" svg:height="0.028cm" svg:x="11.684cm" svg:y="20.009cm" svg:viewBox="0 0 7369 29" draw:points="0,0 7369,0 7369,29 0,29">
          <text:p/>
        </draw:polygon>
        <draw:frame draw:style-name="gr118" draw:text-style-name="P7" draw:layer="layout" svg:width="0.366cm" svg:height="0.369cm" svg:x="19.052cm" svg:y="19.706cm">
          <draw:text-box>
            <text:p text:style-name="P1"><text:span text:style-name="T8"><text:s/></text:span></text:p>
          </draw:text-box>
        </draw:frame>
        <draw:frame draw:style-name="gr128" draw:text-style-name="P7" draw:layer="layout" svg:width="3.673cm" svg:height="0.369cm" svg:x="8.89cm" svg:y="20.13cm">
          <draw:text-box>
            <text:p text:style-name="P1"><text:span text:style-name="T8">(if 14 years old or older) </text:span></text:p>
          </draw:text-box>
        </draw:frame>
        <draw:frame draw:style-name="gr120" draw:text-style-name="P7" draw:layer="layout" svg:width="1.159cm" svg:height="0.369cm" svg:x="8.89cm" svg:y="20.666cm">
          <draw:text-box>
            <text:p text:style-name="P1"><text:span text:style-name="T8">Name: <text:s/></text:span></text:p>
          </draw:text-box>
        </draw:frame>
        <draw:frame draw:style-name="gr118" draw:text-style-name="P7" draw:layer="layout" svg:width="0.366cm" svg:height="0.369cm" svg:x="10.16cm" svg:y="20.66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1.43cm" svg:y="20.66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2.7cm" svg:y="20.66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3.97cm" svg:y="20.66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5.24cm" svg:y="20.66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6.511cm" svg:y="20.666cm">
          <draw:text-box>
            <text:p text:style-name="P1"><text:span text:style-name="T8"><text:s/></text:span></text:p>
          </draw:text-box>
        </draw:frame>
        <draw:frame draw:style-name="gr118" draw:text-style-name="P7" draw:layer="layout" svg:width="0.366cm" svg:height="0.369cm" svg:x="17.781cm" svg:y="20.666cm">
          <draw:text-box>
            <text:p text:style-name="P1"><text:span text:style-name="T8"><text:s/></text:span></text:p>
          </draw:text-box>
        </draw:frame>
        <draw:polygon draw:style-name="gr6" draw:text-style-name="P4" draw:layer="layout" svg:width="9.116cm" svg:height="0.028cm" svg:x="9.934cm" svg:y="20.969cm" svg:viewBox="0 0 9117 29" draw:points="0,0 9117,0 9117,29 0,29">
          <text:p/>
        </draw:polygon>
        <draw:frame draw:style-name="gr118" draw:text-style-name="P7" draw:layer="layout" svg:width="0.366cm" svg:height="0.369cm" svg:x="19.051cm" svg:y="20.666cm">
          <draw:text-box>
            <text:p text:style-name="P1"><text:span text:style-name="T8"><text:s/></text:span></text:p>
          </draw:text-box>
        </draw:frame>
        <draw:control draw:style-name="gr37" draw:text-style-name="P8" draw:layer="controls" svg:width="3.881cm" svg:height="0.514cm" svg:x="3.544cm" svg:y="11.965cm" draw:control="control31"/>
        <draw:control draw:style-name="gr37" draw:text-style-name="P8" draw:layer="controls" svg:width="4.773cm" svg:height="0.514cm" svg:x="2.602cm" svg:y="13.553cm" draw:control="control32"/>
        <draw:control draw:style-name="gr37" draw:text-style-name="P8" draw:layer="controls" svg:width="6.807cm" svg:height="0.514cm" svg:x="12.243cm" svg:y="11.982cm" draw:control="control33"/>
        <draw:control draw:style-name="gr37" draw:text-style-name="P8" draw:layer="controls" svg:width="8.964cm" svg:height="0.458cm" svg:x="10.078cm" svg:y="12.567cm" draw:control="control34"/>
        <draw:control draw:style-name="gr37" draw:text-style-name="P8" draw:layer="controls" svg:width="8.725cm" svg:height="0.458cm" svg:x="10.335cm" svg:y="13.096cm" draw:control="control35"/>
        <draw:control draw:style-name="gr37" draw:text-style-name="P8" draw:layer="controls" svg:width="7.844cm" svg:height="0.458cm" svg:x="11.189cm" svg:y="13.625cm" draw:control="control36"/>
        <draw:control draw:style-name="gr37" draw:text-style-name="P8" draw:layer="controls" svg:width="8.936cm" svg:height="0.458cm" svg:x="10.114cm" svg:y="14.171cm" draw:control="control37"/>
        <draw:control draw:style-name="gr37" draw:text-style-name="P8" draw:layer="controls" svg:width="9.073cm" svg:height="0.458cm" svg:x="9.952cm" svg:y="14.7cm" draw:control="control38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-Gothic" svg:font-family="MS-Gothic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print-date>2025-06-21T17:29:06.818397300</meta:print-date>
    <meta:printed-by>PDF files</meta:printed-by>
    <dc:date>2025-06-21T17:29:08.449437800</dc:date>
    <meta:editing-duration>PT7H37M39S</meta:editing-duration>
    <meta:editing-cycles>12</meta:editing-cycles>
    <meta:generator>LibreOffice/25.2.4.3$Windows_X86_64 LibreOffice_project/33e196637044ead23f5c3226cde09b47731f7e27</meta:generator>
    <meta:document-statistic meta:object-count="1681"/>
  </office:meta>
</office:document-meta>
</file>